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µ认ß" svg:font-family="µ认ß"/>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91in"/>
    </style:style>
    <style:style style:name="co2" style:family="table-column">
      <style:table-column-properties fo:break-before="auto" style:column-width="5.2728in"/>
    </style:style>
    <style:style style:name="co3" style:family="table-column">
      <style:table-column-properties fo:break-before="auto" style:column-width="3.2752in"/>
    </style:style>
    <style:style style:name="co4" style:family="table-column">
      <style:table-column-properties fo:break-before="auto" style:column-width="0.889in"/>
    </style:style>
    <style:style style:name="co5" style:family="table-column">
      <style:table-column-properties fo:break-before="auto" style:column-width="2.111in"/>
    </style:style>
    <style:style style:name="co6" style:family="table-column">
      <style:table-column-properties fo:break-before="auto" style:column-width="2.0028in"/>
    </style:style>
    <style:style style:name="co7" style:family="table-column">
      <style:table-column-properties fo:break-before="auto" style:column-width="3.2854in"/>
    </style:style>
    <style:style style:name="co8" style:family="table-column">
      <style:table-column-properties fo:break-before="auto" style:column-width="4.0374in"/>
    </style:style>
    <style:style style:name="co9" style:family="table-column">
      <style:table-column-properties fo:break-before="auto" style:column-width="2.2244in"/>
    </style:style>
    <style:style style:name="co10" style:family="table-column">
      <style:table-column-properties fo:break-before="auto" style:column-width="1.8335in"/>
    </style:style>
    <style:style style:name="co11" style:family="table-column">
      <style:table-column-properties fo:break-before="auto" style:column-width="2.3736in"/>
    </style:style>
    <style:style style:name="co12" style:family="table-column">
      <style:table-column-properties fo:break-before="auto" style:column-width="4.2583in"/>
    </style:style>
    <style:style style:name="co13" style:family="table-column">
      <style:table-column-properties fo:break-before="auto" style:column-width="2.8472in"/>
    </style:style>
    <style:style style:name="co14" style:family="table-column">
      <style:table-column-properties fo:break-before="auto" style:column-width="6.4575in"/>
    </style:style>
    <style:style style:name="ro1" style:family="table-row">
      <style:table-row-properties style:row-height="4.1035in" fo:break-before="auto" style:use-optimal-row-height="true"/>
    </style:style>
    <style:style style:name="ro2" style:family="table-row">
      <style:table-row-properties style:row-height="0.7307in" fo:break-before="auto" style:use-optimal-row-height="true"/>
    </style:style>
    <style:style style:name="ro3" style:family="table-row">
      <style:table-row-properties style:row-height="8.3693in" fo:break-before="auto" style:use-optimal-row-height="true"/>
    </style:style>
    <style:style style:name="ro4" style:family="table-row">
      <style:table-row-properties style:row-height="3.3937in" fo:break-before="auto" style:use-optimal-row-height="true"/>
    </style:style>
    <style:style style:name="ro5" style:family="table-row">
      <style:table-row-properties style:row-height="6.7717in" fo:break-before="auto" style:use-optimal-row-height="true"/>
    </style:style>
    <style:style style:name="ro6" style:family="table-row">
      <style:table-row-properties style:row-height="2.5063in" fo:break-before="auto" style:use-optimal-row-height="true"/>
    </style:style>
    <style:style style:name="ro7" style:family="table-row">
      <style:table-row-properties style:row-height="0.5528in" fo:break-before="auto" style:use-optimal-row-height="true"/>
    </style:style>
    <style:style style:name="ro8" style:family="table-row">
      <style:table-row-properties style:row-height="4.8138in" fo:break-before="auto" style:use-optimal-row-height="true"/>
    </style:style>
    <style:style style:name="ro9" style:family="table-row">
      <style:table-row-properties style:row-height="1.7957in" fo:break-before="auto" style:use-optimal-row-height="true"/>
    </style:style>
    <style:style style:name="ro10" style:family="table-row">
      <style:table-row-properties style:row-height="6.0618in" fo:break-before="auto" style:use-optimal-row-height="true"/>
    </style:style>
    <style:style style:name="ro11" style:family="table-row">
      <style:table-row-properties style:row-height="3.5709in" fo:break-before="auto" style:use-optimal-row-height="true"/>
    </style:style>
    <style:style style:name="ro12" style:family="table-row">
      <style:table-row-properties style:row-height="3.2161in" fo:break-before="auto" style:use-optimal-row-height="true"/>
    </style:style>
    <style:style style:name="ro13" style:family="table-row">
      <style:table-row-properties style:row-height="2.3283in" fo:break-before="auto" style:use-optimal-row-height="true"/>
    </style:style>
    <style:style style:name="ro14" style:family="table-row">
      <style:table-row-properties style:row-height="7.6598in" fo:break-before="auto" style:use-optimal-row-height="true"/>
    </style:style>
    <style:style style:name="ro15" style:family="table-row">
      <style:table-row-properties style:row-height="1.6181in" fo:break-before="auto" style:use-optimal-row-height="true"/>
    </style:style>
    <style:style style:name="ro16" style:family="table-row">
      <style:table-row-properties style:row-height="1.9736in" fo:break-before="auto" style:use-optimal-row-height="true"/>
    </style:style>
    <style:style style:name="ro17" style:family="table-row">
      <style:table-row-properties style:row-height="1.4409in" fo:break-before="auto" style:use-optimal-row-height="true"/>
    </style:style>
    <style:style style:name="ro18" style:family="table-row">
      <style:table-row-properties style:row-height="3.9264in" fo:break-before="auto" style:use-optimal-row-height="true"/>
    </style:style>
    <style:style style:name="ro19" style:family="table-row">
      <style:table-row-properties style:row-height="4.6362in" fo:break-before="auto" style:use-optimal-row-height="true"/>
    </style:style>
    <style:style style:name="ro20" style:family="table-row">
      <style:table-row-properties style:row-height="1.0854in" fo:break-before="auto" style:use-optimal-row-height="true"/>
    </style:style>
    <style:style style:name="ro21" style:family="table-row">
      <style:table-row-properties style:row-height="3.0382in" fo:break-before="auto" style:use-optimal-row-height="true"/>
    </style:style>
    <style:style style:name="ro22" style:family="table-row">
      <style:table-row-properties style:row-height="0.9083in" fo:break-before="auto" style:use-optimal-row-height="true"/>
    </style:style>
    <style:style style:name="ro23" style:family="table-row">
      <style:table-row-properties style:row-height="6.4165in" fo:break-before="auto" style:use-optimal-row-height="true"/>
    </style:style>
    <style:style style:name="ro24" style:family="table-row">
      <style:table-row-properties style:row-height="5.1689in" fo:break-before="auto" style:use-optimal-row-height="true"/>
    </style:style>
    <style:style style:name="ro25" style:family="table-row">
      <style:table-row-properties style:row-height="2.861in" fo:break-before="auto" style:use-optimal-row-height="true"/>
    </style:style>
    <style:style style:name="ro26" style:family="table-row">
      <style:table-row-properties style:row-height="2.6835in" fo:break-before="auto" style:use-optimal-row-height="true"/>
    </style:style>
    <style:style style:name="ro27" style:family="table-row">
      <style:table-row-properties style:row-height="1.2634in" fo:break-before="auto" style:use-optimal-row-height="true"/>
    </style:style>
    <style:style style:name="ro28" style:family="table-row">
      <style:table-row-properties style:row-height="5.5236in" fo:break-before="auto" style:use-optimal-row-height="true"/>
    </style:style>
    <style:style style:name="ro29" style:family="table-row">
      <style:table-row-properties style:row-height="5.8839in" fo:break-before="auto" style:use-optimal-row-height="true"/>
    </style:style>
    <style:style style:name="ro30" style:family="table-row">
      <style:table-row-properties style:row-height="2.1508in" fo:break-before="auto" style:use-optimal-row-height="true"/>
    </style:style>
    <style:style style:name="ro31" style:family="table-row">
      <style:table-row-properties style:row-height="0.3756in" fo:break-before="auto" style:use-optimal-row-height="true"/>
    </style:style>
    <style:style style:name="ro32" style:family="table-row">
      <style:table-row-properties style:row-height="7.1272in" fo:break-before="auto" style:use-optimal-row-height="true"/>
    </style:style>
    <style:style style:name="ro33" style:family="table-row">
      <style:table-row-properties style:row-height="5.3465in" fo:break-before="auto" style:use-optimal-row-height="true"/>
    </style:style>
    <style:style style:name="ro34" style:family="table-row">
      <style:table-row-properties style:row-height="0.178in" fo:break-before="auto" style:use-optimal-row-height="true"/>
    </style:style>
    <style:style style:name="ro35"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00" style:text-align-source="fix" style:repeat-content="false"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cc99" style:text-align-source="fix" style:repeat-content="false"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wrap-option="wrap"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style:text-align-source="fix" style:repeat-content="false" fo:wrap-option="wrap"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style:text-align-source="fix" style:repeat-content="false" fo:wrap-option="wrap"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fo:margin-left="0in"/>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style:text-align-source="fix" style:repeat-content="false"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99"/>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ff"/>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00" style:text-align-source="fix" style:repeat-content="false"/>
      <style:paragraph-properties fo:text-align="center"/>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cc99" style:text-align-source="fix" style:repeat-content="false"/>
      <style:paragraph-properties fo:text-align="center"/>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fo:wrap-option="wrap"/>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color="#000000" style:text-outline="false" style:text-line-through-style="none" style:text-line-through-type="none" style:font-name="µ认ß" fo:font-size="11pt" fo:language="none" fo:country="none" fo:font-style="normal" fo:text-shadow="none" style:text-underline-style="none" fo:font-weight="normal" style:text-underline-mode="continuous" style:text-overline-mode="continuous" style:text-line-through-mode="continuous" style:font-name-asian="µ认ß" style:font-size-asian="11pt" style:language-asian="none" style:country-asian="none" style:font-style-asian="normal" style:font-weight-asian="normal" style:font-name-complex="µ认ß" style:font-size-complex="11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VE" table:style-name="ta1">
        <table:table-column table:style-name="co1" table:default-cell-style-name="ce4"/>
        <table:table-column table:style-name="co2" table:default-cell-style-name="ce8"/>
        <table:table-column table:style-name="co3" table:default-cell-style-name="ce4"/>
        <table:table-row table:style-name="ro1">
          <table:table-cell table:style-name="ce1" office:value-type="string" calcext:value-type="string">
            <text:p>CVE-2024-7884 </text:p>
          </table:table-cell>
          <table:table-cell table:style-name="ce5" office:value-type="string" calcext:value-type="string">
            <text:p>When a canister method is called via ic_cdk::call* , a new Future CallFuture is created and can be awaited by the caller to get the execution result. Internally, the state of the Future is tracked and stored in a struct called CallFutureState. A bug in the polling implementation of the CallFuture allows multiple references to be held for this internal state and not all references were dropped before the Future is resolved. Since we have unaccounted references held, a copy of the internal state ended up being persisted in the canister's heap and thus causing a memory leak. Impact Canisters built in Rust with ic_cdk and ic_cdk_timers are affected. If these canisters call a canister method, use timers or heartbeat, they will likely leak a small amount of memory on every such operation. In the worst case, this could lead to heap memory exhaustion triggered by an attacker. Motoko based canisters are not affected by the bug. PatchesThe patch has been backported to all minor versions between &gt;= 0.8.0, &lt;= 0.15.0. The patched versions available are 0.8.2, 0.9.3, 0.10.1, 0.11.6, 0.12.2, 0.13.5, 0.14.1, 0.15.1 and their previous versions have been yanked. WorkaroundsThere are no known workarounds at the moment. Developers are recommended to upgrade their canister as soon as possible to the latest available patched version of ic_cdk to avoid running out of Wasm heap memory. Upgrading the canisters (without updating `ic_cdk`) also frees the leaked memory but it's only a temporary solution.</text:p>
          </table:table-cell>
          <table:table-cell table:style-name="ce9"/>
        </table:table-row>
        <table:table-row table:style-name="ro2">
          <table:table-cell table:style-name="ce1" office:value-type="string" calcext:value-type="string">
            <text:p>CVE-2024-6382 </text:p>
          </table:table-cell>
          <table:table-cell table:style-name="ce5" office:value-type="string" calcext:value-type="string">
            <text:p>Incorrect handling of certain string inputs may result in MongoDB Rust driver constructing unintended server commands. This may cause unexpected application behavior including data modification. This issue affects MongoDB Rust Driver 2.0 versions prior to 2.8.2 </text:p>
          </table:table-cell>
          <table:table-cell table:style-name="ce10"/>
        </table:table-row>
        <table:table-row table:style-name="ro3">
          <table:table-cell table:style-name="ce1" office:value-type="string" calcext:value-type="string">
            <text:p>CVE-2024-47763 </text:p>
          </table:table-cell>
          <table:table-cell table:style-name="ce5" office:value-type="string" calcext:value-type="string">
            <text:p>Wasmtime is an open source runtime for WebAssembly. Wasmtime's implementation of WebAssembly tail calls combined with stack traces can result in a runtime crash in certain WebAssembly modules. The runtime crash may be undefined behavior if Wasmtime was compiled with Rust 1.80 or prior. The runtime crash is a deterministic process abort when Wasmtime is compiled with Rust 1.81 and later. WebAssembly tail calls are a proposal which relatively recently reached stage 4 in the standardization process. Wasmtime first enabled support for tail calls by default in Wasmtime 21.0.0, although that release contained a bug where it was only on-by-default for some configurations. In Wasmtime 22.0.0 tail calls were enabled by default for all configurations. The specific crash happens when an exported function in a WebAssembly module (or component) performs a `return_call` (or `return_call_indirect` or `return_call_ref`) to an imported host function which captures a stack trace (for example, the host function raises a trap). In this situation, the stack-walking code previously assumed there was always at least one WebAssembly frame on the stack but with tail calls that is no longer true. With the tail-call proposal it's possible to have an entry trampoline appear as if it directly called the exit trampoline. This situation triggers an internal assert in the stack-walking code which raises a Rust `panic!()`. When Wasmtime is compiled with Rust versions 1.80 and prior this means that an `extern "C"` function in Rust is raising a `panic!()`. This is technically undefined behavior and typically manifests as a process abort when the unwinder fails to unwind Cranelift-generated frames. When Wasmtime is compiled with Rust versions 1.81 and later this panic becomes a deterministic process abort. Overall the impact of this issue is that this is a denial-of-service vector where a malicious WebAssembly module or component can cause the host to crash. There is no other impact at this time other than availability of a service as the result of the crash is always a crash and no more. This issue was discovered by routine fuzzing performed by the Wasmtime project via Google's OSS-Fuzz infrastructure. We have no evidence that it has ever been exploited by an attacker in the wild. All versions of Wasmtime which have tail calls enabled by default have been patched: * 21.0.x - patched in 21.0.2 * 22.0.x - patched in 22.0.1 * 23.0.x - patched in 23.0.3 * 24.0.x - patched in 24.0.1 * 25.0.x - patched in 25.0.2. Wasmtime versions from 12.0.x (the first release with experimental tail call support) to 20.0.x (the last release with tail-calls off-by-default) have support for tail calls but the support is disabled by default. These versions are not affected in their default configurations, but users who explicitly enabled tail call support will need to either disable tail call support or upgrade to a patched version of Wasmtime. The main workaround for this issue is to disable tail support for tail calls in Wasmtime, for example with `Config::wasm_tail_call(false)`. Users are otherwise encouraged to upgrade to patched versions.</text:p>
          </table:table-cell>
          <table:table-cell table:style-name="ce10"/>
        </table:table-row>
        <table:table-row table:style-name="ro2">
          <table:table-cell table:style-name="ce1" office:value-type="string" calcext:value-type="string">
            <text:p>CVE-2024-47614 </text:p>
          </table:table-cell>
          <table:table-cell table:style-name="ce5" office:value-type="string" calcext:value-type="string">
            <text:p>async-graphql is a GraphQL server library implemented in Rust. async-graphql before 7.0.10 does not limit the number of directives for a field. This can lead to Service Disruption, Resource Exhaustion, and User Experience Degradation. This vulnerability is fixed in 7.0.10.</text:p>
          </table:table-cell>
          <table:table-cell table:style-name="ce10"/>
        </table:table-row>
        <table:table-row table:style-name="ro4">
          <table:table-cell table:style-name="ce1" office:value-type="string" calcext:value-type="string">
            <text:p>CVE-2024-47080 </text:p>
          </table:table-cell>
          <table:table-cell table:style-name="ce5" office:value-type="string" calcext:value-type="string">
            <text:p>matrix-js-sdk is the Matrix Client-Server SDK for JavaScript and TypeScript. In matrix-js-sdk versions versions 9.11.0 through 34.7.0, the method `MatrixClient.sendSharedHistoryKeys` is vulnerable to interception by malicious homeservers. The method was introduced by MSC3061) and is commonly used to share historical message keys with newly invited users, granting them access to past messages in the room. However, it unconditionally sends these "shared" keys to all of the invited user's devices, regardless of whether the user's cryptographic identity is verified or whether the user's devices are signed by that identity. This allows the attacker to potentially inject its own devices to receive sensitive historical keys without proper security checks. Note that this only affects clients running the SDK with the legacy crypto stack. Clients using the new Rust cryptography stack (i.e. those that call `MatrixClient.initRustCrypto()` instead of `MatrixClient.initCrypto()`) are unaffected by this vulnerability, because `MatrixClient.sendSharedHistoryKeys()` raises an exception in such environments. The vulnerability was fixed in matrix-js-sdk 34.8.0 by removing the vulnerable functionality. As a workaround, remove use of affected functionality from clients.</text:p>
          </table:table-cell>
          <table:table-cell table:style-name="ce10"/>
        </table:table-row>
        <table:table-row table:style-name="ro5">
          <table:table-cell table:style-name="ce1" office:value-type="string" calcext:value-type="string">
            <text:p>CVE-2024-45405 </text:p>
          </table:table-cell>
          <table:table-cell table:style-name="ce5" office:value-type="string" calcext:value-type="string">
            <text:p>`gix-path` is a crate of the `gitoxide` project (an implementation of `git` written in Rust) dealing paths and their conversions. Prior to version 0.10.11, `gix-path` runs `git` to find the path of a configuration file associated with the `git` installation, but improperly resolves paths containing unusual or non-ASCII characters, in rare cases enabling a local attacker to inject configuration leading to code execution. Version 0.10.11 contains a patch for the issue. In `gix_path::env`, the underlying implementation of the `installation_config` and `installation_config_prefix` functions calls `git config -l --show-origin` to find the path of a file to treat as belonging to the `git` installation. Affected versions of `gix-path` do not pass `-z`/`--null` to cause `git` to report literal paths. Instead, to cover the occasional case that `git` outputs a quoted path, they attempt to parse the path by stripping the quotation marks. The problem is that, when a path is quoted, it may change in substantial ways beyond the concatenation of quotation marks. If not reversed, these changes can result in another valid path that is not equivalent to the original. On a single-user system, it is not possible to exploit this, unless `GIT_CONFIG_SYSTEM` and `GIT_CONFIG_GLOBAL` have been set to unusual values or Git has been installed in an unusual way. Such a scenario is not expected. Exploitation is unlikely even on a multi-user system, though it is plausible in some uncommon configurations or use cases. In general, exploitation is more likely to succeed if users are expected to install `git` themselves, and are likely to do so in predictable locations; locations where `git` is installed, whether due to usernames in their paths or otherwise, contain characters that `git` quotes by default in paths, such as non-English letters and accented letters; a custom `system`-scope configuration file is specified with the `GIT_CONFIG_SYSTEM` environment variable, and its path is in an unusual location or has strangely named components; or a `system`-scope configuration file is absent, empty, or suppressed by means other than `GIT_CONFIG_NOSYSTEM`. Currently, `gix-path` can treat a `global`-scope configuration file as belonging to the installation if no higher scope configuration file is available. This increases the likelihood of exploitation even on a system where `git` is installed system-wide in an ordinary way. However, exploitation is expected to be very difficult even under any combination of those factors.</text:p>
          </table:table-cell>
          <table:table-cell table:style-name="ce10"/>
        </table:table-row>
        <table:table-row table:style-name="ro6">
          <table:table-cell table:style-name="ce1" office:value-type="string" calcext:value-type="string">
            <text:p>CVE-2024-45311 </text:p>
          </table:table-cell>
          <table:table-cell table:style-name="ce5" office:value-type="string" calcext:value-type="string">
            <text:p>Quinn is a pure-Rust, async-compatible implementation of the IETF QUIC transport protocol. As of quinn-proto 0.11, it is possible for a server to `accept()`, `retry()`, `refuse()`, or `ignore()` an `Incoming` connection. However, calling `retry()` on an unvalidated connection exposes the server to a likely panic in the following situations: 1. Calling `refuse` or `ignore` on the resulting validated connection, if a duplicate initial packet is received. This issue can go undetected until a server's `refuse()`/`ignore()` code path is exercised, such as to stop a denial of service attack. 2. Accepting when the initial packet for the resulting validated connection fails to decrypt or exhausts connection IDs, if a similar initial packet that successfully decrypts and doesn't exhaust connection IDs is received. This issue can go undetected if clients are well-behaved. The former situation was observed in a real application, while the latter is only theoretical.</text:p>
          </table:table-cell>
          <table:table-cell table:style-name="ce10"/>
        </table:table-row>
        <table:table-row table:style-name="ro7">
          <table:table-cell table:style-name="ce1" office:value-type="string" calcext:value-type="string">
            <text:p>CVE-2024-44073 </text:p>
          </table:table-cell>
          <table:table-cell table:style-name="ce5" office:value-type="string" calcext:value-type="string">
            <text:p>The Miniscript (aka rust-miniscript) library before 12.2.0 for Rust allows stack consumption because it does not properly track tree depth.</text:p>
          </table:table-cell>
          <table:table-cell table:style-name="ce10"/>
        </table:table-row>
        <table:table-row table:style-name="ro8">
          <table:table-cell table:style-name="ce1" office:value-type="string" calcext:value-type="string">
            <text:p>CVE-2024-43806 </text:p>
          </table:table-cell>
          <table:table-cell table:style-name="ce5" office:value-type="string" calcext:value-type="string">
            <text:p>Rustix is a set of safe Rust bindings to POSIX-ish APIs. When using `rustix::fs::Dir` using the `linux_raw` backend, it's possible for the iterator to "get stuck" when an IO error is encountered. Combined with a memory over-allocation issue in `rustix::fs::Dir::read_more`, this can cause quick and unbounded memory explosion (gigabytes in a few seconds if used on a hot path) and eventually lead to an OOM crash of the application. The symptoms were initially discovered in https://github.com/imsnif/bandwhich/issues/284. That post has lots of details of our investigation. Full details can be read on the GHSA-c827-hfw6-qwvm repo advisory. If a program tries to access a directory with its file descriptor after the file has been unlinked (or any other action that leaves the `Dir` iterator in the stuck state), and the implementation does not break after seeing an error, it can cause a memory explosion. As an example, Linux's various virtual file systems (e.g. `/proc`, `/sys`) can contain directories that spontaneously pop in and out of existence. Attempting to iterate over them using `rustix::fs::Dir` directly or indirectly (e.g. with the `procfs` crate) can trigger this fault condition if the implementation decides to continue on errors. An attacker knowledgeable about the implementation details of a vulnerable target can therefore try to trigger this fault condition via any one or a combination of several available APIs. If successful, the application host will quickly run out of memory, after which the application will likely be terminated by an OOM killer, leading to denial of service. This issue has been addressed in release versions 0.35.15, 0.36.16, 0.37.25, and 0.38.19. Users are advised to upgrade. There are no known workarounds for this issue.</text:p>
          </table:table-cell>
          <table:table-cell table:style-name="ce10"/>
        </table:table-row>
        <table:table-row table:style-name="ro9">
          <table:table-cell table:style-name="ce1" office:value-type="string" calcext:value-type="string">
            <text:p>CVE-2024-43785 </text:p>
          </table:table-cell>
          <table:table-cell table:style-name="ce5" office:value-type="string" calcext:value-type="string">
            <text:p>gitoxide An idiomatic, lean, fast &amp; safe pure Rust implementation of Git. gitoxide-core, which provides most underlying functionality of the gix and ein commands, does not neutralize newlines, backspaces, or control characters&amp;#8212;including those that form ANSI escape sequences&amp;#8212;that appear in a repository's paths, author and committer names, commit messages, or other metadata. Such text may be written as part of the output of a command, as well as appearing in error messages when an operation fails. This sometimes allows an untrusted repository to misrepresent its contents and to alter or concoct error messages.</text:p>
          </table:table-cell>
          <table:table-cell table:style-name="ce10"/>
        </table:table-row>
        <table:table-row table:style-name="ro10">
          <table:table-cell table:style-name="ce1" office:value-type="string" calcext:value-type="string">
            <text:p>CVE-2024-43783 </text:p>
          </table:table-cell>
          <table:table-cell table:style-name="ce5" office:value-type="string" calcext:value-type="string">
            <text:p>The Apollo Router Core is a configurable, high-performance graph router written in Rust to run a federated supergraph that uses Apollo Federation 2. Instances of the Apollo Router running versions &gt;=1.21.0 and &lt; 1.52.1 are impacted by a denial of service vulnerability if _all_ of the following are true: 1. The Apollo Router has been configured to support [External Coprocessing](https://www.apollographql.com/docs/router/customizations/coprocessor). 2. The Apollo Router has been configured to send request bodies to coprocessors. This is a non-default configuration and must be configured intentionally by administrators. Instances of the Apollo Router running versions &gt;=1.7.0 and &lt;1.52.1 are impacted by a denial-of-service vulnerability if all of the following are true: 1. Router has been configured to use a custom-developed Native Rust Plugin. 2. The plugin accesses Request.router_request in the RouterService layer. 3. You are accumulating the body from Request.router_request into memory. If using an impacted configuration, the Router will load entire HTTP request bodies into memory without respect to other HTTP request size-limiting configurations like limits.http_max_request_bytes. This can cause the Router to be out-of-memory (OOM) terminated if a sufficiently large request is sent to the Router. By default, the Router sets limits.http_max_request_bytes to 2 MB. If you have an impacted configuration as defined above, please upgrade to at least Apollo Router 1.52.1. If you cannot upgrade, you can mitigate the denial-of-service opportunity impacting External Coprocessors by setting the coprocessor.router.request.body configuration option to false. Please note that changing this configuration option will change the information sent to any coprocessors you have configured and may impact functionality implemented by those coprocessors. If you have developed a Native Rust Plugin and cannot upgrade, you can update your plugin to either not accumulate the request body or enforce a maximum body size limit. You can also mitigate this issue by limiting HTTP body payload sizes prior to the Router (e.g., in a proxy or web application firewall appliance).</text:p>
          </table:table-cell>
          <table:table-cell table:style-name="ce10"/>
        </table:table-row>
        <table:table-row table:style-name="ro9">
          <table:table-cell table:style-name="ce1" office:value-type="string" calcext:value-type="string">
            <text:p>CVE-2024-43410 </text:p>
          </table:table-cell>
          <table:table-cell table:style-name="ce5" office:value-type="string" calcext:value-type="string">
            <text:p>Russh is a Rust SSH client &amp; server library. Allocating an untrusted amount of memory allows any unauthenticated user to OOM a russh server. An SSH packet consists of a 4-byte big-endian length, followed by a byte stream of this length. After parsing and potentially decrypting the 4-byte length, russh allocates enough memory for this bytestream, as a performance optimization to avoid reallocations later. But this length is entirely untrusted and can be set to any value by the client, causing this much memory to be allocated, which will cause the process to OOM within a few such requests. This vulnerability is fixed in 0.44.1.</text:p>
          </table:table-cell>
          <table:table-cell table:style-name="ce10"/>
        </table:table-row>
        <table:table-row table:style-name="ro11">
          <table:table-cell table:style-name="ce1" office:value-type="string" calcext:value-type="string">
            <text:p>CVE-2024-43402 </text:p>
          </table:table-cell>
          <table:table-cell table:style-name="ce5" office:value-type="string" calcext:value-type="string">
            <text:p>Rust is a programming language. The fix for CVE-2024-24576, where `std::process::Command` incorrectly escaped arguments when invoking batch files on Windows, was incomplete. Prior to Rust version 1.81.0, it was possible to bypass the fix when the batch file name had trailing whitespace or periods (which are ignored and stripped by Windows). To determine whether to apply the `cmd.exe` escaping rules, the original fix for the vulnerability checked whether the command name ended with `.bat` or `.cmd`. At the time that seemed enough, as we refuse to invoke batch scripts with no file extension. Windows removes trailing whitespace and periods when parsing file paths. For example, `.bat. .` is interpreted by Windows as `.bat`, but the original fix didn't check for that. Affected users who are using Rust 1.77.2 or greater can remove the trailing whitespace (ASCII 0x20) and trailing periods (ASCII 0x2E) from the batch file name to bypass the incomplete fix and enable the mitigations. Users are affected if their code or one of their dependencies invoke a batch script on Windows with trailing whitespace or trailing periods in the name, and pass untrusted arguments to it. Rust 1.81.0 will update the standard library to apply the CVE-2024-24576 mitigations to all batch files invocations, regardless of the trailing chars in the file name.</text:p>
          </table:table-cell>
          <table:table-cell table:style-name="ce10"/>
        </table:table-row>
        <table:table-row table:style-name="ro12">
          <table:table-cell table:style-name="ce1" office:value-type="string" calcext:value-type="string">
            <text:p>CVE-2024-43367 </text:p>
          </table:table-cell>
          <table:table-cell table:style-name="ce5" office:value-type="string" calcext:value-type="string">
            <text:p>Boa is an embeddable and experimental Javascript engine written in Rust. Starting in version 0.16 and prior to version 0.19.0, a wrong assumption made when handling ECMAScript's `AsyncGenerator` operations can cause an uncaught exception on certain scripts. Boa's implementation of `AsyncGenerator` makes the assumption that the state of an `AsyncGenerator` object cannot change while resolving a promise created by methods of `AsyncGenerator` such as `%AsyncGeneratorPrototype%.next`, `%AsyncGeneratorPrototype%.return`, or `%AsyncGeneratorPrototype%.throw`. However, a carefully constructed code could trigger a state transition from a getter method for the promise's `then` property, which causes the engine to fail an assertion of this assumption, causing an uncaught exception. This could be used to create a Denial Of Service attack in applications that run arbitrary ECMAScript code provided by an external user. Version 0.19.0 is patched to correctly handle this case. Users unable to upgrade to the patched version would want to use `std::panic::catch_unwind` to ensure any exceptions caused by the engine don't impact the availability of the main application.</text:p>
          </table:table-cell>
          <table:table-cell table:style-name="ce10"/>
        </table:table-row>
        <table:table-row table:style-name="ro9">
          <table:table-cell table:style-name="ce1" office:value-type="string" calcext:value-type="string">
            <text:p>CVE-2024-41949 </text:p>
          </table:table-cell>
          <table:table-cell table:style-name="ce5" office:value-type="string" calcext:value-type="string">
            <text:p>biscuit-rust is the Rust implementation of Biscuit, an authentication and authorization token for microservices architectures. Third-party blocks can be generated without transferring the whole token to the third-party authority. Instead, a ThirdPartyBlock request can be sent, providing only the necessary info to generate a third-party block and to sign it, which includes the public key of the previous block (used in the signature) and the public keys part of the token symbol table (for public key interning in datalog expressions). A third-part block request forged by a malicious user can trick the third-party authority into generating datalog trusting the wrong keypair.</text:p>
          </table:table-cell>
          <table:table-cell table:style-name="ce10"/>
        </table:table-row>
        <table:table-row table:style-name="ro12">
          <table:table-cell table:style-name="ce1" office:value-type="string" calcext:value-type="string">
            <text:p>CVE-2024-41178 </text:p>
          </table:table-cell>
          <table:table-cell table:style-name="ce5" office:value-type="string" calcext:value-type="string">
            <text:p>Exposure of temporary credentials in logs in Apache Arrow Rust Object Store (`object_store` crate), version 0.10.1 and earlier on all platforms using AWS WebIdentityTokens. On certain error conditions, the logs may contain the OIDC token passed to AssumeRoleWithWebIdentity https://docs.aws.amazon.com/STS/latest/APIReference/API_AssumeRoleWithWebIdentity.html . This allows someone with access to the logs to impersonate that identity, including performing their own calls to AssumeRoleWithWebIdentity, until the OIDC token expires. Typically OIDC tokens are valid for up to an hour, although this will vary depending on the issuer. Users are recommended to use a different AWS authentication mechanism, disable logging or upgrade to version 0.10.2, which fixes this issue. Details: When using AWS WebIdentityTokens with the object_store crate, in the event of a failure and automatic retry, the underlying reqwest error, including the full URL with the credentials, potentially in the parameters, is written to the logs. Thanks to Paul Hatcherian for reporting this vulnerability</text:p>
          </table:table-cell>
          <table:table-cell table:style-name="ce10"/>
        </table:table-row>
        <table:table-row table:style-name="ro13">
          <table:table-cell table:style-name="ce1" office:value-type="string" calcext:value-type="string">
            <text:p>CVE-2024-40648 </text:p>
          </table:table-cell>
          <table:table-cell table:style-name="ce5" office:value-type="string" calcext:value-type="string">
            <text:p>matrix-rust-sdk is an implementation of a Matrix client-server library in Rust. The `UserIdentity::is_verified()` method in the matrix-sdk-crypto crate before version 0.7.2 doesn't take into account the verification status of the user's own identity while performing the check and may as a result return a value contrary to what is implied by its name and documentation. If the method is used to decide whether to perform sensitive operations towards a user identity, a malicious homeserver could manipulate the outcome in order to make the identity appear trusted. This is not a typical usage of the method, which lowers the impact. The method itself is not used inside the `matrix-sdk-crypto` crate. The 0.7.2 release of the `matrix-sdk-crypto` crate includes a fix. All users are advised to upgrade. There are no known workarounds for this vulnerability.</text:p>
          </table:table-cell>
          <table:table-cell table:style-name="ce10"/>
        </table:table-row>
        <table:table-row table:style-name="ro14">
          <table:table-cell table:style-name="ce1" office:value-type="string" calcext:value-type="string">
            <text:p>CVE-2024-40644 </text:p>
          </table:table-cell>
          <table:table-cell table:style-name="ce5" office:value-type="string" calcext:value-type="string">
            <text:p>gitoxide An idiomatic, lean, fast &amp; safe pure Rust implementation of Git. `gix-path` can be tricked into running another `git.exe` placed in an untrusted location by a limited user account on Windows systems. Windows permits limited user accounts without administrative privileges to create new directories in the root of the system drive. While `gix-path` first looks for `git` using a `PATH` search, in version 0.10.8 it also has a fallback strategy on Windows of checking two hard-coded paths intended to be the 64-bit and 32-bit Program Files directories. Existing functions, as well as the newly introduced `exe_invocation` function, were updated to make use of these alternative locations. This causes facilities in `gix_path::env` to directly execute `git.exe` in those locations, as well as to return its path or whatever configuration it reports to callers who rely on it. Although unusual setups where the system drive is not `C:`, or even where Program Files directories have non-default names, are technically possible, the main problem arises on a 32-bit Windows system. Such a system has no `C:\Program Files (x86)` directory. A limited user on a 32-bit Windows system can therefore create the `C:\Program Files (x86)` directory and populate it with arbitrary contents. Once a payload has been placed at the second of the two hard-coded paths in this way, other user accounts including administrators will execute it if they run an application that uses `gix-path` and do not have `git` in a `PATH` directory. (While having `git` found in a `PATH` search prevents exploitation, merely having it installed in the default location under the real `C:\Program Files` directory does not. This is because the first hard-coded path's `mingw64` component assumes a 64-bit installation.). Only Windows is affected. Exploitation is unlikely except on a 32-bit system. In particular, running a 32-bit build on a 64-bit system is not a risk factor. Furthermore, the attacker must have a user account on the system, though it may be a relatively unprivileged account. Such a user can perform privilege escalation and execute code as another user, though it may be difficult to do so reliably because the targeted user account must run an application or service that uses `gix-path` and must not have `git` in its `PATH`. The main exploitable configuration is one where Git for Windows has been installed but not added to `PATH`. This is one of the options in its installer, though not the default option. Alternatively, an affected program that sanitizes its `PATH` to remove seemingly nonessential directories could allow exploitation. But for the most part, if the target user has configured a `PATH` in which the real `git.exe` can be found, then this cannot be exploited. This issue has been addressed in release version 0.10.9 and all users are advised to upgrade. There are no known workarounds for this vulnerability.</text:p>
          </table:table-cell>
          <table:table-cell table:style-name="ce10"/>
        </table:table-row>
        <table:table-row table:style-name="ro12">
          <table:table-cell table:style-name="ce1" office:value-type="string" calcext:value-type="string">
            <text:p>CVE-2024-40640 </text:p>
          </table:table-cell>
          <table:table-cell table:style-name="ce5" office:value-type="string" calcext:value-type="string">
            <text:p>vodozemac is an open source implementation of Olm and Megolm in pure Rust. Versions before 0.7.0 of vodozemac use a non-constant time base64 implementation for importing key material for Megolm group sessions and `PkDecryption` Ed25519 secret keys. This flaw might allow an attacker to infer some information about the secret key material through a side-channel attack. The use of a non-constant time base64 implementation might allow an attacker to observe timing variations in the encoding and decoding operations of the secret key material. This could potentially provide insights into the underlying secret key material. The impact of this vulnerability is considered low because exploiting the attacker is required to have access to high precision timing measurements, as well as repeated access to the base64 encoding or decoding processes. Additionally, the estimated leakage amount is bounded and low according to the referenced paper. This has been patched in commit 734b6c6948d4b2bdee3dd8b4efa591d93a61d272 which has been included in release version 0.7.0. Users are advised to upgrade. There are no known workarounds for this vulnerability.</text:p>
          </table:table-cell>
          <table:table-cell table:style-name="ce10"/>
        </table:table-row>
        <table:table-row table:style-name="ro15">
          <table:table-cell table:style-name="ce1" office:value-type="string" calcext:value-type="string">
            <text:p>CVE-2024-39697 </text:p>
          </table:table-cell>
          <table:table-cell table:style-name="ce5" office:value-type="string" calcext:value-type="string">
            <text:p>phonenumber is a library for parsing, formatting and validating international phone numbers. Since 0.3.4, the phonenumber parsing code may panic due to a panic-guarded out-of-bounds access on the phonenumber string. In a typical deployment of rust-phonenumber, this may get triggered by feeding a maliciously crafted phonenumber, e.g. over the network, specifically strings of the form `+dwPAA;phone-context=AA`, where the "number" part potentially parses as a number larger than 2^56. This vulnerability is fixed in 0.3.6.</text:p>
          </table:table-cell>
          <table:table-cell table:style-name="ce10"/>
        </table:table-row>
        <table:table-row table:style-name="ro13">
          <table:table-cell table:style-name="ce1" office:value-type="string" calcext:value-type="string">
            <text:p>CVE-2024-36400 </text:p>
          </table:table-cell>
          <table:table-cell table:style-name="ce5" office:value-type="string" calcext:value-type="string">
            <text:p>nano-id is a unique string ID generator for Rust. Affected versions of the nano-id crate incorrectly generated IDs using a reduced character set in the `nano_id::base62` and `nano_id::base58` functions. Specifically, the `base62` function used a character set of 32 symbols instead of the intended 62 symbols, and the `base58` function used a character set of 16 symbols instead of the intended 58 symbols. Additionally, the `nano_id::gen` macro is also affected when a custom character set that is not a power of 2 in size is specified. It should be noted that `nano_id::base64` is not affected by this vulnerability. This can result in a significant reduction in entropy, making the generated IDs predictable and vulnerable to brute-force attacks when the IDs are used in security-sensitive contexts such as session tokens or unique identifiers. The vulnerability is fixed in 0.4.0.</text:p>
          </table:table-cell>
          <table:table-cell table:style-name="ce10"/>
        </table:table-row>
        <table:table-row table:style-name="ro16">
          <table:table-cell table:style-name="ce1" office:value-type="string" calcext:value-type="string">
            <text:p>CVE-2024-35197 </text:p>
          </table:table-cell>
          <table:table-cell table:style-name="ce5" office:value-type="string" calcext:value-type="string">
            <text:p>gitoxide is a pure Rust implementation of Git. On Windows, fetching refs that clash with legacy device names reads from the devices, and checking out paths that clash with such names writes arbitrary data to the devices. This allows a repository, when cloned, to cause indefinite blocking or the production of arbitrary message that appear to have come from the application, and potentially other harmful effects under limited circumstances. If Windows is not used, or untrusted repositories are not cloned or otherwise used, then there is no impact. A minor degradation in availability may also be possible, such as with a very large file named `CON`, though the user could interrupt the application.</text:p>
          </table:table-cell>
          <table:table-cell table:style-name="ce10"/>
        </table:table-row>
        <table:table-row table:style-name="ro17">
          <table:table-cell table:style-name="ce1" office:value-type="string" calcext:value-type="string">
            <text:p>CVE-2024-35186 </text:p>
          </table:table-cell>
          <table:table-cell table:style-name="ce5" office:value-type="string" calcext:value-type="string">
            <text:p>gitoxide is a pure Rust implementation of Git. During checkout, `gix-worktree-state` does not verify that paths point to locations in the working tree. A specially crafted repository can, when cloned, place new files anywhere writable by the application. This vulnerability leads to a major loss of confidentiality, integrity, and availability, but creating files outside a working tree without attempting to execute code can directly impact integrity as well. This vulnerability has been patched in version(s) 0.36.0.</text:p>
          </table:table-cell>
          <table:table-cell table:style-name="ce10"/>
        </table:table-row>
        <table:table-row table:style-name="ro13">
          <table:table-cell table:style-name="ce1" office:value-type="string" calcext:value-type="string">
            <text:p>CVE-2024-34353 </text:p>
          </table:table-cell>
          <table:table-cell table:style-name="ce5" office:value-type="string" calcext:value-type="string">
            <text:p>The matrix-sdk-crypto crate, part of the Matrix Rust SDK project, is an implementation of a Matrix end-to-end encryption state machine in Rust. In Matrix, the server-side `key backup` stores encrypted copies of Matrix message keys. This facilitates key sharing between a user's devices and provides a redundant copy in case all devices are lost. The key backup uses asymmetric cryptography, with each server-side key backup assigned a unique public-private key pair. Due to a logic bug introduced in commit 71136e44c03c79f80d6d1a2446673bc4d53a2067, matrix-sdk-crypto version 0.7.0 will sometimes log the private part of the backup key pair to Rust debug logs (using the `tracing` crate). This issue has been resolved in matrix-sdk-crypto version 0.7.1. No known workarounds are available.</text:p>
          </table:table-cell>
          <table:table-cell table:style-name="ce10"/>
        </table:table-row>
        <table:table-row table:style-name="ro16">
          <table:table-cell table:style-name="ce1" office:value-type="string" calcext:value-type="string">
            <text:p>CVE-2024-34063 </text:p>
          </table:table-cell>
          <table:table-cell table:style-name="ce5" office:value-type="string" calcext:value-type="string">
            <text:p>vodozemac is an implementation of Olm and Megolm in pure Rust. Versions 0.5.0 and 0.5.1 of vodozemac have degraded secret zeroization capabilities, due to changes in third-party cryptographic dependencies (the Dalek crates), which moved secret zeroization capabilities behind a feature flag and defaulted this feature to off. The degraded zeroization capabilities could result in the production of more memory copies of encryption secrets and secrets could linger in memory longer than necessary. This marginally increases the risk of sensitive data exposure. This issue has been addressed in version 0.6.0 and users are advised to upgrade. There are no known workarounds for this vulnerability.</text:p>
          </table:table-cell>
          <table:table-cell table:style-name="ce10"/>
        </table:table-row>
        <table:table-row table:style-name="ro18">
          <table:table-cell table:style-name="ce1" office:value-type="string" calcext:value-type="string">
            <text:p>CVE-2024-32984 </text:p>
          </table:table-cell>
          <table:table-cell table:style-name="ce5" office:value-type="string" calcext:value-type="string">
            <text:p>Yamux is a stream multiplexer over reliable, ordered connections such as TCP/IP. The Rust implementation of the Yamux stream multiplexer uses a vector for pending frames. This vector is not bounded in length. Every time the Yamux protocol requires sending of a new frame, this frame gets appended to this vector. This can be remotely triggered in a number of ways, for example by: 1. Opening a new libp2p Identify stream. This causes the node to send its Identify message. Of course, every other protocol that causes the sending of data also works. The larger the response, the more data is enqueued. 2. Sending a Yamux Ping frame. This causes a Pong frame to be enqueued. Under normal circumstances, this queue of pending frames would be drained once they&amp;#8217;re sent out over the network. However, the attacker can use TCP&amp;#8217;s receive window mechanism to prevent the victim from sending out any data: By not reading from the TCP connection, the receive window will never be increased, and the victim won&amp;#8217;t be able to send out any new data (this is how TCP implements backpressure). Once this happens, Yamux&amp;#8217;s queue of pending frames will start growing indefinitely. The queue will only be drained once the underlying TCP connection is closed. An attacker can cause a remote node to run out of memory, which will result in the corresponding process getting terminated by the operating system.</text:p>
          </table:table-cell>
          <table:table-cell table:style-name="ce10"/>
        </table:table-row>
        <table:table-row table:style-name="ro19">
          <table:table-cell table:style-name="ce1" office:value-type="string" calcext:value-type="string">
            <text:p>CVE-2024-32971 </text:p>
          </table:table-cell>
          <table:table-cell table:style-name="ce5" office:value-type="string" calcext:value-type="string">
            <text:p>Apollo Router is a configurable, graph router written in Rust to run a federated supergraph that uses Apollo Federation 2. The affected versions of Apollo Router contain a bug that in limited circumstances, could lead to unexpected operations being executed which can result in unintended data or effects. This only affects Router instances configured to use distributed query plan caching. The root cause of this defect is a bug in Apollo Router&amp;#8217;s cache retrieval logic: When this defect is present and distributed query planning caching is enabled, asking the Router to execute an operation (whether it is a query, a mutation, or a subscription) may result in an unexpected variation of that operation being executed or the generation of unexpected errors. The issue stems from inadvertently executing a modified version of a previously executed operation, whose query plan is stored in the underlying cache (specifically, Redis). Depending on the type of the operation, the result may vary. For a query, results may be fetched that don&amp;#8217;t match what was requested (e.g., rather than running `fetchUsers(type: ENTERPRISE)` the Router may run `fetchUsers(type: TRIAL)`. For a mutation, this may result in incorrect mutations being sent to underlying subgraph servers (e.g., rather than sending `deleteUser(id: 10)` to a subgraph, the Router may run `deleteUser(id: 12)`. Users who are using distributed query plan caching, are advised to either upgrade to version 1.45.1 or above or downgrade to version 1.43.2 of the Apollo Router. Apollo Router versions 1.44.0 or 1.45.0 are not recommended for use and have been withdrawn. Users unable to upgrade can disable distributed query plan caching to mitigate this issue.</text:p>
          </table:table-cell>
          <table:table-cell table:style-name="ce10"/>
        </table:table-row>
        <table:table-row table:style-name="ro20">
          <table:table-cell table:style-name="ce1" office:value-type="string" calcext:value-type="string">
            <text:p>CVE-2024-3296 </text:p>
          </table:table-cell>
          <table:table-cell table:style-name="ce5" office:value-type="string" calcext:value-type="string">
            <text:p>A timing-based side-channel flaw exists in the rust-openssl package, which could be sufficient to recover a plaintext across a network in a Bleichenbacher-style attack. To achieve successful decryption, an attacker would have to be able to send a large number of trial messages for decryption. The vulnerability affects the legacy PKCS#1v1.5 RSA encryption padding mode.</text:p>
          </table:table-cell>
          <table:table-cell table:style-name="ce10"/>
        </table:table-row>
        <table:table-row table:style-name="ro15">
          <table:table-cell table:style-name="ce1" office:value-type="string" calcext:value-type="string">
            <text:p>CVE-2024-32884 </text:p>
          </table:table-cell>
          <table:table-cell table:style-name="ce5" office:value-type="string" calcext:value-type="string">
            <text:p>gitoxide is a pure Rust implementation of Git. `gix-transport` does not check the username part of a URL for text that the external `ssh` program would interpret as an option. A specially crafted clone URL can smuggle options to SSH. The possibilities are syntactically limited, but if a malicious clone URL is used by an application whose current working directory contains a malicious file, arbitrary code execution occurs. This is related to the patched vulnerability GHSA-rrjw-j4m2-mf34, but appears less severe due to a greater attack complexity. This issue has been patched in versions 0.35.0, 0.42.0 and 0.62.0.</text:p>
          </table:table-cell>
          <table:table-cell table:style-name="ce10"/>
        </table:table-row>
        <table:table-row table:style-name="ro20">
          <table:table-cell table:style-name="ce1" office:value-type="string" calcext:value-type="string">
            <text:p>CVE-2024-32650 </text:p>
          </table:table-cell>
          <table:table-cell table:style-name="ce5" office:value-type="string" calcext:value-type="string">
            <text:p>Rustls is a modern TLS library written in Rust. `rustls::ConnectionCommon::complete_io` could fall into an infinite loop based on network input. When using a blocking rustls server, if a client send a `close_notify` message immediately after `client_hello`, the server's `complete_io` will get in an infinite loop. This vulnerability is fixed in 0.23.5, 0.22.4, and 0.21.11.</text:p>
          </table:table-cell>
          <table:table-cell table:style-name="ce10"/>
        </table:table-row>
        <table:table-row table:style-name="ro9">
          <table:table-cell table:style-name="ce1" office:value-type="string" calcext:value-type="string">
            <text:p>CVE-2024-28854 </text:p>
          </table:table-cell>
          <table:table-cell table:style-name="ce5" office:value-type="string" calcext:value-type="string">
            <text:p>tls-listener is a rust lang wrapper around a connection listener to support TLS. With the default configuration of tls-listener, a malicious user can open 6.4 `TcpStream`s a second, sending 0 bytes, and can trigger a DoS. The default configuration options make any public service using `TlsListener::new()` vulnerable to a slow-loris DoS attack. This impacts any publicly accessible service using the default configuration of tls-listener in versions prior to 0.10.0. Users are advised to upgrade. Users unable to upgrade may mitigate this by passing a large value, such as `usize::MAX` as the parameter to `Builder::max_handshakes`.</text:p>
          </table:table-cell>
          <table:table-cell table:style-name="ce10"/>
        </table:table-row>
        <table:table-row table:style-name="ro13">
          <table:table-cell table:style-name="ce1" office:value-type="string" calcext:value-type="string">
            <text:p>CVE-2024-28101 </text:p>
          </table:table-cell>
          <table:table-cell table:style-name="ce5" office:value-type="string" calcext:value-type="string">
            <text:p>The Apollo Router is a graph router written in Rust to run a federated supergraph that uses Apollo Federation. Versions 0.9.5 until 1.40.2 are subject to a Denial-of-Service (DoS) type vulnerability. When receiving compressed HTTP payloads, affected versions of the Router evaluate the `limits.http_max_request_bytes` configuration option after the entirety of the compressed payload is decompressed. If affected versions of the Router receive highly compressed payloads, this could result in significant memory consumption while the compressed payload is expanded. Router version 1.40.2 has a fix for the vulnerability. Those who are unable to upgrade may be able to implement mitigations at proxies or load balancers positioned in front of their Router fleet (e.g. Nginx, HAProxy, or cloud-native WAF services) by creating limits on HTTP body upload size.</text:p>
          </table:table-cell>
          <table:table-cell table:style-name="ce10"/>
        </table:table-row>
        <table:table-row table:style-name="ro21">
          <table:table-cell table:style-name="ce1" office:value-type="string" calcext:value-type="string">
            <text:p>CVE-2024-27308 </text:p>
          </table:table-cell>
          <table:table-cell table:style-name="ce5" office:value-type="string" calcext:value-type="string">
            <text:p>Mio is a Metal I/O library for Rust. When using named pipes on Windows, mio will under some circumstances return invalid tokens that correspond to named pipes that have already been deregistered from the mio registry. The impact of this vulnerability depends on how mio is used. For some applications, invalid tokens may be ignored or cause a warning or a crash. On the other hand, for applications that store pointers in the tokens, this vulnerability may result in a use-after-free. For users of Tokio, this vulnerability is serious and can result in a use-after-free in Tokio. The vulnerability is Windows-specific, and can only happen if you are using named pipes. Other IO resources are not affected. This vulnerability has been fixed in mio v0.8.11. All versions of mio between v0.7.2 and v0.8.10 are vulnerable. Tokio is vulnerable when you are using a vulnerable version of mio AND you are using at least Tokio v1.30.0. Versions of Tokio prior to v1.30.0 will ignore invalid tokens, so they are not vulnerable. Vulnerable libraries that use mio can work around this issue by detecting and ignoring invalid tokens.</text:p>
          </table:table-cell>
          <table:table-cell table:style-name="ce10"/>
        </table:table-row>
        <table:table-row table:style-name="ro22">
          <table:table-cell table:style-name="ce1" office:value-type="string" calcext:value-type="string">
            <text:p>CVE-2024-27284 </text:p>
          </table:table-cell>
          <table:table-cell table:style-name="ce5" office:value-type="string" calcext:value-type="string">
            <text:p>cassandra-rs is a Cassandra (CQL) driver for Rust. Code that attempts to use an item (e.g., a row) returned by an iterator after the iterator has advanced to the next item will be accessing freed memory and experience undefined behaviour. The problem has been fixed in version 3.0.0.</text:p>
          </table:table-cell>
          <table:table-cell table:style-name="ce10"/>
        </table:table-row>
        <table:table-row table:style-name="ro23">
          <table:table-cell table:style-name="ce1" office:value-type="string" calcext:value-type="string">
            <text:p>CVE-2024-24576 </text:p>
          </table:table-cell>
          <table:table-cell table:style-name="ce5" office:value-type="string" calcext:value-type="string">
            <text:p>Rust is a programming language. The Rust Security Response WG was notified that the Rust standard library prior to version 1.77.2 did not properly escape arguments when invoking batch files (with the `bat` and `cmd` extensions) on Windows using the `Command`. An attacker able to control the arguments passed to the spawned process could execute arbitrary shell commands by bypassing the escaping. The severity of this vulnerability is critical for those who invoke batch files on Windows with untrusted arguments. No other platform or use is affected. The `Command::arg` and `Command::args` APIs state in their documentation that the arguments will be passed to the spawned process as-is, regardless of the content of the arguments, and will not be evaluated by a shell. This means it should be safe to pass untrusted input as an argument. On Windows, the implementation of this is more complex than other platforms, because the Windows API only provides a single string containing all the arguments to the spawned process, and it's up to the spawned process to split them. Most programs use the standard C run-time argv, which in practice results in a mostly consistent way arguments are splitted. One exception though is `cmd.exe` (used among other things to execute batch files), which has its own argument splitting logic. That forces the standard library to implement custom escaping for arguments passed to batch files. Unfortunately it was reported that our escaping logic was not thorough enough, and it was possible to pass malicious arguments that would result in arbitrary shell execution. Due to the complexity of `cmd.exe`, we didn't identify a solution that would correctly escape arguments in all cases. To maintain our API guarantees, we improved the robustness of the escaping code, and changed the `Command` API to return an `InvalidInput` error when it cannot safely escape an argument. This error will be emitted when spawning the process. The fix is included in Rust 1.77.2. Note that the new escaping logic for batch files errs on the conservative side, and could reject valid arguments. Those who implement the escaping themselves or only handle trusted inputs on Windows can also use the `CommandExt::raw_arg` method to bypass the standard library's escaping logic.</text:p>
          </table:table-cell>
          <table:table-cell table:style-name="ce10"/>
        </table:table-row>
        <table:table-row table:style-name="ro24">
          <table:table-cell table:style-name="ce1" office:value-type="string" calcext:value-type="string">
            <text:p>CVE-2024-23644 </text:p>
          </table:table-cell>
          <table:table-cell table:style-name="ce5" office:value-type="string" calcext:value-type="string">
            <text:p>Trillium is a composable toolkit for building internet applications with async rust. In `trillium-http` prior to 0.3.12 and `trillium-client` prior to 0.5.4, insufficient validation of outbound header values may lead to request splitting or response splitting attacks in scenarios where attackers have sufficient control over headers. This only affects use cases where attackers have control of request headers, and can insert "\r\n" sequences. Specifically, if untrusted and unvalidated input is inserted into header names or values. Outbound `trillium_http::HeaderValue` and `trillium_http::HeaderName` can be constructed infallibly and were not checked for illegal bytes when sending requests from the client or responses from the server. Thus, if an attacker has sufficient control over header values (or names) in a request or response that they could inject `\r\n` sequences, they could get the client and server out of sync, and then pivot to gain control over other parts of requests or responses. (i.e. exfiltrating data from other requests, SSRF, etc.) In `trillium-http` versions 0.3.12 and later, if a header name is invalid in server response headers, the specific header and any associated values are omitted from network transmission. Additionally, if a header value is invalid in server response headers, the individual header value is omitted from network transmission. Other headers values with the same header name will still be sent. In `trillium-client` versions 0.5.4 and later, if any header name or header value is invalid in the client request headers, awaiting the client Conn returns an `Error::MalformedHeader` prior to any network access. As a workaround, Trillium services and client applications should sanitize or validate untrusted input that is included in header values and header names. Carriage return, newline, and null characters are not allowed.</text:p>
          </table:table-cell>
          <table:table-cell table:style-name="ce10"/>
        </table:table-row>
        <table:table-row table:style-name="ro25">
          <table:table-cell table:style-name="ce1" office:value-type="string" calcext:value-type="string">
            <text:p>CVE-2024-21629 </text:p>
          </table:table-cell>
          <table:table-cell table:style-name="ce5" office:value-type="string" calcext:value-type="string">
            <text:p>Rust EVM is an Ethereum Virtual Machine interpreter. In `rust-evm`, a feature called `record_external_operation` was introduced, allowing library users to record custom gas changes. This feature can have some bogus interactions with the call stack. In particular, during finalization of a `CREATE` or `CREATE2`, in the case that the substack execution happens successfully, `rust-evm` will first commit the substate, and then call `record_external_operation(Write(out_code.len()))`. If `record_external_operation` later fails, this error is returned to the parent call stack, instead of `Succeeded`. Yet, the substate commitment already happened. This causes smart contracts able to commit state changes, when the parent caller contract receives zero address (which usually indicates that the execution has failed). This issue only impacts library users with custom `record_external_operation` that returns errors. The issue is patched in release 0.41.1. No known workarounds are available.</text:p>
          </table:table-cell>
          <table:table-cell table:style-name="ce10"/>
        </table:table-row>
        <table:table-row table:style-name="ro9">
          <table:table-cell table:style-name="ce1" office:value-type="string" calcext:value-type="string">
            <text:p>CVE-2024-21491 </text:p>
          </table:table-cell>
          <table:table-cell table:style-name="ce5" office:value-type="string" calcext:value-type="string">
            <text:p>Versions of the package svix before 1.17.0 are vulnerable to Authentication Bypass due to an issue in the verify function where signatures of different lengths are incorrectly compared. An attacker can bypass signature verification by providing a shorter signature that matches the beginning of the actual signature. **Note:** The attacker would need to know a victim uses the Rust library for verification,no easy way to automatically check that; and uses webhooks by a service that uses Svix, and then figure out a way to craft a malicious payload that will actually include all of the correct identifiers needed to trick the receivers to cause actual issues.</text:p>
          </table:table-cell>
          <table:table-cell table:style-name="ce10"/>
        </table:table-row>
        <table:table-row table:style-name="ro17">
          <table:table-cell table:style-name="ce1" office:value-type="string" calcext:value-type="string">
            <text:p>CVE-2024-20380 </text:p>
          </table:table-cell>
          <table:table-cell table:style-name="ce5" office:value-type="string" calcext:value-type="string">
            <text:p>A vulnerability in the HTML parser of ClamAV could allow an unauthenticated, remote attacker to cause a denial of service (DoS) condition on an affected device. The vulnerability is due to an issue in the C to Rust foreign function interface. An attacker could exploit this vulnerability by submitting a crafted file containing HTML content to be scanned by ClamAV on an affected device. An exploit could allow the attacker to cause the ClamAV scanning process to terminate, resulting in a DoS condition on the affected software.</text:p>
          </table:table-cell>
          <table:table-cell table:style-name="ce10"/>
        </table:table-row>
        <table:table-row table:style-name="ro13">
          <table:table-cell table:style-name="ce1" office:value-type="string" calcext:value-type="string">
            <text:p>CVE-2023-6245 </text:p>
          </table:table-cell>
          <table:table-cell table:style-name="ce5" office:value-type="string" calcext:value-type="string">
            <text:p>The Candid library causes a Denial of Service while parsing a specially crafted payload with 'empty' data type. For example, if the payload is `record { * ; empty }` and the canister interface expects `record { * }` then the Rust candid decoder treats empty as an extra field required by the type. The problem with the type empty is that the candid Rust library wrongly categorizes empty as a recoverable error when skipping the field and thus causing an infinite decoding loop. Canisters using affected versions of candid are exposed to denial of service by causing the decoding to run indefinitely until the canister traps due to reaching maximum instruction limit per execution round. Repeated exposure to the payload will result in degraded performance of the canister. Note: Canisters written in Motoko are unaffected.</text:p>
          </table:table-cell>
          <table:table-cell table:style-name="ce10"/>
        </table:table-row>
        <table:table-row table:style-name="ro2">
          <table:table-cell table:style-name="ce1" office:value-type="string" calcext:value-type="string">
            <text:p>CVE-2023-5217 </text:p>
          </table:table-cell>
          <table:table-cell table:style-name="ce5" office:value-type="string" calcext:value-type="string">
            <text:p>Heap buffer overflow in vp8 encoding in libvpx in Google Chrome prior to 117.0.5938.132 and libvpx 1.13.1 allowed a remote attacker to potentially exploit heap corruption via a crafted HTML page. (Chromium security severity: High)</text:p>
          </table:table-cell>
          <table:table-cell table:style-name="ce10"/>
        </table:table-row>
        <table:table-row table:style-name="ro26">
          <table:table-cell table:style-name="ce1" office:value-type="string" calcext:value-type="string">
            <text:p>CVE-2023-50711 </text:p>
          </table:table-cell>
          <table:table-cell table:style-name="ce5" office:value-type="string" calcext:value-type="string">
            <text:p>vmm-sys-util is a collection of modules that provides helpers and utilities used by multiple rust-vmm components. Starting in version 0.5.0 and prior to version 0.12.0, an issue in the `FamStructWrapper::deserialize` implementation provided by the crate for `vmm_sys_util::fam::FamStructWrapper` can lead to out of bounds memory accesses. The deserialization does not check that the length stored in the header matches the flexible array length. Mismatch in the lengths might allow out of bounds memory access through Rust-safe methods. The issue was corrected in version 0.12.0 by inserting a check that verifies the lengths of compared flexible arrays are equal for any deserialized header and aborting deserialization otherwise. Moreover, the API was changed so that header length can only be modified through Rust-unsafe code. This ensures that users cannot trigger out-of-bounds memory access from Rust-safe code.</text:p>
          </table:table-cell>
          <table:table-cell table:style-name="ce10"/>
        </table:table-row>
        <table:table-row table:style-name="ro27">
          <table:table-cell table:style-name="ce1" office:value-type="string" calcext:value-type="string">
            <text:p>CVE-2023-49092 </text:p>
          </table:table-cell>
          <table:table-cell table:style-name="ce5" office:value-type="string" calcext:value-type="string">
            <text:p>RustCrypto/RSA is a portable RSA implementation in pure Rust. Due to a non-constant-time implementation, information about the private key is leaked through timing information which is observable over the network. An attacker may be able to use that information to recover the key. There is currently no fix available. As a workaround, avoid using the RSA crate in settings where attackers are able to observe timing information, e.g. local use on a non-compromised computer.</text:p>
          </table:table-cell>
          <table:table-cell table:style-name="ce10"/>
        </table:table-row>
        <table:table-row table:style-name="ro28">
          <table:table-cell table:style-name="ce1" office:value-type="string" calcext:value-type="string">
            <text:p>CVE-2023-48795 </text:p>
          </table:table-cell>
          <table:table-cell table:style-name="ce5" office:value-type="string" calcext:value-type="string">
            <text:p>The SSH transport protocol with certain OpenSSH extensions, found in OpenSSH before 9.6 and other products, allows remote attackers to bypass integrity checks such that some packets are omitted (from the extension negotiation message), and a client and server may consequently end up with a connection for which some security features have been downgraded or disabled, aka a Terrapin attack. This occurs because the SSH Binary Packet Protocol (BPP), implemented by these extensions, mishandles the handshake phase and mishandles use of sequence numbers. For example, there is an effective attack against SSH's use of ChaCha20-Poly1305 (and CBC with Encrypt-then-MAC). The bypass occurs in chacha20-poly1305@openssh.com and (if CBC is used) the -etm@openssh.com MAC algorithms. This also affects Maverick Synergy Java SSH API before 3.1.0-SNAPSHOT, Dropbear through 2022.83, Ssh before 5.1.1 in Erlang/OTP, PuTTY before 0.80, AsyncSSH before 2.14.2, golang.org/x/crypto before 0.17.0, libssh before 0.10.6, libssh2 through 1.11.0, Thorn Tech SFTP Gateway before 3.4.6, Tera Term before 5.1, Paramiko before 3.4.0, jsch before 0.2.15, SFTPGo before 2.5.6, Netgate pfSense Plus through 23.09.1, Netgate pfSense CE through 2.7.2, HPN-SSH through 18.2.0, ProFTPD before 1.3.8b (and before 1.3.9rc2), ORYX CycloneSSH before 2.3.4, NetSarang XShell 7 before Build 0144, CrushFTP before 10.6.0, ConnectBot SSH library before 2.2.22, Apache MINA sshd through 2.11.0, sshj through 0.37.0, TinySSH through 20230101, trilead-ssh2 6401, LANCOM LCOS and LANconfig, FileZilla before 3.66.4, Nova before 11.8, PKIX-SSH before 14.4, SecureCRT before 9.4.3, Transmit5 before 5.10.4, Win32-OpenSSH before 9.5.0.0p1-Beta, WinSCP before 6.2.2, Bitvise SSH Server before 9.32, Bitvise SSH Client before 9.33, KiTTY through 0.76.1.13, the net-ssh gem 7.2.0 for Ruby, the mscdex ssh2 module before 1.15.0 for Node.js, the thrussh library before 0.35.1 for Rust, and the Russh crate before 0.40.2 for Rust.</text:p>
          </table:table-cell>
          <table:table-cell table:style-name="ce10"/>
        </table:table-row>
        <table:table-row table:style-name="ro2">
          <table:table-cell table:style-name="ce1" office:value-type="string" calcext:value-type="string">
            <text:p>CVE-2023-46135 </text:p>
          </table:table-cell>
          <table:table-cell table:style-name="ce5" office:value-type="string" calcext:value-type="string">
            <text:p>rs-stellar-strkey is a Rust lib for encode/decode of Stellar Strkeys. A panic vulnerability occurs when a specially crafted payload is used.`inner_payload_len` should not above 64. This vulnerability has been patched in version 0.0.8.</text:p>
          </table:table-cell>
          <table:table-cell table:style-name="ce10"/>
        </table:table-row>
        <table:table-row table:style-name="ro6">
          <table:table-cell table:style-name="ce1" office:value-type="string" calcext:value-type="string">
            <text:p>CVE-2023-45812 </text:p>
          </table:table-cell>
          <table:table-cell table:style-name="ce5" office:value-type="string" calcext:value-type="string">
            <text:p>The Apollo Router is a configurable, high-performance graph router written in Rust to run a federated supergraph that uses Apollo Federation. Affected versions are subject to a Denial-of-Service (DoS) type vulnerability which causes the Router to panic and terminate when a multi-part response is sent. When users send queries to the router that uses the `@defer` or Subscriptions, the Router will panic. To be vulnerable, users of Router must have a coprocessor with `coprocessor.supergraph.response` configured in their `router.yaml` and also to support either `@defer` or Subscriptions. Apollo Router version 1.33.0 has a fix for this vulnerability which was introduced in PR #4014. Users are advised to upgrade. Users unable to upgrade should avoid using the coprocessor supergraph response or disable defer and subscriptions support and continue to use the coprocessor supergraph response.</text:p>
          </table:table-cell>
          <table:table-cell table:style-name="ce10"/>
        </table:table-row>
        <table:table-row table:style-name="ro20">
          <table:table-cell table:style-name="ce1" office:value-type="string" calcext:value-type="string">
            <text:p>CVE-2023-43669 </text:p>
          </table:table-cell>
          <table:table-cell table:style-name="ce5" office:value-type="string" calcext:value-type="string">
            <text:p>The Tungstenite crate before 0.20.1 for Rust allows remote attackers to cause a denial of service (minutes of CPU consumption) via an excessive length of an HTTP header in a client handshake. The length affects both how many times a parse is attempted (e.g., thousands of times) and the average amount of data for each parse attempt (e.g., millions of bytes).</text:p>
          </table:table-cell>
          <table:table-cell table:style-name="ce10"/>
        </table:table-row>
        <table:table-row table:style-name="ro16">
          <table:table-cell table:style-name="ce1" office:value-type="string" calcext:value-type="string">
            <text:p>CVE-2023-42811 </text:p>
          </table:table-cell>
          <table:table-cell table:style-name="ce5" office:value-type="string" calcext:value-type="string">
            <text:p>aes-gcm is a pure Rust implementation of the AES-GCM. Starting in version 0.10.0 and prior to version 0.10.3, in the AES GCM implementation of decrypt_in_place_detached, the decrypted ciphertext (i.e. the correct plaintext) is exposed even if tag verification fails. If a program using the `aes-gcm` crate's `decrypt_in_place*` APIs accesses the buffer after decryption failure, it will contain a decryption of an unauthenticated input. Depending on the specific nature of the program this may enable Chosen Ciphertext Attacks (CCAs) which can cause a catastrophic breakage of the cipher including full plaintext recovery. Version 0.10.3 contains a fix for this issue.</text:p>
          </table:table-cell>
          <table:table-cell table:style-name="ce10"/>
        </table:table-row>
        <table:table-row table:style-name="ro9">
          <table:table-cell table:style-name="ce1" office:value-type="string" calcext:value-type="string">
            <text:p>CVE-2023-42447 </text:p>
          </table:table-cell>
          <table:table-cell table:style-name="ce5" office:value-type="string" calcext:value-type="string">
            <text:p>blurhash-rs is a pure Rust implementation of Blurhash, software for encoding images into ASCII strings that can be turned into a gradient of colors representing the original image. In version 0.1.1, the blurhash parsing code may panic due to multiple panic-guarded out-of-bounds accesses on untrusted input. In a typical deployment, this may get triggered by feeding a maliciously crafted blurhashes over the network. These may include UTF-8 compliant strings containing multi-byte UTF-8 characters. A patch is available in version 0.2.0, which requires user intervention because of slight API churn. No known workarounds are available.</text:p>
          </table:table-cell>
          <table:table-cell table:style-name="ce10"/>
        </table:table-row>
        <table:table-row table:style-name="ro15">
          <table:table-cell table:style-name="ce1" office:value-type="string" calcext:value-type="string">
            <text:p>CVE-2023-42444 </text:p>
          </table:table-cell>
          <table:table-cell table:style-name="ce5" office:value-type="string" calcext:value-type="string">
            <text:p>phonenumber is a library for parsing, formatting and validating international phone numbers. Prior to versions `0.3.3+8.13.9` and `0.2.5+8.11.3`, the phonenumber parsing code may panic due to a panic-guarded out-of-bounds access on the phonenumber string. In a typical deployment of `rust-phonenumber`, this may get triggered by feeding a maliciously crafted phonenumber over the network, specifically the string `.;phone-context=`. Versions `0.3.3+8.13.9` and `0.2.5+8.11.3` contain a patch for this issue. There are no known workarounds.</text:p>
          </table:table-cell>
          <table:table-cell table:style-name="ce10"/>
        </table:table-row>
        <table:table-row table:style-name="ro8">
          <table:table-cell table:style-name="ce1" office:value-type="string" calcext:value-type="string">
            <text:p>CVE-2023-41317 </text:p>
          </table:table-cell>
          <table:table-cell table:style-name="ce5" office:value-type="string" calcext:value-type="string">
            <text:p>The Apollo Router is a configurable, high-performance graph router written in Rust to run a federated supergraph that uses Apollo Federation 2. Affected versions are subject to a Denial-of-Service (DoS) type vulnerability which causes the Router to panic and terminate when GraphQL Subscriptions are enabled. It can be triggered when **all of the following conditions are met**: 1. Running Apollo Router v1.28.0, v1.28.1 or v1.29.0 ("impacted versions"); **and** 2. The Supergraph schema provided to the Router (either via Apollo Uplink or explicitly via other configuration) **has a `subscription` type** with root-fields defined; **and** 3. The YAML configuration provided to the Router **has subscriptions enabled** (they are _disabled_ by default), either by setting `enabled: true` _or_ by setting a valid `mode` within the `subscriptions` object (as seen in [subscriptions' documentation](https://www.apollographql.com/docs/router/executing-operations/subscription-support/#router-setup)); **and** 4. An [anonymous](https://spec.graphql.org/draft/#sec-Anonymous-Operation-Definitions) (i.e., un-named) `subscription` operation (e.g., `subscription { ... }`) is received by the Router If **all four** of these criteria are met, the impacted versions will panic and terminate. There is no data-privacy risk or sensitive-information exposure aspect to this vulnerability. This is fixed in Apollo Router v1.29.1. Users are advised to upgrade. Updating to v1.29.1 should be a clear and simple upgrade path for those running impacted versions. However, if Subscriptions are **not** necessary for your Graph &amp;#8211; but are enabled via configuration &amp;#8212; then disabling subscriptions is another option to mitigate the risk.</text:p>
          </table:table-cell>
          <table:table-cell table:style-name="ce10"/>
        </table:table-row>
        <table:table-row table:style-name="ro12">
          <table:table-cell table:style-name="ce1" office:value-type="string" calcext:value-type="string">
            <text:p>CVE-2023-41051 </text:p>
          </table:table-cell>
          <table:table-cell table:style-name="ce5" office:value-type="string" calcext:value-type="string">
            <text:p>In a typical Virtual Machine Monitor (VMM) there are several components, such as boot loader, virtual device drivers, virtio backend drivers and vhost drivers, that need to access the VM physical memory. The vm-memory rust crate provides a set of traits to decouple VM memory consumers from VM memory providers. An issue was discovered in the default implementations of the `VolatileMemory::{get_atomic_ref, aligned_as_ref, aligned_as_mut, get_ref, get_array_ref}` trait functions, which allows out-of-bounds memory access if the `VolatileMemory::get_slice` function returns a `VolatileSlice` whose length is less than the function&amp;#8217;s `count` argument. No implementations of `get_slice` provided in `vm_memory` are affected. Users of custom `VolatileMemory` implementations may be impacted if the custom implementation does not adhere to `get_slice`'s documentation. The issue started in version 0.1.0 but was fixed in version 0.12.2 by inserting a check that verifies that the `VolatileSlice` returned by `get_slice` is of the correct length. Users are advised to upgrade. There are no known workarounds for this issue.</text:p>
          </table:table-cell>
          <table:table-cell table:style-name="ce10"/>
        </table:table-row>
        <table:table-row table:style-name="ro29">
          <table:table-cell table:style-name="ce1" office:value-type="string" calcext:value-type="string">
            <text:p>CVE-2023-40030 </text:p>
          </table:table-cell>
          <table:table-cell table:style-name="ce5" office:value-type="string" calcext:value-type="string">
            <text:p>Cargo downloads a Rust project&amp;#8217;s dependencies and compiles the project. Starting in Rust 1.60.0 and prior to 1.72, Cargo did not escape Cargo feature names when including them in the report generated by `cargo build --timings`. A malicious package included as a dependency may inject nearly arbitrary HTML here, potentially leading to cross-site scripting if the report is subsequently uploaded somewhere. The vulnerability affects users relying on dependencies from git, local paths, or alternative registries. Users who solely depend on crates.io are unaffected. Rust 1.60.0 introduced `cargo build --timings`, which produces a report of how long the different steps of the build process took. It includes lists of Cargo features for each crate. Prior to Rust 1.72, Cargo feature names were allowed to contain almost any characters (with some exceptions as used by the feature syntax), but it would produce a future incompatibility warning about them since Rust 1.49. crates.io is far more stringent about what it considers a valid feature name and has not allowed such feature names. As the feature names were included unescaped in the timings report, they could be used to inject Javascript into the page, for example with a feature name like `features = ["&lt;img src='' onerror=alert(0)"]`. If this report were subsequently uploaded to a domain that uses credentials, the injected Javascript could access resources from the website visitor. This issue was fixed in Rust 1.72 by turning the future incompatibility warning into an error. Users should still exercise care in which package they download, by only including trusted dependencies in their projects. Please note that even with these vulnerabilities fixed, by design Cargo allows arbitrary code execution at build time thanks to build scripts and procedural macros: a malicious dependency will be able to cause damage regardless of these vulnerabilities. crates.io has server-side checks preventing this attack, and there are no packages on crates.io exploiting these vulnerabilities. crates.io users still need to excercise care in choosing their dependencies though, as remote code execution is allowed by design there as well.</text:p>
          </table:table-cell>
          <table:table-cell table:style-name="ce10"/>
        </table:table-row>
        <table:table-row table:style-name="ro30">
          <table:table-cell table:style-name="ce1" office:value-type="string" calcext:value-type="string">
            <text:p>CVE-2023-38497 </text:p>
          </table:table-cell>
          <table:table-cell table:style-name="ce5" office:value-type="string" calcext:value-type="string">
            <text:p>Cargo downloads the Rust project&amp;#8217;s dependencies and compiles the project. Cargo prior to version 0.72.2, bundled with Rust prior to version 1.71.1, did not respect the umask when extracting crate archives on UNIX-like systems. If the user downloaded a crate containing files writeable by any local user, another local user could exploit this to change the source code compiled and executed by the current user. To prevent existing cached extractions from being exploitable, the Cargo binary version 0.72.2 included in Rust 1.71.1 or later will purge caches generated by older Cargo versions automatically. As a workaround, configure one's system to prevent other local users from accessing the Cargo directory, usually located in `~/.cargo`.</text:p>
          </table:table-cell>
          <table:table-cell table:style-name="ce10"/>
        </table:table-row>
        <table:table-row table:style-name="ro17">
          <table:table-cell table:style-name="ce1" office:value-type="string" calcext:value-type="string">
            <text:p>CVE-2023-3766 </text:p>
          </table:table-cell>
          <table:table-cell table:style-name="ce5" office:value-type="string" calcext:value-type="string">
            <text:p>A vulnerability was discovered in the odoh-rs rust crate that stems from faulty logic during the parsing of encrypted queries. This issue specifically occurs when processing encrypted query data received from remote clients and enables an attacker with knowledge of this vulnerability to craft and send specially designed encrypted queries to targeted ODOH servers running with odoh-rs. Upon successful exploitation, the server will crash abruptly, disrupting its normal operation and rendering the service temporarily unavailable.</text:p>
          </table:table-cell>
          <table:table-cell table:style-name="ce10"/>
        </table:table-row>
        <table:table-row table:style-name="ro9">
          <table:table-cell table:style-name="ce1" office:value-type="string" calcext:value-type="string">
            <text:p>CVE-2023-34449 </text:p>
          </table:table-cell>
          <table:table-cell table:style-name="ce5" office:value-type="string" calcext:value-type="string">
            <text:p>ink! is an embedded domain specific language to write smart contracts in Rust for blockchains built on the Substrate framework. Starting in version 4.0.0 and prior to version 4.2.1, the return value when using delegate call mechanics, either through `CallBuilder::delegate` or `ink_env::invoke_contract_delegate`, is decoded incorrectly. This bug was related to the mechanics around decoding a call's return buffer, which was changed as part of pull request 1450. Since this feature was only released in ink! 4.0.0, no previous versions are affected. Users who have an ink! 4.x series contract should upgrade to 4.2.1 to receive a patch.</text:p>
          </table:table-cell>
          <table:table-cell table:style-name="ce10"/>
        </table:table-row>
        <table:table-row table:style-name="ro7">
          <table:table-cell table:style-name="ce1" office:value-type="string" calcext:value-type="string">
            <text:p>CVE-2023-34411 </text:p>
          </table:table-cell>
          <table:table-cell table:style-name="ce5" office:value-type="string" calcext:value-type="string">
            <text:p>The xml-rs crate before 0.8.14 for Rust and Crab allows a denial of service (panic) via an invalid &lt;! token (such as &lt;!DOCTYPEs/%&lt;!A nesting) in an XML document. The earliest affected version is 0.8.9.</text:p>
          </table:table-cell>
          <table:table-cell table:style-name="ce10"/>
        </table:table-row>
        <table:table-row table:style-name="ro7">
          <table:table-cell table:style-name="ce1" office:value-type="string" calcext:value-type="string">
            <text:p>CVE-2023-33290 </text:p>
          </table:table-cell>
          <table:table-cell table:style-name="ce5" office:value-type="string" calcext:value-type="string">
            <text:p>The git-url-parse crate through 0.4.4 for Rust allows Regular Expression Denial of Service (ReDos) via a crafted URL to normalize_url in lib.rs, a similar issue to CVE-2023-32758 (Python).</text:p>
          </table:table-cell>
          <table:table-cell table:style-name="ce10"/>
        </table:table-row>
        <table:table-row table:style-name="ro31">
          <table:table-cell table:style-name="ce1" office:value-type="string" calcext:value-type="string">
            <text:p>CVE-2023-33289 </text:p>
          </table:table-cell>
          <table:table-cell table:style-name="ce5" office:value-type="string" calcext:value-type="string">
            <text:p>The urlnorm crate through 0.1.4 for Rust allows Regular Expression Denial of Service (ReDos) via a crafted URL to lib.rs.</text:p>
          </table:table-cell>
          <table:table-cell table:style-name="ce10"/>
        </table:table-row>
        <table:table-row table:style-name="ro15">
          <table:table-cell table:style-name="ce1" office:value-type="string" calcext:value-type="string">
            <text:p>CVE-2023-33192 </text:p>
          </table:table-cell>
          <table:table-cell table:style-name="ce5" office:value-type="string" calcext:value-type="string">
            <text:p>ntpd-rs is an NTP implementation written in Rust. ntpd-rs does not validate the length of NTS cookies in received NTP packets to the server. An attacker can crash the server by sending a specially crafted NTP packet containing a cookie shorter than what the server expects. The server also crashes when it is not configured to handle NTS packets. The issue was caused by improper slice indexing. The indexing operations were replaced by safer alternatives that do not crash the ntpd-rs server process but instead properly handle the error condition. A patch was released in version 0.3.3.</text:p>
          </table:table-cell>
          <table:table-cell table:style-name="ce10"/>
        </table:table-row>
        <table:table-row table:style-name="ro32">
          <table:table-cell table:style-name="ce1" office:value-type="string" calcext:value-type="string">
            <text:p>CVE-2023-30624 </text:p>
          </table:table-cell>
          <table:table-cell table:style-name="ce5" office:value-type="string" calcext:value-type="string">
            <text:p>Wasmtime is a standalone runtime for WebAssembly. Prior to versions 6.0.2, 7.0.1, and 8.0.1, Wasmtime's implementation of managing per-instance state, such as tables and memories, contains LLVM-level undefined behavior. This undefined behavior was found to cause runtime-level issues when compiled with LLVM 16 which causes some writes, which are critical for correctness, to be optimized away. Vulnerable versions of Wasmtime compiled with Rust 1.70, which is currently in beta, or later are known to have incorrectly compiled functions. Versions of Wasmtime compiled with the current Rust stable release, 1.69, and prior are not known at this time to have any issues, but can theoretically exhibit potential issues. The underlying problem is that Wasmtime's runtime state for an instance involves a Rust-defined structure called `Instance` which has a trailing `VMContext` structure after it. This `VMContext` structure has a runtime-defined layout that is unique per-module. This representation cannot be expressed with safe code in Rust so `unsafe` code is required to maintain this state. The code doing this, however, has methods which take `&amp;self` as an argument but modify data in the `VMContext` part of the allocation. This means that pointers derived from `&amp;self` are mutated. This is typically not allowed, except in the presence of `UnsafeCell`, in Rust. When compiled to LLVM these functions have `noalias readonly` parameters which means it's UB to write through the pointers. Wasmtime's internal representation and management of `VMContext` has been updated to use `&amp;mut self` methods where appropriate. Additionally verification tools for `unsafe` code in Rust, such as `cargo miri`, are planned to be executed on the `main` branch soon to fix any Rust-level issues that may be exploited in future compiler versions. Precomplied binaries available for Wasmtime from GitHub releases have been compiled with at most LLVM 15 so are not known to be vulnerable. As mentioned above, however, it's still recommended to update. Wasmtime version 6.0.2, 7.0.1, and 8.0.1 have been issued which contain the patch necessary to work correctly on LLVM 16 and have no known UB on LLVM 15 and earlier. If Wasmtime is compiled with Rust 1.69 and prior, which use LLVM 15, then there are no known issues. There is a theoretical possibility for undefined behavior to exploited, however, so it's recommended that users upgrade to a patched version of Wasmtime. Users using beta Rust (1.70 at this time) or nightly Rust (1.71 at this time) must update to a patched version to work correctly.</text:p>
          </table:table-cell>
          <table:table-cell table:style-name="ce10"/>
        </table:table-row>
        <table:table-row table:style-name="ro30">
          <table:table-cell table:style-name="ce1" office:value-type="string" calcext:value-type="string">
            <text:p>CVE-2023-30610 </text:p>
          </table:table-cell>
          <table:table-cell table:style-name="ce5" office:value-type="string" calcext:value-type="string">
            <text:p>aws-sigv4 is a rust library for low level request signing in the aws cloud platform. The `aws_sigv4::SigningParams` struct had a derived `Debug` implementation. When debug-formatted, it would include a user's AWS access key, AWS secret key, and security token in plaintext. When TRACE-level logging is enabled for an SDK, `SigningParams` is printed, thereby revealing those credentials to anyone with access to logs. All users of the AWS SDK for Rust who enabled TRACE-level logging, either globally (e.g. `RUST_LOG=trace`), or for the `aws-sigv4` crate specifically are affected. This issue has been addressed in a set of new releases. Users are advised to upgrade. Users unable to upgrade should disable TRACE-level logging for AWS Rust SDK crates.</text:p>
          </table:table-cell>
          <table:table-cell table:style-name="ce10"/>
        </table:table-row>
        <table:table-row table:style-name="ro13">
          <table:table-cell table:style-name="ce1" office:value-type="string" calcext:value-type="string">
            <text:p>CVE-2023-28631 </text:p>
          </table:table-cell>
          <table:table-cell table:style-name="ce5" office:value-type="string" calcext:value-type="string">
            <text:p>comrak is a CommonMark + GFM compatible Markdown parser and renderer written in rust. A Comrak AST can be constructed manually by a program instead of parsing a Markdown document with `parse_document`. This AST can then be converted to HTML via `html::format_document_with_plugins`. However, the HTML formatting code assumes that the AST is well-formed. For example, many AST notes contain `[u8]` fields which the formatting code assumes is valid UTF-8 data. Several bugs can be triggered if this is not the case. Version 0.17.0 contains adjustments to the AST, storing strings instead of unvalidated byte arrays. Users are advised to upgrade. Users unable to upgrade may manually validate UTF-8 correctness of all data when assigning to `&amp;[u8]` and `Vec&lt;u8&gt;` fields in the AST. This issue is also tracked as `GHSL-2023-049`.</text:p>
          </table:table-cell>
          <table:table-cell table:style-name="ce10"/>
        </table:table-row>
        <table:table-row table:style-name="ro27">
          <table:table-cell table:style-name="ce1" office:value-type="string" calcext:value-type="string">
            <text:p>CVE-2023-28626 </text:p>
          </table:table-cell>
          <table:table-cell table:style-name="ce5" office:value-type="string" calcext:value-type="string">
            <text:p>comrak is a CommonMark + GFM compatible Markdown parser and renderer written in rust. A range of quadratic parsing issues are present in Comrak. These can be used to craft denial-of-service attacks on services that use Comrak to parse Markdown. This issue has been addressed in version 0.17.0. Users are advised to upgrade. There are no known workarounds for this vulnerability. This issue is also tracked as `GHSL-2023-047`</text:p>
          </table:table-cell>
          <table:table-cell table:style-name="ce10"/>
        </table:table-row>
        <table:table-row table:style-name="ro16">
          <table:table-cell table:style-name="ce1" office:value-type="string" calcext:value-type="string">
            <text:p>CVE-2023-28448 </text:p>
          </table:table-cell>
          <table:table-cell table:style-name="ce5" office:value-type="string" calcext:value-type="string">
            <text:p>Versionize is a framework for version tolerant serializion/deserialization of Rust data structures, designed for usecases that need fast deserialization times and minimal size overhead. An issue was discovered in the &amp;#8216;Versionize::deserialize&amp;#8217; implementation provided by the &amp;#8216;versionize&amp;#8217; crate for &amp;#8216;vmm_sys_utils::fam::FamStructWrapper', which can lead to out of bounds memory accesses. The impact started with version 0.1.1. The issue was corrected in version 0.1.10 by inserting a check that verifies, for any deserialized header, the lengths of compared flexible arrays are equal and aborting deserialization otherwise.</text:p>
          </table:table-cell>
          <table:table-cell table:style-name="ce10"/>
        </table:table-row>
        <table:table-row table:style-name="ro15">
          <table:table-cell table:style-name="ce1" office:value-type="string" calcext:value-type="string">
            <text:p>CVE-2023-28446 </text:p>
          </table:table-cell>
          <table:table-cell table:style-name="ce5" office:value-type="string" calcext:value-type="string">
            <text:p>Deno is a simple, modern and secure runtime for JavaScript and TypeScript that uses V8 and is built in Rust. Arbitrary program names without any ANSI filtering allows any malicious program to clear the first 2 lines of a `op_spawn_child` or `op_kill` prompt and replace it with any desired text. This works with any command on the respective platform, giving the program the full ability to choose what program they wanted to run. This problem can not be exploited on systems that do not attach an interactive prompt (for example headless servers). This issue has been patched in version 1.31.2.</text:p>
          </table:table-cell>
          <table:table-cell table:style-name="ce10"/>
        </table:table-row>
        <table:table-row table:style-name="ro9">
          <table:table-cell table:style-name="ce1" office:value-type="string" calcext:value-type="string">
            <text:p>CVE-2023-28445 </text:p>
          </table:table-cell>
          <table:table-cell table:style-name="ce5" office:value-type="string" calcext:value-type="string">
            <text:p>Deno is a runtime for JavaScript and TypeScript that uses V8 and is built in Rust. Resizable ArrayBuffers passed to asynchronous functions that are shrunk during the asynchronous operation could result in an out-of-bound read/write. It is unlikely that this has been exploited in the wild, as the only version affected is Deno 1.32.0. Deno Deploy users are not affected. The problem has been resolved by disabling resizable ArrayBuffers temporarily in Deno 1.32.1. Deno 1.32.2 will re-enable resizable ArrayBuffers with a proper fix. As a workaround, run with `--v8-flags=--no-harmony-rab-gsab` to disable resizable ArrayBuffers.</text:p>
          </table:table-cell>
          <table:table-cell table:style-name="ce10"/>
        </table:table-row>
        <table:table-row table:style-name="ro15">
          <table:table-cell table:style-name="ce1" office:value-type="string" calcext:value-type="string">
            <text:p>CVE-2023-28113 </text:p>
          </table:table-cell>
          <table:table-cell table:style-name="ce5" office:value-type="string" calcext:value-type="string">
            <text:p>russh is a Rust SSH client and server library. Starting in version 0.34.0 and prior to versions 0.36.2 and 0.37.1, Diffie-Hellman key validation is insufficient, which can lead to insecure shared secrets and therefore breaks confidentiality. Connections between a russh client and server or those of a russh peer with some other misbehaving peer are most likely to be problematic. These may vulnerable to eavesdropping. Most other implementations reject such keys, so this is mainly an interoperability issue in such a case. This issue is fixed in versions 0.36.2 and 0.37.1</text:p>
          </table:table-cell>
          <table:table-cell table:style-name="ce10"/>
        </table:table-row>
        <table:table-row table:style-name="ro7">
          <table:table-cell table:style-name="ce1" office:value-type="string" calcext:value-type="string">
            <text:p>CVE-2023-22895 </text:p>
          </table:table-cell>
          <table:table-cell table:style-name="ce5" office:value-type="string" calcext:value-type="string">
            <text:p>The bzip2 crate before 0.4.4 for Rust allow attackers to cause a denial of service via a large file that triggers an integer overflow in mem.rs. NOTE: this is unrelated to the https://crates.io/crates/bzip2-rs product.</text:p>
          </table:table-cell>
          <table:table-cell table:style-name="ce10"/>
        </table:table-row>
        <table:table-row table:style-name="ro6">
          <table:table-cell table:style-name="ce1" office:value-type="string" calcext:value-type="string">
            <text:p>CVE-2023-22499 </text:p>
          </table:table-cell>
          <table:table-cell table:style-name="ce5" office:value-type="string" calcext:value-type="string">
            <text:p>Deno is a runtime for JavaScript and TypeScript that uses V8 and is built in Rust. Multi-threaded programs were able to spoof interactive permission prompt by rewriting the prompt to suggest that program is waiting on user confirmation to unrelated action. A malicious program could clear the terminal screen after permission prompt was shown and write a generic message. This situation impacts users who use Web Worker API and relied on interactive permission prompt. The reproduction is very timing sensitive and can&amp;#8217;t be reliably reproduced on every try. This problem can not be exploited on systems that do not attach an interactive prompt (for example headless servers). The problem has been fixed in Deno v1.29.3; it is recommended all users update to this version. Users are advised to upgrade. Users unable to upgrade may run with --no-prompt flag to disable interactive permission prompts.</text:p>
          </table:table-cell>
          <table:table-cell table:style-name="ce10"/>
        </table:table-row>
        <table:table-row table:style-name="ro13">
          <table:table-cell table:style-name="ce1" office:value-type="string" calcext:value-type="string">
            <text:p>CVE-2023-22466 </text:p>
          </table:table-cell>
          <table:table-cell table:style-name="ce5" office:value-type="string" calcext:value-type="string">
            <text:p>Tokio is a runtime for writing applications with Rust. Starting with version 1.7.0 and prior to versions 1.18.4, 1.20.3, and 1.23.1, when configuring a Windows named pipe server, setting `pipe_mode` will reset `reject_remote_clients` to `false`. If the application has previously configured `reject_remote_clients` to `true`, this effectively undoes the configuration. Remote clients may only access the named pipe if the named pipe's associated path is accessible via a publicly shared folder (SMB). Versions 1.23.1, 1.20.3, and 1.18.4 have been patched. The fix will also be present in all releases starting from version 1.24.0. Named pipes were introduced to Tokio in version 1.7.0, so releases older than 1.7.0 are not affected. As a workaround, ensure that `pipe_mode` is set first after initializing a `ServerOptions`.</text:p>
          </table:table-cell>
          <table:table-cell table:style-name="ce10"/>
        </table:table-row>
        <table:table-row table:style-name="ro6">
          <table:table-cell table:style-name="ce1" office:value-type="string" calcext:value-type="string">
            <text:p>CVE-2022-46176 </text:p>
          </table:table-cell>
          <table:table-cell table:style-name="ce5" office:value-type="string" calcext:value-type="string">
            <text:p>Cargo is a Rust package manager. The Rust Security Response WG was notified that Cargo did not perform SSH host key verification when cloning indexes and dependencies via SSH. An attacker could exploit this to perform man-in-the-middle (MITM) attacks. This vulnerability has been assigned CVE-2022-46176. All Rust versions containing Cargo before 1.66.1 are vulnerable. Note that even if you don't explicitly use SSH for alternate registry indexes or crate dependencies, you might be affected by this vulnerability if you have configured git to replace HTTPS connections to GitHub with SSH (through git's [`url.&lt;base&gt;.insteadOf`][1] setting), as that'd cause you to clone the crates.io index through SSH. Rust 1.66.1 will ensure Cargo checks the SSH host key and abort the connection if the server's public key is not already trusted. We recommend everyone to upgrade as soon as possible.</text:p>
          </table:table-cell>
          <table:table-cell table:style-name="ce10"/>
        </table:table-row>
        <table:table-row table:style-name="ro6">
          <table:table-cell table:style-name="ce1" office:value-type="string" calcext:value-type="string">
            <text:p>CVE-2022-46149 </text:p>
          </table:table-cell>
          <table:table-cell table:style-name="ce5" office:value-type="string" calcext:value-type="string">
            <text:p>Cap'n Proto is a data interchange format and remote procedure call (RPC) system. Cap'n Proro prior to versions 0.7.1, 0.8.1, 0.9.2, and 0.10.3, as well as versions of Cap'n Proto's Rust implementation prior to 0.13.7, 0.14.11, and 0.15.2 are vulnerable to out-of-bounds read due to logic error handling list-of-list. This issue may lead someone to remotely segfault a peer by sending it a malicious message, if the victim performs certain actions on a list-of-pointer type. Exfiltration of memory is possible if the victim performs additional certain actions on a list-of-pointer type. To be vulnerable, an application must perform a specific sequence of actions, described in the GitHub Security Advisory. The bug is present in inlined code, therefore the fix will require rebuilding dependent applications. Cap'n Proto has C++ fixes available in versions 0.7.1, 0.8.1, 0.9.2, and 0.10.3. The `capnp` Rust crate has fixes available in versions 0.13.7, 0.14.11, and 0.15.2.</text:p>
          </table:table-cell>
          <table:table-cell table:style-name="ce10"/>
        </table:table-row>
        <table:table-row table:style-name="ro31">
          <table:table-cell table:style-name="ce1" office:value-type="string" calcext:value-type="string">
            <text:p>CVE-2022-45299 </text:p>
          </table:table-cell>
          <table:table-cell table:style-name="ce5" office:value-type="string" calcext:value-type="string">
            <text:p>An issue in the IpFile argument of rust-lang webbrowser-rs v0.8.2 allows attackers to access arbitrary files via supplying a crafted URL.</text:p>
          </table:table-cell>
          <table:table-cell table:style-name="ce10"/>
        </table:table-row>
        <table:table-row table:style-name="ro7">
          <table:table-cell table:style-name="ce1" office:value-type="string" calcext:value-type="string">
            <text:p>CVE-2022-39397 </text:p>
          </table:table-cell>
          <table:table-cell table:style-name="ce5" office:value-type="string" calcext:value-type="string">
            <text:p>aliyun-oss-client is a rust client for Alibaba Cloud OSS. Users of this library will be affected, the incoming secret will be disclosed unintentionally. This issue has been patched in version 0.8.1.</text:p>
          </table:table-cell>
          <table:table-cell table:style-name="ce10"/>
        </table:table-row>
        <table:table-row table:style-name="ro16">
          <table:table-cell table:style-name="ce1" office:value-type="string" calcext:value-type="string">
            <text:p>CVE-2022-39354 </text:p>
          </table:table-cell>
          <table:table-cell table:style-name="ce5" office:value-type="string" calcext:value-type="string">
            <text:p>SputnikVM, also called evm, is a Rust implementation of Ethereum Virtual Machine. A custom stateful precompile can use the `is_static` parameter to determine if the call is executed in a static context (via `STATICCALL`), and thus decide if stateful operations should be done. Prior to version 0.36.0, the passed `is_static` parameter was incorrect -- it was only set to `true` if the call came from a direct `STATICCALL` opcode. However, once a static call context is entered, it should stay static. The issue only impacts custom precompiles that actually uses `is_static`. For those affected, the issue can lead to possible incorrect state transitions. Version 0.36.0 contains a patch. There are no known workarounds.</text:p>
          </table:table-cell>
          <table:table-cell table:style-name="ce10"/>
        </table:table-row>
        <table:table-row table:style-name="ro6">
          <table:table-cell table:style-name="ce1" office:value-type="string" calcext:value-type="string">
            <text:p>CVE-2022-39294 </text:p>
          </table:table-cell>
          <table:table-cell table:style-name="ce5" office:value-type="string" calcext:value-type="string">
            <text:p>conduit-hyper integrates a conduit application with the hyper server. Prior to version 0.4.2, `conduit-hyper` did not check any limit on a request's length before calling [`hyper::body::to_bytes`](https://docs.rs/hyper/latest/hyper/body/fn.to_bytes.html). An attacker could send a malicious request with an abnormally large `Content-Length`, which could lead to a panic if memory allocation failed for that request. In version 0.4.2, `conduit-hyper` sets an internal limit of 128 MiB per request, otherwise returning status 400 ("Bad Request"). This crate is part of the implementation of Rust's [crates.io](https://crates.io/), but that service is not affected due to its existing cloud infrastructure, which already drops such malicious requests. Even with the new limit in place, `conduit-hyper` is not recommended for production use, nor to directly serve the public Internet.</text:p>
          </table:table-cell>
          <table:table-cell table:style-name="ce10"/>
        </table:table-row>
        <table:table-row table:style-name="ro17">
          <table:table-cell table:style-name="ce1" office:value-type="string" calcext:value-type="string">
            <text:p>CVE-2022-39252 </text:p>
          </table:table-cell>
          <table:table-cell table:style-name="ce5" office:value-type="string" calcext:value-type="string">
            <text:p>matrix-rust-sdk is an implementation of a Matrix client-server library in Rust, and matrix-sdk-crypto is the Matrix encryption library. Prior to version 0.6, when a user requests a room key from their devices, the software correctly remembers the request. When the user receives a forwarded room key, the software accepts it without checking who the room key came from. This allows homeservers to try to insert room keys of questionable validity, potentially mounting an impersonation attack. Version 0.6 fixes this issue.</text:p>
          </table:table-cell>
          <table:table-cell table:style-name="ce10"/>
        </table:table-row>
        <table:table-row table:style-name="ro22">
          <table:table-cell table:style-name="ce1" office:value-type="string" calcext:value-type="string">
            <text:p>CVE-2022-36125 </text:p>
          </table:table-cell>
          <table:table-cell table:style-name="ce5" office:value-type="string" calcext:value-type="string">
            <text:p>It is possible to crash (panic) an application by providing a corrupted data to be read. This issue affects Rust applications using Apache Avro Rust SDK prior to 0.14.0 (previously known as avro-rs). Users should update to apache-avro version 0.14.0 which addresses this issue.</text:p>
          </table:table-cell>
          <table:table-cell table:style-name="ce10"/>
        </table:table-row>
        <table:table-row table:style-name="ro22">
          <table:table-cell table:style-name="ce1" office:value-type="string" calcext:value-type="string">
            <text:p>CVE-2022-36124 </text:p>
          </table:table-cell>
          <table:table-cell table:style-name="ce5" office:value-type="string" calcext:value-type="string">
            <text:p>It is possible for a Reader to consume memory beyond the allowed constraints and thus lead to out of memory on the system. This issue affects Rust applications using Apache Avro Rust SDK prior to 0.14.0 (previously known as avro-rs). Users should update to apache-avro version 0.14.0 which addresses this issue.</text:p>
          </table:table-cell>
          <table:table-cell table:style-name="ce10"/>
        </table:table-row>
        <table:table-row table:style-name="ro33">
          <table:table-cell table:style-name="ce1" office:value-type="string" calcext:value-type="string">
            <text:p>CVE-2022-36114 </text:p>
          </table:table-cell>
          <table:table-cell table:style-name="ce5" office:value-type="string" calcext:value-type="string">
            <text:p>Cargo is a package manager for the rust programming language. It was discovered that Cargo did not limit the amount of data extracted from compressed archives. An attacker could upload to an alternate registry a specially crafted package that extracts way more data than its size (also known as a "zip bomb"), exhausting the disk space on the machine using Cargo to download the package. Note that by design Cargo allows code execution at build time, due to build scripts and procedural macros. The vulnerabilities in this advisory allow performing a subset of the possible damage in a harder to track down way. Your dependencies must still be trusted if you want to be protected from attacks, as it's possible to perform the same attacks with build scripts and procedural macros. The vulnerability is present in all versions of Cargo. Rust 1.64, to be released on September 22nd, will include a fix for it. Since the vulnerability is just a more limited way to accomplish what a malicious build scripts or procedural macros can do, we decided not to publish Rust point releases backporting the security fix. Patch files are available for Rust 1.63.0 are available in the wg-security-response repository for people building their own toolchain. We recommend users of alternate registries to excercise care in which package they download, by only including trusted dependencies in their projects. Please note that even with these vulnerabilities fixed, by design Cargo allows arbitrary code execution at build time thanks to build scripts and procedural macros: a malicious dependency will be able to cause damage regardless of these vulnerabilities. crates.io implemented server-side checks to reject these kinds of packages years ago, and there are no packages on crates.io exploiting these vulnerabilities. crates.io users still need to excercise care in choosing their dependencies though, as the same concerns about build scripts and procedural macros apply here.</text:p>
          </table:table-cell>
          <table:table-cell table:style-name="ce10"/>
        </table:table-row>
        <table:table-row table:style-name="ro10">
          <table:table-cell table:style-name="ce1" office:value-type="string" calcext:value-type="string">
            <text:p>CVE-2022-36113 </text:p>
          </table:table-cell>
          <table:table-cell table:style-name="ce5" office:value-type="string" calcext:value-type="string">
            <text:p>Cargo is a package manager for the rust programming language. After a package is downloaded, Cargo extracts its source code in the ~/.cargo folder on disk, making it available to the Rust projects it builds. To record when an extraction is successful, Cargo writes "ok" to the .cargo-ok file at the root of the extracted source code once it extracted all the files. It was discovered that Cargo allowed packages to contain a .cargo-ok symbolic link, which Cargo would extract. Then, when Cargo attempted to write "ok" into .cargo-ok, it would actually replace the first two bytes of the file the symlink pointed to with ok. This would allow an attacker to corrupt one file on the machine using Cargo to extract the package. Note that by design Cargo allows code execution at build time, due to build scripts and procedural macros. The vulnerabilities in this advisory allow performing a subset of the possible damage in a harder to track down way. Your dependencies must still be trusted if you want to be protected from attacks, as it's possible to perform the same attacks with build scripts and procedural macros. The vulnerability is present in all versions of Cargo. Rust 1.64, to be released on September 22nd, will include a fix for it. Since the vulnerability is just a more limited way to accomplish what a malicious build scripts or procedural macros can do, we decided not to publish Rust point releases backporting the security fix. Patch files are available for Rust 1.63.0 are available in the wg-security-response repository for people building their own toolchain. Mitigations We recommend users of alternate registries to exercise care in which package they download, by only including trusted dependencies in their projects. Please note that even with these vulnerabilities fixed, by design Cargo allows arbitrary code execution at build time thanks to build scripts and procedural macros: a malicious dependency will be able to cause damage regardless of these vulnerabilities. crates.io implemented server-side checks to reject these kinds of packages years ago, and there are no packages on crates.io exploiting these vulnerabilities. crates.io users still need to exercise care in choosing their dependencies though, as remote code execution is allowed by design there as well.</text:p>
          </table:table-cell>
          <table:table-cell table:style-name="ce10"/>
        </table:table-row>
        <table:table-row table:style-name="ro26">
          <table:table-cell table:style-name="ce1" office:value-type="string" calcext:value-type="string">
            <text:p>CVE-2022-35922 </text:p>
          </table:table-cell>
          <table:table-cell table:style-name="ce5" office:value-type="string" calcext:value-type="string">
            <text:p>Rust-WebSocket is a WebSocket (RFC6455) library written in Rust. In versions prior to 0.26.5 untrusted websocket connections can cause an out-of-memory (OOM) process abort in a client or a server. The root cause of the issue is during dataframe parsing. Affected versions would allocate a buffer based on the declared dataframe size, which may come from an untrusted source. When `Vec::with_capacity` fails to allocate, the default Rust allocator will abort the current process, killing all threads. This affects only sync (non-Tokio) implementation. Async version also does not limit memory, but does not use `with_capacity`, so DoS can happen only when bytes for oversized dataframe or message actually got delivered by the attacker. The crashes are fixed in version 0.26.5 by imposing default dataframe size limits. Affected users are advised to update to this version. Users unable to upgrade are advised to filter websocket traffic externally or to only accept trusted traffic.</text:p>
          </table:table-cell>
          <table:table-cell table:style-name="ce10"/>
        </table:table-row>
        <table:table-row table:style-name="ro22">
          <table:table-cell table:style-name="ce1" office:value-type="string" calcext:value-type="string">
            <text:p>CVE-2022-35724 </text:p>
          </table:table-cell>
          <table:table-cell table:style-name="ce5" office:value-type="string" calcext:value-type="string">
            <text:p>It is possible to provide data to be read that leads the reader to loop in cycles endlessly, consuming CPU. This issue affects Rust applications using Apache Avro Rust SDK prior to 0.14.0 (previously known as avro-rs). Users should update to apache-avro version 0.14.0 which addresses this issue.</text:p>
          </table:table-cell>
          <table:table-cell table:style-name="ce10"/>
        </table:table-row>
        <table:table-row table:style-name="ro22">
          <table:table-cell table:style-name="ce1" office:value-type="string" calcext:value-type="string">
            <text:p>CVE-2022-31173 </text:p>
          </table:table-cell>
          <table:table-cell table:style-name="ce5" office:value-type="string" calcext:value-type="string">
            <text:p>Juniper is a GraphQL server library for Rust. Affected versions of Juniper are vulnerable to uncontrolled recursion resulting in a program crash. This issue has been addressed in version 0.15.10. Users are advised to upgrade. Users unable to upgrade should limit the recursion depth manually.</text:p>
          </table:table-cell>
          <table:table-cell table:style-name="ce10"/>
        </table:table-row>
        <table:table-row table:style-name="ro27">
          <table:table-cell table:style-name="ce1" office:value-type="string" calcext:value-type="string">
            <text:p>CVE-2022-31162 </text:p>
          </table:table-cell>
          <table:table-cell table:style-name="ce5" office:value-type="string" calcext:value-type="string">
            <text:p>Slack Morphism is an async client library for Rust. Prior to 0.41.0, it was possible for Slack OAuth client information to leak in application debug logs. Stricter and more secure debug formatting was introduced in v0.41.0 for OAuth secret types to reduce the possibility of printing sensitive information in application logs. As a workaround, do not print/output requests and responses for OAuth and client configurations in logs.</text:p>
          </table:table-cell>
          <table:table-cell table:style-name="ce10"/>
        </table:table-row>
        <table:table-row table:style-name="ro15">
          <table:table-cell table:style-name="ce1" office:value-type="string" calcext:value-type="string">
            <text:p>CVE-2022-31053 </text:p>
          </table:table-cell>
          <table:table-cell table:style-name="ce5" office:value-type="string" calcext:value-type="string">
            <text:p>Biscuit is an authentication and authorization token for microservices architectures. The Biscuit specification version 1 contains a vulnerable algorithm that allows malicious actors to forge valid &amp;#915;-signatures. Such an attack would allow an attacker to create a token with any access level. The version 2 of the specification mandates a different algorithm than gamma signatures and as such is not affected by this vulnerability. The Biscuit implementations in Rust, Haskell, Go, Java and Javascript all have published versions following the v2 specification. There are no known workarounds for this issue.</text:p>
          </table:table-cell>
          <table:table-cell table:style-name="ce10"/>
        </table:table-row>
        <table:table-row table:style-name="ro17">
          <table:table-cell table:style-name="ce1" office:value-type="string" calcext:value-type="string">
            <text:p>CVE-2022-29185 </text:p>
          </table:table-cell>
          <table:table-cell table:style-name="ce5" office:value-type="string" calcext:value-type="string">
            <text:p>totp-rs is a Rust library that permits the creation of 2FA authentification tokens per time-based one-time password (TOTP). Prior to version 1.1.0, token comparison was not constant time, and could theorically be used to guess value of an TOTP token, and thus reuse it in the same time window. The attacker would have to know the password beforehand nonetheless. Starting with patched version 1.1.0, the library uses constant-time comparison. There are currently no known workarounds.</text:p>
          </table:table-cell>
          <table:table-cell table:style-name="ce10"/>
        </table:table-row>
        <table:table-row table:style-name="ro31">
          <table:table-cell table:style-name="ce1" office:value-type="string" calcext:value-type="string">
            <text:p>CVE-2022-27943 </text:p>
          </table:table-cell>
          <table:table-cell table:style-name="ce5" office:value-type="string" calcext:value-type="string">
            <text:p>libiberty/rust-demangle.c in GNU GCC 11.2 allows stack consumption in demangle_const, as demonstrated by nm-new.</text:p>
          </table:table-cell>
          <table:table-cell table:style-name="ce10"/>
        </table:table-row>
        <table:table-row table:style-name="ro4">
          <table:table-cell table:style-name="ce1" office:value-type="string" calcext:value-type="string">
            <text:p>CVE-2022-24713 </text:p>
          </table:table-cell>
          <table:table-cell table:style-name="ce5" office:value-type="string" calcext:value-type="string">
            <text:p>regex is an implementation of regular expressions for the Rust language. The regex crate features built-in mitigations to prevent denial of service attacks caused by untrusted regexes, or untrusted input matched by trusted regexes. Those (tunable) mitigations already provide sane defaults to prevent attacks. This guarantee is documented and it's considered part of the crate's API. Unfortunately a bug was discovered in the mitigations designed to prevent untrusted regexes to take an arbitrary amount of time during parsing, and it's possible to craft regexes that bypass such mitigations. This makes it possible to perform denial of service attacks by sending specially crafted regexes to services accepting user-controlled, untrusted regexes. All versions of the regex crate before or equal to 1.5.4 are affected by this issue. The fix is include starting from regex 1.5.5. All users accepting user-controlled regexes are recommended to upgrade immediately to the latest version of the regex crate. Unfortunately there is no fixed set of problematic regexes, as there are practically infinite regexes that could be crafted to exploit this vulnerability. Because of this, it us not recommend to deny known problematic regexes.</text:p>
          </table:table-cell>
          <table:table-cell table:style-name="ce10"/>
        </table:table-row>
        <table:table-row table:style-name="ro16">
          <table:table-cell table:style-name="ce2" office:value-type="string" calcext:value-type="string">
            <text:p>CVE-2022-23639 </text:p>
          </table:table-cell>
          <table:table-cell table:style-name="ce6" office:value-type="string" calcext:value-type="string">
            <text:p>crossbeam-utils provides atomics, synchronization primitives, scoped threads, and other utilities for concurrent programming in Rust. crossbeam-utils prior to version 0.8.7 incorrectly assumed that the alignment of `{i,u}64` was always the same as `Atomic{I,U}64`. However, the alignment of `{i,u}64` on a 32-bit target can be smaller than `Atomic{I,U}64`. This can cause unaligned memory accesses and data race. Crates using `fetch_*` methods with `AtomicCell&lt;{i,u}64&gt;` are affected by this issue. 32-bit targets without `Atomic{I,U}64` and 64-bit targets are not affected by this issue. This has been fixed in crossbeam-utils 0.8.7. There are currently no known workarounds.</text:p>
          </table:table-cell>
          <table:table-cell table:style-name="ce10"/>
        </table:table-row>
        <table:table-row table:style-name="ro13">
          <table:table-cell table:style-name="ce1" office:value-type="string" calcext:value-type="string">
            <text:p>CVE-2022-23486 </text:p>
          </table:table-cell>
          <table:table-cell table:style-name="ce5" office:value-type="string" calcext:value-type="string">
            <text:p>libp2p-rust is the official rust language Implementation of the libp2p networking stack. In versions prior to 0.45.1 an attacker node can cause a victim node to allocate a large number of small memory chunks, which can ultimately lead to the victim&amp;#8217;s process running out of memory and thus getting killed by its operating system. When executed continuously, this can lead to a denial of service attack, especially relevant on a larger scale when run against more than one node of a libp2p based network. Users are advised to upgrade to `libp2p` `v0.45.1` or above. Users unable to upgrade should reference the DoS Mitigation page for more information on how to incorporate mitigation strategies, monitor their application, and respond to attacks: https://docs.libp2p.io/reference/dos-mitigation/.</text:p>
          </table:table-cell>
          <table:table-cell table:style-name="ce10"/>
        </table:table-row>
        <table:table-row table:style-name="ro11">
          <table:table-cell table:style-name="ce1" office:value-type="string" calcext:value-type="string">
            <text:p>CVE-2022-21658 </text:p>
          </table:table-cell>
          <table:table-cell table:style-name="ce5" office:value-type="string" calcext:value-type="string">
            <text:p>Rust is a multi-paradigm, general-purpose programming language designed for performance and safety, especially safe concurrency. The Rust Security Response WG was notified that the `std::fs::remove_dir_all` standard library function is vulnerable a race condition enabling symlink following (CWE-363). An attacker could use this security issue to trick a privileged program into deleting files and directories the attacker couldn't otherwise access or delete. Rust 1.0.0 through Rust 1.58.0 is affected by this vulnerability with 1.58.1 containing a patch. Note that the following build targets don't have usable APIs to properly mitigate the attack, and are thus still vulnerable even with a patched toolchain: macOS before version 10.10 (Yosemite) and REDOX. We recommend everyone to update to Rust 1.58.1 as soon as possible, especially people developing programs expected to run in privileged contexts (including system daemons and setuid binaries), as those have the highest risk of being affected by this. Note that adding checks in your codebase before calling remove_dir_all will not mitigate the vulnerability, as they would also be vulnerable to race conditions like remove_dir_all itself. The existing mitigation is working as intended outside of race conditions.</text:p>
          </table:table-cell>
          <table:table-cell table:style-name="ce10"/>
        </table:table-row>
        <table:table-row table:style-name="ro18">
          <table:table-cell table:style-name="ce1" office:value-type="string" calcext:value-type="string">
            <text:p>CVE-2021-47561 </text:p>
          </table:table-cell>
          <table:table-cell table:style-name="ce5" office:value-type="string" calcext:value-type="string">
            <text:p>In the Linux kernel, the following vulnerability has been resolved: i2c: virtio: disable timeout handling If a timeout is hit, it can result is incorrect data on the I2C bus and/or memory corruptions in the guest since the device can still be operating on the buffers it was given while the guest has freed them. Here is, for example, the start of a slub_debug splat which was triggered on the next transfer after one transfer was forced to timeout by setting a breakpoint in the backend (rust-vmm/vhost-device): BUG kmalloc-1k (Not tainted): Poison overwritten First byte 0x1 instead of 0x6b Allocated in virtio_i2c_xfer+0x65/0x35c age=350 cpu=0 pid=29 __kmalloc+0xc2/0x1c9 virtio_i2c_xfer+0x65/0x35c __i2c_transfer+0x429/0x57d i2c_transfer+0x115/0x134 i2cdev_ioctl_rdwr+0x16a/0x1de i2cdev_ioctl+0x247/0x2ed vfs_ioctl+0x21/0x30 sys_ioctl+0xb18/0xb41 Freed in virtio_i2c_xfer+0x32e/0x35c age=244 cpu=0 pid=29 kfree+0x1bd/0x1cc virtio_i2c_xfer+0x32e/0x35c __i2c_transfer+0x429/0x57d i2c_transfer+0x115/0x134 i2cdev_ioctl_rdwr+0x16a/0x1de i2cdev_ioctl+0x247/0x2ed vfs_ioctl+0x21/0x30 sys_ioctl+0xb18/0xb41 There is no simple fix for this (the driver would have to always create bounce buffers and hold on to them until the device eventually returns the buffers), so just disable the timeout support for now.</text:p>
          </table:table-cell>
          <table:table-cell table:style-name="ce10"/>
        </table:table-row>
        <table:table-row table:style-name="ro2">
          <table:table-cell table:style-name="ce1" office:value-type="string" calcext:value-type="string">
            <text:p>CVE-2021-46195 </text:p>
          </table:table-cell>
          <table:table-cell table:style-name="ce5" office:value-type="string" calcext:value-type="string">
            <text:p>GCC v12.0 was discovered to contain an uncontrolled recursion via the component libiberty/rust-demangle.c. This vulnerability allows attackers to cause a Denial of Service (DoS) by consuming excessive CPU and memory resources.</text:p>
          </table:table-cell>
          <table:table-cell table:style-name="ce10"/>
        </table:table-row>
        <table:table-row table:style-name="ro7">
          <table:table-cell table:style-name="ce1" office:value-type="string" calcext:value-type="string">
            <text:p>CVE-2021-45720 </text:p>
          </table:table-cell>
          <table:table-cell table:style-name="ce5" office:value-type="string" calcext:value-type="string">
            <text:p>An issue was discovered in the lru crate before 0.7.1 for Rust. The iterators have a use-after-free, as demonstrated by an access after a pop operation.</text:p>
          </table:table-cell>
          <table:table-cell table:style-name="ce10"/>
        </table:table-row>
        <table:table-row table:style-name="ro31">
          <table:table-cell table:style-name="ce1" office:value-type="string" calcext:value-type="string">
            <text:p>CVE-2021-45719 </text:p>
          </table:table-cell>
          <table:table-cell table:style-name="ce5" office:value-type="string" calcext:value-type="string">
            <text:p>An issue was discovered in the rusqlite crate 0.25.x before 0.25.4 and 0.26.x before 0.26.2 for Rust. update_hook has a use-after-free.</text:p>
          </table:table-cell>
          <table:table-cell table:style-name="ce10"/>
        </table:table-row>
        <table:table-row table:style-name="ro31">
          <table:table-cell table:style-name="ce1" office:value-type="string" calcext:value-type="string">
            <text:p>CVE-2021-45718 </text:p>
          </table:table-cell>
          <table:table-cell table:style-name="ce5" office:value-type="string" calcext:value-type="string">
            <text:p>An issue was discovered in the rusqlite crate 0.25.x before 0.25.4 and 0.26.x before 0.26.2 for Rust. rollback_hook has a use-after-free.</text:p>
          </table:table-cell>
          <table:table-cell table:style-name="ce10"/>
        </table:table-row>
        <table:table-row table:style-name="ro31">
          <table:table-cell table:style-name="ce1" office:value-type="string" calcext:value-type="string">
            <text:p>CVE-2021-45717 </text:p>
          </table:table-cell>
          <table:table-cell table:style-name="ce5" office:value-type="string" calcext:value-type="string">
            <text:p>An issue was discovered in the rusqlite crate 0.25.x before 0.25.4 and 0.26.x before 0.26.2 for Rust. commit_hook has a use-after-free.</text:p>
          </table:table-cell>
          <table:table-cell table:style-name="ce10"/>
        </table:table-row>
        <table:table-row table:style-name="ro31">
          <table:table-cell table:style-name="ce1" office:value-type="string" calcext:value-type="string">
            <text:p>CVE-2021-45716 </text:p>
          </table:table-cell>
          <table:table-cell table:style-name="ce5" office:value-type="string" calcext:value-type="string">
            <text:p>An issue was discovered in the rusqlite crate 0.25.x before 0.25.4 and 0.26.x before 0.26.2 for Rust. create_collation has a use-after-free.</text:p>
          </table:table-cell>
          <table:table-cell table:style-name="ce10"/>
        </table:table-row>
        <table:table-row table:style-name="ro7">
          <table:table-cell table:style-name="ce1" office:value-type="string" calcext:value-type="string">
            <text:p>CVE-2021-45715 </text:p>
          </table:table-cell>
          <table:table-cell table:style-name="ce5" office:value-type="string" calcext:value-type="string">
            <text:p>An issue was discovered in the rusqlite crate 0.25.x before 0.25.4 and 0.26.x before 0.26.2 for Rust. create_window_function has a use-after-free.</text:p>
          </table:table-cell>
          <table:table-cell table:style-name="ce10"/>
        </table:table-row>
        <table:table-row table:style-name="ro7">
          <table:table-cell table:style-name="ce1" office:value-type="string" calcext:value-type="string">
            <text:p>CVE-2021-45714 </text:p>
          </table:table-cell>
          <table:table-cell table:style-name="ce5" office:value-type="string" calcext:value-type="string">
            <text:p>An issue was discovered in the rusqlite crate 0.25.x before 0.25.4 and 0.26.x before 0.26.2 for Rust. create_aggregate_function has a use-after-free.</text:p>
          </table:table-cell>
          <table:table-cell table:style-name="ce10"/>
        </table:table-row>
        <table:table-row table:style-name="ro7">
          <table:table-cell table:style-name="ce1" office:value-type="string" calcext:value-type="string">
            <text:p>CVE-2021-45713 </text:p>
          </table:table-cell>
          <table:table-cell table:style-name="ce5" office:value-type="string" calcext:value-type="string">
            <text:p>An issue was discovered in the rusqlite crate 0.25.x before 0.25.4 and 0.26.x before 0.26.2 for Rust. create_scalar_function has a use-after-free.</text:p>
          </table:table-cell>
          <table:table-cell table:style-name="ce10"/>
        </table:table-row>
        <table:table-row table:style-name="ro31">
          <table:table-cell table:style-name="ce1" office:value-type="string" calcext:value-type="string">
            <text:p>CVE-2021-45712 </text:p>
          </table:table-cell>
          <table:table-cell table:style-name="ce5" office:value-type="string" calcext:value-type="string">
            <text:p>An issue was discovered in the rust-embed crate before 6.3.0 for Rust. A ../ directory traversal can sometimes occur in debug mode.</text:p>
          </table:table-cell>
          <table:table-cell table:style-name="ce10"/>
        </table:table-row>
        <table:table-row table:style-name="ro7">
          <table:table-cell table:style-name="ce1" office:value-type="string" calcext:value-type="string">
            <text:p>CVE-2021-45711 </text:p>
          </table:table-cell>
          <table:table-cell table:style-name="ce5" office:value-type="string" calcext:value-type="string">
            <text:p>An issue was discovered in the simple_asn1 crate 0.6.0 before 0.6.1 for Rust. There is a panic if UTCTime data, supplied by a remote attacker, has a second character greater than 0x7f.</text:p>
          </table:table-cell>
          <table:table-cell table:style-name="ce10"/>
        </table:table-row>
        <table:table-row table:style-name="ro2">
          <table:table-cell table:style-name="ce2" office:value-type="string" calcext:value-type="string">
            <text:p>CVE-2021-45710 </text:p>
          </table:table-cell>
          <table:table-cell table:style-name="ce6" office:value-type="string" calcext:value-type="string">
            <text:p>An issue was discovered in the tokio crate before 1.8.4, and 1.9.x through 1.13.x before 1.13.1, for Rust. In certain circumstances involving a closed oneshot channel, there is a data race and memory corruption.</text:p>
          </table:table-cell>
          <table:table-cell table:style-name="ce10"/>
        </table:table-row>
        <table:table-row table:style-name="ro7">
          <table:table-cell table:style-name="ce1" office:value-type="string" calcext:value-type="string">
            <text:p>CVE-2021-45709 </text:p>
          </table:table-cell>
          <table:table-cell table:style-name="ce5" office:value-type="string" calcext:value-type="string">
            <text:p>An issue was discovered in the crypto2 crate through 2021-10-08 for Rust. During Chacha20 encryption and decryption, an unaligned read of a u32 may occur.</text:p>
          </table:table-cell>
          <table:table-cell table:style-name="ce10"/>
        </table:table-row>
        <table:table-row table:style-name="ro7">
          <table:table-cell table:style-name="ce1" office:value-type="string" calcext:value-type="string">
            <text:p>CVE-2021-45708 </text:p>
          </table:table-cell>
          <table:table-cell table:style-name="ce5" office:value-type="string" calcext:value-type="string">
            <text:p>An issue was discovered in the abomonation crate through 2021-10-17 for Rust. Because transmute operations are insufficiently constrained, there can be an information leak or ASLR bypass.</text:p>
          </table:table-cell>
          <table:table-cell table:style-name="ce10"/>
        </table:table-row>
        <table:table-row table:style-name="ro2">
          <table:table-cell table:style-name="ce1" office:value-type="string" calcext:value-type="string">
            <text:p>CVE-2021-45707 </text:p>
          </table:table-cell>
          <table:table-cell table:style-name="ce5" office:value-type="string" calcext:value-type="string">
            <text:p>An issue was discovered in the nix crate 0.16.0 and later before 0.20.2, 0.21.x before 0.21.2, and 0.22.x before 0.22.2 for Rust. unistd::getgrouplist has an out-of-bounds write if a user is in more than 16 /etc/groups groups.</text:p>
          </table:table-cell>
          <table:table-cell table:style-name="ce10"/>
        </table:table-row>
        <table:table-row table:style-name="ro31">
          <table:table-cell table:style-name="ce1" office:value-type="string" calcext:value-type="string">
            <text:p>CVE-2021-45706 </text:p>
          </table:table-cell>
          <table:table-cell table:style-name="ce5" office:value-type="string" calcext:value-type="string">
            <text:p>An issue was discovered in the zeroize_derive crate before 1.1.1 for Rust. Dropped memory is not zeroed out for an enum.</text:p>
          </table:table-cell>
          <table:table-cell table:style-name="ce10"/>
        </table:table-row>
        <table:table-row table:style-name="ro2">
          <table:table-cell table:style-name="ce1" office:value-type="string" calcext:value-type="string">
            <text:p>CVE-2021-45705 </text:p>
          </table:table-cell>
          <table:table-cell table:style-name="ce5" office:value-type="string" calcext:value-type="string">
            <text:p>An issue was discovered in the nanorand crate before 0.6.1 for Rust. There can be multiple mutable references to the same object because the TlsWyRand Deref implementation dereferences a raw pointer.</text:p>
          </table:table-cell>
          <table:table-cell table:style-name="ce10"/>
        </table:table-row>
        <table:table-row table:style-name="ro2">
          <table:table-cell table:style-name="ce3" office:value-type="string" calcext:value-type="string">
            <text:p>CVE-2021-45704 </text:p>
          </table:table-cell>
          <table:table-cell table:style-name="ce7" office:value-type="string" calcext:value-type="string">
            <text:p>An issue was discovered in the metrics-util crate before 0.7.0 for Rust. There is a data race and memory corruption because AtomicBucket&lt;T&gt; unconditionally implements the Send and Sync traits.</text:p>
          </table:table-cell>
          <table:table-cell table:style-name="ce10" office:value-type="string" calcext:value-type="string">
            <text:p>RUSTSEC-2021-0113</text:p>
          </table:table-cell>
        </table:table-row>
        <table:table-row table:style-name="ro7">
          <table:table-cell table:style-name="ce1" office:value-type="string" calcext:value-type="string">
            <text:p>CVE-2021-45703 </text:p>
          </table:table-cell>
          <table:table-cell table:style-name="ce5" office:value-type="string" calcext:value-type="string">
            <text:p>An issue was discovered in the tectonic_xdv crate before 0.1.12 for Rust. XdvParser::&lt;T&gt;::process may read from uninitialized memory locations.</text:p>
          </table:table-cell>
          <table:table-cell table:style-name="ce10" office:value-type="string" calcext:value-type="string">
            <text:p>RUSTSEC-2021-0112</text:p>
          </table:table-cell>
        </table:table-row>
        <table:table-row table:style-name="ro31">
          <table:table-cell table:style-name="ce1" office:value-type="string" calcext:value-type="string">
            <text:p>CVE-2021-45702 </text:p>
          </table:table-cell>
          <table:table-cell table:style-name="ce5" office:value-type="string" calcext:value-type="string">
            <text:p>An issue was discovered in the tremor-script crate before 0.11.6 for Rust. A merge operation may result in a use-after-free.</text:p>
          </table:table-cell>
          <table:table-cell table:style-name="ce10"/>
        </table:table-row>
        <table:table-row table:style-name="ro31">
          <table:table-cell table:style-name="ce1" office:value-type="string" calcext:value-type="string">
            <text:p>CVE-2021-45701 </text:p>
          </table:table-cell>
          <table:table-cell table:style-name="ce5" office:value-type="string" calcext:value-type="string">
            <text:p>An issue was discovered in the tremor-script crate before 0.11.6 for Rust. A patch operation may result in a use-after-free.</text:p>
          </table:table-cell>
          <table:table-cell table:style-name="ce10"/>
        </table:table-row>
        <table:table-row table:style-name="ro7">
          <table:table-cell table:style-name="ce1" office:value-type="string" calcext:value-type="string">
            <text:p>CVE-2021-45700 </text:p>
          </table:table-cell>
          <table:table-cell table:style-name="ce5" office:value-type="string" calcext:value-type="string">
            <text:p>An issue was discovered in the ckb crate before 0.40.0 for Rust. Attackers can cause a denial of service (Nervos CKB blockchain node crash) via a dead call that is used as a DepGroup.</text:p>
          </table:table-cell>
          <table:table-cell table:style-name="ce10"/>
        </table:table-row>
        <table:table-row table:style-name="ro2">
          <table:table-cell table:style-name="ce1" office:value-type="string" calcext:value-type="string">
            <text:p>CVE-2021-45699 </text:p>
          </table:table-cell>
          <table:table-cell table:style-name="ce5" office:value-type="string" calcext:value-type="string">
            <text:p>An issue was discovered in the ckb crate before 0.40.0 for Rust. Remote attackers may be able to conduct a 51% attack against the Nervos CKB blockchain by triggering an inability to allocate memory for the misbehavior HashMap.</text:p>
          </table:table-cell>
          <table:table-cell table:style-name="ce10"/>
        </table:table-row>
        <table:table-row table:style-name="ro2">
          <table:table-cell table:style-name="ce1" office:value-type="string" calcext:value-type="string">
            <text:p>CVE-2021-45698 </text:p>
          </table:table-cell>
          <table:table-cell table:style-name="ce5" office:value-type="string" calcext:value-type="string">
            <text:p>An issue was discovered in the ckb crate before 0.40.0 for Rust. A get_block_template RPC call may fail in situations where it is supposed to select a Nervos CKB blockchain transaction with a higher fee rate than another transaction.</text:p>
          </table:table-cell>
          <table:table-cell table:style-name="ce10"/>
        </table:table-row>
        <table:table-row table:style-name="ro31">
          <table:table-cell table:style-name="ce1" office:value-type="string" calcext:value-type="string">
            <text:p>CVE-2021-45697 </text:p>
          </table:table-cell>
          <table:table-cell table:style-name="ce5" office:value-type="string" calcext:value-type="string">
            <text:p>An issue was discovered in the molecule crate before 0.7.2 for Rust. A FixVec partial read has an incorrect result.</text:p>
          </table:table-cell>
          <table:table-cell table:style-name="ce10"/>
        </table:table-row>
        <table:table-row table:style-name="ro7">
          <table:table-cell table:style-name="ce1" office:value-type="string" calcext:value-type="string">
            <text:p>CVE-2021-45696 </text:p>
          </table:table-cell>
          <table:table-cell table:style-name="ce5" office:value-type="string" calcext:value-type="string">
            <text:p>An issue was discovered in the sha2 crate 0.9.7 before 0.9.8 for Rust. Hashes of long messages may be incorrect when the AVX2-accelerated backend is used.</text:p>
          </table:table-cell>
          <table:table-cell table:style-name="ce10"/>
        </table:table-row>
        <table:table-row table:style-name="ro7">
          <table:table-cell table:style-name="ce1" office:value-type="string" calcext:value-type="string">
            <text:p>CVE-2021-45695 </text:p>
          </table:table-cell>
          <table:table-cell table:style-name="ce5" office:value-type="string" calcext:value-type="string">
            <text:p>An issue was discovered in the mopa crate through 2021-06-01 for Rust. It incorrectly relies on Trait memory layout, possibly leading to future occurrences of arbitrary code execution or ASLR bypass.</text:p>
          </table:table-cell>
          <table:table-cell table:style-name="ce10"/>
        </table:table-row>
        <table:table-row table:style-name="ro31">
          <table:table-cell table:style-name="ce1" office:value-type="string" calcext:value-type="string">
            <text:p>CVE-2021-45694 </text:p>
          </table:table-cell>
          <table:table-cell table:style-name="ce5" office:value-type="string" calcext:value-type="string">
            <text:p>An issue was discovered in the rdiff crate through 2021-02-03 for Rust. Window may read from uninitialized memory locations.</text:p>
          </table:table-cell>
          <table:table-cell table:style-name="ce10" office:value-type="string" calcext:value-type="string">
            <text:p>RUSTSEC-2021-0094</text:p>
          </table:table-cell>
        </table:table-row>
        <table:table-row table:style-name="ro7">
          <table:table-cell table:style-name="ce1" office:value-type="string" calcext:value-type="string">
            <text:p>CVE-2021-45693 </text:p>
          </table:table-cell>
          <table:table-cell table:style-name="ce5" office:value-type="string" calcext:value-type="string">
            <text:p>An issue was discovered in the messagepack-rs crate through 2021-01-26 for Rust. deserialize_string_primitive may read from uninitialized memory locations.</text:p>
          </table:table-cell>
          <table:table-cell table:style-name="ce10" office:value-type="string" calcext:value-type="string">
            <text:p>RUSTSEC-2021-0092</text:p>
          </table:table-cell>
        </table:table-row>
        <table:table-row table:style-name="ro7">
          <table:table-cell table:style-name="ce1" office:value-type="string" calcext:value-type="string">
            <text:p>CVE-2021-45692 </text:p>
          </table:table-cell>
          <table:table-cell table:style-name="ce5" office:value-type="string" calcext:value-type="string">
            <text:p>An issue was discovered in the messagepack-rs crate through 2021-01-26 for Rust. deserialize_extension_others may read from uninitialized memory locations.</text:p>
          </table:table-cell>
          <table:table-cell table:style-name="ce10" office:value-type="string" calcext:value-type="string">
            <text:p>RUSTSEC-2021-0092</text:p>
          </table:table-cell>
        </table:table-row>
        <table:table-row table:style-name="ro7">
          <table:table-cell table:style-name="ce1" office:value-type="string" calcext:value-type="string">
            <text:p>CVE-2021-45691 </text:p>
          </table:table-cell>
          <table:table-cell table:style-name="ce5" office:value-type="string" calcext:value-type="string">
            <text:p>An issue was discovered in the messagepack-rs crate through 2021-01-26 for Rust. deserialize_string may read from uninitialized memory locations.</text:p>
          </table:table-cell>
          <table:table-cell table:style-name="ce10" office:value-type="string" calcext:value-type="string">
            <text:p>RUSTSEC-2021-0092</text:p>
          </table:table-cell>
        </table:table-row>
        <table:table-row table:style-name="ro7">
          <table:table-cell table:style-name="ce1" office:value-type="string" calcext:value-type="string">
            <text:p>CVE-2021-45690 </text:p>
          </table:table-cell>
          <table:table-cell table:style-name="ce5" office:value-type="string" calcext:value-type="string">
            <text:p>An issue was discovered in the messagepack-rs crate through 2021-01-26 for Rust. deserialize_binary may read from uninitialized memory locations.</text:p>
          </table:table-cell>
          <table:table-cell table:style-name="ce10" office:value-type="string" calcext:value-type="string">
            <text:p>RUSTSEC-2021-0092</text:p>
          </table:table-cell>
        </table:table-row>
        <table:table-row table:style-name="ro7">
          <table:table-cell table:style-name="ce1" office:value-type="string" calcext:value-type="string">
            <text:p>CVE-2021-45689 </text:p>
          </table:table-cell>
          <table:table-cell table:style-name="ce5" office:value-type="string" calcext:value-type="string">
            <text:p>An issue was discovered in the gfx-auxil crate through 2021-01-07 for Rust. gfx_auxil::read_spirv may read from uninitialized memory locations.</text:p>
          </table:table-cell>
          <table:table-cell table:style-name="ce10" office:value-type="string" calcext:value-type="string">
            <text:p>RUSTSEC-2021-0091</text:p>
          </table:table-cell>
        </table:table-row>
        <table:table-row table:style-name="ro31">
          <table:table-cell table:style-name="ce1" office:value-type="string" calcext:value-type="string">
            <text:p>CVE-2021-45688 </text:p>
          </table:table-cell>
          <table:table-cell table:style-name="ce5" office:value-type="string" calcext:value-type="string">
            <text:p>An issue was discovered in the ash crate before 0.33.1 for Rust. util::read_spv may read from uninitialized memory locations.</text:p>
          </table:table-cell>
          <table:table-cell table:style-name="ce10" office:value-type="string" calcext:value-type="string">
            <text:p>RUSTSEC-2021-0090</text:p>
          </table:table-cell>
        </table:table-row>
        <table:table-row table:style-name="ro2">
          <table:table-cell table:style-name="ce1" office:value-type="string" calcext:value-type="string">
            <text:p>CVE-2021-45687 </text:p>
          </table:table-cell>
          <table:table-cell table:style-name="ce5" office:value-type="string" calcext:value-type="string">
            <text:p>An issue was discovered in the raw-cpuid crate before 9.1.1 for Rust. If the serialize feature is used (which is not the the default), a Deserialize operation may lack sufficient validation, leading to memory corruption or a panic.</text:p>
          </table:table-cell>
          <table:table-cell table:style-name="ce10"/>
        </table:table-row>
        <table:table-row table:style-name="ro7">
          <table:table-cell table:style-name="ce1" office:value-type="string" calcext:value-type="string">
            <text:p>CVE-2021-45686 </text:p>
          </table:table-cell>
          <table:table-cell table:style-name="ce5" office:value-type="string" calcext:value-type="string">
            <text:p>An issue was discovered in the csv-sniffer crate through 2021-01-05 for Rust. preamble_skipcount may read from uninitialized memory locations.</text:p>
          </table:table-cell>
          <table:table-cell table:style-name="ce10" office:value-type="string" calcext:value-type="string">
            <text:p>RUSTSEC-2021-0088</text:p>
          </table:table-cell>
        </table:table-row>
        <table:table-row table:style-name="ro7">
          <table:table-cell table:style-name="ce1" office:value-type="string" calcext:value-type="string">
            <text:p>CVE-2021-45685 </text:p>
          </table:table-cell>
          <table:table-cell table:style-name="ce5" office:value-type="string" calcext:value-type="string">
            <text:p>An issue was discovered in the columnar crate through 2021-01-07 for Rust. ColumnarReadExt::read_typed_vec may read from uninitialized memory locations.</text:p>
          </table:table-cell>
          <table:table-cell table:style-name="ce10" office:value-type="string" calcext:value-type="string">
            <text:p>RUSTSEC-2021-0087</text:p>
          </table:table-cell>
        </table:table-row>
        <table:table-row table:style-name="ro31">
          <table:table-cell table:style-name="ce1" office:value-type="string" calcext:value-type="string">
            <text:p>CVE-2021-45684 </text:p>
          </table:table-cell>
          <table:table-cell table:style-name="ce5" office:value-type="string" calcext:value-type="string">
            <text:p>An issue was discovered in the flumedb crate through 2021-01-07 for Rust. read_entry may read from uninitialized memory locations.</text:p>
          </table:table-cell>
          <table:table-cell table:style-name="ce10" office:value-type="string" calcext:value-type="string">
            <text:p>RUSTSEC-2021-0086</text:p>
          </table:table-cell>
        </table:table-row>
        <table:table-row table:style-name="ro7">
          <table:table-cell table:style-name="ce1" office:value-type="string" calcext:value-type="string">
            <text:p>CVE-2021-45683 </text:p>
          </table:table-cell>
          <table:table-cell table:style-name="ce5" office:value-type="string" calcext:value-type="string">
            <text:p>An issue was discovered in the binjs_io crate through 2021-01-03 for Rust. The Read method may read from uninitialized memory locations.</text:p>
          </table:table-cell>
          <table:table-cell table:style-name="ce10" office:value-type="string" calcext:value-type="string">
            <text:p>RUSTSEC-2021-0085</text:p>
          </table:table-cell>
        </table:table-row>
        <table:table-row table:style-name="ro7">
          <table:table-cell table:style-name="ce1" office:value-type="string" calcext:value-type="string">
            <text:p>CVE-2021-45682 </text:p>
          </table:table-cell>
          <table:table-cell table:style-name="ce5" office:value-type="string" calcext:value-type="string">
            <text:p>An issue was discovered in the bronzedb-protocol crate through 2021-01-03 for Rust. ReadKVExt may read from uninitialized memory locations.</text:p>
          </table:table-cell>
          <table:table-cell table:style-name="ce10" office:value-type="string" calcext:value-type="string">
            <text:p>RUSTSEC-2021-0084</text:p>
          </table:table-cell>
        </table:table-row>
        <table:table-row table:style-name="ro7">
          <table:table-cell table:style-name="ce1" office:value-type="string" calcext:value-type="string">
            <text:p>CVE-2021-45681 </text:p>
          </table:table-cell>
          <table:table-cell table:style-name="ce5" office:value-type="string" calcext:value-type="string">
            <text:p>An issue was discovered in the derive-com-impl crate before 0.1.2 for Rust. An invalid reference (and memory corruption) can occur because AddRef might not be called before returning a pointer.</text:p>
          </table:table-cell>
          <table:table-cell table:style-name="ce10"/>
        </table:table-row>
        <table:table-row table:style-name="ro7">
          <table:table-cell table:style-name="ce1" office:value-type="string" calcext:value-type="string">
            <text:p>CVE-2021-45680 </text:p>
          </table:table-cell>
          <table:table-cell table:style-name="ce5" office:value-type="string" calcext:value-type="string">
            <text:p>An issue was discovered in the vec-const crate before 2.0.0 for Rust. It tries to construct a Vec from a pointer to a const slice, leading to memory corruption.</text:p>
          </table:table-cell>
          <table:table-cell table:style-name="ce10"/>
        </table:table-row>
        <table:table-row table:style-name="ro20">
          <table:table-cell table:style-name="ce1" office:value-type="string" calcext:value-type="string">
            <text:p>CVE-2021-43620 </text:p>
          </table:table-cell>
          <table:table-cell table:style-name="ce5" office:value-type="string" calcext:value-type="string">
            <text:p>An issue was discovered in the fruity crate through 0.2.0 for Rust. Security-relevant validation of filename extensions is plausibly affected. Methods of NSString for conversion to a string may return a partial result. Because they call CStr::from_ptr on a pointer to the string buffer, the string is terminated at the first '\0' byte, which might not be the end of the string.</text:p>
          </table:table-cell>
          <table:table-cell table:style-name="ce10"/>
        </table:table-row>
        <table:table-row table:style-name="ro25">
          <table:table-cell table:style-name="ce1" office:value-type="string" calcext:value-type="string">
            <text:p>CVE-2021-41153 </text:p>
          </table:table-cell>
          <table:table-cell table:style-name="ce5" office:value-type="string" calcext:value-type="string">
            <text:p>The evm crate is a pure Rust implementation of Ethereum Virtual Machine. In `evm` crate `&lt; 0.31.0`, `JUMPI` opcode's condition is checked after the destination validity check. However, according to Geth and OpenEthereum, the condition check should happen before the destination validity check. This is a **high** severity security advisory if you use `evm` crate for Ethereum mainnet. In this case, you should update your library dependency immediately to on or after `0.31.0`. This is a **low** severity security advisory if you use `evm` crate in Frontier or in a standalone blockchain, because there's no security exploit possible with this advisory. It is **not** recommended to update to on or after `0.31.0` until all the normal chain upgrade preparations have been done. If you use Frontier or other `pallet-evm` based Substrate blockchain, please ensure to update your `spec_version` before updating this. For other blockchains, please make sure to follow a hard-fork process before you update this.</text:p>
          </table:table-cell>
          <table:table-cell table:style-name="ce10"/>
        </table:table-row>
        <table:table-row table:style-name="ro17">
          <table:table-cell table:style-name="ce1" office:value-type="string" calcext:value-type="string">
            <text:p>CVE-2021-41150 </text:p>
          </table:table-cell>
          <table:table-cell table:style-name="ce5" office:value-type="string" calcext:value-type="string">
            <text:p>Tough provides a set of Rust libraries and tools for using and generating the update framework (TUF) repositories. The tough library, prior to 0.12.0, does not properly sanitize delegated role names when caching a repository, or when loading a repository from the filesystem. When the repository is cached or loaded, files ending with the .json extension could be overwritten with role metadata anywhere on the system. A fix is available in version 0.12.0. No workarounds to this issue are known.</text:p>
          </table:table-cell>
          <table:table-cell table:style-name="ce10"/>
        </table:table-row>
        <table:table-row table:style-name="ro27">
          <table:table-cell table:style-name="ce1" office:value-type="string" calcext:value-type="string">
            <text:p>CVE-2021-41149 </text:p>
          </table:table-cell>
          <table:table-cell table:style-name="ce5" office:value-type="string" calcext:value-type="string">
            <text:p>Tough provides a set of Rust libraries and tools for using and generating the update framework (TUF) repositories. The tough library, prior to 0.12.0, does not properly sanitize target names when caching a repository, or when saving specific targets to an output directory. When targets are cached or saved, files could be overwritten with arbitrary content anywhere on the system. A fix is available in version 0.12.0. No workarounds to this issue are known.</text:p>
          </table:table-cell>
          <table:table-cell table:style-name="ce10"/>
        </table:table-row>
        <table:table-row table:style-name="ro28">
          <table:table-cell table:style-name="ce1" office:value-type="string" calcext:value-type="string">
            <text:p>CVE-2021-39219 </text:p>
          </table:table-cell>
          <table:table-cell table:style-name="ce5" office:value-type="string" calcext:value-type="string">
            <text:p>Wasmtime is an open source runtime for WebAssembly &amp; WASI. Wasmtime before version 0.30.0 is affected by a type confusion vulnerability. As a Rust library the `wasmtime` crate clearly marks which functions are safe and which are `unsafe`, guaranteeing that if consumers never use `unsafe` then it should not be possible to have memory unsafety issues in their embeddings of Wasmtime. An issue was discovered in the safe API of `Linker::func_*` APIs. These APIs were previously not sound when one `Engine` was used to create the `Linker` and then a different `Engine` was used to create a `Store` and then the `Linker` was used to instantiate a module into that `Store`. Cross-`Engine` usage of functions is not supported in Wasmtime and this can result in type confusion of function pointers, resulting in being able to safely call a function with the wrong type. Triggering this bug requires using at least two `Engine` values in an embedding and then additionally using two different values with a `Linker` (one at the creation time of the `Linker` and another when instantiating a module with the `Linker`). It's expected that usage of more-than-one `Engine` in an embedding is relatively rare since an `Engine` is intended to be a globally shared resource, so the expectation is that the impact of this issue is relatively small. The fix implemented is to change this behavior to `panic!()` in Rust instead of silently allowing it. Using different `Engine` instances with a `Linker` is a programmer bug that `wasmtime` catches at runtime. This bug has been patched and users should upgrade to Wasmtime version 0.30.0. If you cannot upgrade Wasmtime and are using more than one `Engine` in your embedding it's recommended to instead use only one `Engine` for the entire program if possible. An `Engine` is designed to be a globally shared resource that is suitable to have only one for the lifetime of an entire process. If using multiple `Engine`s is required then code should be audited to ensure that `Linker` is only used with one `Engine`.</text:p>
          </table:table-cell>
          <table:table-cell table:style-name="ce10"/>
        </table:table-row>
        <table:table-row table:style-name="ro7">
          <table:table-cell table:style-name="ce1" office:value-type="string" calcext:value-type="string">
            <text:p>CVE-2021-38512 </text:p>
          </table:table-cell>
          <table:table-cell table:style-name="ce5" office:value-type="string" calcext:value-type="string">
            <text:p>An issue was discovered in the actix-http crate before 3.0.0-beta.9 for Rust. HTTP/1 request smuggling (aka HRS) can occur, potentially leading to credential disclosure.</text:p>
          </table:table-cell>
          <table:table-cell table:style-name="ce10"/>
        </table:table-row>
        <table:table-row table:style-name="ro7">
          <table:table-cell table:style-name="ce1" office:value-type="string" calcext:value-type="string">
            <text:p>CVE-2021-38511 </text:p>
          </table:table-cell>
          <table:table-cell table:style-name="ce5" office:value-type="string" calcext:value-type="string">
            <text:p>An issue was discovered in the tar crate before 0.4.36 for Rust. When symlinks are present in a TAR archive, extraction can create arbitrary directories via .. traversal.</text:p>
          </table:table-cell>
          <table:table-cell table:style-name="ce10"/>
        </table:table-row>
        <table:table-row table:style-name="ro2">
          <table:table-cell table:style-name="ce1" office:value-type="string" calcext:value-type="string">
            <text:p>CVE-2021-38196 </text:p>
          </table:table-cell>
          <table:table-cell table:style-name="ce5" office:value-type="string" calcext:value-type="string">
            <text:p>An issue was discovered in the better-macro crate through 2021-07-22 for Rust. It intentionally demonstrates that remote attackers can execute arbitrary code via proc-macros, and otherwise has no legitimate purpose.</text:p>
          </table:table-cell>
          <table:table-cell table:style-name="ce10"/>
        </table:table-row>
        <table:table-row table:style-name="ro7">
          <table:table-cell table:style-name="ce1" office:value-type="string" calcext:value-type="string">
            <text:p>CVE-2021-38195 </text:p>
          </table:table-cell>
          <table:table-cell table:style-name="ce5" office:value-type="string" calcext:value-type="string">
            <text:p>An issue was discovered in the libsecp256k1 crate before 0.5.0 for Rust. It can verify an invalid signature because it allows the R or S parameter to be larger than the curve order, aka an overflow.</text:p>
          </table:table-cell>
          <table:table-cell table:style-name="ce10"/>
        </table:table-row>
        <table:table-row table:style-name="ro2">
          <table:table-cell table:style-name="ce1" office:value-type="string" calcext:value-type="string">
            <text:p>CVE-2021-38194 </text:p>
          </table:table-cell>
          <table:table-cell table:style-name="ce5" office:value-type="string" calcext:value-type="string">
            <text:p>An issue was discovered in the ark-r1cs-std crate before 0.3.1 for Rust. It does not enforce any constraints in the FieldVar::mul_by_inverse method. Thus, a prover can produce a proof that is unsound but is nonetheless verified.</text:p>
          </table:table-cell>
          <table:table-cell table:style-name="ce10"/>
        </table:table-row>
        <table:table-row table:style-name="ro7">
          <table:table-cell table:style-name="ce1" office:value-type="string" calcext:value-type="string">
            <text:p>CVE-2021-38193 </text:p>
          </table:table-cell>
          <table:table-cell table:style-name="ce5" office:value-type="string" calcext:value-type="string">
            <text:p>An issue was discovered in the ammonia crate before 3.1.0 for Rust. XSS can occur because the parsing differences for HTML, SVG, and MathML are mishandled, a similar issue to CVE-2020-26870.</text:p>
          </table:table-cell>
          <table:table-cell table:style-name="ce10"/>
        </table:table-row>
        <table:table-row table:style-name="ro7">
          <table:table-cell table:style-name="ce1" office:value-type="string" calcext:value-type="string">
            <text:p>CVE-2021-38192 </text:p>
          </table:table-cell>
          <table:table-cell table:style-name="ce5" office:value-type="string" calcext:value-type="string">
            <text:p>An issue was discovered in the prost-types crate before 0.8.0 for Rust. An overflow can occur during conversion from Timestamp to SystemTime.</text:p>
          </table:table-cell>
          <table:table-cell table:style-name="ce10"/>
        </table:table-row>
        <table:table-row table:style-name="ro31">
          <table:table-cell table:style-name="ce2" office:value-type="string" calcext:value-type="string">
            <text:p>CVE-2021-38191 </text:p>
          </table:table-cell>
          <table:table-cell table:style-name="ce6" office:value-type="string" calcext:value-type="string">
            <text:p>An issue was discovered in the tokio crate before 1.8.1 for Rust. Upon a JoinHandle::abort, a Task may be dropped in the wrong thread.</text:p>
          </table:table-cell>
          <table:table-cell table:style-name="ce10"/>
        </table:table-row>
        <table:table-row table:style-name="ro2">
          <table:table-cell table:style-name="ce1" office:value-type="string" calcext:value-type="string">
            <text:p>CVE-2021-38190 </text:p>
          </table:table-cell>
          <table:table-cell table:style-name="ce5" office:value-type="string" calcext:value-type="string">
            <text:p>An issue was discovered in the nalgebra crate before 0.27.1 for Rust. It allows out-of-bounds memory access because it does not ensure that the number of elements is equal to the product of the row count and column count.</text:p>
          </table:table-cell>
          <table:table-cell table:style-name="ce10"/>
        </table:table-row>
        <table:table-row table:style-name="ro7">
          <table:table-cell table:style-name="ce1" office:value-type="string" calcext:value-type="string">
            <text:p>CVE-2021-38189 </text:p>
          </table:table-cell>
          <table:table-cell table:style-name="ce5" office:value-type="string" calcext:value-type="string">
            <text:p>An issue was discovered in the lettre crate before 0.9.6 for Rust. In an e-mail message body, an attacker can place a . character after two &lt;CR&gt;&lt;LF&gt; sequences and then inject arbitrary SMTP commands.</text:p>
          </table:table-cell>
          <table:table-cell table:style-name="ce10"/>
        </table:table-row>
        <table:table-row table:style-name="ro7">
          <table:table-cell table:style-name="ce1" office:value-type="string" calcext:value-type="string">
            <text:p>CVE-2021-38188 </text:p>
          </table:table-cell>
          <table:table-cell table:style-name="ce5" office:value-type="string" calcext:value-type="string">
            <text:p>An issue was discovered in the iced-x86 crate through 1.10.3 for Rust. In Decoder::new(), slice.get_unchecked(slice.length()) is used unsafely.</text:p>
          </table:table-cell>
          <table:table-cell table:style-name="ce10"/>
        </table:table-row>
        <table:table-row table:style-name="ro31">
          <table:table-cell table:style-name="ce1" office:value-type="string" calcext:value-type="string">
            <text:p>CVE-2021-38187 </text:p>
          </table:table-cell>
          <table:table-cell table:style-name="ce5" office:value-type="string" calcext:value-type="string">
            <text:p>An issue was discovered in the anymap crate through 0.12.1 for Rust. It violates soundness via conversion of a *u8 to a *u64.</text:p>
          </table:table-cell>
          <table:table-cell table:style-name="ce10"/>
        </table:table-row>
        <table:table-row table:style-name="ro31">
          <table:table-cell table:style-name="ce1" office:value-type="string" calcext:value-type="string">
            <text:p>CVE-2021-38186 </text:p>
          </table:table-cell>
          <table:table-cell table:style-name="ce5" office:value-type="string" calcext:value-type="string">
            <text:p>An issue was discovered in the comrak crate before 0.10.1 for Rust. It mishandles &amp; characters, leading to XSS via &amp;# HTML entities.</text:p>
          </table:table-cell>
          <table:table-cell table:style-name="ce10"/>
        </table:table-row>
        <table:table-row table:style-name="ro7">
          <table:table-cell table:style-name="ce1" office:value-type="string" calcext:value-type="string">
            <text:p>CVE-2021-3530 </text:p>
          </table:table-cell>
          <table:table-cell table:style-name="ce5" office:value-type="string" calcext:value-type="string">
            <text:p>A flaw was discovered in GNU libiberty within demangle_path() in rust-demangle.c, as distributed in GNU Binutils version 2.36. A crafted symbol can cause stack memory to be exhausted leading to a crash.</text:p>
          </table:table-cell>
          <table:table-cell table:style-name="ce10"/>
        </table:table-row>
        <table:table-row table:style-name="ro15">
          <table:table-cell table:style-name="ce1" office:value-type="string" calcext:value-type="string">
            <text:p>CVE-2021-32810 </text:p>
          </table:table-cell>
          <table:table-cell table:style-name="ce5" office:value-type="string" calcext:value-type="string">
            <text:p>crossbeam-deque is a package of work-stealing deques for building task schedulers when programming in Rust. In versions prior to 0.7.4 and 0.8.0, the result of the race condition is that one or more tasks in the worker queue can be popped twice instead of other tasks that are forgotten and never popped. If tasks are allocated on the heap, this can cause double free and a memory leak. If not, this still can cause a logical bug. Crates using `Stealer::steal`, `Stealer::steal_batch`, or `Stealer::steal_batch_and_pop` are affected by this issue. This has been fixed in crossbeam-deque 0.8.1 and 0.7.4.</text:p>
          </table:table-cell>
          <table:table-cell table:style-name="ce10"/>
        </table:table-row>
        <table:table-row table:style-name="ro30">
          <table:table-cell table:style-name="ce1" office:value-type="string" calcext:value-type="string">
            <text:p>CVE-2021-32715 </text:p>
          </table:table-cell>
          <table:table-cell table:style-name="ce5" office:value-type="string" calcext:value-type="string">
            <text:p>hyper is an HTTP library for rust. hyper's HTTP/1 server code had a flaw that incorrectly parses and accepts requests with a `Content-Length` header with a prefixed plus sign, when it should have been rejected as illegal. This combined with an upstream HTTP proxy that doesn't parse such `Content-Length` headers, but forwards them, can result in "request smuggling" or "desync attacks". The flaw exists in all prior versions of hyper prior to 0.14.10, if built with `rustc` v1.5.0 or newer. The vulnerability is patched in hyper version 0.14.10. Two workarounds exist: One may reject requests manually that contain a plus sign prefix in the `Content-Length` header or ensure any upstream proxy handles `Content-Length` headers with a plus sign prefix.</text:p>
          </table:table-cell>
          <table:table-cell table:style-name="ce10"/>
        </table:table-row>
        <table:table-row table:style-name="ro9">
          <table:table-cell table:style-name="ce1" office:value-type="string" calcext:value-type="string">
            <text:p>CVE-2021-32714 </text:p>
          </table:table-cell>
          <table:table-cell table:style-name="ce5" office:value-type="string" calcext:value-type="string">
            <text:p>hyper is an HTTP library for Rust. In versions prior to 0.14.10, hyper's HTTP server and client code had a flaw that could trigger an integer overflow when decoding chunk sizes that are too big. This allows possible data loss, or if combined with an upstream HTTP proxy that allows chunk sizes larger than hyper does, can result in "request smuggling" or "desync attacks." The vulnerability is patched in version 0.14.10. Two possible workarounds exist. One may reject requests manually that contain a `Transfer-Encoding` header or ensure any upstream proxy rejects `Transfer-Encoding` chunk sizes greater than what fits in 64-bit unsigned integers.</text:p>
          </table:table-cell>
          <table:table-cell table:style-name="ce10"/>
        </table:table-row>
        <table:table-row table:style-name="ro20">
          <table:table-cell table:style-name="ce1" office:value-type="string" calcext:value-type="string">
            <text:p>CVE-2021-32619 </text:p>
          </table:table-cell>
          <table:table-cell table:style-name="ce5" office:value-type="string" calcext:value-type="string">
            <text:p>Deno is a runtime for JavaScript and TypeScript that uses V8 and is built in Rust. In Deno versions 1.5.0 to 1.10.1, modules that are dynamically imported through `import()` or `new Worker` might have been able to bypass network and file system permission checks when statically importing other modules. The vulnerability has been patched in Deno release 1.10.2.</text:p>
          </table:table-cell>
          <table:table-cell table:style-name="ce10"/>
        </table:table-row>
        <table:table-row table:style-name="ro7">
          <table:table-cell table:style-name="ce1" office:value-type="string" calcext:value-type="string">
            <text:p>CVE-2021-32256 </text:p>
          </table:table-cell>
          <table:table-cell table:style-name="ce5" office:value-type="string" calcext:value-type="string">
            <text:p>An issue was discovered in GNU libiberty, as distributed in GNU Binutils 2.36. It is a stack-overflow issue in demangle_type in rust-demangle.c.</text:p>
          </table:table-cell>
          <table:table-cell table:style-name="ce10"/>
        </table:table-row>
        <table:table-row table:style-name="ro31">
          <table:table-cell table:style-name="ce1" office:value-type="string" calcext:value-type="string">
            <text:p>CVE-2021-31996 </text:p>
          </table:table-cell>
          <table:table-cell table:style-name="ce5" office:value-type="string" calcext:value-type="string">
            <text:p>An issue was discovered in the algorithmica crate through 2021-03-07 for Rust. There is a double free in merge_sort::merge().</text:p>
          </table:table-cell>
          <table:table-cell table:style-name="ce10" office:value-type="string" calcext:value-type="string">
            <text:p>RUSTSEC-2021-0053</text:p>
          </table:table-cell>
        </table:table-row>
        <table:table-row table:style-name="ro7">
          <table:table-cell table:style-name="ce1" office:value-type="string" calcext:value-type="string">
            <text:p>CVE-2021-31919 </text:p>
          </table:table-cell>
          <table:table-cell table:style-name="ce5" office:value-type="string" calcext:value-type="string">
            <text:p>An issue was discovered in the rkyv crate before 0.6.0 for Rust. When an archive is created via serialization, the archive content may contain uninitialized values of certain parts of a struct.</text:p>
          </table:table-cell>
          <table:table-cell table:style-name="ce10"/>
        </table:table-row>
        <table:table-row table:style-name="ro31">
          <table:table-cell table:style-name="ce1" office:value-type="string" calcext:value-type="string">
            <text:p>CVE-2021-31162 </text:p>
          </table:table-cell>
          <table:table-cell table:style-name="ce5" office:value-type="string" calcext:value-type="string">
            <text:p>In the standard library in Rust before 1.52.0, a double free can occur in the Vec::from_iter function if freeing the element panics.</text:p>
          </table:table-cell>
          <table:table-cell table:style-name="ce10"/>
        </table:table-row>
        <table:table-row table:style-name="ro7">
          <table:table-cell table:style-name="ce1" office:value-type="string" calcext:value-type="string">
            <text:p>CVE-2021-30457 </text:p>
          </table:table-cell>
          <table:table-cell table:style-name="ce5" office:value-type="string" calcext:value-type="string">
            <text:p>An issue was discovered in the id-map crate through 2021-02-26 for Rust. A double free can occur in remove_set upon a panic in a Drop impl.</text:p>
          </table:table-cell>
          <table:table-cell table:style-name="ce10" office:value-type="string" calcext:value-type="string">
            <text:p>RUSTSEC-2021-0052</text:p>
          </table:table-cell>
        </table:table-row>
        <table:table-row table:style-name="ro7">
          <table:table-cell table:style-name="ce1" office:value-type="string" calcext:value-type="string">
            <text:p>CVE-2021-30456 </text:p>
          </table:table-cell>
          <table:table-cell table:style-name="ce5" office:value-type="string" calcext:value-type="string">
            <text:p>An issue was discovered in the id-map crate through 2021-02-26 for Rust. A double free can occur in get_or_insert upon a panic of a user-provided f function.</text:p>
          </table:table-cell>
          <table:table-cell table:style-name="ce10" office:value-type="string" calcext:value-type="string">
            <text:p>RUSTSEC-2021-0052</text:p>
          </table:table-cell>
        </table:table-row>
        <table:table-row table:style-name="ro7">
          <table:table-cell table:style-name="ce1" office:value-type="string" calcext:value-type="string">
            <text:p>CVE-2021-30455 </text:p>
          </table:table-cell>
          <table:table-cell table:style-name="ce5" office:value-type="string" calcext:value-type="string">
            <text:p>An issue was discovered in the id-map crate through 2021-02-26 for Rust. A double free can occur in IdMap::clone_from upon a .clone panic.</text:p>
          </table:table-cell>
          <table:table-cell table:style-name="ce10" office:value-type="string" calcext:value-type="string">
            <text:p>RUSTSEC-2021-0052</text:p>
          </table:table-cell>
        </table:table-row>
        <table:table-row table:style-name="ro7">
          <table:table-cell table:style-name="ce1" office:value-type="string" calcext:value-type="string">
            <text:p>CVE-2021-30454 </text:p>
          </table:table-cell>
          <table:table-cell table:style-name="ce5" office:value-type="string" calcext:value-type="string">
            <text:p>An issue was discovered in the outer_cgi crate before 0.2.1 for Rust. A user-provided Read instance receives an uninitialized memory buffer from KeyValueReader.</text:p>
          </table:table-cell>
          <table:table-cell table:style-name="ce10" office:value-type="string" calcext:value-type="string">
            <text:p>RUSTSEC-2021-0051</text:p>
          </table:table-cell>
        </table:table-row>
        <table:table-row table:style-name="ro7">
          <table:table-cell table:style-name="ce1" office:value-type="string" calcext:value-type="string">
            <text:p>CVE-2021-29942 </text:p>
          </table:table-cell>
          <table:table-cell table:style-name="ce5" office:value-type="string" calcext:value-type="string">
            <text:p>An issue was discovered in the reorder crate through 2021-02-24 for Rust. swap_index can return uninitialized values if an iterator returns a len() that is too large.</text:p>
          </table:table-cell>
          <table:table-cell table:style-name="ce10" office:value-type="string" calcext:value-type="string">
            <text:p>RUSTSEC-2021-0050</text:p>
          </table:table-cell>
        </table:table-row>
        <table:table-row table:style-name="ro7">
          <table:table-cell table:style-name="ce1" office:value-type="string" calcext:value-type="string">
            <text:p>CVE-2021-29941 </text:p>
          </table:table-cell>
          <table:table-cell table:style-name="ce5" office:value-type="string" calcext:value-type="string">
            <text:p>An issue was discovered in the reorder crate through 2021-02-24 for Rust. swap_index has an out-of-bounds write if an iterator returns a len() that is too small.</text:p>
          </table:table-cell>
          <table:table-cell table:style-name="ce10" office:value-type="string" calcext:value-type="string">
            <text:p>RUSTSEC-2021-0050</text:p>
          </table:table-cell>
        </table:table-row>
        <table:table-row table:style-name="ro7">
          <table:table-cell table:style-name="ce1" office:value-type="string" calcext:value-type="string">
            <text:p>CVE-2021-29940 </text:p>
          </table:table-cell>
          <table:table-cell table:style-name="ce5" office:value-type="string" calcext:value-type="string">
            <text:p>An issue was discovered in the through crate through 2021-02-18 for Rust. There is a double free (in through and through_and) upon a panic of the map function.</text:p>
          </table:table-cell>
          <table:table-cell table:style-name="ce10" office:value-type="string" calcext:value-type="string">
            <text:p>RUSTSEC-2021-0049</text:p>
          </table:table-cell>
        </table:table-row>
        <table:table-row table:style-name="ro7">
          <table:table-cell table:style-name="ce1" office:value-type="string" calcext:value-type="string">
            <text:p>CVE-2021-29939 </text:p>
          </table:table-cell>
          <table:table-cell table:style-name="ce5" office:value-type="string" calcext:value-type="string">
            <text:p>An issue was discovered in the stackvector crate through 2021-02-19 for Rust. There is an out-of-bounds write in StackVec::extend if size_hint provides certain anomalous data.</text:p>
          </table:table-cell>
          <table:table-cell table:style-name="ce10" office:value-type="string" calcext:value-type="string">
            <text:p>RUSTSEC-2021-0048</text:p>
          </table:table-cell>
        </table:table-row>
        <table:table-row table:style-name="ro7">
          <table:table-cell table:style-name="ce1" office:value-type="string" calcext:value-type="string">
            <text:p>CVE-2021-29938 </text:p>
          </table:table-cell>
          <table:table-cell table:style-name="ce5" office:value-type="string" calcext:value-type="string">
            <text:p>An issue was discovered in the slice-deque crate through 2021-02-19 for Rust. A double drop can occur in SliceDeque::drain_filter upon a panic in a predicate function.</text:p>
          </table:table-cell>
          <table:table-cell table:style-name="ce10" office:value-type="string" calcext:value-type="string">
            <text:p>RUSTSEC-2021-0047</text:p>
          </table:table-cell>
        </table:table-row>
        <table:table-row table:style-name="ro7">
          <table:table-cell table:style-name="ce1" office:value-type="string" calcext:value-type="string">
            <text:p>CVE-2021-29937 </text:p>
          </table:table-cell>
          <table:table-cell table:style-name="ce5" office:value-type="string" calcext:value-type="string">
            <text:p>An issue was discovered in the telemetry crate through 2021-02-17 for Rust. There is a drop of uninitialized memory if a value.clone() call panics within misc::vec_with_size().</text:p>
          </table:table-cell>
          <table:table-cell table:style-name="ce10" office:value-type="string" calcext:value-type="string">
            <text:p>RUSTSEC-2021-0046</text:p>
          </table:table-cell>
        </table:table-row>
        <table:table-row table:style-name="ro7">
          <table:table-cell table:style-name="ce1" office:value-type="string" calcext:value-type="string">
            <text:p>CVE-2021-29936 </text:p>
          </table:table-cell>
          <table:table-cell table:style-name="ce5" office:value-type="string" calcext:value-type="string">
            <text:p>An issue was discovered in the adtensor crate through 2021-01-11 for Rust. There is a drop of uninitialized memory via the FromIterator implementation for Vector and Matrix.</text:p>
          </table:table-cell>
          <table:table-cell table:style-name="ce10" office:value-type="string" calcext:value-type="string">
            <text:p>RUSTSEC-2021-0045</text:p>
          </table:table-cell>
        </table:table-row>
        <table:table-row table:style-name="ro7">
          <table:table-cell table:style-name="ce1" office:value-type="string" calcext:value-type="string">
            <text:p>CVE-2021-29935 </text:p>
          </table:table-cell>
          <table:table-cell table:style-name="ce5" office:value-type="string" calcext:value-type="string">
            <text:p>An issue was discovered in the rocket crate before 0.4.7 for Rust. uri::Formatter can have a use-after-free if a user-provided function panics.</text:p>
          </table:table-cell>
          <table:table-cell table:style-name="ce10" office:value-type="string" calcext:value-type="string">
            <text:p>RUSTSEC-2021-0044</text:p>
          </table:table-cell>
        </table:table-row>
        <table:table-row table:style-name="ro7">
          <table:table-cell table:style-name="ce1" office:value-type="string" calcext:value-type="string">
            <text:p>CVE-2021-29934 </text:p>
          </table:table-cell>
          <table:table-cell table:style-name="ce5" office:value-type="string" calcext:value-type="string">
            <text:p>An issue was discovered in PartialReader in the uu_od crate before 0.0.4 for Rust. Attackers can read the contents of uninitialized memory locations via a user-provided Read operation.</text:p>
          </table:table-cell>
          <table:table-cell table:style-name="ce10" office:value-type="string" calcext:value-type="string">
            <text:p>RUSTSEC-2021-0043</text:p>
          </table:table-cell>
        </table:table-row>
        <table:table-row table:style-name="ro31">
          <table:table-cell table:style-name="ce1" office:value-type="string" calcext:value-type="string">
            <text:p>CVE-2021-29933 </text:p>
          </table:table-cell>
          <table:table-cell table:style-name="ce5" office:value-type="string" calcext:value-type="string">
            <text:p>An issue was discovered in the insert_many crate through 2021-01-26 for Rust. Elements may be dropped twice if a .next() method panics.</text:p>
          </table:table-cell>
          <table:table-cell table:style-name="ce10" office:value-type="string" calcext:value-type="string">
            <text:p>RUSTSEC-2021-0042</text:p>
          </table:table-cell>
        </table:table-row>
        <table:table-row table:style-name="ro7">
          <table:table-cell table:style-name="ce1" office:value-type="string" calcext:value-type="string">
            <text:p>CVE-2021-29932 </text:p>
          </table:table-cell>
          <table:table-cell table:style-name="ce5" office:value-type="string" calcext:value-type="string">
            <text:p>An issue was discovered in the parse_duration crate through 2021-03-18 for Rust. It allows attackers to cause a denial of service (CPU and memory consumption) via a duration string with a large exponent.</text:p>
          </table:table-cell>
          <table:table-cell table:style-name="ce10"/>
        </table:table-row>
        <table:table-row table:style-name="ro31">
          <table:table-cell table:style-name="ce1" office:value-type="string" calcext:value-type="string">
            <text:p>CVE-2021-29931 </text:p>
          </table:table-cell>
          <table:table-cell table:style-name="ce5" office:value-type="string" calcext:value-type="string">
            <text:p>An issue was discovered in the arenavec crate through 2021-01-12 for Rust. A double drop can sometimes occur upon a panic in T::drop().</text:p>
          </table:table-cell>
          <table:table-cell table:style-name="ce10" office:value-type="string" calcext:value-type="string">
            <text:p>RUSTSEC-2021-0040</text:p>
          </table:table-cell>
        </table:table-row>
        <table:table-row table:style-name="ro7">
          <table:table-cell table:style-name="ce1" office:value-type="string" calcext:value-type="string">
            <text:p>CVE-2021-29930 </text:p>
          </table:table-cell>
          <table:table-cell table:style-name="ce5" office:value-type="string" calcext:value-type="string">
            <text:p>An issue was discovered in the arenavec crate through 2021-01-12 for Rust. A drop of uninitialized memory can sometimes occur upon a panic in T::default().</text:p>
          </table:table-cell>
          <table:table-cell table:style-name="ce10" office:value-type="string" calcext:value-type="string">
            <text:p>RUSTSEC-2021-0040</text:p>
          </table:table-cell>
        </table:table-row>
        <table:table-row table:style-name="ro7">
          <table:table-cell table:style-name="ce1" office:value-type="string" calcext:value-type="string">
            <text:p>CVE-2021-29929 </text:p>
          </table:table-cell>
          <table:table-cell table:style-name="ce5" office:value-type="string" calcext:value-type="string">
            <text:p>An issue was discovered in the endian_trait crate through 2021-01-04 for Rust. A double drop can occur when a user-provided Endian impl panics.</text:p>
          </table:table-cell>
          <table:table-cell table:style-name="ce10" office:value-type="string" calcext:value-type="string">
            <text:p>RUSTSEC-2021-0039</text:p>
          </table:table-cell>
        </table:table-row>
        <table:table-row table:style-name="ro22">
          <table:table-cell table:style-name="ce1" office:value-type="string" calcext:value-type="string">
            <text:p>CVE-2021-29922 </text:p>
          </table:table-cell>
          <table:table-cell table:style-name="ce5" office:value-type="string" calcext:value-type="string">
            <text:p>library/std/src/net/parser.rs in Rust before 1.53.0 does not properly consider extraneous zero characters at the beginning of an IP address string, which (in some situations) allows attackers to bypass access control that is based on IP addresses, because of unexpected octal interpretation.</text:p>
          </table:table-cell>
          <table:table-cell table:style-name="ce10"/>
        </table:table-row>
        <table:table-row table:style-name="ro17">
          <table:table-cell table:style-name="ce1" office:value-type="string" calcext:value-type="string">
            <text:p>CVE-2021-29511 </text:p>
          </table:table-cell>
          <table:table-cell table:style-name="ce5" office:value-type="string" calcext:value-type="string">
            <text:p>evm is a pure Rust implementation of Ethereum Virtual Machine. Prior to the patch, when executing specific EVM opcodes related to memory operations that use `evm_core::Memory::copy_large`, the `evm` crate can over-allocate memory when it is not needed, making it possible for an attacker to perform denial-of-service attack. The flaw was corrected in commit `19ade85`. Users should upgrade to `==0.21.1, ==0.23.1, ==0.24.1, ==0.25.1, &gt;=0.26.1`. There are no workarounds. Please upgrade your `evm` crate version.</text:p>
          </table:table-cell>
          <table:table-cell table:style-name="ce10"/>
        </table:table-row>
        <table:table-row table:style-name="ro7">
          <table:table-cell table:style-name="ce1" office:value-type="string" calcext:value-type="string">
            <text:p>CVE-2021-28879 </text:p>
          </table:table-cell>
          <table:table-cell table:style-name="ce5" office:value-type="string" calcext:value-type="string">
            <text:p>In the standard library in Rust before 1.52.0, the Zip implementation can report an incorrect size due to an integer overflow. This bug can lead to a buffer overflow when a consumed Zip iterator is used again.</text:p>
          </table:table-cell>
          <table:table-cell table:style-name="ce10"/>
        </table:table-row>
        <table:table-row table:style-name="ro22">
          <table:table-cell table:style-name="ce1" office:value-type="string" calcext:value-type="string">
            <text:p>CVE-2021-28878 </text:p>
          </table:table-cell>
          <table:table-cell table:style-name="ce5" office:value-type="string" calcext:value-type="string">
            <text:p>In the standard library in Rust before 1.52.0, the Zip implementation calls __iterator_get_unchecked() more than once for the same index (under certain conditions) when next_back() and next() are used together. This bug could lead to a memory safety violation due to an unmet safety requirement for the TrustedRandomAccess trait.</text:p>
          </table:table-cell>
          <table:table-cell table:style-name="ce10"/>
        </table:table-row>
        <table:table-row table:style-name="ro2">
          <table:table-cell table:style-name="ce1" office:value-type="string" calcext:value-type="string">
            <text:p>CVE-2021-28877 </text:p>
          </table:table-cell>
          <table:table-cell table:style-name="ce5" office:value-type="string" calcext:value-type="string">
            <text:p>In the standard library in Rust before 1.51.0, the Zip implementation calls __iterator_get_unchecked() for the same index more than once when nested. This bug can lead to a memory safety violation due to an unmet safety requirement for the TrustedRandomAccess trait.</text:p>
          </table:table-cell>
          <table:table-cell table:style-name="ce10"/>
        </table:table-row>
        <table:table-row table:style-name="ro20">
          <table:table-cell table:style-name="ce1" office:value-type="string" calcext:value-type="string">
            <text:p>CVE-2021-28876 </text:p>
          </table:table-cell>
          <table:table-cell table:style-name="ce5" office:value-type="string" calcext:value-type="string">
            <text:p>In the standard library in Rust before 1.52.0, the Zip implementation has a panic safety issue. It calls __iterator_get_unchecked() more than once for the same index when the underlying iterator panics (in certain conditions). This bug could lead to a memory safety violation due to an unmet safety requirement for the TrustedRandomAccess trait.</text:p>
          </table:table-cell>
          <table:table-cell table:style-name="ce10"/>
        </table:table-row>
        <table:table-row table:style-name="ro7">
          <table:table-cell table:style-name="ce1" office:value-type="string" calcext:value-type="string">
            <text:p>CVE-2021-28875 </text:p>
          </table:table-cell>
          <table:table-cell table:style-name="ce5" office:value-type="string" calcext:value-type="string">
            <text:p>In the standard library in Rust before 1.50.0, read_to_end() does not validate the return value from Read in an unsafe context. This bug could lead to a buffer overflow.</text:p>
          </table:table-cell>
          <table:table-cell table:style-name="ce10"/>
        </table:table-row>
        <table:table-row table:style-name="ro7">
          <table:table-cell table:style-name="ce1" office:value-type="string" calcext:value-type="string">
            <text:p>CVE-2021-28308 </text:p>
          </table:table-cell>
          <table:table-cell table:style-name="ce5" office:value-type="string" calcext:value-type="string">
            <text:p>An issue was discovered in the fltk crate before 0.15.3 for Rust. There is an out-of bounds read because the pixmap constructor lacks pixmap input validation.</text:p>
          </table:table-cell>
          <table:table-cell table:style-name="ce10"/>
        </table:table-row>
        <table:table-row table:style-name="ro7">
          <table:table-cell table:style-name="ce1" office:value-type="string" calcext:value-type="string">
            <text:p>CVE-2021-28307 </text:p>
          </table:table-cell>
          <table:table-cell table:style-name="ce5" office:value-type="string" calcext:value-type="string">
            <text:p>An issue was discovered in the fltk crate before 0.15.3 for Rust. There is a NULL pointer dereference during attempted use of a non-raster image for a window icon.</text:p>
          </table:table-cell>
          <table:table-cell table:style-name="ce10"/>
        </table:table-row>
        <table:table-row table:style-name="ro7">
          <table:table-cell table:style-name="ce1" office:value-type="string" calcext:value-type="string">
            <text:p>CVE-2021-28306 </text:p>
          </table:table-cell>
          <table:table-cell table:style-name="ce5" office:value-type="string" calcext:value-type="string">
            <text:p>An issue was discovered in the fltk crate before 0.15.3 for Rust. There is a NULL pointer dereference during attempted use of a multi label type if the image is nonexistent.</text:p>
          </table:table-cell>
          <table:table-cell table:style-name="ce10"/>
        </table:table-row>
        <table:table-row table:style-name="ro7">
          <table:table-cell table:style-name="ce1" office:value-type="string" calcext:value-type="string">
            <text:p>CVE-2021-28305 </text:p>
          </table:table-cell>
          <table:table-cell table:style-name="ce5" office:value-type="string" calcext:value-type="string">
            <text:p>An issue was discovered in the diesel crate before 1.4.6 for Rust. There is a use-after-free in the SQLite backend because the semantics of sqlite3_column_name are not followed.</text:p>
          </table:table-cell>
          <table:table-cell table:style-name="ce10"/>
        </table:table-row>
        <table:table-row table:style-name="ro7">
          <table:table-cell table:style-name="ce3" office:value-type="string" calcext:value-type="string">
            <text:p>CVE-2021-28037 </text:p>
          </table:table-cell>
          <table:table-cell table:style-name="ce7" office:value-type="string" calcext:value-type="string">
            <text:p>An issue was discovered in the internment crate before 0.4.2 for Rust. There is a data race that can cause memory corruption because of the unconditional implementation of Sync for Intern&lt;T&gt;.</text:p>
          </table:table-cell>
          <table:table-cell table:style-name="ce10" office:value-type="string" calcext:value-type="string">
            <text:p>RUSTSEC-2021-0036</text:p>
          </table:table-cell>
        </table:table-row>
        <table:table-row table:style-name="ro2">
          <table:table-cell table:style-name="ce1" office:value-type="string" calcext:value-type="string">
            <text:p>CVE-2021-28036 </text:p>
          </table:table-cell>
          <table:table-cell table:style-name="ce5" office:value-type="string" calcext:value-type="string">
            <text:p>An issue was discovered in the quinn crate before 0.7.0 for Rust. It may have invalid memory access for certain versions of the standard library because it relies on a direct cast of std::net::SocketAddrV4 and std::net::SocketAddrV6 data structures.</text:p>
          </table:table-cell>
          <table:table-cell table:style-name="ce10"/>
        </table:table-row>
        <table:table-row table:style-name="ro7">
          <table:table-cell table:style-name="ce1" office:value-type="string" calcext:value-type="string">
            <text:p>CVE-2021-28035 </text:p>
          </table:table-cell>
          <table:table-cell table:style-name="ce5" office:value-type="string" calcext:value-type="string">
            <text:p>An issue was discovered in the stack_dst crate before 0.6.1 for Rust. Because of the push_inner behavior, a drop of uninitialized memory can occur upon a val.clone() panic.</text:p>
          </table:table-cell>
          <table:table-cell table:style-name="ce10" office:value-type="string" calcext:value-type="string">
            <text:p>RUSTSEC-2021-0033</text:p>
          </table:table-cell>
        </table:table-row>
        <table:table-row table:style-name="ro7">
          <table:table-cell table:style-name="ce1" office:value-type="string" calcext:value-type="string">
            <text:p>CVE-2021-28034 </text:p>
          </table:table-cell>
          <table:table-cell table:style-name="ce5" office:value-type="string" calcext:value-type="string">
            <text:p>An issue was discovered in the stack_dst crate before 0.6.1 for Rust. Because of the push_inner behavior, a double free can occur upon a val.clone() panic.</text:p>
          </table:table-cell>
          <table:table-cell table:style-name="ce10" office:value-type="string" calcext:value-type="string">
            <text:p>RUSTSEC-2021-0033</text:p>
          </table:table-cell>
        </table:table-row>
        <table:table-row table:style-name="ro7">
          <table:table-cell table:style-name="ce1" office:value-type="string" calcext:value-type="string">
            <text:p>CVE-2021-28033 </text:p>
          </table:table-cell>
          <table:table-cell table:style-name="ce5" office:value-type="string" calcext:value-type="string">
            <text:p>An issue was discovered in the byte_struct crate before 0.6.1 for Rust. There can be a drop of uninitialized memory if a certain deserialization method panics.</text:p>
          </table:table-cell>
          <table:table-cell table:style-name="ce10" office:value-type="string" calcext:value-type="string">
            <text:p>RUSTSEC-2021-0032</text:p>
          </table:table-cell>
        </table:table-row>
        <table:table-row table:style-name="ro22">
          <table:table-cell table:style-name="ce1" office:value-type="string" calcext:value-type="string">
            <text:p>CVE-2021-28032 </text:p>
          </table:table-cell>
          <table:table-cell table:style-name="ce5" office:value-type="string" calcext:value-type="string">
            <text:p>An issue was discovered in the nano_arena crate before 0.5.2 for Rust. There is an aliasing violation in split_at because two mutable references can exist for the same element, if Borrow&lt;Idx&gt; behaves in certain ways. This can have a resultant out-of-bounds write or use-after-free.</text:p>
          </table:table-cell>
          <table:table-cell table:style-name="ce10" office:value-type="string" calcext:value-type="string">
            <text:p>RUSTSEC-2021-0031</text:p>
          </table:table-cell>
        </table:table-row>
        <table:table-row table:style-name="ro7">
          <table:table-cell table:style-name="ce1" office:value-type="string" calcext:value-type="string">
            <text:p>CVE-2021-28031 </text:p>
          </table:table-cell>
          <table:table-cell table:style-name="ce5" office:value-type="string" calcext:value-type="string">
            <text:p>An issue was discovered in the scratchpad crate before 1.3.1 for Rust. The move_elements function can have a double-free upon a panic in a user-provided f function.</text:p>
          </table:table-cell>
          <table:table-cell table:style-name="ce10" office:value-type="string" calcext:value-type="string">
            <text:p>RUSTSEC-2021-0030</text:p>
          </table:table-cell>
        </table:table-row>
        <table:table-row table:style-name="ro7">
          <table:table-cell table:style-name="ce1" office:value-type="string" calcext:value-type="string">
            <text:p>CVE-2021-28030 </text:p>
          </table:table-cell>
          <table:table-cell table:style-name="ce5" office:value-type="string" calcext:value-type="string">
            <text:p>An issue was discovered in the truetype crate before 0.30.1 for Rust. Attackers can read the contents of uninitialized memory locations via a user-provided Read operation within Tape::take_bytes.</text:p>
          </table:table-cell>
          <table:table-cell table:style-name="ce10" office:value-type="string" calcext:value-type="string">
            <text:p>RUSTSEC-2021-0029</text:p>
          </table:table-cell>
        </table:table-row>
        <table:table-row table:style-name="ro7">
          <table:table-cell table:style-name="ce1" office:value-type="string" calcext:value-type="string">
            <text:p>CVE-2021-28029 </text:p>
          </table:table-cell>
          <table:table-cell table:style-name="ce5" office:value-type="string" calcext:value-type="string">
            <text:p>An issue was discovered in the toodee crate before 0.3.0 for Rust. The row-insertion feature allows attackers to read the contents of uninitialized memory locations.</text:p>
          </table:table-cell>
          <table:table-cell table:style-name="ce10" office:value-type="string" calcext:value-type="string">
            <text:p>RUSTSEC-2021-0028</text:p>
          </table:table-cell>
        </table:table-row>
        <table:table-row table:style-name="ro31">
          <table:table-cell table:style-name="ce1" office:value-type="string" calcext:value-type="string">
            <text:p>CVE-2021-28028 </text:p>
          </table:table-cell>
          <table:table-cell table:style-name="ce5" office:value-type="string" calcext:value-type="string">
            <text:p>An issue was discovered in the toodee crate before 0.3.0 for Rust. Row insertion can cause a double free upon an iterator panic.</text:p>
          </table:table-cell>
          <table:table-cell table:style-name="ce10" office:value-type="string" calcext:value-type="string">
            <text:p>RUSTSEC-2021-0028</text:p>
          </table:table-cell>
        </table:table-row>
        <table:table-row table:style-name="ro7">
          <table:table-cell table:style-name="ce1" office:value-type="string" calcext:value-type="string">
            <text:p>CVE-2021-28027 </text:p>
          </table:table-cell>
          <table:table-cell table:style-name="ce5" office:value-type="string" calcext:value-type="string">
            <text:p>An issue was discovered in the bam crate before 0.1.3 for Rust. There is an integer underflow and out-of-bounds write during the loading of a bgzip block.</text:p>
          </table:table-cell>
          <table:table-cell table:style-name="ce10" office:value-type="string" calcext:value-type="string">
            <text:p>RUSTSEC-2021-0027</text:p>
          </table:table-cell>
        </table:table-row>
        <table:table-row table:style-name="ro2">
          <table:table-cell table:style-name="ce1" office:value-type="string" calcext:value-type="string">
            <text:p>CVE-2021-27671 </text:p>
          </table:table-cell>
          <table:table-cell table:style-name="ce5" office:value-type="string" calcext:value-type="string">
            <text:p>An issue was discovered in the comrak crate before 0.9.1 for Rust. XSS can occur because the protection mechanism for data: and javascript: URIs is case-sensitive, allowing (for example) Data: to be used in an attack.</text:p>
          </table:table-cell>
          <table:table-cell table:style-name="ce10"/>
        </table:table-row>
        <table:table-row table:style-name="ro2">
          <table:table-cell table:style-name="ce1" office:value-type="string" calcext:value-type="string">
            <text:p>CVE-2021-27378 </text:p>
          </table:table-cell>
          <table:table-cell table:style-name="ce5" office:value-type="string" calcext:value-type="string">
            <text:p>An issue was discovered in the rand_core crate before 0.6.2 for Rust. Because read_u32_into and read_u64_into mishandle certain buffer-length checks, a random number generator may be seeded with too little data.</text:p>
          </table:table-cell>
          <table:table-cell table:style-name="ce10"/>
        </table:table-row>
        <table:table-row table:style-name="ro7">
          <table:table-cell table:style-name="ce1" office:value-type="string" calcext:value-type="string">
            <text:p>CVE-2021-27377 </text:p>
          </table:table-cell>
          <table:table-cell table:style-name="ce5" office:value-type="string" calcext:value-type="string">
            <text:p>An issue was discovered in the yottadb crate before 1.2.0 for Rust. For some memory-allocation patterns, ydb_subscript_next_st and ydb_subscript_prev_st have a use-after-free.</text:p>
          </table:table-cell>
          <table:table-cell table:style-name="ce10"/>
        </table:table-row>
        <table:table-row table:style-name="ro2">
          <table:table-cell table:style-name="ce1" office:value-type="string" calcext:value-type="string">
            <text:p>CVE-2021-27376 </text:p>
          </table:table-cell>
          <table:table-cell table:style-name="ce5" office:value-type="string" calcext:value-type="string">
            <text:p>An issue was discovered in the nb-connect crate before 1.0.3 for Rust. It may have invalid memory access for certain versions of the standard library because it relies on a direct cast of std::net::SocketAddrV4 and std::net::SocketAddrV6 data structures.</text:p>
          </table:table-cell>
          <table:table-cell table:style-name="ce10"/>
        </table:table-row>
        <table:table-row table:style-name="ro2">
          <table:table-cell table:style-name="ce1" office:value-type="string" calcext:value-type="string">
            <text:p>CVE-2021-26958 </text:p>
          </table:table-cell>
          <table:table-cell table:style-name="ce5" office:value-type="string" calcext:value-type="string">
            <text:p>An issue was discovered in the xcb crate through 2021-02-04 for Rust. It has a soundness violation because transmutation to the wrong type can happen after xcb::base::cast_event uses std::mem::transmute to return a reference to an arbitrary type.</text:p>
          </table:table-cell>
          <table:table-cell table:style-name="ce10"/>
        </table:table-row>
        <table:table-row table:style-name="ro2">
          <table:table-cell table:style-name="ce1" office:value-type="string" calcext:value-type="string">
            <text:p>CVE-2021-26957 </text:p>
          </table:table-cell>
          <table:table-cell table:style-name="ce5" office:value-type="string" calcext:value-type="string">
            <text:p>An issue was discovered in the xcb crate through 2021-02-04 for Rust. It has a soundness violation because there is an out-of-bounds read in xcb::xproto::change_property(), as demonstrated by a format=32 T=u8 situation where out-of-bounds bytes are sent to an X server.</text:p>
          </table:table-cell>
          <table:table-cell table:style-name="ce10"/>
        </table:table-row>
        <table:table-row table:style-name="ro2">
          <table:table-cell table:style-name="ce1" office:value-type="string" calcext:value-type="string">
            <text:p>CVE-2021-26956 </text:p>
          </table:table-cell>
          <table:table-cell table:style-name="ce5" office:value-type="string" calcext:value-type="string">
            <text:p>An issue was discovered in the xcb crate through 2021-02-04 for Rust. It has a soundness violation because bytes from an X server can be interpreted as any data type returned by xcb::xproto::GetPropertyReply::value.</text:p>
          </table:table-cell>
          <table:table-cell table:style-name="ce10"/>
        </table:table-row>
        <table:table-row table:style-name="ro22">
          <table:table-cell table:style-name="ce1" office:value-type="string" calcext:value-type="string">
            <text:p>CVE-2021-26955 </text:p>
          </table:table-cell>
          <table:table-cell table:style-name="ce5" office:value-type="string" calcext:value-type="string">
            <text:p>An issue was discovered in the xcb crate through 2021-02-04 for Rust. It has a soundness violation because xcb::xproto::GetAtomNameReply::name() calls std::str::from_utf8_unchecked() on unvalidated bytes from an X server.</text:p>
          </table:table-cell>
          <table:table-cell table:style-name="ce10"/>
        </table:table-row>
        <table:table-row table:style-name="ro7">
          <table:table-cell table:style-name="ce1" office:value-type="string" calcext:value-type="string">
            <text:p>CVE-2021-26954 </text:p>
          </table:table-cell>
          <table:table-cell table:style-name="ce5" office:value-type="string" calcext:value-type="string">
            <text:p>An issue was discovered in the qwutils crate before 0.3.1 for Rust. When a Clone panic occurs, insert_slice_clone can perform a double drop.</text:p>
          </table:table-cell>
          <table:table-cell table:style-name="ce10" office:value-type="string" calcext:value-type="string">
            <text:p>RUSTSEC-2021-0018</text:p>
          </table:table-cell>
        </table:table-row>
        <table:table-row table:style-name="ro2">
          <table:table-cell table:style-name="ce1" office:value-type="string" calcext:value-type="string">
            <text:p>CVE-2021-26953 </text:p>
          </table:table-cell>
          <table:table-cell table:style-name="ce5" office:value-type="string" calcext:value-type="string">
            <text:p>An issue was discovered in the postscript crate before 0.14.0 for Rust. It might allow attackers to obtain sensitive information from uninitialized memory locations via a user-provided Read implementation.</text:p>
          </table:table-cell>
          <table:table-cell table:style-name="ce10" office:value-type="string" calcext:value-type="string">
            <text:p>RUSTSEC-2021-0017</text:p>
          </table:table-cell>
        </table:table-row>
        <table:table-row table:style-name="ro7">
          <table:table-cell table:style-name="ce1" office:value-type="string" calcext:value-type="string">
            <text:p>CVE-2021-26952 </text:p>
          </table:table-cell>
          <table:table-cell table:style-name="ce5" office:value-type="string" calcext:value-type="string">
            <text:p>An issue was discovered in the ms3d crate before 0.1.3 for Rust. It might allow attackers to obtain sensitive information from uninitialized memory locations via IoReader::read.</text:p>
          </table:table-cell>
          <table:table-cell table:style-name="ce10" office:value-type="string" calcext:value-type="string">
            <text:p>RUSTSEC-2021-0016</text:p>
          </table:table-cell>
        </table:table-row>
        <table:table-row table:style-name="ro22">
          <table:table-cell table:style-name="ce1" office:value-type="string" calcext:value-type="string">
            <text:p>CVE-2021-26951 </text:p>
          </table:table-cell>
          <table:table-cell table:style-name="ce5" office:value-type="string" calcext:value-type="string">
            <text:p>An issue was discovered in the calamine crate before 0.17.0 for Rust. It allows attackers to overwrite heap-memory locations because Vec::set_len is used without proper memory claiming, and this uninitialized memory is used for a user-provided Read operation, as demonstrated by Sectors::get.</text:p>
          </table:table-cell>
          <table:table-cell table:style-name="ce10" office:value-type="string" calcext:value-type="string">
            <text:p>RUSTSEC-2021-0015</text:p>
          </table:table-cell>
        </table:table-row>
        <table:table-row table:style-name="ro7">
          <table:table-cell table:style-name="ce1" office:value-type="string" calcext:value-type="string">
            <text:p>CVE-2021-26308 </text:p>
          </table:table-cell>
          <table:table-cell table:style-name="ce5" office:value-type="string" calcext:value-type="string">
            <text:p>An issue was discovered in the marc crate before 2.0.0 for Rust. A user-provided Read implementation can gain access to the old contents of newly allocated memory, violating soundness.</text:p>
          </table:table-cell>
          <table:table-cell table:style-name="ce10" office:value-type="string" calcext:value-type="string">
            <text:p>RUSTSEC-2021-0014</text:p>
          </table:table-cell>
        </table:table-row>
        <table:table-row table:style-name="ro2">
          <table:table-cell table:style-name="ce1" office:value-type="string" calcext:value-type="string">
            <text:p>CVE-2021-26307 </text:p>
          </table:table-cell>
          <table:table-cell table:style-name="ce5" office:value-type="string" calcext:value-type="string">
            <text:p>An issue was discovered in the raw-cpuid crate before 9.0.0 for Rust. It allows __cpuid_count() calls even if the processor does not support the CPUID instruction, which is unsound and causes a deterministic crash.</text:p>
          </table:table-cell>
          <table:table-cell table:style-name="ce10"/>
        </table:table-row>
        <table:table-row table:style-name="ro31">
          <table:table-cell table:style-name="ce1" office:value-type="string" calcext:value-type="string">
            <text:p>CVE-2021-26306 </text:p>
          </table:table-cell>
          <table:table-cell table:style-name="ce5" office:value-type="string" calcext:value-type="string">
            <text:p>An issue was discovered in the raw-cpuid crate before 9.0.0 for Rust. It has unsound transmute calls within as_string() methods.</text:p>
          </table:table-cell>
          <table:table-cell table:style-name="ce10"/>
        </table:table-row>
        <table:table-row table:style-name="ro2">
          <table:table-cell table:style-name="ce1" office:value-type="string" calcext:value-type="string">
            <text:p>CVE-2021-26305 </text:p>
          </table:table-cell>
          <table:table-cell table:style-name="ce5" office:value-type="string" calcext:value-type="string">
            <text:p>An issue was discovered in Deserializer::read_vec in the cdr crate before 0.2.4 for Rust. A user-provided Read implementation can gain access to the old contents of newly allocated heap memory, violating soundness.</text:p>
          </table:table-cell>
          <table:table-cell table:style-name="ce10" office:value-type="string" calcext:value-type="string">
            <text:p>RUSTSEC-2021-0012</text:p>
          </table:table-cell>
        </table:table-row>
        <table:table-row table:style-name="ro31">
          <table:table-cell table:style-name="ce1" office:value-type="string" calcext:value-type="string">
            <text:p>CVE-2021-25908 </text:p>
          </table:table-cell>
          <table:table-cell table:style-name="ce5" office:value-type="string" calcext:value-type="string">
            <text:p>An issue was discovered in the fil-ocl crate through 2021-01-04 for Rust. From&lt;EventList&gt; can lead to a double free.</text:p>
          </table:table-cell>
          <table:table-cell table:style-name="ce10" office:value-type="string" calcext:value-type="string">
            <text:p>RUSTSEC-2021-0011</text:p>
          </table:table-cell>
        </table:table-row>
        <table:table-row table:style-name="ro7">
          <table:table-cell table:style-name="ce1" office:value-type="string" calcext:value-type="string">
            <text:p>CVE-2021-25907 </text:p>
          </table:table-cell>
          <table:table-cell table:style-name="ce5" office:value-type="string" calcext:value-type="string">
            <text:p>An issue was discovered in the containers crate before 0.9.11 for Rust. When a panic occurs, a util::{mutate,mutate2} double drop can be performed.</text:p>
          </table:table-cell>
          <table:table-cell table:style-name="ce10" office:value-type="string" calcext:value-type="string">
            <text:p>RUSTSEC-2021-0010</text:p>
          </table:table-cell>
        </table:table-row>
        <table:table-row table:style-name="ro7">
          <table:table-cell table:style-name="ce1" office:value-type="string" calcext:value-type="string">
            <text:p>CVE-2021-25906 </text:p>
          </table:table-cell>
          <table:table-cell table:style-name="ce5" office:value-type="string" calcext:value-type="string">
            <text:p>An issue was discovered in the basic_dsp_matrix crate before 0.9.2 for Rust. When a TransformContent panic occurs, a double drop can be performed.</text:p>
          </table:table-cell>
          <table:table-cell table:style-name="ce10" office:value-type="string" calcext:value-type="string">
            <text:p>RUSTSEC-2021-0009</text:p>
          </table:table-cell>
        </table:table-row>
        <table:table-row table:style-name="ro31">
          <table:table-cell table:style-name="ce1" office:value-type="string" calcext:value-type="string">
            <text:p>CVE-2021-25905 </text:p>
          </table:table-cell>
          <table:table-cell table:style-name="ce5" office:value-type="string" calcext:value-type="string">
            <text:p>An issue was discovered in the bra crate before 0.1.1 for Rust. It lacks soundness because it can read uninitialized memory.</text:p>
          </table:table-cell>
          <table:table-cell table:style-name="ce10" office:value-type="string" calcext:value-type="string">
            <text:p>RUSTSEC-2021-0008</text:p>
          </table:table-cell>
        </table:table-row>
        <table:table-row table:style-name="ro7">
          <table:table-cell table:style-name="ce1" office:value-type="string" calcext:value-type="string">
            <text:p>CVE-2021-25904 </text:p>
          </table:table-cell>
          <table:table-cell table:style-name="ce5" office:value-type="string" calcext:value-type="string">
            <text:p>An issue was discovered in the av-data crate before 0.3.0 for Rust. A raw pointer is dereferenced, leading to a read of an arbitrary memory address, sometimes causing a segfault.</text:p>
          </table:table-cell>
          <table:table-cell table:style-name="ce10" office:value-type="string" calcext:value-type="string">
            <text:p>RUSTSEC-2021-0007</text:p>
          </table:table-cell>
        </table:table-row>
        <table:table-row table:style-name="ro31">
          <table:table-cell table:style-name="ce1" office:value-type="string" calcext:value-type="string">
            <text:p>CVE-2021-25903 </text:p>
          </table:table-cell>
          <table:table-cell table:style-name="ce5" office:value-type="string" calcext:value-type="string">
            <text:p>An issue was discovered in the cache crate through 2021-01-01 for Rust. A raw pointer is dereferenced.</text:p>
          </table:table-cell>
          <table:table-cell table:style-name="ce10"/>
        </table:table-row>
        <table:table-row table:style-name="ro31">
          <table:table-cell table:style-name="ce1" office:value-type="string" calcext:value-type="string">
            <text:p>CVE-2021-25902 </text:p>
          </table:table-cell>
          <table:table-cell table:style-name="ce5" office:value-type="string" calcext:value-type="string">
            <text:p>An issue was discovered in the glsl-layout crate before 0.4.0 for Rust. When a panic occurs, map_array can perform a double drop.</text:p>
          </table:table-cell>
          <table:table-cell table:style-name="ce10" office:value-type="string" calcext:value-type="string">
            <text:p>RUSTSEC-2021-0005</text:p>
          </table:table-cell>
        </table:table-row>
        <table:table-row table:style-name="ro31">
          <table:table-cell table:style-name="ce3" office:value-type="string" calcext:value-type="string">
            <text:p>CVE-2021-25901 </text:p>
          </table:table-cell>
          <table:table-cell table:style-name="ce7" office:value-type="string" calcext:value-type="string">
            <text:p>An issue was discovered in the lazy-init crate through 2021-01-17 for Rust. Lazy lacks a Send bound, leading to a data race.</text:p>
          </table:table-cell>
          <table:table-cell table:style-name="ce10"/>
        </table:table-row>
        <table:table-row table:style-name="ro7">
          <table:table-cell table:style-name="ce1" office:value-type="string" calcext:value-type="string">
            <text:p>CVE-2021-25900 </text:p>
          </table:table-cell>
          <table:table-cell table:style-name="ce5" office:value-type="string" calcext:value-type="string">
            <text:p>An issue was discovered in the smallvec crate before 0.6.14 and 1.x before 1.6.1 for Rust. There is a heap-based buffer overflow in SmallVec::insert_many.</text:p>
          </table:table-cell>
          <table:table-cell table:style-name="ce10" office:value-type="string" calcext:value-type="string">
            <text:p>RUSTSEC-2021-0003</text:p>
          </table:table-cell>
        </table:table-row>
        <table:table-row table:style-name="ro20">
          <table:table-cell table:style-name="ce1" office:value-type="string" calcext:value-type="string">
            <text:p>CVE-2021-24117 </text:p>
          </table:table-cell>
          <table:table-cell table:style-name="ce5" office:value-type="string" calcext:value-type="string">
            <text:p>In Apache Teaclave Rust SGX SDK 1.1.3, a side-channel vulnerability in base64 PEM file decoding allows system-level (administrator) attackers to obtain information about secret RSA keys via a controlled-channel and side-channel attack on software running in isolated environments that can be single stepped, especially Intel SGX.</text:p>
          </table:table-cell>
          <table:table-cell table:style-name="ce10"/>
        </table:table-row>
        <table:table-row table:style-name="ro4">
          <table:table-cell table:style-name="ce1" office:value-type="string" calcext:value-type="string">
            <text:p>CVE-2021-21299 </text:p>
          </table:table-cell>
          <table:table-cell table:style-name="ce5" office:value-type="string" calcext:value-type="string">
            <text:p>hyper is an open-source HTTP library for Rust (crates.io). In hyper from version 0.12.0 and before versions 0.13.10 and 0.14.3 there is a vulnerability that can enable a request smuggling attack. The HTTP server code had a flaw that incorrectly understands some requests with multiple transfer-encoding headers to have a chunked payload, when it should have been rejected as illegal. This combined with an upstream HTTP proxy that understands the request payload boundary differently can result in "request smuggling" or "desync attacks". To determine if vulnerable, all these things must be true: 1) Using hyper as an HTTP server (the client is not affected), 2) Using HTTP/1.1 (HTTP/2 does not use transfer-encoding), 3) Using a vulnerable HTTP proxy upstream to hyper. If an upstream proxy correctly rejects the illegal transfer-encoding headers, the desync attack cannot succeed. If there is no proxy upstream of hyper, hyper cannot start the desync attack, as the client will repair the headers before forwarding. This is fixed in versions 0.14.3 and 0.13.10. As a workaround one can take the following options: 1) Reject requests that contain a `transfer-encoding` header, 2) Ensure any upstream proxy handles `transfer-encoding` correctly.</text:p>
          </table:table-cell>
          <table:table-cell table:style-name="ce10"/>
        </table:table-row>
        <table:table-row table:style-name="ro20">
          <table:table-cell table:style-name="ce1" office:value-type="string" calcext:value-type="string">
            <text:p>CVE-2021-21269 </text:p>
          </table:table-cell>
          <table:table-cell table:style-name="ce5" office:value-type="string" calcext:value-type="string">
            <text:p>Keymaker is a Mastodon Community Finder based Matrix Community serverlist page Server. In Keymaker before version 0.2.0, the assets endpoint did not check for the extension. The rust `join` method without checking user input might have made it abe to do a Path Traversal attack causing to read more files than allowed. This is fixed in version 0.2.0.</text:p>
          </table:table-cell>
          <table:table-cell table:style-name="ce10"/>
        </table:table-row>
        <table:table-row table:style-name="ro27">
          <table:table-cell table:style-name="ce1" office:value-type="string" calcext:value-type="string">
            <text:p>CVE-2021-21235 </text:p>
          </table:table-cell>
          <table:table-cell table:style-name="ce5" office:value-type="string" calcext:value-type="string">
            <text:p>kamadak-exif is an exif parsing library written in pure Rust. In kamadak-exif version 0.5.2, there is an infinite loop in parsing crafted PNG files. Specifically, reader::read_from_container can cause an infinite loop when a crafted PNG file is given. This is fixed in version 0.5.3. No workaround is available. Applications that do not pass files with the PNG signature to Reader::read_from_container are not affected.</text:p>
          </table:table-cell>
          <table:table-cell table:style-name="ce10"/>
        </table:table-row>
        <table:table-row table:style-name="ro17">
          <table:table-cell table:style-name="ce1" office:value-type="string" calcext:value-type="string">
            <text:p>CVE-2021-20332 </text:p>
          </table:table-cell>
          <table:table-cell table:style-name="ce5" office:value-type="string" calcext:value-type="string">
            <text:p>Specific MongoDB Rust Driver versions can include credentials used by the connection pool to authenticate connections in the monitoring event that is emitted when the pool is created. The user's logging infrastructure could then potentially ingest these events and unexpectedly leak the credentials. Note that such monitoring is not enabled by default. This issue affects MongoDB Rust Driver version 2.0.0-alpha, MongoDB Rust Driver version 2.0.0-alpha1 and MongoDB Rust Driver version 1.0.0 through to and including 1.2.1</text:p>
          </table:table-cell>
          <table:table-cell table:style-name="ce10"/>
        </table:table-row>
        <table:table-row table:style-name="ro7">
          <table:table-cell table:style-name="ce1" office:value-type="string" calcext:value-type="string">
            <text:p>CVE-2020-5499 </text:p>
          </table:table-cell>
          <table:table-cell table:style-name="ce5" office:value-type="string" calcext:value-type="string">
            <text:p>Baidu Rust SGX SDK through 1.0.8 has an enclave ID race. There are non-deterministic results in which, sometimes, two global IDs are the same.</text:p>
          </table:table-cell>
          <table:table-cell table:style-name="ce10"/>
        </table:table-row>
        <table:table-row table:style-name="ro31">
          <table:table-cell table:style-name="ce1" office:value-type="string" calcext:value-type="string">
            <text:p>CVE-2020-36514 </text:p>
          </table:table-cell>
          <table:table-cell table:style-name="ce5" office:value-type="string" calcext:value-type="string">
            <text:p>An issue was discovered in the acc_reader crate through 2020-12-27 for Rust. fill_buf may read from uninitialized memory locations.</text:p>
          </table:table-cell>
          <table:table-cell table:style-name="ce10" office:value-type="string" calcext:value-type="string">
            <text:p>RUSTSEC-2020-0155</text:p>
          </table:table-cell>
        </table:table-row>
        <table:table-row table:style-name="ro31">
          <table:table-cell table:style-name="ce1" office:value-type="string" calcext:value-type="string">
            <text:p>CVE-2020-36513 </text:p>
          </table:table-cell>
          <table:table-cell table:style-name="ce5" office:value-type="string" calcext:value-type="string">
            <text:p>An issue was discovered in the acc_reader crate through 2020-12-27 for Rust. read_up_to may read from uninitialized memory locations.</text:p>
          </table:table-cell>
          <table:table-cell table:style-name="ce10" office:value-type="string" calcext:value-type="string">
            <text:p>RUSTSEC-2020-0155</text:p>
          </table:table-cell>
        </table:table-row>
        <table:table-row table:style-name="ro7">
          <table:table-cell table:style-name="ce1" office:value-type="string" calcext:value-type="string">
            <text:p>CVE-2020-36512 </text:p>
          </table:table-cell>
          <table:table-cell table:style-name="ce5" office:value-type="string" calcext:value-type="string">
            <text:p>An issue was discovered in the buffoon crate through 2020-12-31 for Rust. InputStream::read_exact may read from uninitialized memory locations.</text:p>
          </table:table-cell>
          <table:table-cell table:style-name="ce10" office:value-type="string" calcext:value-type="string">
            <text:p>RUSTSEC-2020-0154</text:p>
          </table:table-cell>
        </table:table-row>
        <table:table-row table:style-name="ro7">
          <table:table-cell table:style-name="ce1" office:value-type="string" calcext:value-type="string">
            <text:p>CVE-2020-36511 </text:p>
          </table:table-cell>
          <table:table-cell table:style-name="ce5" office:value-type="string" calcext:value-type="string">
            <text:p>An issue was discovered in the bite crate through 2020-12-31 for Rust. read::BiteReadExpandedExt::read_framed_max may read from uninitialized memory locations.</text:p>
          </table:table-cell>
          <table:table-cell table:style-name="ce10" office:value-type="string" calcext:value-type="string">
            <text:p>RUSTSEC-2020-0153</text:p>
          </table:table-cell>
        </table:table-row>
        <table:table-row table:style-name="ro7">
          <table:table-cell table:style-name="ce3" office:value-type="string" calcext:value-type="string">
            <text:p>CVE-2020-36472 </text:p>
          </table:table-cell>
          <table:table-cell table:style-name="ce7" office:value-type="string" calcext:value-type="string">
            <text:p>An issue was discovered in the max7301 crate before 0.2.0 for Rust. The ImmediateIO and TransactionalIO types implement Sync for all Expander&lt;EI&gt; types that they contain.</text:p>
          </table:table-cell>
          <table:table-cell table:style-name="ce10" office:value-type="string" calcext:value-type="string">
            <text:p>RUSTSEC-2020-0152</text:p>
          </table:table-cell>
        </table:table-row>
        <table:table-row table:style-name="ro7">
          <table:table-cell table:style-name="ce3" office:value-type="string" calcext:value-type="string">
            <text:p>CVE-2020-36471 </text:p>
          </table:table-cell>
          <table:table-cell table:style-name="ce7" office:value-type="string" calcext:value-type="string">
            <text:p>An issue was discovered in the generator crate before 0.7.0 for Rust. It does not ensure that a function (for yielding values) has Send bounds.</text:p>
          </table:table-cell>
          <table:table-cell table:style-name="ce10" office:value-type="string" calcext:value-type="string">
            <text:p>RUSTSEC-2020-0151</text:p>
          </table:table-cell>
        </table:table-row>
        <table:table-row table:style-name="ro7">
          <table:table-cell table:style-name="ce1" office:value-type="string" calcext:value-type="string">
            <text:p>CVE-2020-36470 </text:p>
          </table:table-cell>
          <table:table-cell table:style-name="ce5" office:value-type="string" calcext:value-type="string">
            <text:p>An issue was discovered in the disrustor crate through 2020-12-17 for Rust. RingBuffer doe not properly limit the number of mutable references.</text:p>
          </table:table-cell>
          <table:table-cell table:style-name="ce10" office:value-type="string" calcext:value-type="string">
            <text:p>RUSTSEC-2020-0150</text:p>
          </table:table-cell>
        </table:table-row>
        <table:table-row table:style-name="ro7">
          <table:table-cell table:style-name="ce3" office:value-type="string" calcext:value-type="string">
            <text:p>CVE-2020-36469 </text:p>
          </table:table-cell>
          <table:table-cell table:style-name="ce7" office:value-type="string" calcext:value-type="string">
            <text:p>An issue was discovered in the appendix crate through 2020-11-15 for Rust. For the generic K and V type parameters, Send and Sync are implemented unconditionally.</text:p>
          </table:table-cell>
          <table:table-cell table:style-name="ce10" office:value-type="string" calcext:value-type="string">
            <text:p>RUSTSEC-2020-0149</text:p>
          </table:table-cell>
        </table:table-row>
        <table:table-row table:style-name="ro7">
          <table:table-cell table:style-name="ce3" office:value-type="string" calcext:value-type="string">
            <text:p>CVE-2020-36468 </text:p>
          </table:table-cell>
          <table:table-cell table:style-name="ce7" office:value-type="string" calcext:value-type="string">
            <text:p>An issue was discovered in the cgc crate through 2020-12-10 for Rust. Ptr::write performs non-atomic write operations on an underlying pointer.</text:p>
          </table:table-cell>
          <table:table-cell table:style-name="ce10" office:value-type="string" calcext:value-type="string">
            <text:p>RUSTSEC-2020-0148</text:p>
          </table:table-cell>
        </table:table-row>
        <table:table-row table:style-name="ro31">
          <table:table-cell table:style-name="ce1" office:value-type="string" calcext:value-type="string">
            <text:p>CVE-2020-36467 </text:p>
          </table:table-cell>
          <table:table-cell table:style-name="ce5" office:value-type="string" calcext:value-type="string">
            <text:p>An issue was discovered in the cgc crate through 2020-12-10 for Rust. Ptr::get returns more than one mutable reference to the same object.</text:p>
          </table:table-cell>
          <table:table-cell table:style-name="ce10" office:value-type="string" calcext:value-type="string">
            <text:p>RUSTSEC-2020-0148</text:p>
          </table:table-cell>
        </table:table-row>
        <table:table-row table:style-name="ro31">
          <table:table-cell table:style-name="ce3" office:value-type="string" calcext:value-type="string">
            <text:p>CVE-2020-36466 </text:p>
          </table:table-cell>
          <table:table-cell table:style-name="ce7" office:value-type="string" calcext:value-type="string">
            <text:p>An issue was discovered in the cgc crate through 2020-12-10 for Rust. Ptr implements Send and Sync for all types.</text:p>
          </table:table-cell>
          <table:table-cell table:style-name="ce10" office:value-type="string" calcext:value-type="string">
            <text:p>RUSTSEC-2020-0148</text:p>
          </table:table-cell>
        </table:table-row>
        <table:table-row table:style-name="ro7">
          <table:table-cell table:style-name="ce1" office:value-type="string" calcext:value-type="string">
            <text:p>CVE-2020-36465 </text:p>
          </table:table-cell>
          <table:table-cell table:style-name="ce5" office:value-type="string" calcext:value-type="string">
            <text:p>An issue was discovered in the generic-array crate before 0.13.3 for Rust. It violates soundness by using the arr! macro to extend lifetimes.</text:p>
          </table:table-cell>
          <table:table-cell table:style-name="ce10"/>
        </table:table-row>
        <table:table-row table:style-name="ro7">
          <table:table-cell table:style-name="ce1" office:value-type="string" calcext:value-type="string">
            <text:p>CVE-2020-36464 </text:p>
          </table:table-cell>
          <table:table-cell table:style-name="ce5" office:value-type="string" calcext:value-type="string">
            <text:p>An issue was discovered in the heapless crate before 0.6.1 for Rust. The IntoIter Clone implementation clones an entire underlying Vec without considering whether it has already been partially consumed.</text:p>
          </table:table-cell>
          <table:table-cell table:style-name="ce10"/>
        </table:table-row>
        <table:table-row table:style-name="ro2">
          <table:table-cell table:style-name="ce3" office:value-type="string" calcext:value-type="string">
            <text:p>CVE-2020-36463 </text:p>
          </table:table-cell>
          <table:table-cell table:style-name="ce7" office:value-type="string" calcext:value-type="string">
            <text:p>An issue was discovered in the multiqueue crate through 2020-12-25 for Rust. There are unconditional implementations of Send for InnerSend&lt;RW, T&gt;, InnerRecv&lt;RW, T&gt;, FutInnerSend&lt;RW, T&gt;, and FutInnerRecv&lt;RW, T&gt;.</text:p>
          </table:table-cell>
          <table:table-cell table:style-name="ce10" office:value-type="string" calcext:value-type="string">
            <text:p>RUSTSEC-2020-0143</text:p>
          </table:table-cell>
        </table:table-row>
        <table:table-row table:style-name="ro31">
          <table:table-cell table:style-name="ce3" office:value-type="string" calcext:value-type="string">
            <text:p>CVE-2020-36462 </text:p>
          </table:table-cell>
          <table:table-cell table:style-name="ce7" office:value-type="string" calcext:value-type="string">
            <text:p>An issue was discovered in the syncpool crate before 0.1.6 for Rust. There is an unconditional implementation of Send for Bucket2.</text:p>
          </table:table-cell>
          <table:table-cell table:style-name="ce10" office:value-type="string" calcext:value-type="string">
            <text:p>RUSTSEC-2020-0142</text:p>
          </table:table-cell>
        </table:table-row>
        <table:table-row table:style-name="ro7">
          <table:table-cell table:style-name="ce3" office:value-type="string" calcext:value-type="string">
            <text:p>CVE-2020-36461 </text:p>
          </table:table-cell>
          <table:table-cell table:style-name="ce7" office:value-type="string" calcext:value-type="string">
            <text:p>An issue was discovered in the noise_search crate through 2020-12-10 for Rust. There are unconditional implementations of Send and Sync for MvccRwLock.</text:p>
          </table:table-cell>
          <table:table-cell table:style-name="ce10" office:value-type="string" calcext:value-type="string">
            <text:p>RUSTSEC-2020-0141</text:p>
          </table:table-cell>
        </table:table-row>
        <table:table-row table:style-name="ro7">
          <table:table-cell table:style-name="ce3" office:value-type="string" calcext:value-type="string">
            <text:p>CVE-2020-36460 </text:p>
          </table:table-cell>
          <table:table-cell table:style-name="ce7" office:value-type="string" calcext:value-type="string">
            <text:p>An issue was discovered in the model crate through 2020-11-10 for Rust. The Shared data structure has an implementation of the Send and Sync traits without regard for the inner type.</text:p>
          </table:table-cell>
          <table:table-cell table:style-name="ce10" office:value-type="string" calcext:value-type="string">
            <text:p>RUSTSEC-2020-0140</text:p>
          </table:table-cell>
        </table:table-row>
        <table:table-row table:style-name="ro7">
          <table:table-cell table:style-name="ce3" office:value-type="string" calcext:value-type="string">
            <text:p>CVE-2020-36459 </text:p>
          </table:table-cell>
          <table:table-cell table:style-name="ce7" office:value-type="string" calcext:value-type="string">
            <text:p>An issue was discovered in the dces crate through 2020-12-09 for Rust. The World type is marked as Send but lacks bounds on its EntityStore and ComponentStore.</text:p>
          </table:table-cell>
          <table:table-cell table:style-name="ce10" office:value-type="string" calcext:value-type="string">
            <text:p>RUSTSEC-2020-0139</text:p>
          </table:table-cell>
        </table:table-row>
        <table:table-row table:style-name="ro7">
          <table:table-cell table:style-name="ce3" office:value-type="string" calcext:value-type="string">
            <text:p>CVE-2020-36458 </text:p>
          </table:table-cell>
          <table:table-cell table:style-name="ce7" office:value-type="string" calcext:value-type="string">
            <text:p>An issue was discovered in the lexer crate through 2020-11-10 for Rust. For ReaderResult&lt;T, E&gt;, there is an implementation of Sync with a trait bound of T: Send, E: Send.</text:p>
          </table:table-cell>
          <table:table-cell table:style-name="ce10" office:value-type="string" calcext:value-type="string">
            <text:p>RUSTSEC-2020-0138</text:p>
          </table:table-cell>
        </table:table-row>
        <table:table-row table:style-name="ro31">
          <table:table-cell table:style-name="ce3" office:value-type="string" calcext:value-type="string">
            <text:p>CVE-2020-36457 </text:p>
          </table:table-cell>
          <table:table-cell table:style-name="ce7" office:value-type="string" calcext:value-type="string">
            <text:p>An issue was discovered in the lever crate before 0.1.1 for Rust. AtomicBox&lt;T&gt; implements the Send and Sync traits for all types T.</text:p>
          </table:table-cell>
          <table:table-cell table:style-name="ce10" office:value-type="string" calcext:value-type="string">
            <text:p>RUSTSEC-2020-0137</text:p>
          </table:table-cell>
        </table:table-row>
        <table:table-row table:style-name="ro7">
          <table:table-cell table:style-name="ce3" office:value-type="string" calcext:value-type="string">
            <text:p>CVE-2020-36456 </text:p>
          </table:table-cell>
          <table:table-cell table:style-name="ce7" office:value-type="string" calcext:value-type="string">
            <text:p>An issue was discovered in the toolshed crate through 2020-11-15 for Rust. In CopyCell&lt;T&gt;, the Send trait lacks bounds on the contained type.</text:p>
          </table:table-cell>
          <table:table-cell table:style-name="ce10" office:value-type="string" calcext:value-type="string">
            <text:p>RUSTSEC-2020-0136</text:p>
          </table:table-cell>
        </table:table-row>
        <table:table-row table:style-name="ro31">
          <table:table-cell table:style-name="ce3" office:value-type="string" calcext:value-type="string">
            <text:p>CVE-2020-36455 </text:p>
          </table:table-cell>
          <table:table-cell table:style-name="ce7" office:value-type="string" calcext:value-type="string">
            <text:p>An issue was discovered in the slock crate through 2020-11-17 for Rust. Slock&lt;T&gt; unconditionally implements Send and Sync.</text:p>
          </table:table-cell>
          <table:table-cell table:style-name="ce10" office:value-type="string" calcext:value-type="string">
            <text:p>RUSTSEC-2020-0135</text:p>
          </table:table-cell>
        </table:table-row>
        <table:table-row table:style-name="ro7">
          <table:table-cell table:style-name="ce3" office:value-type="string" calcext:value-type="string">
            <text:p>CVE-2020-36454 </text:p>
          </table:table-cell>
          <table:table-cell table:style-name="ce7" office:value-type="string" calcext:value-type="string">
            <text:p>An issue was discovered in the parc crate through 2020-11-14 for Rust. LockWeak&lt;T&gt; has an unconditional implementation of Send without trait bounds on T.</text:p>
          </table:table-cell>
          <table:table-cell table:style-name="ce10" office:value-type="string" calcext:value-type="string">
            <text:p>RUSTSEC-2020-0134</text:p>
          </table:table-cell>
        </table:table-row>
        <table:table-row table:style-name="ro7">
          <table:table-cell table:style-name="ce3" office:value-type="string" calcext:value-type="string">
            <text:p>CVE-2020-36453 </text:p>
          </table:table-cell>
          <table:table-cell table:style-name="ce7" office:value-type="string" calcext:value-type="string">
            <text:p>An issue was discovered in the scottqueue crate through 2020-11-15 for Rust. There are unconditional implementations of Send and Sync for Queue&lt;T&gt;.</text:p>
          </table:table-cell>
          <table:table-cell table:style-name="ce10" office:value-type="string" calcext:value-type="string">
            <text:p>RUSTSEC-2020-0133</text:p>
          </table:table-cell>
        </table:table-row>
        <table:table-row table:style-name="ro31">
          <table:table-cell table:style-name="ce3" office:value-type="string" calcext:value-type="string">
            <text:p>CVE-2020-36452 </text:p>
          </table:table-cell>
          <table:table-cell table:style-name="ce7" office:value-type="string" calcext:value-type="string">
            <text:p>An issue was discovered in the array-tools crate before 0.3.2 for Rust. FixedCapacityDequeLike::clone() has a drop of uninitialized memory.</text:p>
          </table:table-cell>
          <table:table-cell table:style-name="ce10" office:value-type="string" calcext:value-type="string">
            <text:p>RUSTSEC-2020-0132</text:p>
          </table:table-cell>
        </table:table-row>
        <table:table-row table:style-name="ro7">
          <table:table-cell table:style-name="ce3" office:value-type="string" calcext:value-type="string">
            <text:p>CVE-2020-36451 </text:p>
          </table:table-cell>
          <table:table-cell table:style-name="ce7" office:value-type="string" calcext:value-type="string">
            <text:p>An issue was discovered in the rcu_cell crate through 2020-11-14 for Rust. There are unconditional implementations of Send and Sync for RcuCell&lt;T&gt;.</text:p>
          </table:table-cell>
          <table:table-cell table:style-name="ce10" office:value-type="string" calcext:value-type="string">
            <text:p>RUSTSEC-2020-0131</text:p>
          </table:table-cell>
        </table:table-row>
        <table:table-row table:style-name="ro7">
          <table:table-cell table:style-name="ce3" office:value-type="string" calcext:value-type="string">
            <text:p>CVE-2020-36450 </text:p>
          </table:table-cell>
          <table:table-cell table:style-name="ce7" office:value-type="string" calcext:value-type="string">
            <text:p>An issue was discovered in the bunch crate through 2020-11-12 for Rust. There are unconditional implementations of Send and Sync for Bunch&lt;T&gt;.</text:p>
          </table:table-cell>
          <table:table-cell table:style-name="ce10" office:value-type="string" calcext:value-type="string">
            <text:p>RUSTSEC-2020-0130</text:p>
          </table:table-cell>
        </table:table-row>
        <table:table-row table:style-name="ro31">
          <table:table-cell table:style-name="ce3" office:value-type="string" calcext:value-type="string">
            <text:p>CVE-2020-36449 </text:p>
          </table:table-cell>
          <table:table-cell table:style-name="ce7" office:value-type="string" calcext:value-type="string">
            <text:p>An issue was discovered in the kekbit crate before 0.3.4 for Rust. For ShmWriter&lt;H&gt;, Send is implemented without requiring H: Send.</text:p>
          </table:table-cell>
          <table:table-cell table:style-name="ce10" office:value-type="string" calcext:value-type="string">
            <text:p>RUSTSEC-2020-0129</text:p>
          </table:table-cell>
        </table:table-row>
        <table:table-row table:style-name="ro7">
          <table:table-cell table:style-name="ce3" office:value-type="string" calcext:value-type="string">
            <text:p>CVE-2020-36448 </text:p>
          </table:table-cell>
          <table:table-cell table:style-name="ce7" office:value-type="string" calcext:value-type="string">
            <text:p>An issue was discovered in the cache crate through 2020-11-24 for Rust. There are unconditional implementations of Send and Sync for Cache&lt;K&gt;.</text:p>
          </table:table-cell>
          <table:table-cell table:style-name="ce10" office:value-type="string" calcext:value-type="string">
            <text:p>RUSTSEC-2020-0128</text:p>
          </table:table-cell>
        </table:table-row>
        <table:table-row table:style-name="ro31">
          <table:table-cell table:style-name="ce3" office:value-type="string" calcext:value-type="string">
            <text:p>CVE-2020-36447 </text:p>
          </table:table-cell>
          <table:table-cell table:style-name="ce7" office:value-type="string" calcext:value-type="string">
            <text:p>An issue was discovered in the v9 crate through 2020-12-18 for Rust. There is an unconditional implementation of Sync for SyncRef&lt;T&gt;.</text:p>
          </table:table-cell>
          <table:table-cell table:style-name="ce10" office:value-type="string" calcext:value-type="string">
            <text:p>RUSTSEC-2020-0127</text:p>
          </table:table-cell>
        </table:table-row>
        <table:table-row table:style-name="ro7">
          <table:table-cell table:style-name="ce3" office:value-type="string" calcext:value-type="string">
            <text:p>CVE-2020-36446 </text:p>
          </table:table-cell>
          <table:table-cell table:style-name="ce7" office:value-type="string" calcext:value-type="string">
            <text:p>An issue was discovered in the signal-simple crate through 2020-11-15 for Rust. There are unconditional implementations of Send and Sync for SyncChannel&lt;T&gt;.</text:p>
          </table:table-cell>
          <table:table-cell table:style-name="ce10" office:value-type="string" calcext:value-type="string">
            <text:p>RUSTSEC-2020-0126</text:p>
          </table:table-cell>
        </table:table-row>
        <table:table-row table:style-name="ro7">
          <table:table-cell table:style-name="ce3" office:value-type="string" calcext:value-type="string">
            <text:p>CVE-2020-36445 </text:p>
          </table:table-cell>
          <table:table-cell table:style-name="ce7" office:value-type="string" calcext:value-type="string">
            <text:p>An issue was discovered in the convec crate through 2020-11-24 for Rust. There are unconditional implementations of Send and Sync for ConVec&lt;T&gt;.</text:p>
          </table:table-cell>
          <table:table-cell table:style-name="ce10" office:value-type="string" calcext:value-type="string">
            <text:p>RUSTSEC-2020-0125</text:p>
          </table:table-cell>
        </table:table-row>
        <table:table-row table:style-name="ro7">
          <table:table-cell table:style-name="ce3" office:value-type="string" calcext:value-type="string">
            <text:p>CVE-2020-36444 </text:p>
          </table:table-cell>
          <table:table-cell table:style-name="ce7" office:value-type="string" calcext:value-type="string">
            <text:p>An issue was discovered in the async-coap crate through 2020-12-08 for Rust. Send and Sync are implemented for ArcGuard&lt;RC, T&gt; without trait bounds on RC.</text:p>
          </table:table-cell>
          <table:table-cell table:style-name="ce10" office:value-type="string" calcext:value-type="string">
            <text:p>RUSTSEC-2020-0124</text:p>
          </table:table-cell>
        </table:table-row>
        <table:table-row table:style-name="ro7">
          <table:table-cell table:style-name="ce3" office:value-type="string" calcext:value-type="string">
            <text:p>CVE-2020-36443 </text:p>
          </table:table-cell>
          <table:table-cell table:style-name="ce7" office:value-type="string" calcext:value-type="string">
            <text:p>An issue was discovered in the libp2p-deflate crate before 0.27.1 for Rust. An uninitialized buffer is passed to AsyncRead::poll_read(), which is a user-provided trait function.</text:p>
          </table:table-cell>
          <table:table-cell table:style-name="ce10" office:value-type="string" calcext:value-type="string">
            <text:p>RUSTSEC-2021-0123</text:p>
          </table:table-cell>
        </table:table-row>
        <table:table-row table:style-name="ro31">
          <table:table-cell table:style-name="ce3" office:value-type="string" calcext:value-type="string">
            <text:p>CVE-2020-36442 </text:p>
          </table:table-cell>
          <table:table-cell table:style-name="ce7" office:value-type="string" calcext:value-type="string">
            <text:p>An issue was discovered in the beef crate before 0.5.0 for Rust. beef::Cow has no Sync bound on its Send trait.</text:p>
          </table:table-cell>
          <table:table-cell table:style-name="ce10" office:value-type="string" calcext:value-type="string">
            <text:p>RUSTSEC-2020-0122</text:p>
          </table:table-cell>
        </table:table-row>
        <table:table-row table:style-name="ro7">
          <table:table-cell table:style-name="ce3" office:value-type="string" calcext:value-type="string">
            <text:p>CVE-2020-36441 </text:p>
          </table:table-cell>
          <table:table-cell table:style-name="ce7" office:value-type="string" calcext:value-type="string">
            <text:p>An issue was discovered in the abox crate before 0.4.1 for Rust. It implements Send and Sync for AtomicBox&lt;T&gt; with no requirement for T: Send and T: Sync.</text:p>
          </table:table-cell>
          <table:table-cell table:style-name="ce10" office:value-type="string" calcext:value-type="string">
            <text:p>RUSTSEC-2020-0121</text:p>
          </table:table-cell>
        </table:table-row>
        <table:table-row table:style-name="ro31">
          <table:table-cell table:style-name="ce3" office:value-type="string" calcext:value-type="string">
            <text:p>CVE-2020-36440 </text:p>
          </table:table-cell>
          <table:table-cell table:style-name="ce7" office:value-type="string" calcext:value-type="string">
            <text:p>An issue was discovered in the libsbc crate before 0.1.5 for Rust. For Decoder&lt;R&gt;, it implements Send for any R: Read.</text:p>
          </table:table-cell>
          <table:table-cell table:style-name="ce10" office:value-type="string" calcext:value-type="string">
            <text:p>RUSTSEC-2020-0120</text:p>
          </table:table-cell>
        </table:table-row>
        <table:table-row table:style-name="ro7">
          <table:table-cell table:style-name="ce3" office:value-type="string" calcext:value-type="string">
            <text:p>CVE-2020-36439 </text:p>
          </table:table-cell>
          <table:table-cell table:style-name="ce7" office:value-type="string" calcext:value-type="string">
            <text:p>An issue was discovered in the ticketed_lock crate before 0.3.0 for Rust. There are unconditional implementations of Send for ReadTicket&lt;T&gt; and WriteTicket&lt;T&gt;.</text:p>
          </table:table-cell>
          <table:table-cell table:style-name="ce10" office:value-type="string" calcext:value-type="string">
            <text:p>RUSTSEC-2020-0119</text:p>
          </table:table-cell>
        </table:table-row>
        <table:table-row table:style-name="ro31">
          <table:table-cell table:style-name="ce3" office:value-type="string" calcext:value-type="string">
            <text:p>CVE-2020-36438 </text:p>
          </table:table-cell>
          <table:table-cell table:style-name="ce7" office:value-type="string" calcext:value-type="string">
            <text:p>An issue was discovered in the tiny_future crate before 0.4.0 for Rust. Future&lt;T&gt; does not have bounds on its Send and Sync traits.</text:p>
          </table:table-cell>
          <table:table-cell table:style-name="ce10" office:value-type="string" calcext:value-type="string">
            <text:p>RUSTSEC-2020-0118</text:p>
          </table:table-cell>
        </table:table-row>
        <table:table-row table:style-name="ro7">
          <table:table-cell table:style-name="ce3" office:value-type="string" calcext:value-type="string">
            <text:p>CVE-2020-36437 </text:p>
          </table:table-cell>
          <table:table-cell table:style-name="ce7" office:value-type="string" calcext:value-type="string">
            <text:p>An issue was discovered in the conqueue crate before 0.4.0 for Rust. There are unconditional implementations of Send and Sync for QueueSender&lt;T&gt;.</text:p>
          </table:table-cell>
          <table:table-cell table:style-name="ce10" office:value-type="string" calcext:value-type="string">
            <text:p>RUSTSEC-2020-0117</text:p>
          </table:table-cell>
        </table:table-row>
        <table:table-row table:style-name="ro7">
          <table:table-cell table:style-name="ce3" office:value-type="string" calcext:value-type="string">
            <text:p>CVE-2020-36436 </text:p>
          </table:table-cell>
          <table:table-cell table:style-name="ce7" office:value-type="string" calcext:value-type="string">
            <text:p>An issue was discovered in the unicycle crate before 0.7.1 for Rust. PinSlab&lt;T&gt; and Unordered&lt;T, S&gt; do not have bounds on their Send and Sync traits.</text:p>
          </table:table-cell>
          <table:table-cell table:style-name="ce10" office:value-type="string" calcext:value-type="string">
            <text:p>RUSTSEC-2020-0116</text:p>
          </table:table-cell>
        </table:table-row>
        <table:table-row table:style-name="ro31">
          <table:table-cell table:style-name="ce3" office:value-type="string" calcext:value-type="string">
            <text:p>CVE-2020-36435 </text:p>
          </table:table-cell>
          <table:table-cell table:style-name="ce7" office:value-type="string" calcext:value-type="string">
            <text:p>An issue was discovered in the ruspiro-singleton crate before 0.4.1 for Rust. In Singleton, Send and Sync do not have bounds checks.</text:p>
          </table:table-cell>
          <table:table-cell table:style-name="ce10" office:value-type="string" calcext:value-type="string">
            <text:p>RUSTSEC-2020-0115</text:p>
          </table:table-cell>
        </table:table-row>
        <table:table-row table:style-name="ro31">
          <table:table-cell table:style-name="ce1" office:value-type="string" calcext:value-type="string">
            <text:p>CVE-2020-36434 </text:p>
          </table:table-cell>
          <table:table-cell table:style-name="ce5" office:value-type="string" calcext:value-type="string">
            <text:p>An issue was discovered in the sys-info crate before 0.8.0 for Rust. sys_info::disk_info calls can trigger a double free.</text:p>
          </table:table-cell>
          <table:table-cell table:style-name="ce10"/>
        </table:table-row>
        <table:table-row table:style-name="ro31">
          <table:table-cell table:style-name="ce1" office:value-type="string" calcext:value-type="string">
            <text:p>CVE-2020-36433 </text:p>
          </table:table-cell>
          <table:table-cell table:style-name="ce5" office:value-type="string" calcext:value-type="string">
            <text:p>An issue was discovered in the chunky crate through 2020-08-25 for Rust. The Chunk API does not honor an alignment requirement.</text:p>
          </table:table-cell>
          <table:table-cell table:style-name="ce10" office:value-type="string" calcext:value-type="string">
            <text:p>RUSTSEC-2020-0035</text:p>
          </table:table-cell>
        </table:table-row>
        <table:table-row table:style-name="ro31">
          <table:table-cell table:style-name="ce1" office:value-type="string" calcext:value-type="string">
            <text:p>CVE-2020-36432 </text:p>
          </table:table-cell>
          <table:table-cell table:style-name="ce5" office:value-type="string" calcext:value-type="string">
            <text:p>An issue was discovered in the alg_ds crate through 2020-08-25 for Rust. There is a drop of uninitialized memory in Matrix::new().</text:p>
          </table:table-cell>
          <table:table-cell table:style-name="ce10" office:value-type="string" calcext:value-type="string">
            <text:p>RUSTSEC-2020-0033</text:p>
          </table:table-cell>
        </table:table-row>
        <table:table-row table:style-name="ro2">
          <table:table-cell table:style-name="ce1" office:value-type="string" calcext:value-type="string">
            <text:p>CVE-2020-36323 </text:p>
          </table:table-cell>
          <table:table-cell table:style-name="ce5" office:value-type="string" calcext:value-type="string">
            <text:p>In the standard library in Rust before 1.52.0, there is an optimization for joining strings that can cause uninitialized bytes to be exposed (or the program to crash) if the borrowed string changes after its length is checked.</text:p>
          </table:table-cell>
          <table:table-cell table:style-name="ce10"/>
        </table:table-row>
        <table:table-row table:style-name="ro2">
          <table:table-cell table:style-name="ce1" office:value-type="string" calcext:value-type="string">
            <text:p>CVE-2020-36318 </text:p>
          </table:table-cell>
          <table:table-cell table:style-name="ce5" office:value-type="string" calcext:value-type="string">
            <text:p>In the standard library in Rust before 1.49.0, VecDeque::make_contiguous has a bug that pops the same element more than once under certain condition. This bug could result in a use-after-free or double free.</text:p>
          </table:table-cell>
          <table:table-cell table:style-name="ce10"/>
        </table:table-row>
        <table:table-row table:style-name="ro22">
          <table:table-cell table:style-name="ce1" office:value-type="string" calcext:value-type="string">
            <text:p>CVE-2020-36317 </text:p>
          </table:table-cell>
          <table:table-cell table:style-name="ce5" office:value-type="string" calcext:value-type="string">
            <text:p>In the standard library in Rust before 1.49.0, String::retain() function has a panic safety problem. It allows creation of a non-UTF-8 Rust string when the provided closure panics. This bug could result in a memory safety violation when other string APIs assume that UTF-8 encoding is used on the same string.</text:p>
          </table:table-cell>
          <table:table-cell table:style-name="ce10"/>
        </table:table-row>
        <table:table-row table:style-name="ro7">
          <table:table-cell table:style-name="ce3" office:value-type="string" calcext:value-type="string">
            <text:p>CVE-2020-36220 </text:p>
          </table:table-cell>
          <table:table-cell table:style-name="ce7" office:value-type="string" calcext:value-type="string">
            <text:p>An issue was discovered in the va-ts crate before 0.0.4 for Rust. Because Demuxer&lt;T&gt; omits a required T: Send bound, a data race and memory corruption can occur.</text:p>
          </table:table-cell>
          <table:table-cell table:style-name="ce10" office:value-type="string" calcext:value-type="string">
            <text:p>RUSTSEC-2020-0114</text:p>
          </table:table-cell>
        </table:table-row>
        <table:table-row table:style-name="ro7">
          <table:table-cell table:style-name="ce3" office:value-type="string" calcext:value-type="string">
            <text:p>CVE-2020-36219 </text:p>
          </table:table-cell>
          <table:table-cell table:style-name="ce7" office:value-type="string" calcext:value-type="string">
            <text:p>An issue was discovered in the atomic-option crate through 2020-10-31 for Rust. Because AtomicOption&lt;T&gt; implements Sync unconditionally, a data race can occur.</text:p>
          </table:table-cell>
          <table:table-cell table:style-name="ce10" office:value-type="string" calcext:value-type="string">
            <text:p>RUSTSEC-2020-0113</text:p>
          </table:table-cell>
        </table:table-row>
        <table:table-row table:style-name="ro7">
          <table:table-cell table:style-name="ce3" office:value-type="string" calcext:value-type="string">
            <text:p>CVE-2020-36218 </text:p>
          </table:table-cell>
          <table:table-cell table:style-name="ce7" office:value-type="string" calcext:value-type="string">
            <text:p>An issue was discovered in the buttplug crate before 1.0.4 for Rust. ButtplugFutureStateShared does not properly consider (!Send|!Sync) objects, leading to a data race.</text:p>
          </table:table-cell>
          <table:table-cell table:style-name="ce10" office:value-type="string" calcext:value-type="string">
            <text:p>RUSTSEC-2020-0112</text:p>
          </table:table-cell>
        </table:table-row>
        <table:table-row table:style-name="ro7">
          <table:table-cell table:style-name="ce3" office:value-type="string" calcext:value-type="string">
            <text:p>CVE-2020-36217 </text:p>
          </table:table-cell>
          <table:table-cell table:style-name="ce7" office:value-type="string" calcext:value-type="string">
            <text:p>An issue was discovered in the may_queue crate through 2020-11-10 for Rust. Because Queue does not have bounds on its Send trait or Sync trait, memory corruption can occur.</text:p>
          </table:table-cell>
          <table:table-cell table:style-name="ce10" office:value-type="string" calcext:value-type="string">
            <text:p>RUSTSEC-2020-0111</text:p>
          </table:table-cell>
        </table:table-row>
        <table:table-row table:style-name="ro7">
          <table:table-cell table:style-name="ce3" office:value-type="string" calcext:value-type="string">
            <text:p>CVE-2020-36216 </text:p>
          </table:table-cell>
          <table:table-cell table:style-name="ce7" office:value-type="string" calcext:value-type="string">
            <text:p>An issue was discovered in Input&lt;R&gt; in the eventio crate before 0.5.1 for Rust. Because a non-Send type can be sent to a different thread, a data race and memory corruption can occur.</text:p>
          </table:table-cell>
          <table:table-cell table:style-name="ce10" office:value-type="string" calcext:value-type="string">
            <text:p>RUSTSEC-2020-0108</text:p>
          </table:table-cell>
        </table:table-row>
        <table:table-row table:style-name="ro7">
          <table:table-cell table:style-name="ce3" office:value-type="string" calcext:value-type="string">
            <text:p>CVE-2020-36215 </text:p>
          </table:table-cell>
          <table:table-cell table:style-name="ce7" office:value-type="string" calcext:value-type="string">
            <text:p>An issue was discovered in the hashconsing crate before 1.1.0 for Rust. Because HConsed does not have bounds on its Send trait or Sync trait, memory corruption can occur.</text:p>
          </table:table-cell>
          <table:table-cell table:style-name="ce10" office:value-type="string" calcext:value-type="string">
            <text:p>RUSTSEC-2020-0107</text:p>
          </table:table-cell>
        </table:table-row>
        <table:table-row table:style-name="ro7">
          <table:table-cell table:style-name="ce3" office:value-type="string" calcext:value-type="string">
            <text:p>CVE-2020-36214 </text:p>
          </table:table-cell>
          <table:table-cell table:style-name="ce7" office:value-type="string" calcext:value-type="string">
            <text:p>An issue was discovered in the multiqueue2 crate before 0.1.7 for Rust. Because a non-Send type can be sent to a different thread, a data race can occur.</text:p>
          </table:table-cell>
          <table:table-cell table:style-name="ce10" office:value-type="string" calcext:value-type="string">
            <text:p>RUSTSEC-2020-0106</text:p>
          </table:table-cell>
        </table:table-row>
        <table:table-row table:style-name="ro31">
          <table:table-cell table:style-name="ce1" office:value-type="string" calcext:value-type="string">
            <text:p>CVE-2020-36213 </text:p>
          </table:table-cell>
          <table:table-cell table:style-name="ce5" office:value-type="string" calcext:value-type="string">
            <text:p>An issue was discovered in the abi_stable crate before 0.9.1 for Rust. A retain call can create an invalid UTF-8 string, violating soundness.</text:p>
          </table:table-cell>
          <table:table-cell table:style-name="ce10" office:value-type="string" calcext:value-type="string">
            <text:p>RUSTSEC-2020-0105</text:p>
          </table:table-cell>
        </table:table-row>
        <table:table-row table:style-name="ro31">
          <table:table-cell table:style-name="ce1" office:value-type="string" calcext:value-type="string">
            <text:p>CVE-2020-36212 </text:p>
          </table:table-cell>
          <table:table-cell table:style-name="ce5" office:value-type="string" calcext:value-type="string">
            <text:p>An issue was discovered in the abi_stable crate before 0.9.1 for Rust. DrainFilter lacks soundness because of a double drop.</text:p>
          </table:table-cell>
          <table:table-cell table:style-name="ce10" office:value-type="string" calcext:value-type="string">
            <text:p>RUSTSEC-2020-0105</text:p>
          </table:table-cell>
        </table:table-row>
        <table:table-row table:style-name="ro7">
          <table:table-cell table:style-name="ce3" office:value-type="string" calcext:value-type="string">
            <text:p>CVE-2020-36211 </text:p>
          </table:table-cell>
          <table:table-cell table:style-name="ce7" office:value-type="string" calcext:value-type="string">
            <text:p>An issue was discovered in the gfwx crate before 0.3.0 for Rust. Because ImageChunkMut does not have bounds on its Send trait or Sync trait, a data race and memory corruption can occur.</text:p>
          </table:table-cell>
          <table:table-cell table:style-name="ce10" office:value-type="string" calcext:value-type="string">
            <text:p>RUSTSEC-2020-0104</text:p>
          </table:table-cell>
        </table:table-row>
        <table:table-row table:style-name="ro7">
          <table:table-cell table:style-name="ce1" office:value-type="string" calcext:value-type="string">
            <text:p>CVE-2020-36210 </text:p>
          </table:table-cell>
          <table:table-cell table:style-name="ce5" office:value-type="string" calcext:value-type="string">
            <text:p>An issue was discovered in the autorand crate before 0.2.3 for Rust. Because of impl Random on arrays, uninitialized memory can be dropped when a panic occurs, leading to memory corruption.</text:p>
          </table:table-cell>
          <table:table-cell table:style-name="ce10" office:value-type="string" calcext:value-type="string">
            <text:p>RUSTSEC-2020-0103</text:p>
          </table:table-cell>
        </table:table-row>
        <table:table-row table:style-name="ro7">
          <table:table-cell table:style-name="ce3" office:value-type="string" calcext:value-type="string">
            <text:p>CVE-2020-36209 </text:p>
          </table:table-cell>
          <table:table-cell table:style-name="ce7" office:value-type="string" calcext:value-type="string">
            <text:p>An issue was discovered in the late-static crate before 0.4.0 for Rust. Because Sync is implemented for LateStatic with T: Send, a data race can occur.</text:p>
          </table:table-cell>
          <table:table-cell table:style-name="ce10" office:value-type="string" calcext:value-type="string">
            <text:p>RUSTSEC-2020-0102</text:p>
          </table:table-cell>
        </table:table-row>
        <table:table-row table:style-name="ro7">
          <table:table-cell table:style-name="ce3" office:value-type="string" calcext:value-type="string">
            <text:p>CVE-2020-36208 </text:p>
          </table:table-cell>
          <table:table-cell table:style-name="ce7" office:value-type="string" calcext:value-type="string">
            <text:p>An issue was discovered in the conquer-once crate before 0.3.2 for Rust. Thread crossing can occur for a non-Send but Sync type, leading to memory corruption.</text:p>
          </table:table-cell>
          <table:table-cell table:style-name="ce10" office:value-type="string" calcext:value-type="string">
            <text:p>RUSTSEC-2020-0101</text:p>
          </table:table-cell>
        </table:table-row>
        <table:table-row table:style-name="ro7">
          <table:table-cell table:style-name="ce3" office:value-type="string" calcext:value-type="string">
            <text:p>CVE-2020-36207 </text:p>
          </table:table-cell>
          <table:table-cell table:style-name="ce7" office:value-type="string" calcext:value-type="string">
            <text:p>An issue was discovered in the aovec crate through 2020-12-10 for Rust. Because Aovec&lt;T&gt; does not have bounds on its Send trait or Sync trait, a data race and memory corruption can occur.</text:p>
          </table:table-cell>
          <table:table-cell table:style-name="ce10" office:value-type="string" calcext:value-type="string">
            <text:p>RUSTSEC-2020-0099</text:p>
          </table:table-cell>
        </table:table-row>
        <table:table-row table:style-name="ro7">
          <table:table-cell table:style-name="ce3" office:value-type="string" calcext:value-type="string">
            <text:p>CVE-2020-36206 </text:p>
          </table:table-cell>
          <table:table-cell table:style-name="ce7" office:value-type="string" calcext:value-type="string">
            <text:p>An issue was discovered in the rusb crate before 0.7.0 for Rust. Because of a lack of Send and Sync bounds, a data race and memory corruption can occur.</text:p>
          </table:table-cell>
          <table:table-cell table:style-name="ce10" office:value-type="string" calcext:value-type="string">
            <text:p>RUSTSEC-2020-0098</text:p>
          </table:table-cell>
        </table:table-row>
        <table:table-row table:style-name="ro7">
          <table:table-cell table:style-name="ce1" office:value-type="string" calcext:value-type="string">
            <text:p>CVE-2020-36205 </text:p>
          </table:table-cell>
          <table:table-cell table:style-name="ce5" office:value-type="string" calcext:value-type="string">
            <text:p>An issue was discovered in the xcb crate through 2020-12-10 for Rust. base::Error does not have soundness. Because of the public ptr field, a use-after-free or double-free can occur.</text:p>
          </table:table-cell>
          <table:table-cell table:style-name="ce10" office:value-type="string" calcext:value-type="string">
            <text:p>RUSTSEC-2020-0097</text:p>
          </table:table-cell>
        </table:table-row>
        <table:table-row table:style-name="ro7">
          <table:table-cell table:style-name="ce3" office:value-type="string" calcext:value-type="string">
            <text:p>CVE-2020-36204 </text:p>
          </table:table-cell>
          <table:table-cell table:style-name="ce7" office:value-type="string" calcext:value-type="string">
            <text:p>An issue was discovered in the im crate through 2020-11-09 for Rust. Because TreeFocus does not have bounds on its Send trait or Sync trait, a data race can occur.</text:p>
          </table:table-cell>
          <table:table-cell table:style-name="ce10" office:value-type="string" calcext:value-type="string">
            <text:p>RUSTSEC-2020-0096</text:p>
          </table:table-cell>
        </table:table-row>
        <table:table-row table:style-name="ro7">
          <table:table-cell table:style-name="ce3" office:value-type="string" calcext:value-type="string">
            <text:p>CVE-2020-36203 </text:p>
          </table:table-cell>
          <table:table-cell table:style-name="ce7" office:value-type="string" calcext:value-type="string">
            <text:p>An issue was discovered in the reffers crate through 2020-12-01 for Rust. ARefss can contain a !Send,!Sync object, leading to a data race and memory corruption.</text:p>
          </table:table-cell>
          <table:table-cell table:style-name="ce10" office:value-type="string" calcext:value-type="string">
            <text:p>RUSTSEC-2020-0094</text:p>
          </table:table-cell>
        </table:table-row>
        <table:table-row table:style-name="ro31">
          <table:table-cell table:style-name="ce1" office:value-type="string" calcext:value-type="string">
            <text:p>CVE-2020-36202 </text:p>
          </table:table-cell>
          <table:table-cell table:style-name="ce5" office:value-type="string" calcext:value-type="string">
            <text:p>An issue was discovered in the async-h1 crate before 2.3.0 for Rust. Request smuggling can occur when used behind a reverse proxy.</text:p>
          </table:table-cell>
          <table:table-cell table:style-name="ce10"/>
        </table:table-row>
        <table:table-row table:style-name="ro7">
          <table:table-cell table:style-name="ce3" office:value-type="string" calcext:value-type="string">
            <text:p>CVE-2020-35928 </text:p>
          </table:table-cell>
          <table:table-cell table:style-name="ce7" office:value-type="string" calcext:value-type="string">
            <text:p>An issue was discovered in the concread crate before 0.2.6 for Rust. Attackers can cause an ARCache&lt;K,V&gt; data race by sending types that do not implement Send/Sync.</text:p>
          </table:table-cell>
          <table:table-cell table:style-name="ce10" office:value-type="string" calcext:value-type="string">
            <text:p>RUSTSEC-2020-0092</text:p>
          </table:table-cell>
        </table:table-row>
        <table:table-row table:style-name="ro31">
          <table:table-cell table:style-name="ce3" office:value-type="string" calcext:value-type="string">
            <text:p>CVE-2020-35927 </text:p>
          </table:table-cell>
          <table:table-cell table:style-name="ce7" office:value-type="string" calcext:value-type="string">
            <text:p>An issue was discovered in the thex crate through 2020-12-08 for Rust. Thex&lt;T&gt; allows cross-thread data races of non-Send types.</text:p>
          </table:table-cell>
          <table:table-cell table:style-name="ce10" office:value-type="string" calcext:value-type="string">
            <text:p>RUSTSEC-2020-0090</text:p>
          </table:table-cell>
        </table:table-row>
        <table:table-row table:style-name="ro7">
          <table:table-cell table:style-name="ce1" office:value-type="string" calcext:value-type="string">
            <text:p>CVE-2020-35926 </text:p>
          </table:table-cell>
          <table:table-cell table:style-name="ce5" office:value-type="string" calcext:value-type="string">
            <text:p>An issue was discovered in the nanorand crate before 0.5.1 for Rust. It caused any random number generator (even ChaCha) to return all zeroes because integer truncation was mishandled.</text:p>
          </table:table-cell>
          <table:table-cell table:style-name="ce10"/>
        </table:table-row>
        <table:table-row table:style-name="ro7">
          <table:table-cell table:style-name="ce3" office:value-type="string" calcext:value-type="string">
            <text:p>CVE-2020-35925 </text:p>
          </table:table-cell>
          <table:table-cell table:style-name="ce7" office:value-type="string" calcext:value-type="string">
            <text:p>An issue was discovered in the magnetic crate before 2.0.1 for Rust. MPMCConsumer and MPMCProducer allow cross-thread sending of a non-Send type.</text:p>
          </table:table-cell>
          <table:table-cell table:style-name="ce10" office:value-type="string" calcext:value-type="string">
            <text:p>RUSTSEC-2020-0088</text:p>
          </table:table-cell>
        </table:table-row>
        <table:table-row table:style-name="ro31">
          <table:table-cell table:style-name="ce3" office:value-type="string" calcext:value-type="string">
            <text:p>CVE-2020-35924 </text:p>
          </table:table-cell>
          <table:table-cell table:style-name="ce7" office:value-type="string" calcext:value-type="string">
            <text:p>An issue was discovered in the try-mutex crate before 0.3.0 for Rust. TryMutex&lt;T&gt; allows cross-thread sending of a non-Send type.</text:p>
          </table:table-cell>
          <table:table-cell table:style-name="ce10" office:value-type="string" calcext:value-type="string">
            <text:p>RUSTSEC-2020-0087</text:p>
          </table:table-cell>
        </table:table-row>
        <table:table-row table:style-name="ro31">
          <table:table-cell table:style-name="ce1" office:value-type="string" calcext:value-type="string">
            <text:p>CVE-2020-35923 </text:p>
          </table:table-cell>
          <table:table-cell table:style-name="ce5" office:value-type="string" calcext:value-type="string">
            <text:p>An issue was discovered in the ordered-float crate before 1.1.1 and 2.x before 2.0.1 for Rust. A NotNan value can contain a NaN.</text:p>
          </table:table-cell>
          <table:table-cell table:style-name="ce10"/>
        </table:table-row>
        <table:table-row table:style-name="ro7">
          <table:table-cell table:style-name="ce1" office:value-type="string" calcext:value-type="string">
            <text:p>CVE-2020-35922 </text:p>
          </table:table-cell>
          <table:table-cell table:style-name="ce5" office:value-type="string" calcext:value-type="string">
            <text:p>An issue was discovered in the mio crate before 0.7.6 for Rust. It has false expectations about the std::net::SocketAddr memory representation.</text:p>
          </table:table-cell>
          <table:table-cell table:style-name="ce10"/>
        </table:table-row>
        <table:table-row table:style-name="ro7">
          <table:table-cell table:style-name="ce1" office:value-type="string" calcext:value-type="string">
            <text:p>CVE-2020-35921 </text:p>
          </table:table-cell>
          <table:table-cell table:style-name="ce5" office:value-type="string" calcext:value-type="string">
            <text:p>An issue was discovered in the miow crate before 0.3.6 for Rust. It has false expectations about the std::net::SocketAddr memory representation.</text:p>
          </table:table-cell>
          <table:table-cell table:style-name="ce10"/>
        </table:table-row>
        <table:table-row table:style-name="ro7">
          <table:table-cell table:style-name="ce1" office:value-type="string" calcext:value-type="string">
            <text:p>CVE-2020-35920 </text:p>
          </table:table-cell>
          <table:table-cell table:style-name="ce5" office:value-type="string" calcext:value-type="string">
            <text:p>An issue was discovered in the socket2 crate before 0.3.16 for Rust. It has false expectations about the std::net::SocketAddr memory representation.</text:p>
          </table:table-cell>
          <table:table-cell table:style-name="ce10"/>
        </table:table-row>
        <table:table-row table:style-name="ro7">
          <table:table-cell table:style-name="ce1" office:value-type="string" calcext:value-type="string">
            <text:p>CVE-2020-35919 </text:p>
          </table:table-cell>
          <table:table-cell table:style-name="ce5" office:value-type="string" calcext:value-type="string">
            <text:p>An issue was discovered in the net2 crate before 0.2.36 for Rust. It has false expectations about the std::net::SocketAddr memory representation.</text:p>
          </table:table-cell>
          <table:table-cell table:style-name="ce10"/>
        </table:table-row>
        <table:table-row table:style-name="ro31">
          <table:table-cell table:style-name="ce1" office:value-type="string" calcext:value-type="string">
            <text:p>CVE-2020-35918 </text:p>
          </table:table-cell>
          <table:table-cell table:style-name="ce5" office:value-type="string" calcext:value-type="string">
            <text:p>An issue was discovered in the branca crate before 0.10.0 for Rust. Decoding tokens (with invalid base62 data) can panic.</text:p>
          </table:table-cell>
          <table:table-cell table:style-name="ce10"/>
        </table:table-row>
        <table:table-row table:style-name="ro7">
          <table:table-cell table:style-name="ce1" office:value-type="string" calcext:value-type="string">
            <text:p>CVE-2020-35917 </text:p>
          </table:table-cell>
          <table:table-cell table:style-name="ce5" office:value-type="string" calcext:value-type="string">
            <text:p>An issue was discovered in the pyo3 crate before 0.12.4 for Rust. There is a reference-counting error and use-after-free in From&lt;Py&lt;T&gt;&gt;.</text:p>
          </table:table-cell>
          <table:table-cell table:style-name="ce10"/>
        </table:table-row>
        <table:table-row table:style-name="ro7">
          <table:table-cell table:style-name="ce1" office:value-type="string" calcext:value-type="string">
            <text:p>CVE-2020-35916 </text:p>
          </table:table-cell>
          <table:table-cell table:style-name="ce5" office:value-type="string" calcext:value-type="string">
            <text:p>An issue was discovered in the image crate before 0.23.12 for Rust. A Mutable reference has immutable provenance. (In the case of LLVM, the IR may be always correct.)</text:p>
          </table:table-cell>
          <table:table-cell table:style-name="ce10"/>
        </table:table-row>
        <table:table-row table:style-name="ro7">
          <table:table-cell table:style-name="ce3" office:value-type="string" calcext:value-type="string">
            <text:p>CVE-2020-35915 </text:p>
          </table:table-cell>
          <table:table-cell table:style-name="ce7" office:value-type="string" calcext:value-type="string">
            <text:p>An issue was discovered in the futures-intrusive crate before 0.4.0 for Rust. GenericMutexGuard allows cross-thread data races of non-Sync types.</text:p>
          </table:table-cell>
          <table:table-cell table:style-name="ce10" office:value-type="string" calcext:value-type="string">
            <text:p>RUSTSEC-2020-0072 </text:p>
          </table:table-cell>
        </table:table-row>
        <table:table-row table:style-name="ro31">
          <table:table-cell table:style-name="ce3" office:value-type="string" calcext:value-type="string">
            <text:p>CVE-2020-35914 </text:p>
          </table:table-cell>
          <table:table-cell table:style-name="ce7" office:value-type="string" calcext:value-type="string">
            <text:p>An issue was discovered in the lock_api crate before 0.4.2 for Rust. A data race can occur because of RwLockWriteGuard unsoundness.</text:p>
          </table:table-cell>
          <table:table-cell table:style-name="ce10" office:value-type="string" calcext:value-type="string">
            <text:p>RUSTSEC-2020-0070 </text:p>
          </table:table-cell>
        </table:table-row>
        <table:table-row table:style-name="ro31">
          <table:table-cell table:style-name="ce3" office:value-type="string" calcext:value-type="string">
            <text:p>CVE-2020-35913 </text:p>
          </table:table-cell>
          <table:table-cell table:style-name="ce7" office:value-type="string" calcext:value-type="string">
            <text:p>An issue was discovered in the lock_api crate before 0.4.2 for Rust. A data race can occur because of RwLockReadGuard unsoundness.</text:p>
          </table:table-cell>
          <table:table-cell table:style-name="ce10" office:value-type="string" calcext:value-type="string">
            <text:p>RUSTSEC-2020-0070 </text:p>
          </table:table-cell>
        </table:table-row>
        <table:table-row table:style-name="ro7">
          <table:table-cell table:style-name="ce3" office:value-type="string" calcext:value-type="string">
            <text:p>CVE-2020-35912 </text:p>
          </table:table-cell>
          <table:table-cell table:style-name="ce7" office:value-type="string" calcext:value-type="string">
            <text:p>An issue was discovered in the lock_api crate before 0.4.2 for Rust. A data race can occur because of MappedRwLockWriteGuard unsoundness.</text:p>
          </table:table-cell>
          <table:table-cell table:style-name="ce10" office:value-type="string" calcext:value-type="string">
            <text:p>RUSTSEC-2020-0070 </text:p>
          </table:table-cell>
        </table:table-row>
        <table:table-row table:style-name="ro7">
          <table:table-cell table:style-name="ce3" office:value-type="string" calcext:value-type="string">
            <text:p>CVE-2020-35911 </text:p>
          </table:table-cell>
          <table:table-cell table:style-name="ce7" office:value-type="string" calcext:value-type="string">
            <text:p>An issue was discovered in the lock_api crate before 0.4.2 for Rust. A data race can occur because of MappedRwLockReadGuard unsoundness.</text:p>
          </table:table-cell>
          <table:table-cell table:style-name="ce10" office:value-type="string" calcext:value-type="string">
            <text:p>RUSTSEC-2020-0070 </text:p>
          </table:table-cell>
        </table:table-row>
        <table:table-row table:style-name="ro31">
          <table:table-cell table:style-name="ce3" office:value-type="string" calcext:value-type="string">
            <text:p>CVE-2020-35910 </text:p>
          </table:table-cell>
          <table:table-cell table:style-name="ce7" office:value-type="string" calcext:value-type="string">
            <text:p>An issue was discovered in the lock_api crate before 0.4.2 for Rust. A data race can occur because of MappedMutexGuard unsoundness.</text:p>
          </table:table-cell>
          <table:table-cell table:style-name="ce10" office:value-type="string" calcext:value-type="string">
            <text:p>RUSTSEC-2020-0070 </text:p>
          </table:table-cell>
        </table:table-row>
        <table:table-row table:style-name="ro7">
          <table:table-cell table:style-name="ce1" office:value-type="string" calcext:value-type="string">
            <text:p>CVE-2020-35909 </text:p>
          </table:table-cell>
          <table:table-cell table:style-name="ce5" office:value-type="string" calcext:value-type="string">
            <text:p>An issue was discovered in the multihash crate before 0.11.3 for Rust. The from_slice parsing code can panic via unsanitized data from a network server.</text:p>
          </table:table-cell>
          <table:table-cell table:style-name="ce10"/>
        </table:table-row>
        <table:table-row table:style-name="ro7">
          <table:table-cell table:style-name="ce3" office:value-type="string" calcext:value-type="string">
            <text:p>CVE-2020-35908 </text:p>
          </table:table-cell>
          <table:table-cell table:style-name="ce7" office:value-type="string" calcext:value-type="string">
            <text:p>An issue was discovered in the futures-util crate before 0.3.2 for Rust. FuturesUnordered can lead to data corruption because Sync is mishandled.</text:p>
          </table:table-cell>
          <table:table-cell table:style-name="ce10"/>
        </table:table-row>
        <table:table-row table:style-name="ro7">
          <table:table-cell table:style-name="ce1" office:value-type="string" calcext:value-type="string">
            <text:p>CVE-2020-35907 </text:p>
          </table:table-cell>
          <table:table-cell table:style-name="ce5" office:value-type="string" calcext:value-type="string">
            <text:p>An issue was discovered in the futures-task crate before 0.3.5 for Rust. futures_task::noop_waker_ref allows a NULL pointer dereference.</text:p>
          </table:table-cell>
          <table:table-cell table:style-name="ce10"/>
        </table:table-row>
        <table:table-row table:style-name="ro7">
          <table:table-cell table:style-name="ce1" office:value-type="string" calcext:value-type="string">
            <text:p>CVE-2020-35906 </text:p>
          </table:table-cell>
          <table:table-cell table:style-name="ce5" office:value-type="string" calcext:value-type="string">
            <text:p>An issue was discovered in the futures-task crate before 0.3.6 for Rust. futures_task::waker may cause a use-after-free in a non-static type situation.</text:p>
          </table:table-cell>
          <table:table-cell table:style-name="ce10"/>
        </table:table-row>
        <table:table-row table:style-name="ro7">
          <table:table-cell table:style-name="ce3" office:value-type="string" calcext:value-type="string">
            <text:p>CVE-2020-35905 </text:p>
          </table:table-cell>
          <table:table-cell table:style-name="ce7" office:value-type="string" calcext:value-type="string">
            <text:p>An issue was discovered in the futures-util crate before 0.3.7 for Rust. MutexGuard::map can cause a data race for certain closure situations (in safe code).</text:p>
          </table:table-cell>
          <table:table-cell table:style-name="ce10" office:value-type="string" calcext:value-type="string">
            <text:p>RUSTSEC-2020-0059 </text:p>
          </table:table-cell>
        </table:table-row>
        <table:table-row table:style-name="ro7">
          <table:table-cell table:style-name="ce1" office:value-type="string" calcext:value-type="string">
            <text:p>CVE-2020-35904 </text:p>
          </table:table-cell>
          <table:table-cell table:style-name="ce5" office:value-type="string" calcext:value-type="string">
            <text:p>An issue was discovered in the crossbeam-channel crate before 0.4.4 for Rust. It has incorrect expectations about the relationship between the memory allocation and how many iterator elements there are.</text:p>
          </table:table-cell>
          <table:table-cell table:style-name="ce10"/>
        </table:table-row>
        <table:table-row table:style-name="ro7">
          <table:table-cell table:style-name="ce1" office:value-type="string" calcext:value-type="string">
            <text:p>CVE-2020-35903 </text:p>
          </table:table-cell>
          <table:table-cell table:style-name="ce5" office:value-type="string" calcext:value-type="string">
            <text:p>An issue was discovered in the dync crate before 0.5.0 for Rust. VecCopy allows misaligned element access because u8 is not always the type in question.</text:p>
          </table:table-cell>
          <table:table-cell table:style-name="ce10" office:value-type="string" calcext:value-type="string">
            <text:p>RUSTSEC-2020-0050</text:p>
          </table:table-cell>
        </table:table-row>
        <table:table-row table:style-name="ro31">
          <table:table-cell table:style-name="ce1" office:value-type="string" calcext:value-type="string">
            <text:p>CVE-2020-35902 </text:p>
          </table:table-cell>
          <table:table-cell table:style-name="ce5" office:value-type="string" calcext:value-type="string">
            <text:p>An issue was discovered in the actix-codec crate before 0.3.0-beta.1 for Rust. There is a use-after-free in Framed.</text:p>
          </table:table-cell>
          <table:table-cell table:style-name="ce10"/>
        </table:table-row>
        <table:table-row table:style-name="ro31">
          <table:table-cell table:style-name="ce1" office:value-type="string" calcext:value-type="string">
            <text:p>CVE-2020-35901 </text:p>
          </table:table-cell>
          <table:table-cell table:style-name="ce5" office:value-type="string" calcext:value-type="string">
            <text:p>An issue was discovered in the actix-http crate before 2.0.0-alpha.1 for Rust. There is a use-after-free in BodyStream.</text:p>
          </table:table-cell>
          <table:table-cell table:style-name="ce10"/>
        </table:table-row>
        <table:table-row table:style-name="ro31">
          <table:table-cell table:style-name="ce1" office:value-type="string" calcext:value-type="string">
            <text:p>CVE-2020-35900 </text:p>
          </table:table-cell>
          <table:table-cell table:style-name="ce5" office:value-type="string" calcext:value-type="string">
            <text:p>An issue was discovered in the array-queue crate through 2020-09-26 for Rust. A pop_back() call may lead to a use-after-free.</text:p>
          </table:table-cell>
          <table:table-cell table:style-name="ce10" office:value-type="string" calcext:value-type="string">
            <text:p>RUSTSEC-2020-0047</text:p>
          </table:table-cell>
        </table:table-row>
        <table:table-row table:style-name="ro7">
          <table:table-cell table:style-name="ce1" office:value-type="string" calcext:value-type="string">
            <text:p>CVE-2020-35899 </text:p>
          </table:table-cell>
          <table:table-cell table:style-name="ce5" office:value-type="string" calcext:value-type="string">
            <text:p>An issue was discovered in the actix-service crate before 1.0.6 for Rust. The Cell implementation allows obtaining more than one mutable reference to the same data.</text:p>
          </table:table-cell>
          <table:table-cell table:style-name="ce10"/>
        </table:table-row>
        <table:table-row table:style-name="ro7">
          <table:table-cell table:style-name="ce1" office:value-type="string" calcext:value-type="string">
            <text:p>CVE-2020-35898 </text:p>
          </table:table-cell>
          <table:table-cell table:style-name="ce5" office:value-type="string" calcext:value-type="string">
            <text:p>An issue was discovered in the actix-utils crate before 2.0.0 for Rust. The Cell implementation allows obtaining more than one mutable reference to the same data.</text:p>
          </table:table-cell>
          <table:table-cell table:style-name="ce10"/>
        </table:table-row>
        <table:table-row table:style-name="ro31">
          <table:table-cell table:style-name="ce3" office:value-type="string" calcext:value-type="string">
            <text:p>CVE-2020-35897 </text:p>
          </table:table-cell>
          <table:table-cell table:style-name="ce7" office:value-type="string" calcext:value-type="string">
            <text:p>An issue was discovered in the atom crate before 0.3.6 for Rust. An unsafe Send implementation allows a cross-thread data race.</text:p>
          </table:table-cell>
          <table:table-cell table:style-name="ce10" office:value-type="string" calcext:value-type="string">
            <text:p>RUSTSEC-2020-0044 </text:p>
          </table:table-cell>
        </table:table-row>
        <table:table-row table:style-name="ro7">
          <table:table-cell table:style-name="ce1" office:value-type="string" calcext:value-type="string">
            <text:p>CVE-2020-35896 </text:p>
          </table:table-cell>
          <table:table-cell table:style-name="ce5" office:value-type="string" calcext:value-type="string">
            <text:p>An issue was discovered in the ws crate through 2020-09-25 for Rust. The outgoing buffer is not properly limited, leading to a remote memory-consumption attack.</text:p>
          </table:table-cell>
          <table:table-cell table:style-name="ce10"/>
        </table:table-row>
        <table:table-row table:style-name="ro31">
          <table:table-cell table:style-name="ce1" office:value-type="string" calcext:value-type="string">
            <text:p>CVE-2020-35895 </text:p>
          </table:table-cell>
          <table:table-cell table:style-name="ce5" office:value-type="string" calcext:value-type="string">
            <text:p>An issue was discovered in the stack crate before 0.3.1 for Rust. ArrayVec has an out-of-bounds write via element insertion.</text:p>
          </table:table-cell>
          <table:table-cell table:style-name="ce10" office:value-type="string" calcext:value-type="string">
            <text:p>RUSTSEC-2020-0042</text:p>
          </table:table-cell>
        </table:table-row>
        <table:table-row table:style-name="ro31">
          <table:table-cell table:style-name="ce1" office:value-type="string" calcext:value-type="string">
            <text:p>CVE-2020-35894 </text:p>
          </table:table-cell>
          <table:table-cell table:style-name="ce5" office:value-type="string" calcext:value-type="string">
            <text:p>An issue was discovered in the obstack crate before 0.1.4 for Rust. Unaligned references can occur.</text:p>
          </table:table-cell>
          <table:table-cell table:style-name="ce10" office:value-type="string" calcext:value-type="string">
            <text:p>RUSTSEC-2020-0040</text:p>
          </table:table-cell>
        </table:table-row>
        <table:table-row table:style-name="ro7">
          <table:table-cell table:style-name="ce1" office:value-type="string" calcext:value-type="string">
            <text:p>CVE-2020-35893 </text:p>
          </table:table-cell>
          <table:table-cell table:style-name="ce5" office:value-type="string" calcext:value-type="string">
            <text:p>An issue was discovered in the simple-slab crate before 0.3.3 for Rust. remove() has an off-by-one error, causing memory leakage and a drop of uninitialized memory.</text:p>
          </table:table-cell>
          <table:table-cell table:style-name="ce10" office:value-type="string" calcext:value-type="string">
            <text:p>RUSTSEC-2020-0039</text:p>
          </table:table-cell>
        </table:table-row>
        <table:table-row table:style-name="ro31">
          <table:table-cell table:style-name="ce1" office:value-type="string" calcext:value-type="string">
            <text:p>CVE-2020-35892 </text:p>
          </table:table-cell>
          <table:table-cell table:style-name="ce5" office:value-type="string" calcext:value-type="string">
            <text:p>An issue was discovered in the simple-slab crate before 0.3.3 for Rust. index() allows an out-of-bounds read.</text:p>
          </table:table-cell>
          <table:table-cell table:style-name="ce10" office:value-type="string" calcext:value-type="string">
            <text:p>RUSTSEC-2020-0039</text:p>
          </table:table-cell>
        </table:table-row>
        <table:table-row table:style-name="ro7">
          <table:table-cell table:style-name="ce1" office:value-type="string" calcext:value-type="string">
            <text:p>CVE-2020-35891 </text:p>
          </table:table-cell>
          <table:table-cell table:style-name="ce5" office:value-type="string" calcext:value-type="string">
            <text:p>An issue was discovered in the ordnung crate through 2020-09-03 for Rust. compact::Vec violates memory safety via a remove() double free.</text:p>
          </table:table-cell>
          <table:table-cell table:style-name="ce10" office:value-type="string" calcext:value-type="string">
            <text:p>RUSTSEC-2020-0038</text:p>
          </table:table-cell>
        </table:table-row>
        <table:table-row table:style-name="ro7">
          <table:table-cell table:style-name="ce1" office:value-type="string" calcext:value-type="string">
            <text:p>CVE-2020-35890 </text:p>
          </table:table-cell>
          <table:table-cell table:style-name="ce5" office:value-type="string" calcext:value-type="string">
            <text:p>An issue was discovered in the ordnung crate through 2020-09-03 for Rust. compact::Vec violates memory safety via out-of-bounds access for large capacity.</text:p>
          </table:table-cell>
          <table:table-cell table:style-name="ce10" office:value-type="string" calcext:value-type="string">
            <text:p>RUSTSEC-2020-0038</text:p>
          </table:table-cell>
        </table:table-row>
        <table:table-row table:style-name="ro7">
          <table:table-cell table:style-name="ce1" office:value-type="string" calcext:value-type="string">
            <text:p>CVE-2020-35889 </text:p>
          </table:table-cell>
          <table:table-cell table:style-name="ce5" office:value-type="string" calcext:value-type="string">
            <text:p>An issue was discovered in the crayon crate through 2020-08-31 for Rust. A TOCTOU issue has a resultant memory safety violation via HandleLike.</text:p>
          </table:table-cell>
          <table:table-cell table:style-name="ce10" office:value-type="string" calcext:value-type="string">
            <text:p>RUSTSEC-2020-0037</text:p>
          </table:table-cell>
        </table:table-row>
        <table:table-row table:style-name="ro31">
          <table:table-cell table:style-name="ce1" office:value-type="string" calcext:value-type="string">
            <text:p>CVE-2020-35888 </text:p>
          </table:table-cell>
          <table:table-cell table:style-name="ce5" office:value-type="string" calcext:value-type="string">
            <text:p>An issue was discovered in the arr crate through 2020-08-25 for Rust. Uninitialized memory is dropped by Array::new_from_template.</text:p>
          </table:table-cell>
          <table:table-cell table:style-name="ce10" office:value-type="string" calcext:value-type="string">
            <text:p>RUSTSEC-2020-0034</text:p>
          </table:table-cell>
        </table:table-row>
        <table:table-row table:style-name="ro31">
          <table:table-cell table:style-name="ce1" office:value-type="string" calcext:value-type="string">
            <text:p>CVE-2020-35887 </text:p>
          </table:table-cell>
          <table:table-cell table:style-name="ce5" office:value-type="string" calcext:value-type="string">
            <text:p>An issue was discovered in the arr crate through 2020-08-25 for Rust. There is a buffer overflow in Index and IndexMut.</text:p>
          </table:table-cell>
          <table:table-cell table:style-name="ce10" office:value-type="string" calcext:value-type="string">
            <text:p>RUSTSEC-2020-0034</text:p>
          </table:table-cell>
        </table:table-row>
        <table:table-row table:style-name="ro7">
          <table:table-cell table:style-name="ce3" office:value-type="string" calcext:value-type="string">
            <text:p>CVE-2020-35886 </text:p>
          </table:table-cell>
          <table:table-cell table:style-name="ce7" office:value-type="string" calcext:value-type="string">
            <text:p>An issue was discovered in the arr crate through 2020-08-25 for Rust. An attacker can smuggle non-Sync/Send types across a thread boundary to cause a data race.</text:p>
          </table:table-cell>
          <table:table-cell table:style-name="ce10" office:value-type="string" calcext:value-type="string">
            <text:p>RUSTSEC-2020-0034 </text:p>
          </table:table-cell>
        </table:table-row>
        <table:table-row table:style-name="ro31">
          <table:table-cell table:style-name="ce1" office:value-type="string" calcext:value-type="string">
            <text:p>CVE-2020-35885 </text:p>
          </table:table-cell>
          <table:table-cell table:style-name="ce5" office:value-type="string" calcext:value-type="string">
            <text:p>An issue was discovered in the alpm-rs crate through 2020-08-20 for Rust. StrcCtx performs improper memory deallocation.</text:p>
          </table:table-cell>
          <table:table-cell table:style-name="ce10" office:value-type="string" calcext:value-type="string">
            <text:p>RUSTSEC-2020-0032</text:p>
          </table:table-cell>
        </table:table-row>
        <table:table-row table:style-name="ro7">
          <table:table-cell table:style-name="ce1" office:value-type="string" calcext:value-type="string">
            <text:p>CVE-2020-35884 </text:p>
          </table:table-cell>
          <table:table-cell table:style-name="ce5" office:value-type="string" calcext:value-type="string">
            <text:p>An issue was discovered in the tiny_http crate through 2020-06-16 for Rust. HTTP Request smuggling can occur via a malformed Transfer-Encoding header.</text:p>
          </table:table-cell>
          <table:table-cell table:style-name="ce10"/>
        </table:table-row>
        <table:table-row table:style-name="ro7">
          <table:table-cell table:style-name="ce1" office:value-type="string" calcext:value-type="string">
            <text:p>CVE-2020-35883 </text:p>
          </table:table-cell>
          <table:table-cell table:style-name="ce5" office:value-type="string" calcext:value-type="string">
            <text:p>An issue was discovered in the mozwire crate through 2020-08-18 for Rust. A ../ directory-traversal situation allows overwriting local files that have .conf at the end of the filename.</text:p>
          </table:table-cell>
          <table:table-cell table:style-name="ce10"/>
        </table:table-row>
        <table:table-row table:style-name="ro7">
          <table:table-cell table:style-name="ce1" office:value-type="string" calcext:value-type="string">
            <text:p>CVE-2020-35882 </text:p>
          </table:table-cell>
          <table:table-cell table:style-name="ce5" office:value-type="string" calcext:value-type="string">
            <text:p>An issue was discovered in the rocket crate before 0.4.5 for Rust. LocalRequest::clone creates more than one mutable references to the same object, possibly causing a data race.</text:p>
          </table:table-cell>
          <table:table-cell table:style-name="ce10" office:value-type="string" calcext:value-type="string">
            <text:p>RUSTSEC-2020-0028</text:p>
          </table:table-cell>
        </table:table-row>
        <table:table-row table:style-name="ro7">
          <table:table-cell table:style-name="ce1" office:value-type="string" calcext:value-type="string">
            <text:p>CVE-2020-35881 </text:p>
          </table:table-cell>
          <table:table-cell table:style-name="ce5" office:value-type="string" calcext:value-type="string">
            <text:p>An issue was discovered in the traitobject crate through 2020-06-01 for Rust. It has false expectations about fat pointers, possibly causing memory corruption in, for example, Rust 2.x.</text:p>
          </table:table-cell>
          <table:table-cell table:style-name="ce10"/>
        </table:table-row>
        <table:table-row table:style-name="ro31">
          <table:table-cell table:style-name="ce1" office:value-type="string" calcext:value-type="string">
            <text:p>CVE-2020-35880 </text:p>
          </table:table-cell>
          <table:table-cell table:style-name="ce5" office:value-type="string" calcext:value-type="string">
            <text:p>An issue was discovered in the bigint crate through 2020-05-07 for Rust. It allows a soundness violation.</text:p>
          </table:table-cell>
          <table:table-cell table:style-name="ce10"/>
        </table:table-row>
        <table:table-row table:style-name="ro7">
          <table:table-cell table:style-name="ce1" office:value-type="string" calcext:value-type="string">
            <text:p>CVE-2020-35879 </text:p>
          </table:table-cell>
          <table:table-cell table:style-name="ce5" office:value-type="string" calcext:value-type="string">
            <text:p>An issue was discovered in the rulinalg crate through 2020-02-11 for Rust. There are incorrect lifetime-boundary definitions for RowMut::raw_slice and RowMut::raw_slice_mut.</text:p>
          </table:table-cell>
          <table:table-cell table:style-name="ce10" office:value-type="string" calcext:value-type="string">
            <text:p>RUSTSEC-2020-0023</text:p>
          </table:table-cell>
        </table:table-row>
        <table:table-row table:style-name="ro7">
          <table:table-cell table:style-name="ce1" office:value-type="string" calcext:value-type="string">
            <text:p>CVE-2020-35878 </text:p>
          </table:table-cell>
          <table:table-cell table:style-name="ce5" office:value-type="string" calcext:value-type="string">
            <text:p>An issue was discovered in the ozone crate through 2020-07-04 for Rust. Memory safety is violated because of the dropping of uninitialized memory.</text:p>
          </table:table-cell>
          <table:table-cell table:style-name="ce10" office:value-type="string" calcext:value-type="string">
            <text:p>RUSTSEC-2020-0022</text:p>
          </table:table-cell>
        </table:table-row>
        <table:table-row table:style-name="ro31">
          <table:table-cell table:style-name="ce1" office:value-type="string" calcext:value-type="string">
            <text:p>CVE-2020-35877 </text:p>
          </table:table-cell>
          <table:table-cell table:style-name="ce5" office:value-type="string" calcext:value-type="string">
            <text:p>An issue was discovered in the ozone crate through 2020-07-04 for Rust. Memory safety is violated because of out-of-bounds access.</text:p>
          </table:table-cell>
          <table:table-cell table:style-name="ce10" office:value-type="string" calcext:value-type="string">
            <text:p>RUSTSEC-2020-0022</text:p>
          </table:table-cell>
        </table:table-row>
        <table:table-row table:style-name="ro7">
          <table:table-cell table:style-name="ce1" office:value-type="string" calcext:value-type="string">
            <text:p>CVE-2020-35876 </text:p>
          </table:table-cell>
          <table:table-cell table:style-name="ce5" office:value-type="string" calcext:value-type="string">
            <text:p>An issue was discovered in the rio crate through 2020-05-11 for Rust. A struct can be leaked, allowing attackers to obtain sensitive information, cause a use-after-free, or cause a data race.</text:p>
          </table:table-cell>
          <table:table-cell table:style-name="ce10"/>
        </table:table-row>
        <table:table-row table:style-name="ro31">
          <table:table-cell table:style-name="ce1" office:value-type="string" calcext:value-type="string">
            <text:p>CVE-2020-35875 </text:p>
          </table:table-cell>
          <table:table-cell table:style-name="ce5" office:value-type="string" calcext:value-type="string">
            <text:p>An issue was discovered in the tokio-rustls crate before 0.13.1 for Rust. Excessive memory usage may occur when data arrives quickly.</text:p>
          </table:table-cell>
          <table:table-cell table:style-name="ce10"/>
        </table:table-row>
        <table:table-row table:style-name="ro7">
          <table:table-cell table:style-name="ce1" office:value-type="string" calcext:value-type="string">
            <text:p>CVE-2020-35874 </text:p>
          </table:table-cell>
          <table:table-cell table:style-name="ce5" office:value-type="string" calcext:value-type="string">
            <text:p>An issue was discovered in the internment crate through 2020-05-28 for Rust. ArcIntern::drop has a race condition and resultant use-after-free.</text:p>
          </table:table-cell>
          <table:table-cell table:style-name="ce10"/>
        </table:table-row>
        <table:table-row table:style-name="ro7">
          <table:table-cell table:style-name="ce1" office:value-type="string" calcext:value-type="string">
            <text:p>CVE-2020-35873 </text:p>
          </table:table-cell>
          <table:table-cell table:style-name="ce5" office:value-type="string" calcext:value-type="string">
            <text:p>An issue was discovered in the rusqlite crate before 0.23.0 for Rust. Memory safety can be violated because sessions.rs has a use-after-free.</text:p>
          </table:table-cell>
          <table:table-cell table:style-name="ce10"/>
        </table:table-row>
        <table:table-row table:style-name="ro31">
          <table:table-cell table:style-name="ce1" office:value-type="string" calcext:value-type="string">
            <text:p>CVE-2020-35872 </text:p>
          </table:table-cell>
          <table:table-cell table:style-name="ce5" office:value-type="string" calcext:value-type="string">
            <text:p>An issue was discovered in the rusqlite crate before 0.23.0 for Rust. Memory safety can be violated via the repr(Rust) type.</text:p>
          </table:table-cell>
          <table:table-cell table:style-name="ce10"/>
        </table:table-row>
        <table:table-row table:style-name="ro31">
          <table:table-cell table:style-name="ce1" office:value-type="string" calcext:value-type="string">
            <text:p>CVE-2020-35871 </text:p>
          </table:table-cell>
          <table:table-cell table:style-name="ce5" office:value-type="string" calcext:value-type="string">
            <text:p>An issue was discovered in the rusqlite crate before 0.23.0 for Rust. Memory safety can be violated via an Auxdata API data race.</text:p>
          </table:table-cell>
          <table:table-cell table:style-name="ce10"/>
        </table:table-row>
        <table:table-row table:style-name="ro31">
          <table:table-cell table:style-name="ce1" office:value-type="string" calcext:value-type="string">
            <text:p>CVE-2020-35870 </text:p>
          </table:table-cell>
          <table:table-cell table:style-name="ce5" office:value-type="string" calcext:value-type="string">
            <text:p>An issue was discovered in the rusqlite crate before 0.23.0 for Rust. Memory safety can be violated via an Auxdata API use-after-free.</text:p>
          </table:table-cell>
          <table:table-cell table:style-name="ce10"/>
        </table:table-row>
        <table:table-row table:style-name="ro7">
          <table:table-cell table:style-name="ce1" office:value-type="string" calcext:value-type="string">
            <text:p>CVE-2020-35869 </text:p>
          </table:table-cell>
          <table:table-cell table:style-name="ce5" office:value-type="string" calcext:value-type="string">
            <text:p>An issue was discovered in the rusqlite crate before 0.23.0 for Rust. Memory safety can be violated because rusqlite::trace::log mishandles format strings.</text:p>
          </table:table-cell>
          <table:table-cell table:style-name="ce10"/>
        </table:table-row>
        <table:table-row table:style-name="ro31">
          <table:table-cell table:style-name="ce1" office:value-type="string" calcext:value-type="string">
            <text:p>CVE-2020-35868 </text:p>
          </table:table-cell>
          <table:table-cell table:style-name="ce5" office:value-type="string" calcext:value-type="string">
            <text:p>An issue was discovered in the rusqlite crate before 0.23.0 for Rust. Memory safety can be violated via UnlockNotification.</text:p>
          </table:table-cell>
          <table:table-cell table:style-name="ce10"/>
        </table:table-row>
        <table:table-row table:style-name="ro31">
          <table:table-cell table:style-name="ce1" office:value-type="string" calcext:value-type="string">
            <text:p>CVE-2020-35867 </text:p>
          </table:table-cell>
          <table:table-cell table:style-name="ce5" office:value-type="string" calcext:value-type="string">
            <text:p>An issue was discovered in the rusqlite crate before 0.23.0 for Rust. Memory safety can be violated via create_module.</text:p>
          </table:table-cell>
          <table:table-cell table:style-name="ce10"/>
        </table:table-row>
        <table:table-row table:style-name="ro31">
          <table:table-cell table:style-name="ce1" office:value-type="string" calcext:value-type="string">
            <text:p>CVE-2020-35866 </text:p>
          </table:table-cell>
          <table:table-cell table:style-name="ce5" office:value-type="string" calcext:value-type="string">
            <text:p>An issue was discovered in the rusqlite crate before 0.23.0 for Rust. Memory safety can be violated via VTab / VTabCursor.</text:p>
          </table:table-cell>
          <table:table-cell table:style-name="ce10"/>
        </table:table-row>
        <table:table-row table:style-name="ro7">
          <table:table-cell table:style-name="ce1" office:value-type="string" calcext:value-type="string">
            <text:p>CVE-2020-35865 </text:p>
          </table:table-cell>
          <table:table-cell table:style-name="ce5" office:value-type="string" calcext:value-type="string">
            <text:p>An issue was discovered in the os_str_bytes crate before 2.0.0 for Rust. It has false expectations about char::from_u32_unchecked behavior.</text:p>
          </table:table-cell>
          <table:table-cell table:style-name="ce10"/>
        </table:table-row>
        <table:table-row table:style-name="ro7">
          <table:table-cell table:style-name="ce1" office:value-type="string" calcext:value-type="string">
            <text:p>CVE-2020-35864 </text:p>
          </table:table-cell>
          <table:table-cell table:style-name="ce5" office:value-type="string" calcext:value-type="string">
            <text:p>An issue was discovered in the flatbuffers crate through 2020-04-11 for Rust. read_scalar (and read_scalar_at) can transmute values without unsafe blocks.</text:p>
          </table:table-cell>
          <table:table-cell table:style-name="ce10"/>
        </table:table-row>
        <table:table-row table:style-name="ro7">
          <table:table-cell table:style-name="ce1" office:value-type="string" calcext:value-type="string">
            <text:p>CVE-2020-35863 </text:p>
          </table:table-cell>
          <table:table-cell table:style-name="ce5" office:value-type="string" calcext:value-type="string">
            <text:p>An issue was discovered in the hyper crate before 0.12.34 for Rust. HTTP request smuggling can occur. Remote code execution can occur in certain situations with an HTTP server on the loopback interface.</text:p>
          </table:table-cell>
          <table:table-cell table:style-name="ce10"/>
        </table:table-row>
        <table:table-row table:style-name="ro31">
          <table:table-cell table:style-name="ce1" office:value-type="string" calcext:value-type="string">
            <text:p>CVE-2020-35862 </text:p>
          </table:table-cell>
          <table:table-cell table:style-name="ce5" office:value-type="string" calcext:value-type="string">
            <text:p>An issue was discovered in the bitvec crate before 0.17.4 for Rust. BitVec to BitBox conversion leads to a use-after-free or double free.</text:p>
          </table:table-cell>
          <table:table-cell table:style-name="ce10"/>
        </table:table-row>
        <table:table-row table:style-name="ro7">
          <table:table-cell table:style-name="ce1" office:value-type="string" calcext:value-type="string">
            <text:p>CVE-2020-35861 </text:p>
          </table:table-cell>
          <table:table-cell table:style-name="ce5" office:value-type="string" calcext:value-type="string">
            <text:p>An issue was discovered in the bumpalo crate before 3.2.1 for Rust. The realloc feature allows the reading of unknown memory. Attackers can potentially read cryptographic keys.</text:p>
          </table:table-cell>
          <table:table-cell table:style-name="ce10"/>
        </table:table-row>
        <table:table-row table:style-name="ro7">
          <table:table-cell table:style-name="ce1" office:value-type="string" calcext:value-type="string">
            <text:p>CVE-2020-35860 </text:p>
          </table:table-cell>
          <table:table-cell table:style-name="ce5" office:value-type="string" calcext:value-type="string">
            <text:p>An issue was discovered in the cbox crate through 2020-03-19 for Rust. The CBox API allows dereferencing raw pointers without a requirement for unsafe code.</text:p>
          </table:table-cell>
          <table:table-cell table:style-name="ce10"/>
        </table:table-row>
        <table:table-row table:style-name="ro2">
          <table:table-cell table:style-name="ce1" office:value-type="string" calcext:value-type="string">
            <text:p>CVE-2020-35859 </text:p>
          </table:table-cell>
          <table:table-cell table:style-name="ce5" office:value-type="string" calcext:value-type="string">
            <text:p>An issue was discovered in the lucet-runtime-internals crate before 0.5.1 for Rust. It mishandles sigstack allocation. Guest programs may be able to obtain sensitive information, or guest programs can experience memory corruption.</text:p>
          </table:table-cell>
          <table:table-cell table:style-name="ce10"/>
        </table:table-row>
        <table:table-row table:style-name="ro7">
          <table:table-cell table:style-name="ce1" office:value-type="string" calcext:value-type="string">
            <text:p>CVE-2020-35858 </text:p>
          </table:table-cell>
          <table:table-cell table:style-name="ce5" office:value-type="string" calcext:value-type="string">
            <text:p>An issue was discovered in the prost crate before 0.6.1 for Rust. There is stack consumption via a crafted message, causing a denial of service (e.g., x86) or possibly remote code execution (e.g., ARM).</text:p>
          </table:table-cell>
          <table:table-cell table:style-name="ce10"/>
        </table:table-row>
        <table:table-row table:style-name="ro7">
          <table:table-cell table:style-name="ce1" office:value-type="string" calcext:value-type="string">
            <text:p>CVE-2020-35857 </text:p>
          </table:table-cell>
          <table:table-cell table:style-name="ce5" office:value-type="string" calcext:value-type="string">
            <text:p>An issue was discovered in the trust-dns-server crate before 0.18.1 for Rust. DNS MX and SRV null targets are mishandled, causing stack consumption.</text:p>
          </table:table-cell>
          <table:table-cell table:style-name="ce10"/>
        </table:table-row>
        <table:table-row table:style-name="ro22">
          <table:table-cell table:style-name="ce1" office:value-type="string" calcext:value-type="string">
            <text:p>CVE-2020-35711 </text:p>
          </table:table-cell>
          <table:table-cell table:style-name="ce5" office:value-type="string" calcext:value-type="string">
            <text:p>An issue has been discovered in the arc-swap crate before 0.4.8 (and 1.x before 1.1.0) for Rust. Use of arc_swap::access::Map with the Constant test helper (or with a user-supplied implementation of the Access trait) could sometimes lead to dangling references being returned by the map.</text:p>
          </table:table-cell>
          <table:table-cell table:style-name="ce10" office:value-type="string" calcext:value-type="string">
            <text:p>RUSTSEC-2020-0091</text:p>
          </table:table-cell>
        </table:table-row>
        <table:table-row table:style-name="ro31">
          <table:table-cell table:style-name="ce1" office:value-type="string" calcext:value-type="string">
            <text:p>CVE-2020-28247 </text:p>
          </table:table-cell>
          <table:table-cell table:style-name="ce5" office:value-type="string" calcext:value-type="string">
            <text:p>The lettre library through 0.10.0-alpha for Rust allows arbitrary sendmail option injection via transport/sendmail/mod.rs.</text:p>
          </table:table-cell>
          <table:table-cell table:style-name="ce10"/>
        </table:table-row>
        <table:table-row table:style-name="ro13">
          <table:table-cell table:style-name="ce1" office:value-type="string" calcext:value-type="string">
            <text:p>CVE-2020-26297 </text:p>
          </table:table-cell>
          <table:table-cell table:style-name="ce5" office:value-type="string" calcext:value-type="string">
            <text:p>mdBook is a utility to create modern online books from Markdown files and is written in Rust. In mdBook before version 0.4.5, there is a vulnerability affecting the search feature of mdBook, which could allow an attacker to execute arbitrary JavaScript code on the page. The search feature of mdBook (introduced in version 0.1.4) was affected by a cross site scripting vulnerability that allowed an attacker to execute arbitrary JavaScript code on an user's browser by tricking the user into typing a malicious search query, or tricking the user into clicking a link to the search page with the malicious search query prefilled. mdBook 0.4.5 fixes the vulnerability by properly escaping the search query. Owners of websites built with mdBook have to upgrade to mdBook 0.4.5 or greater and rebuild their website contents with it.</text:p>
          </table:table-cell>
          <table:table-cell table:style-name="ce10"/>
        </table:table-row>
        <table:table-row table:style-name="ro11">
          <table:table-cell table:style-name="ce1" office:value-type="string" calcext:value-type="string">
            <text:p>CVE-2020-26281 </text:p>
          </table:table-cell>
          <table:table-cell table:style-name="ce5" office:value-type="string" calcext:value-type="string">
            <text:p>async-h1 is an asynchronous HTTP/1.1 parser for Rust (crates.io). There is a request smuggling vulnerability in async-h1 before version 2.3.0. This vulnerability affects any webserver that uses async-h1 behind a reverse proxy, including all such Tide applications. If the server does not read the body of a request which is longer than some buffer length, async-h1 will attempt to read a subsequent request from the body content starting at that offset into the body. One way to exploit this vulnerability would be for an adversary to craft a request such that the body contains a request that would not be noticed by a reverse proxy, allowing it to forge forwarded/x-forwarded headers. If an application trusted the authenticity of these headers, it could be misled by the smuggled request. Another potential concern with this vulnerability is that if a reverse proxy is sending multiple http clients' requests along the same keep-alive connection, it would be possible for the smuggled request to specify a long content and capture another user's request in its body. This content could be captured in a post request to an endpoint that allows the content to be subsequently retrieved by the adversary. This has been addressed in async-h1 2.3.0 and previous versions have been yanked.</text:p>
          </table:table-cell>
          <table:table-cell table:style-name="ce10"/>
        </table:table-row>
        <table:table-row table:style-name="ro30">
          <table:table-cell table:style-name="ce1" office:value-type="string" calcext:value-type="string">
            <text:p>CVE-2020-26235 </text:p>
          </table:table-cell>
          <table:table-cell table:style-name="ce5" office:value-type="string" calcext:value-type="string">
            <text:p>In Rust time crate from version 0.2.7 and before version 0.2.23, unix-like operating systems may segfault due to dereferencing a dangling pointer in specific circumstances. This requires the user to set any environment variable in a different thread than the affected functions. The affected functions are time::UtcOffset::local_offset_at, time::UtcOffset::try_local_offset_at, time::UtcOffset::current_local_offset, time::UtcOffset::try_current_local_offset, time::OffsetDateTime::now_local and time::OffsetDateTime::try_now_local. Non-Unix targets are unaffected. This includes Windows and wasm. The issue was introduced in version 0.2.7 and fixed in version 0.2.23.</text:p>
          </table:table-cell>
          <table:table-cell table:style-name="ce10"/>
        </table:table-row>
        <table:table-row table:style-name="ro30">
          <table:table-cell table:style-name="ce1" office:value-type="string" calcext:value-type="string">
            <text:p>CVE-2020-26222 </text:p>
          </table:table-cell>
          <table:table-cell table:style-name="ce5" office:value-type="string" calcext:value-type="string">
            <text:p>Dependabot is a set of packages for automated dependency management for Ruby, JavaScript, Python, PHP, Elixir, Rust, Java, .NET, Elm and Go. In Dependabot-Core from version 0.119.0.beta1 before version 0.125.1, there is a remote code execution vulnerability in dependabot-common and dependabot-go_modules when a source branch name contains malicious injectable bash code. For example, if Dependabot is configured to use the following source branch name: "/$({curl,127.0.0.1})", Dependabot will make a HTTP request to the following URL: 127.0.0.1 when cloning the source repository. The fix was applied to version 0.125.1. As a workaround, one can escape the branch name prior to passing it to the Dependabot::Source class.</text:p>
          </table:table-cell>
          <table:table-cell table:style-name="ce10"/>
        </table:table-row>
        <table:table-row table:style-name="ro7">
          <table:table-cell table:style-name="ce1" office:value-type="string" calcext:value-type="string">
            <text:p>CVE-2020-25796 </text:p>
          </table:table-cell>
          <table:table-cell table:style-name="ce5" office:value-type="string" calcext:value-type="string">
            <text:p>An issue was discovered in the sized-chunks crate through 0.6.2 for Rust. In the InlineArray implementation, an unaligned reference may be generated for a type that has a large alignment requirement.</text:p>
          </table:table-cell>
          <table:table-cell table:style-name="ce10" office:value-type="string" calcext:value-type="string">
            <text:p>RUSTSEC-2020-0041</text:p>
          </table:table-cell>
        </table:table-row>
        <table:table-row table:style-name="ro7">
          <table:table-cell table:style-name="ce1" office:value-type="string" calcext:value-type="string">
            <text:p>CVE-2020-25795 </text:p>
          </table:table-cell>
          <table:table-cell table:style-name="ce5" office:value-type="string" calcext:value-type="string">
            <text:p>An issue was discovered in the sized-chunks crate through 0.6.2 for Rust. In the Chunk implementation, insert_from can have a memory-safety issue upon a panic.</text:p>
          </table:table-cell>
          <table:table-cell table:style-name="ce10" office:value-type="string" calcext:value-type="string">
            <text:p>RUSTSEC-2020-0041</text:p>
          </table:table-cell>
        </table:table-row>
        <table:table-row table:style-name="ro7">
          <table:table-cell table:style-name="ce1" office:value-type="string" calcext:value-type="string">
            <text:p>CVE-2020-25794 </text:p>
          </table:table-cell>
          <table:table-cell table:style-name="ce5" office:value-type="string" calcext:value-type="string">
            <text:p>An issue was discovered in the sized-chunks crate through 0.6.2 for Rust. In the Chunk implementation, clone can have a memory-safety issue upon a panic.</text:p>
          </table:table-cell>
          <table:table-cell table:style-name="ce10" office:value-type="string" calcext:value-type="string">
            <text:p>RUSTSEC-2020-0041</text:p>
          </table:table-cell>
        </table:table-row>
        <table:table-row table:style-name="ro7">
          <table:table-cell table:style-name="ce1" office:value-type="string" calcext:value-type="string">
            <text:p>CVE-2020-25793 </text:p>
          </table:table-cell>
          <table:table-cell table:style-name="ce5" office:value-type="string" calcext:value-type="string">
            <text:p>An issue was discovered in the sized-chunks crate through 0.6.2 for Rust. In the Chunk implementation, the array size is not checked when constructed with From&lt;InlineArray&lt;A, T&gt;&gt;.</text:p>
          </table:table-cell>
          <table:table-cell table:style-name="ce10" office:value-type="string" calcext:value-type="string">
            <text:p>RUSTSEC-2020-0041</text:p>
          </table:table-cell>
        </table:table-row>
        <table:table-row table:style-name="ro7">
          <table:table-cell table:style-name="ce1" office:value-type="string" calcext:value-type="string">
            <text:p>CVE-2020-25792 </text:p>
          </table:table-cell>
          <table:table-cell table:style-name="ce5" office:value-type="string" calcext:value-type="string">
            <text:p>An issue was discovered in the sized-chunks crate through 0.6.2 for Rust. In the Chunk implementation, the array size is not checked when constructed with pair().</text:p>
          </table:table-cell>
          <table:table-cell table:style-name="ce10" office:value-type="string" calcext:value-type="string">
            <text:p>RUSTSEC-2020-0041</text:p>
          </table:table-cell>
        </table:table-row>
        <table:table-row table:style-name="ro7">
          <table:table-cell table:style-name="ce1" office:value-type="string" calcext:value-type="string">
            <text:p>CVE-2020-25791 </text:p>
          </table:table-cell>
          <table:table-cell table:style-name="ce5" office:value-type="string" calcext:value-type="string">
            <text:p>An issue was discovered in the sized-chunks crate through 0.6.2 for Rust. In the Chunk implementation, the array size is not checked when constructed with unit().</text:p>
          </table:table-cell>
          <table:table-cell table:style-name="ce10" office:value-type="string" calcext:value-type="string">
            <text:p>RUSTSEC-2020-0041</text:p>
          </table:table-cell>
        </table:table-row>
        <table:table-row table:style-name="ro7">
          <table:table-cell table:style-name="ce1" office:value-type="string" calcext:value-type="string">
            <text:p>CVE-2020-25576 </text:p>
          </table:table-cell>
          <table:table-cell table:style-name="ce5" office:value-type="string" calcext:value-type="string">
            <text:p>An issue was discovered in the rand_core crate before 0.4.2 for Rust. Casting of byte slices to integer slices mishandles alignment constraints.</text:p>
          </table:table-cell>
          <table:table-cell table:style-name="ce10"/>
        </table:table-row>
        <table:table-row table:style-name="ro20">
          <table:table-cell table:style-name="ce1" office:value-type="string" calcext:value-type="string">
            <text:p>CVE-2020-25575 </text:p>
          </table:table-cell>
          <table:table-cell table:style-name="ce5" office:value-type="string" calcext:value-type="string">
            <text:p>** UNSUPPORTED WHEN ASSIGNED ** An issue was discovered in the failure crate through 0.1.5 for Rust. It may introduce "compatibility hazards" in some applications, and has a type confusion flaw when downcasting. NOTE: This vulnerability only affects products that are no longer supported by the maintainer. NOTE: This may overlap CVE-2019-25010.</text:p>
          </table:table-cell>
          <table:table-cell table:style-name="ce10" office:value-type="string" calcext:value-type="string">
            <text:p>RUSTSEC-2019-0036</text:p>
          </table:table-cell>
        </table:table-row>
        <table:table-row table:style-name="ro7">
          <table:table-cell table:style-name="ce1" office:value-type="string" calcext:value-type="string">
            <text:p>CVE-2020-25574 </text:p>
          </table:table-cell>
          <table:table-cell table:style-name="ce5" office:value-type="string" calcext:value-type="string">
            <text:p>An issue was discovered in the http crate before 0.1.20 for Rust. An integer overflow in HeaderMap::reserve() could result in denial of service (e.g., an infinite loop).</text:p>
          </table:table-cell>
          <table:table-cell table:style-name="ce10" office:value-type="string" calcext:value-type="string">
            <text:p>RUSTSEC-2019-0033 </text:p>
          </table:table-cell>
        </table:table-row>
        <table:table-row table:style-name="ro7">
          <table:table-cell table:style-name="ce1" office:value-type="string" calcext:value-type="string">
            <text:p>CVE-2020-25573 </text:p>
          </table:table-cell>
          <table:table-cell table:style-name="ce5" office:value-type="string" calcext:value-type="string">
            <text:p>An issue was discovered in the linked-hash-map crate before 0.5.3 for Rust. It creates an uninitialized NonNull pointer, which violates a non-null constraint.</text:p>
          </table:table-cell>
          <table:table-cell table:style-name="ce10"/>
        </table:table-row>
        <table:table-row table:style-name="ro2">
          <table:table-cell table:style-name="ce1" office:value-type="string" calcext:value-type="string">
            <text:p>CVE-2020-25016 </text:p>
          </table:table-cell>
          <table:table-cell table:style-name="ce5" office:value-type="string" calcext:value-type="string">
            <text:p>A safety violation was discovered in the rgb crate before 0.8.20 for Rust, leading to (for example) dereferencing of arbitrary pointers or disclosure of uninitialized memory. This occurs because structs can be treated as bytes for read and write operations.</text:p>
          </table:table-cell>
          <table:table-cell table:style-name="ce10"/>
        </table:table-row>
        <table:table-row table:style-name="ro27">
          <table:table-cell table:style-name="ce1" office:value-type="string" calcext:value-type="string">
            <text:p>CVE-2020-15093 </text:p>
          </table:table-cell>
          <table:table-cell table:style-name="ce5" office:value-type="string" calcext:value-type="string">
            <text:p>The tough library (Rust/crates.io) prior to version 0.7.1 does not properly verify the threshold of cryptographic signatures. It allows an attacker to duplicate a valid signature in order to circumvent TUF requiring a minimum threshold of unique signatures before the metadata is considered valid. A fix is available in version 0.7.1. CVE-2020-6174 is assigned to the same vulnerability in the TUF reference implementation.</text:p>
          </table:table-cell>
          <table:table-cell table:style-name="ce10"/>
        </table:table-row>
        <table:table-row table:style-name="ro2">
          <table:table-cell table:style-name="ce1" office:value-type="string" calcext:value-type="string">
            <text:p>CVE-2020-13759 </text:p>
          </table:table-cell>
          <table:table-cell table:style-name="ce5" office:value-type="string" calcext:value-type="string">
            <text:p>rust-vmm vm-memory before 0.1.1 and 0.2.x before 0.2.1 allows attackers to cause a denial of service (loss of IP networking) because read_obj and write_obj do not properly access memory. This affects aarch64 (with musl or glibc) and x86_64 (with musl).</text:p>
          </table:table-cell>
          <table:table-cell table:style-name="ce10"/>
        </table:table-row>
        <table:table-row table:style-name="ro7">
          <table:table-cell table:style-name="ce1" office:value-type="string" calcext:value-type="string">
            <text:p>CVE-2019-25055 </text:p>
          </table:table-cell>
          <table:table-cell table:style-name="ce5" office:value-type="string" calcext:value-type="string">
            <text:p>An issue was discovered in the libpulse-binding crate before 2.6.0 for Rust. It mishandles a panic that crosses a Foreign Function Interface (FFI) boundary.</text:p>
          </table:table-cell>
          <table:table-cell table:style-name="ce10"/>
        </table:table-row>
        <table:table-row table:style-name="ro2">
          <table:table-cell table:style-name="ce1" office:value-type="string" calcext:value-type="string">
            <text:p>CVE-2019-25054 </text:p>
          </table:table-cell>
          <table:table-cell table:style-name="ce5" office:value-type="string" calcext:value-type="string">
            <text:p>An issue was discovered in the pnet crate before 0.27.2 for Rust. There is a segmentation fault (upon attempted dereference of an uninitialized descriptor) because of an erroneous IcmpTransportChannelIterator compiler optimization.</text:p>
          </table:table-cell>
          <table:table-cell table:style-name="ce10"/>
        </table:table-row>
        <table:table-row table:style-name="ro7">
          <table:table-cell table:style-name="ce1" office:value-type="string" calcext:value-type="string">
            <text:p>CVE-2019-25010 </text:p>
          </table:table-cell>
          <table:table-cell table:style-name="ce5" office:value-type="string" calcext:value-type="string">
            <text:p>An issue was discovered in the failure crate through 2019-11-13 for Rust. Type confusion can occur when __private_get_type_id__ is overridden.</text:p>
          </table:table-cell>
          <table:table-cell table:style-name="ce10" office:value-type="string" calcext:value-type="string">
            <text:p>RUSTSEC-2019-0036</text:p>
          </table:table-cell>
        </table:table-row>
        <table:table-row table:style-name="ro31">
          <table:table-cell table:style-name="ce1" office:value-type="string" calcext:value-type="string">
            <text:p>CVE-2019-25009 </text:p>
          </table:table-cell>
          <table:table-cell table:style-name="ce5" office:value-type="string" calcext:value-type="string">
            <text:p>An issue was discovered in the http crate before 0.1.20 for Rust. The HeaderMap::Drain API can use a raw pointer, defeating soundness.</text:p>
          </table:table-cell>
          <table:table-cell table:style-name="ce10"/>
        </table:table-row>
        <table:table-row table:style-name="ro31">
          <table:table-cell table:style-name="ce1" office:value-type="string" calcext:value-type="string">
            <text:p>CVE-2019-25007 </text:p>
          </table:table-cell>
          <table:table-cell table:style-name="ce5" office:value-type="string" calcext:value-type="string">
            <text:p>An issue was discovered in the streebog crate before 0.8.0 for Rust. The Streebog hash function can cause a panic.</text:p>
          </table:table-cell>
          <table:table-cell table:style-name="ce10"/>
        </table:table-row>
        <table:table-row table:style-name="ro31">
          <table:table-cell table:style-name="ce1" office:value-type="string" calcext:value-type="string">
            <text:p>CVE-2019-25006 </text:p>
          </table:table-cell>
          <table:table-cell table:style-name="ce5" office:value-type="string" calcext:value-type="string">
            <text:p>An issue was discovered in the streebog crate before 0.8.0 for Rust. The Streebog hash function can produce the wrong answer.</text:p>
          </table:table-cell>
          <table:table-cell table:style-name="ce10"/>
        </table:table-row>
        <table:table-row table:style-name="ro7">
          <table:table-cell table:style-name="ce1" office:value-type="string" calcext:value-type="string">
            <text:p>CVE-2019-25005 </text:p>
          </table:table-cell>
          <table:table-cell table:style-name="ce5" office:value-type="string" calcext:value-type="string">
            <text:p>An issue was discovered in the chacha20 crate before 0.2.3 for Rust. A ChaCha20 counter overflow makes it easier for attackers to determine plaintext.</text:p>
          </table:table-cell>
          <table:table-cell table:style-name="ce10"/>
        </table:table-row>
        <table:table-row table:style-name="ro31">
          <table:table-cell table:style-name="ce1" office:value-type="string" calcext:value-type="string">
            <text:p>CVE-2019-25004 </text:p>
          </table:table-cell>
          <table:table-cell table:style-name="ce5" office:value-type="string" calcext:value-type="string">
            <text:p>An issue was discovered in the flatbuffers crate before 0.6.1 for Rust. Arbitrary bytes can be reinterpreted as a bool, defeating soundness.</text:p>
          </table:table-cell>
          <table:table-cell table:style-name="ce10"/>
        </table:table-row>
        <table:table-row table:style-name="ro7">
          <table:table-cell table:style-name="ce1" office:value-type="string" calcext:value-type="string">
            <text:p>CVE-2019-25003 </text:p>
          </table:table-cell>
          <table:table-cell table:style-name="ce5" office:value-type="string" calcext:value-type="string">
            <text:p>An issue was discovered in the libsecp256k1 crate before 0.3.1 for Rust. Scalar::check_overflow allows a timing side-channel attack; consequently, attackers can obtain sensitive information.</text:p>
          </table:table-cell>
          <table:table-cell table:style-name="ce10"/>
        </table:table-row>
        <table:table-row table:style-name="ro7">
          <table:table-cell table:style-name="ce1" office:value-type="string" calcext:value-type="string">
            <text:p>CVE-2019-25002 </text:p>
          </table:table-cell>
          <table:table-cell table:style-name="ce5" office:value-type="string" calcext:value-type="string">
            <text:p>An issue was discovered in the sodiumoxide crate before 0.2.5 for Rust. generichash::Digest::eq compares itself to itself and thus has degenerate security properties.</text:p>
          </table:table-cell>
          <table:table-cell table:style-name="ce10"/>
        </table:table-row>
        <table:table-row table:style-name="ro7">
          <table:table-cell table:style-name="ce1" office:value-type="string" calcext:value-type="string">
            <text:p>CVE-2019-25001 </text:p>
          </table:table-cell>
          <table:table-cell table:style-name="ce5" office:value-type="string" calcext:value-type="string">
            <text:p>An issue was discovered in the serde_cbor crate before 0.10.2 for Rust. The CBOR deserializer can cause stack consumption via nested semantic tags.</text:p>
          </table:table-cell>
          <table:table-cell table:style-name="ce10"/>
        </table:table-row>
        <table:table-row table:style-name="ro7">
          <table:table-cell table:style-name="ce1" office:value-type="string" calcext:value-type="string">
            <text:p>CVE-2019-16882 </text:p>
          </table:table-cell>
          <table:table-cell table:style-name="ce5" office:value-type="string" calcext:value-type="string">
            <text:p>An issue was discovered in the string-interner crate before 0.7.1 for Rust. It allows attackers to read from memory locations associated with dangling pointers, because of a cloning flaw.</text:p>
          </table:table-cell>
          <table:table-cell table:style-name="ce10"/>
        </table:table-row>
        <table:table-row table:style-name="ro2">
          <table:table-cell table:style-name="ce1" office:value-type="string" calcext:value-type="string">
            <text:p>CVE-2019-16881 </text:p>
          </table:table-cell>
          <table:table-cell table:style-name="ce5" office:value-type="string" calcext:value-type="string">
            <text:p>An issue was discovered in the portaudio-rs crate through 0.3.1 for Rust. There is a use-after-free with resultant arbitrary code execution because of a lack of unwind safety in stream_callback and stream_finished_callback.</text:p>
          </table:table-cell>
          <table:table-cell table:style-name="ce10"/>
        </table:table-row>
        <table:table-row table:style-name="ro31">
          <table:table-cell table:style-name="ce1" office:value-type="string" calcext:value-type="string">
            <text:p>CVE-2019-16880 </text:p>
          </table:table-cell>
          <table:table-cell table:style-name="ce5" office:value-type="string" calcext:value-type="string">
            <text:p>An issue was discovered in the linea crate through 0.9.4 for Rust. There is double free in the Matrix::zip_elements method.</text:p>
          </table:table-cell>
          <table:table-cell table:style-name="ce10"/>
        </table:table-row>
        <table:table-row table:style-name="ro12">
          <table:table-cell table:style-name="ce1" office:value-type="string" calcext:value-type="string">
            <text:p>CVE-2019-16760 </text:p>
          </table:table-cell>
          <table:table-cell table:style-name="ce5" office:value-type="string" calcext:value-type="string">
            <text:p>Cargo prior to Rust 1.26.0 may download the wrong dependency if your package.toml file uses the `package` configuration key. Usage of the `package` key to rename dependencies in `Cargo.toml` is ignored in Rust 1.25.0 and prior. When Rust 1.25.0 and prior is used Cargo may download the wrong dependency, which could be squatted on crates.io to be a malicious package. This not only affects manifests that you write locally yourself, but also manifests published to crates.io. Rust 1.0.0 through Rust 1.25.0 is affected by this advisory because Cargo will ignore the `package` key in manifests. Rust 1.26.0 through Rust 1.30.0 are not affected and typically will emit an error because the `package` key is unstable. Rust 1.31.0 and after are not affected because Cargo understands the `package` key. Users of the affected versions are strongly encouraged to update their compiler to the latest available one. Preventing this issue from happening requires updating your compiler to be either Rust 1.26.0 or newer. There will be no point release for Rust versions prior to 1.26.0. Users of Rust 1.19.0 to Rust 1.25.0 can instead apply linked patches to mitigate the issue.</text:p>
          </table:table-cell>
          <table:table-cell table:style-name="ce10"/>
        </table:table-row>
        <table:table-row table:style-name="ro7">
          <table:table-cell table:style-name="ce1" office:value-type="string" calcext:value-type="string">
            <text:p>CVE-2019-16144 </text:p>
          </table:table-cell>
          <table:table-cell table:style-name="ce5" office:value-type="string" calcext:value-type="string">
            <text:p>An issue was discovered in the generator crate before 0.6.18 for Rust. Uninitialized memory is used by Scope, done, and yield_ during API calls.</text:p>
          </table:table-cell>
          <table:table-cell table:style-name="ce10"/>
        </table:table-row>
        <table:table-row table:style-name="ro2">
          <table:table-cell table:style-name="ce1" office:value-type="string" calcext:value-type="string">
            <text:p>CVE-2019-16143 </text:p>
          </table:table-cell>
          <table:table-cell table:style-name="ce5" office:value-type="string" calcext:value-type="string">
            <text:p>An issue was discovered in the blake2 crate before 0.8.1 for Rust. The BLAKE2b and BLAKE2s algorithms, when used with HMAC, produce incorrect results because the block sizes are half of the required sizes.</text:p>
          </table:table-cell>
          <table:table-cell table:style-name="ce10"/>
        </table:table-row>
        <table:table-row table:style-name="ro7">
          <table:table-cell table:style-name="ce1" office:value-type="string" calcext:value-type="string">
            <text:p>CVE-2019-16142 </text:p>
          </table:table-cell>
          <table:table-cell table:style-name="ce5" office:value-type="string" calcext:value-type="string">
            <text:p>An issue was discovered in the renderdoc crate before 0.5.0 for Rust. Multiple exposed methods take self by immutable reference, which is incompatible with a multi-threaded application.</text:p>
          </table:table-cell>
          <table:table-cell table:style-name="ce10"/>
        </table:table-row>
        <table:table-row table:style-name="ro31">
          <table:table-cell table:style-name="ce1" office:value-type="string" calcext:value-type="string">
            <text:p>CVE-2019-16141 </text:p>
          </table:table-cell>
          <table:table-cell table:style-name="ce5" office:value-type="string" calcext:value-type="string">
            <text:p>An issue was discovered in the once_cell crate before 1.0.1 for Rust. There is a panic during initialization of Lazy.</text:p>
          </table:table-cell>
          <table:table-cell table:style-name="ce10"/>
        </table:table-row>
        <table:table-row table:style-name="ro31">
          <table:table-cell table:style-name="ce1" office:value-type="string" calcext:value-type="string">
            <text:p>CVE-2019-16140 </text:p>
          </table:table-cell>
          <table:table-cell table:style-name="ce5" office:value-type="string" calcext:value-type="string">
            <text:p>An issue was discovered in the chttp crate before 0.1.3 for Rust. There is a use-after-free during buffer conversion.</text:p>
          </table:table-cell>
          <table:table-cell table:style-name="ce10"/>
        </table:table-row>
        <table:table-row table:style-name="ro7">
          <table:table-cell table:style-name="ce1" office:value-type="string" calcext:value-type="string">
            <text:p>CVE-2019-16139 </text:p>
          </table:table-cell>
          <table:table-cell table:style-name="ce5" office:value-type="string" calcext:value-type="string">
            <text:p>An issue was discovered in the compact_arena crate before 0.4.0 for Rust. Generativity is mishandled, leading to an out-of-bounds write or read.</text:p>
          </table:table-cell>
          <table:table-cell table:style-name="ce10"/>
        </table:table-row>
        <table:table-row table:style-name="ro2">
          <table:table-cell table:style-name="ce1" office:value-type="string" calcext:value-type="string">
            <text:p>CVE-2019-16138 </text:p>
          </table:table-cell>
          <table:table-cell table:style-name="ce5" office:value-type="string" calcext:value-type="string">
            <text:p>An issue was discovered in the image crate before 0.21.3 for Rust, affecting the HDR image format decoder. Vec::set_len is called on an uninitialized vector, leading to a use-after-free and arbitrary code execution.</text:p>
          </table:table-cell>
          <table:table-cell table:style-name="ce10"/>
        </table:table-row>
        <table:table-row table:style-name="ro7">
          <table:table-cell table:style-name="ce2" office:value-type="string" calcext:value-type="string">
            <text:p>CVE-2019-16137 </text:p>
          </table:table-cell>
          <table:table-cell table:style-name="ce6" office:value-type="string" calcext:value-type="string">
            <text:p>An issue was discovered in the spin crate before 0.5.2 for Rust, when RwLock is used. Because memory ordering is mishandled, two writers can acquire the lock at the same time, violating mutual exclusion.</text:p>
          </table:table-cell>
          <table:table-cell table:style-name="ce10"/>
        </table:table-row>
        <table:table-row table:style-name="ro7">
          <table:table-cell table:style-name="ce1" office:value-type="string" calcext:value-type="string">
            <text:p>CVE-2019-15554 </text:p>
          </table:table-cell>
          <table:table-cell table:style-name="ce5" office:value-type="string" calcext:value-type="string">
            <text:p>An issue was discovered in the smallvec crate before 0.6.10 for Rust. There is memory corruption for certain grow attempts with less than the current capacity.</text:p>
          </table:table-cell>
          <table:table-cell table:style-name="ce10"/>
        </table:table-row>
        <table:table-row table:style-name="ro31">
          <table:table-cell table:style-name="ce1" office:value-type="string" calcext:value-type="string">
            <text:p>CVE-2019-15553 </text:p>
          </table:table-cell>
          <table:table-cell table:style-name="ce5" office:value-type="string" calcext:value-type="string">
            <text:p>An issue was discovered in the memoffset crate before 0.5.0 for Rust. offset_of and span_of can cause exposure of uninitialized memory.</text:p>
          </table:table-cell>
          <table:table-cell table:style-name="ce10"/>
        </table:table-row>
        <table:table-row table:style-name="ro7">
          <table:table-cell table:style-name="ce1" office:value-type="string" calcext:value-type="string">
            <text:p>CVE-2019-15552 </text:p>
          </table:table-cell>
          <table:table-cell table:style-name="ce5" office:value-type="string" calcext:value-type="string">
            <text:p>An issue was discovered in the libflate crate before 0.1.25 for Rust. MultiDecoder::read has a use-after-free, leading to arbitrary code execution.</text:p>
          </table:table-cell>
          <table:table-cell table:style-name="ce10"/>
        </table:table-row>
        <table:table-row table:style-name="ro7">
          <table:table-cell table:style-name="ce1" office:value-type="string" calcext:value-type="string">
            <text:p>CVE-2019-15551 </text:p>
          </table:table-cell>
          <table:table-cell table:style-name="ce5" office:value-type="string" calcext:value-type="string">
            <text:p>An issue was discovered in the smallvec crate before 0.6.10 for Rust. There is a double free for certain grow attempts with the current capacity.</text:p>
          </table:table-cell>
          <table:table-cell table:style-name="ce10"/>
        </table:table-row>
        <table:table-row table:style-name="ro7">
          <table:table-cell table:style-name="ce1" office:value-type="string" calcext:value-type="string">
            <text:p>CVE-2019-15550 </text:p>
          </table:table-cell>
          <table:table-cell table:style-name="ce5" office:value-type="string" calcext:value-type="string">
            <text:p>An issue was discovered in the simd-json crate before 0.1.15 for Rust. There is an out-of-bounds read and an incorrect crossing of a page boundary.</text:p>
          </table:table-cell>
          <table:table-cell table:style-name="ce10"/>
        </table:table-row>
        <table:table-row table:style-name="ro7">
          <table:table-cell table:style-name="ce1" office:value-type="string" calcext:value-type="string">
            <text:p>CVE-2019-15549 </text:p>
          </table:table-cell>
          <table:table-cell table:style-name="ce5" office:value-type="string" calcext:value-type="string">
            <text:p>An issue was discovered in the asn1_der crate before 0.6.2 for Rust. Attackers can trigger memory exhaustion by supplying a large value in a length field.</text:p>
          </table:table-cell>
          <table:table-cell table:style-name="ce10"/>
        </table:table-row>
        <table:table-row table:style-name="ro7">
          <table:table-cell table:style-name="ce1" office:value-type="string" calcext:value-type="string">
            <text:p>CVE-2019-15548 </text:p>
          </table:table-cell>
          <table:table-cell table:style-name="ce5" office:value-type="string" calcext:value-type="string">
            <text:p>An issue was discovered in the ncurses crate through 5.99.0 for Rust. There are instr and mvwinstr buffer overflows because interaction with C functions is mishandled.</text:p>
          </table:table-cell>
          <table:table-cell table:style-name="ce10"/>
        </table:table-row>
        <table:table-row table:style-name="ro7">
          <table:table-cell table:style-name="ce1" office:value-type="string" calcext:value-type="string">
            <text:p>CVE-2019-15547 </text:p>
          </table:table-cell>
          <table:table-cell table:style-name="ce5" office:value-type="string" calcext:value-type="string">
            <text:p>An issue was discovered in the ncurses crate through 5.99.0 for Rust. There are format string issues in printw functions because C format arguments are mishandled.</text:p>
          </table:table-cell>
          <table:table-cell table:style-name="ce10"/>
        </table:table-row>
        <table:table-row table:style-name="ro31">
          <table:table-cell table:style-name="ce1" office:value-type="string" calcext:value-type="string">
            <text:p>CVE-2019-15546 </text:p>
          </table:table-cell>
          <table:table-cell table:style-name="ce5" office:value-type="string" calcext:value-type="string">
            <text:p>An issue was discovered in the pancurses crate through 0.16.1 for Rust. printw and mvprintw have format string vulnerabilities.</text:p>
          </table:table-cell>
          <table:table-cell table:style-name="ce10"/>
        </table:table-row>
        <table:table-row table:style-name="ro31">
          <table:table-cell table:style-name="ce1" office:value-type="string" calcext:value-type="string">
            <text:p>CVE-2019-15545 </text:p>
          </table:table-cell>
          <table:table-cell table:style-name="ce5" office:value-type="string" calcext:value-type="string">
            <text:p>An issue was discovered in the libp2p-core crate before 0.8.1 for Rust. Attackers can spoof ed25519 signatures.</text:p>
          </table:table-cell>
          <table:table-cell table:style-name="ce10"/>
        </table:table-row>
        <table:table-row table:style-name="ro31">
          <table:table-cell table:style-name="ce1" office:value-type="string" calcext:value-type="string">
            <text:p>CVE-2019-15544 </text:p>
          </table:table-cell>
          <table:table-cell table:style-name="ce5" office:value-type="string" calcext:value-type="string">
            <text:p>An issue was discovered in the protobuf crate before 2.6.0 for Rust. Attackers can exhaust all memory via Vec::reserve calls.</text:p>
          </table:table-cell>
          <table:table-cell table:style-name="ce10"/>
        </table:table-row>
        <table:table-row table:style-name="ro31">
          <table:table-cell table:style-name="ce1" office:value-type="string" calcext:value-type="string">
            <text:p>CVE-2019-15543 </text:p>
          </table:table-cell>
          <table:table-cell table:style-name="ce5" office:value-type="string" calcext:value-type="string">
            <text:p>An issue was discovered in the slice-deque crate before 0.2.0 for Rust. There is memory corruption in certain allocation cases.</text:p>
          </table:table-cell>
          <table:table-cell table:style-name="ce10"/>
        </table:table-row>
        <table:table-row table:style-name="ro31">
          <table:table-cell table:style-name="ce1" office:value-type="string" calcext:value-type="string">
            <text:p>CVE-2019-15542 </text:p>
          </table:table-cell>
          <table:table-cell table:style-name="ce5" office:value-type="string" calcext:value-type="string">
            <text:p>An issue was discovered in the ammonia crate before 2.1.0 for Rust. There is uncontrolled recursion during HTML DOM tree serialization.</text:p>
          </table:table-cell>
          <table:table-cell table:style-name="ce10"/>
        </table:table-row>
        <table:table-row table:style-name="ro7">
          <table:table-cell table:style-name="ce1" office:value-type="string" calcext:value-type="string">
            <text:p>CVE-2019-15541 </text:p>
          </table:table-cell>
          <table:table-cell table:style-name="ce5" office:value-type="string" calcext:value-type="string">
            <text:p>rustls-mio/examples/tlsserver.rs in the rustls crate before 0.16.0 for Rust allows attackers to cause a denial of service (loop of conn_event and ready) by arranging for a client to never be writable.</text:p>
          </table:table-cell>
          <table:table-cell table:style-name="ce10"/>
        </table:table-row>
        <table:table-row table:style-name="ro2">
          <table:table-cell table:style-name="ce1" office:value-type="string" calcext:value-type="string">
            <text:p>CVE-2019-13225 </text:p>
          </table:table-cell>
          <table:table-cell table:style-name="ce5" office:value-type="string" calcext:value-type="string">
            <text:p>A NULL Pointer Dereference in match_at() in regexec.c in Oniguruma 6.9.2 allows attackers to potentially cause denial of service by providing a crafted regular expression. Oniguruma issues often affect Ruby, as well as common optional libraries for PHP and Rust.</text:p>
          </table:table-cell>
          <table:table-cell table:style-name="ce10"/>
        </table:table-row>
        <table:table-row table:style-name="ro27">
          <table:table-cell table:style-name="ce1" office:value-type="string" calcext:value-type="string">
            <text:p>CVE-2019-13224 </text:p>
          </table:table-cell>
          <table:table-cell table:style-name="ce5" office:value-type="string" calcext:value-type="string">
            <text:p>A use-after-free in onig_new_deluxe() in regext.c in Oniguruma 6.9.2 allows attackers to potentially cause information disclosure, denial of service, or possibly code execution by providing a crafted regular expression. The attacker provides a pair of a regex pattern and a string, with a multi-byte encoding that gets handled by onig_new_deluxe(). Oniguruma issues often affect Ruby, as well as common optional libraries for PHP and Rust.</text:p>
          </table:table-cell>
          <table:table-cell table:style-name="ce10"/>
        </table:table-row>
        <table:table-row table:style-name="ro27">
          <table:table-cell table:style-name="ce1" office:value-type="string" calcext:value-type="string">
            <text:p>CVE-2019-12083 </text:p>
          </table:table-cell>
          <table:table-cell table:style-name="ce5" office:value-type="string" calcext:value-type="string">
            <text:p>The Rust Programming Language Standard Library 1.34.x before 1.34.2 contains a stabilized method which, if overridden, can violate Rust's safety guarantees and cause memory unsafety. If the `Error::type_id` method is overridden then any type can be safely cast to any other type, causing memory safety vulnerabilities in safe code (e.g., out-of-bounds write or read). Code that does not manually implement Error::type_id is unaffected.</text:p>
          </table:table-cell>
          <table:table-cell table:style-name="ce10"/>
        </table:table-row>
        <table:table-row table:style-name="ro17">
          <table:table-cell table:style-name="ce1" office:value-type="string" calcext:value-type="string">
            <text:p>CVE-2019-1010299 </text:p>
          </table:table-cell>
          <table:table-cell table:style-name="ce5" office:value-type="string" calcext:value-type="string">
            <text:p>The Rust Programming Language Standard Library 1.18.0 and later is affected by: CWE-200: Information Exposure. The impact is: Contents of uninitialized memory could be printed to string or to log file. The component is: Debug trait implementation for std::collections::vec_deque::Iter. The attack vector is: The program needs to invoke debug printing for iterator over an empty VecDeque. The fixed version is: 1.30.0, nightly versions after commit b85e4cc8fadaabd41da5b9645c08c68b8f89908d.</text:p>
          </table:table-cell>
          <table:table-cell table:style-name="ce10"/>
        </table:table-row>
        <table:table-row table:style-name="ro22">
          <table:table-cell table:style-name="ce1" office:value-type="string" calcext:value-type="string">
            <text:p>CVE-2019-1010182 </text:p>
          </table:table-cell>
          <table:table-cell table:style-name="ce5" office:value-type="string" calcext:value-type="string">
            <text:p>yaml-rust 0.4.0 and earlier is affected by: Uncontrolled Recursion. The impact is: Denial of service by impossible to catch abort. The component is: YamlLoader::load_from_str function. The attack vector is: Parsing of a malicious YAML document. The fixed version is: 0.4.1 and later.</text:p>
          </table:table-cell>
          <table:table-cell table:style-name="ce10"/>
        </table:table-row>
        <table:table-row table:style-name="ro2">
          <table:table-cell table:style-name="ce1" office:value-type="string" calcext:value-type="string">
            <text:p>CVE-2019-10052 </text:p>
          </table:table-cell>
          <table:table-cell table:style-name="ce5" office:value-type="string" calcext:value-type="string">
            <text:p>An issue was discovered in Suricata 4.1.3. If the network packet does not have the right length, the parser tries to access a part of a DHCP packet. At this point, the Rust environment runs into a panic in parse_clientid_option in the dhcp/parser.rs file.</text:p>
          </table:table-cell>
          <table:table-cell table:style-name="ce10"/>
        </table:table-row>
        <table:table-row table:style-name="ro31">
          <table:table-cell table:style-name="ce1" office:value-type="string" calcext:value-type="string">
            <text:p>CVE-2018-25028 </text:p>
          </table:table-cell>
          <table:table-cell table:style-name="ce5" office:value-type="string" calcext:value-type="string">
            <text:p>An issue was discovered in the libpulse-binding crate before 1.2.1 for Rust. get_context can cause a use-after-free.</text:p>
          </table:table-cell>
          <table:table-cell table:style-name="ce10"/>
        </table:table-row>
        <table:table-row table:style-name="ro31">
          <table:table-cell table:style-name="ce1" office:value-type="string" calcext:value-type="string">
            <text:p>CVE-2018-25027 </text:p>
          </table:table-cell>
          <table:table-cell table:style-name="ce5" office:value-type="string" calcext:value-type="string">
            <text:p>An issue was discovered in the libpulse-binding crate before 1.2.1 for Rust. get_format_info can cause a use-after-free.</text:p>
          </table:table-cell>
          <table:table-cell table:style-name="ce10"/>
        </table:table-row>
        <table:table-row table:style-name="ro7">
          <table:table-cell table:style-name="ce1" office:value-type="string" calcext:value-type="string">
            <text:p>CVE-2018-25026 </text:p>
          </table:table-cell>
          <table:table-cell table:style-name="ce5" office:value-type="string" calcext:value-type="string">
            <text:p>An issue was discovered in the actix-web crate before 0.7.15 for Rust. It can add the Send marker trait to an object that cannot be sent between threads safely, leading to memory corruption.</text:p>
          </table:table-cell>
          <table:table-cell table:style-name="ce10"/>
        </table:table-row>
        <table:table-row table:style-name="ro7">
          <table:table-cell table:style-name="ce1" office:value-type="string" calcext:value-type="string">
            <text:p>CVE-2018-25025 </text:p>
          </table:table-cell>
          <table:table-cell table:style-name="ce5" office:value-type="string" calcext:value-type="string">
            <text:p>An issue was discovered in the actix-web crate before 0.7.15 for Rust. It can unsoundly extend the lifetime of a string, leading to memory corruption.</text:p>
          </table:table-cell>
          <table:table-cell table:style-name="ce10"/>
        </table:table-row>
        <table:table-row table:style-name="ro7">
          <table:table-cell table:style-name="ce1" office:value-type="string" calcext:value-type="string">
            <text:p>CVE-2018-25024 </text:p>
          </table:table-cell>
          <table:table-cell table:style-name="ce5" office:value-type="string" calcext:value-type="string">
            <text:p>An issue was discovered in the actix-web crate before 0.7.15 for Rust. It can unsoundly coerce an immutable reference into a mutable reference, leading to memory corruption.</text:p>
          </table:table-cell>
          <table:table-cell table:style-name="ce10"/>
        </table:table-row>
        <table:table-row table:style-name="ro7">
          <table:table-cell table:style-name="ce1" office:value-type="string" calcext:value-type="string">
            <text:p>CVE-2018-25023 </text:p>
          </table:table-cell>
          <table:table-cell table:style-name="ce5" office:value-type="string" calcext:value-type="string">
            <text:p>An issue was discovered in the smallvec crate before 0.6.13 for Rust. It can create an uninitialized value of any type, including a reference type.</text:p>
          </table:table-cell>
          <table:table-cell table:style-name="ce10"/>
        </table:table-row>
        <table:table-row table:style-name="ro7">
          <table:table-cell table:style-name="ce2" office:value-type="string" calcext:value-type="string">
            <text:p>CVE-2018-25008 </text:p>
          </table:table-cell>
          <table:table-cell table:style-name="ce6" office:value-type="string" calcext:value-type="string">
            <text:p>In the standard library in Rust before 1.29.0, there is weak synchronization in the Arc::get_mut method. This synchronization issue can be lead to memory safety issues through race conditions.</text:p>
          </table:table-cell>
          <table:table-cell table:style-name="ce10"/>
        </table:table-row>
        <table:table-row table:style-name="ro31">
          <table:table-cell table:style-name="ce1" office:value-type="string" calcext:value-type="string">
            <text:p>CVE-2018-25001 </text:p>
          </table:table-cell>
          <table:table-cell table:style-name="ce5" office:value-type="string" calcext:value-type="string">
            <text:p>An issue was discovered in the libpulse-binding crate before 2.5.0 for Rust. proplist::Iterator can cause a use-after-free.</text:p>
          </table:table-cell>
          <table:table-cell table:style-name="ce10"/>
        </table:table-row>
        <table:table-row table:style-name="ro7">
          <table:table-cell table:style-name="ce1" office:value-type="string" calcext:value-type="string">
            <text:p>CVE-2018-21000 </text:p>
          </table:table-cell>
          <table:table-cell table:style-name="ce5" office:value-type="string" calcext:value-type="string">
            <text:p>An issue was discovered in the safe-transmute crate before 0.10.1 for Rust. A constructor's arguments are in the wrong order, causing heap memory corruption.</text:p>
          </table:table-cell>
          <table:table-cell table:style-name="ce10"/>
        </table:table-row>
        <table:table-row table:style-name="ro31">
          <table:table-cell table:style-name="ce1" office:value-type="string" calcext:value-type="string">
            <text:p>CVE-2018-20999 </text:p>
          </table:table-cell>
          <table:table-cell table:style-name="ce5" office:value-type="string" calcext:value-type="string">
            <text:p>An issue was discovered in the orion crate before 0.11.2 for Rust. reset() calls cause incorrect results.</text:p>
          </table:table-cell>
          <table:table-cell table:style-name="ce10"/>
        </table:table-row>
        <table:table-row table:style-name="ro7">
          <table:table-cell table:style-name="ce1" office:value-type="string" calcext:value-type="string">
            <text:p>CVE-2018-20998 </text:p>
          </table:table-cell>
          <table:table-cell table:style-name="ce5" office:value-type="string" calcext:value-type="string">
            <text:p>An issue was discovered in the arrayfire crate before 3.6.0 for Rust. Addition of the repr() attribute to an enum is mishandled, leading to memory corruption.</text:p>
          </table:table-cell>
          <table:table-cell table:style-name="ce10"/>
        </table:table-row>
        <table:table-row table:style-name="ro31">
          <table:table-cell table:style-name="ce1" office:value-type="string" calcext:value-type="string">
            <text:p>CVE-2018-20997 </text:p>
          </table:table-cell>
          <table:table-cell table:style-name="ce5" office:value-type="string" calcext:value-type="string">
            <text:p>An issue was discovered in the openssl crate before 0.10.9 for Rust. A use-after-free occurs in CMS Signing.</text:p>
          </table:table-cell>
          <table:table-cell table:style-name="ce10"/>
        </table:table-row>
        <table:table-row table:style-name="ro31">
          <table:table-cell table:style-name="ce1" office:value-type="string" calcext:value-type="string">
            <text:p>CVE-2018-20996 </text:p>
          </table:table-cell>
          <table:table-cell table:style-name="ce5" office:value-type="string" calcext:value-type="string">
            <text:p>An issue was discovered in the crossbeam crate before 0.4.1 for Rust. There is a double free because of destructor mishandling.</text:p>
          </table:table-cell>
          <table:table-cell table:style-name="ce10"/>
        </table:table-row>
        <table:table-row table:style-name="ro7">
          <table:table-cell table:style-name="ce1" office:value-type="string" calcext:value-type="string">
            <text:p>CVE-2018-20995 </text:p>
          </table:table-cell>
          <table:table-cell table:style-name="ce5" office:value-type="string" calcext:value-type="string">
            <text:p>An issue was discovered in the slice-deque crate before 0.1.16 for Rust. move_head_unchecked allows memory corruption because deque updates are mishandled.</text:p>
          </table:table-cell>
          <table:table-cell table:style-name="ce10"/>
        </table:table-row>
        <table:table-row table:style-name="ro7">
          <table:table-cell table:style-name="ce1" office:value-type="string" calcext:value-type="string">
            <text:p>CVE-2018-20994 </text:p>
          </table:table-cell>
          <table:table-cell table:style-name="ce5" office:value-type="string" calcext:value-type="string">
            <text:p>An issue was discovered in the trust-dns-proto crate before 0.5.0-alpha.3 for Rust. There is infinite recursion because DNS message compression is mishandled.</text:p>
          </table:table-cell>
          <table:table-cell table:style-name="ce10"/>
        </table:table-row>
        <table:table-row table:style-name="ro31">
          <table:table-cell table:style-name="ce1" office:value-type="string" calcext:value-type="string">
            <text:p>CVE-2018-20993 </text:p>
          </table:table-cell>
          <table:table-cell table:style-name="ce5" office:value-type="string" calcext:value-type="string">
            <text:p>An issue was discovered in the yaml-rust crate before 0.4.1 for Rust. There is uncontrolled recursion during deserialization.</text:p>
          </table:table-cell>
          <table:table-cell table:style-name="ce10"/>
        </table:table-row>
        <table:table-row table:style-name="ro7">
          <table:table-cell table:style-name="ce1" office:value-type="string" calcext:value-type="string">
            <text:p>CVE-2018-20992 </text:p>
          </table:table-cell>
          <table:table-cell table:style-name="ce5" office:value-type="string" calcext:value-type="string">
            <text:p>An issue was discovered in the claxon crate before 0.4.1 for Rust. Uninitialized memory can be exposed because certain decode buffer sizes are mishandled.</text:p>
          </table:table-cell>
          <table:table-cell table:style-name="ce10"/>
        </table:table-row>
        <table:table-row table:style-name="ro7">
          <table:table-cell table:style-name="ce1" office:value-type="string" calcext:value-type="string">
            <text:p>CVE-2018-20991 </text:p>
          </table:table-cell>
          <table:table-cell table:style-name="ce5" office:value-type="string" calcext:value-type="string">
            <text:p>An issue was discovered in the smallvec crate before 0.6.3 for Rust. The Iterator implementation mishandles destructors, leading to a double free.</text:p>
          </table:table-cell>
          <table:table-cell table:style-name="ce10"/>
        </table:table-row>
        <table:table-row table:style-name="ro7">
          <table:table-cell table:style-name="ce1" office:value-type="string" calcext:value-type="string">
            <text:p>CVE-2018-20990 </text:p>
          </table:table-cell>
          <table:table-cell table:style-name="ce5" office:value-type="string" calcext:value-type="string">
            <text:p>An issue was discovered in the tar crate before 0.4.16 for Rust. Arbitrary file overwrite can occur via a symlink or hardlink in a TAR archive.</text:p>
          </table:table-cell>
          <table:table-cell table:style-name="ce10"/>
        </table:table-row>
        <table:table-row table:style-name="ro31">
          <table:table-cell table:style-name="ce1" office:value-type="string" calcext:value-type="string">
            <text:p>CVE-2018-20989 </text:p>
          </table:table-cell>
          <table:table-cell table:style-name="ce5" office:value-type="string" calcext:value-type="string">
            <text:p>An issue was discovered in the untrusted crate before 0.6.2 for Rust. Error handling can trigger an integer underflow and panic.</text:p>
          </table:table-cell>
          <table:table-cell table:style-name="ce10"/>
        </table:table-row>
        <table:table-row table:style-name="ro20">
          <table:table-cell table:style-name="ce1" office:value-type="string" calcext:value-type="string">
            <text:p>CVE-2018-1000810 </text:p>
          </table:table-cell>
          <table:table-cell table:style-name="ce5" office:value-type="string" calcext:value-type="string">
            <text:p>The Rust Programming Language Standard Library version 1.29.0, 1.28.0, 1.27.2, 1.27.1, 127.0, 126.2, 126.1, 126.0 contains a CWE-680: Integer Overflow to Buffer Overflow vulnerability in standard library that can result in buffer overflow. This attack appear to be exploitable via str::repeat, passed a large number, can overflow an internal buffer. This vulnerability appears to have been fixed in 1.29.1.</text:p>
          </table:table-cell>
          <table:table-cell table:style-name="ce10"/>
        </table:table-row>
        <table:table-row table:style-name="ro17">
          <table:table-cell table:style-name="ce1" office:value-type="string" calcext:value-type="string">
            <text:p>CVE-2018-1000657 </text:p>
          </table:table-cell>
          <table:table-cell table:style-name="ce5" office:value-type="string" calcext:value-type="string">
            <text:p>Rust Programming Language Rust standard library version Commit bfa0e1f58acf1c28d500c34ed258f09ae021893e and later; stable release 1.3.0 and later contains a Buffer Overflow vulnerability in std::collections::vec_deque::VecDeque::reserve() function that can result in Arbitrary code execution, but no proof-of-concept exploit is currently published.. This vulnerability appears to have been fixed in after commit fdfafb510b1a38f727e920dccbeeb638d39a8e60; stable release 1.22.0 and later.</text:p>
          </table:table-cell>
          <table:table-cell table:style-name="ce10"/>
        </table:table-row>
        <table:table-row table:style-name="ro20">
          <table:table-cell table:style-name="ce1" office:value-type="string" calcext:value-type="string">
            <text:p>CVE-2018-1000622 </text:p>
          </table:table-cell>
          <table:table-cell table:style-name="ce5" office:value-type="string" calcext:value-type="string">
            <text:p>The Rust Programming Language rustdoc version Between 0.8 and 1.27.0 contains a CWE-427: Uncontrolled Search Path Element vulnerability in rustdoc plugins that can result in local code execution as a different user. This attack appear to be exploitable via using the --plugin flag without the --plugin-path flag. This vulnerability appears to have been fixed in 1.27.1.</text:p>
          </table:table-cell>
          <table:table-cell table:style-name="ce10"/>
        </table:table-row>
        <table:table-row table:style-name="ro2">
          <table:table-cell table:style-name="ce2" office:value-type="string" calcext:value-type="string">
            <text:p>CVE-2017-20004 </text:p>
          </table:table-cell>
          <table:table-cell table:style-name="ce6" office:value-type="string" calcext:value-type="string">
            <text:p>In the standard library in Rust before 1.19.0, there is a synchronization problem in the MutexGuard object. MutexGuards can be used across threads with any types, allowing for memory safety issues through race conditions.</text:p>
          </table:table-cell>
          <table:table-cell table:style-name="ce10"/>
        </table:table-row>
        <table:table-row table:style-name="ro31">
          <table:table-cell table:style-name="ce1" office:value-type="string" calcext:value-type="string">
            <text:p>CVE-2017-18589 </text:p>
          </table:table-cell>
          <table:table-cell table:style-name="ce5" office:value-type="string" calcext:value-type="string">
            <text:p>An issue was discovered in the cookie crate before 0.7.6 for Rust. Large integers in the Max-Age of a cookie cause a panic.</text:p>
          </table:table-cell>
          <table:table-cell table:style-name="ce10"/>
        </table:table-row>
        <table:table-row table:style-name="ro7">
          <table:table-cell table:style-name="ce1" office:value-type="string" calcext:value-type="string">
            <text:p>CVE-2017-18588 </text:p>
          </table:table-cell>
          <table:table-cell table:style-name="ce5" office:value-type="string" calcext:value-type="string">
            <text:p>An issue was discovered in the security-framework crate before 0.1.12 for Rust. Hostname verification for certificates does not occur if ClientBuilder uses custom root certificates.</text:p>
          </table:table-cell>
          <table:table-cell table:style-name="ce10"/>
        </table:table-row>
        <table:table-row table:style-name="ro31">
          <table:table-cell table:style-name="ce1" office:value-type="string" calcext:value-type="string">
            <text:p>CVE-2017-18587 </text:p>
          </table:table-cell>
          <table:table-cell table:style-name="ce5" office:value-type="string" calcext:value-type="string">
            <text:p>An issue was discovered in the hyper crate before 0.9.18 for Rust. It mishandles newlines in headers.</text:p>
          </table:table-cell>
          <table:table-cell table:style-name="ce10"/>
        </table:table-row>
        <table:table-row table:style-name="ro7">
          <table:table-cell table:style-name="ce1" office:value-type="string" calcext:value-type="string">
            <text:p>CVE-2017-1000430 </text:p>
          </table:table-cell>
          <table:table-cell table:style-name="ce5" office:value-type="string" calcext:value-type="string">
            <text:p>rust-base64 version &lt;= 0.5.1 is vulnerable to a buffer overflow when calculating the size of a buffer to use when encoding base64 using the 'encode_config_buf' and 'encode_config' functions</text:p>
          </table:table-cell>
          <table:table-cell table:style-name="ce10"/>
        </table:table-row>
        <table:table-row table:style-name="ro7">
          <table:table-cell table:style-name="ce1" office:value-type="string" calcext:value-type="string">
            <text:p>CVE-2016-10933 </text:p>
          </table:table-cell>
          <table:table-cell table:style-name="ce5" office:value-type="string" calcext:value-type="string">
            <text:p>An issue was discovered in the portaudio crate through 0.7.0 for Rust. There is a man-in-the-middle issue because the source code is downloaded over cleartext HTTP.</text:p>
          </table:table-cell>
          <table:table-cell table:style-name="ce10"/>
        </table:table-row>
        <table:table-row table:style-name="ro7">
          <table:table-cell table:style-name="ce1" office:value-type="string" calcext:value-type="string">
            <text:p>CVE-2016-10932 </text:p>
          </table:table-cell>
          <table:table-cell table:style-name="ce5" office:value-type="string" calcext:value-type="string">
            <text:p>An issue was discovered in the hyper crate before 0.9.4 for Rust on Windows. There is an HTTPS man-in-the-middle vulnerability because hostname verification was omitted.</text:p>
          </table:table-cell>
          <table:table-cell table:style-name="ce10"/>
        </table:table-row>
        <table:table-row table:style-name="ro2">
          <table:table-cell table:style-name="ce1" office:value-type="string" calcext:value-type="string">
            <text:p>CVE-2016-10931 </text:p>
          </table:table-cell>
          <table:table-cell table:style-name="ce5" office:value-type="string" calcext:value-type="string">
            <text:p>An issue was discovered in the openssl crate before 0.9.0 for Rust. There is an SSL/TLS man-in-the-middle vulnerability because certificate verification is off by default and there is no API for hostname verification.</text:p>
          </table:table-cell>
          <table:table-cell table:style-name="ce10"/>
        </table:table-row>
        <table:table-row table:style-name="ro22">
          <table:table-cell table:style-name="ce1" office:value-type="string" calcext:value-type="string">
            <text:p>CVE-2015-20001 </text:p>
          </table:table-cell>
          <table:table-cell table:style-name="ce5" office:value-type="string" calcext:value-type="string">
            <text:p>In the standard library in Rust before 1.2.0, BinaryHeap is not panic-safe. The binary heap is left in an inconsistent state when the comparison of generic elements inside sift_up or sift_down_range panics. This bug leads to a drop of zeroed memory as an arbitrary type, which can result in a memory safety violation. </text:p>
          </table:table-cell>
          <table:table-cell table:style-name="ce10"/>
        </table:table-row>
        <table:table-row table:style-name="ro34" table:number-rows-repeated="1048108">
          <table:table-cell table:number-columns-repeated="3"/>
        </table:table-row>
        <table:table-row table:style-name="ro34">
          <table:table-cell table:number-columns-repeated="3"/>
        </table:table-row>
      </table:table>
      <table:table table:name="RUSTSEC-type" table:style-name="ta1">
        <table:table-column table:style-name="co5" table:default-cell-style-name="ce4"/>
        <table:table-column table:style-name="co6" table:default-cell-style-name="ce4"/>
        <table:table-column table:style-name="co7" table:default-cell-style-name="ce8"/>
        <table:table-column table:style-name="co8" table:default-cell-style-name="ce8"/>
        <table:table-column table:style-name="co9" table:default-cell-style-name="ce4"/>
        <table:table-row table:style-name="ro30">
          <table:table-cell table:style-name="ce10" office:value-type="string" calcext:value-type="string">
            <text:p><text:s/>RUSTSEC-2023-0058</text:p>
          </table:table-cell>
          <table:table-cell table:style-name="ce11"/>
          <table:table-cell table:style-name="ce5" office:value-type="string" calcext:value-type="string">
            <text:p>Exposes reference to non-Sync data to an arbitrary thread</text:p>
          </table:table-cell>
          <table:table-cell table:style-name="ce5" office:value-type="string" calcext:value-type="string">
            <text:p>Affected versions do not enforce a Sync bound on the type of caller-provided value held in the plugin registry. References to these values are made accessible to arbitrary threads other than the one that constructed them.</text:p>
            <text:p/>
            <text:p>A caller could use this flaw to submit thread-unsafe data into inventory, then access it as a reference simultaneously from multiple threads.</text:p>
            <text:p/>
            <text:p>The flaw was corrected by enforcing that data submitted by the caller into inventory is Sync</text:p>
          </table:table-cell>
          <table:table-cell table:style-name="ce10" office:value-type="string" calcext:value-type="string">
            <text:p>Concurrency</text:p>
          </table:table-cell>
        </table:table-row>
        <table:table-row table:style-name="ro27">
          <table:table-cell table:style-name="ce10" office:value-type="string" calcext:value-type="string">
            <text:p>RUSTSEC-2023-0022</text:p>
          </table:table-cell>
          <table:table-cell table:style-name="ce10"/>
          <table:table-cell table:style-name="ce5" office:value-type="string" calcext:value-type="string">
            <text:p>openssl X509NameBuilder::build returned object is not thread safe</text:p>
          </table:table-cell>
          <table:table-cell table:style-name="ce5" office:value-type="string" calcext:value-type="string">
            <text:p>OpenSSL has a modified bit that it can set on on X509_NAME objects. If this bit is set then the object is not thread-safe even when it appears the code is not modifying the value.</text:p>
            <text:p/>
            <text:p>Thanks to David Benjamin (Google) for reporting this issue.</text:p>
          </table:table-cell>
          <table:table-cell table:style-name="ce10"/>
        </table:table-row>
        <table:table-row table:style-name="ro22">
          <table:table-cell table:style-name="ce10" office:value-type="string" calcext:value-type="string">
            <text:p>RUSTSEC-2022-0029 </text:p>
          </table:table-cell>
          <table:table-cell table:style-name="ce10"/>
          <table:table-cell table:style-name="ce5" office:value-type="string" calcext:value-type="string">
            <text:p>MsQueue push/pop use the wrong orderings</text:p>
          </table:table-cell>
          <table:table-cell table:style-name="ce5" office:value-type="string" calcext:value-type="string">
            <text:p>Affected versions of this crate use orderings which are too weak to support this data structure. It is likely this has caused memory corruption in the wild: https://github.com/crossbeam-rs/crossbeam/issues/97#issuecomment-412785919.</text:p>
          </table:table-cell>
          <table:table-cell table:style-name="ce10"/>
        </table:table-row>
        <table:table-row table:style-name="ro17">
          <table:table-cell table:style-name="ce10" office:value-type="string" calcext:value-type="string">
            <text:p>RUSTSEC-2022-0008 </text:p>
          </table:table-cell>
          <table:table-cell table:style-name="ce2"/>
          <table:table-cell table:style-name="ce5" office:value-type="string" calcext:value-type="string">
            <text:p>Delegate functions are missing Send bound</text:p>
          </table:table-cell>
          <table:table-cell table:style-name="ce5" office:value-type="string" calcext:value-type="string">
            <text:p>Affected versions of this crate did not require event handlers to have Send bound despite there being no guarantee of them being called on any particular thread, which can potentially lead to data races and undefined behavior.</text:p>
            <text:p/>
            <text:p>The flaw was corrected in commit afe3252 by adding Send bounds.</text:p>
          </table:table-cell>
          <table:table-cell table:style-name="ce10" office:value-type="string" calcext:value-type="string">
            <text:p>data-race</text:p>
          </table:table-cell>
        </table:table-row>
        <table:table-row table:style-name="ro4">
          <table:table-cell table:style-name="ce10" office:value-type="string" calcext:value-type="string">
            <text:p>RUSTSEC-2021-0124 </text:p>
          </table:table-cell>
          <table:table-cell table:style-name="ce10" office:value-type="string" calcext:value-type="string">
            <text:p>CVE-2021-45710</text:p>
          </table:table-cell>
          <table:table-cell table:style-name="ce5" office:value-type="string" calcext:value-type="string">
            <text:p>Data race when sending and receiving after closing a oneshot channel</text:p>
          </table:table-cell>
          <table:table-cell table:style-name="ce5" office:value-type="string" calcext:value-type="string">
            <text:p>If a tokio::sync::oneshot channel is closed (via the oneshot::Receiver::close method), a data race may occur if the oneshot::Sender::send method is called while the corresponding oneshot::Receiver is awaited or calling try_recv.</text:p>
            <text:p/>
            <text:p>When these methods are called concurrently on a closed channel, the two halves of the channel can concurrently access a shared memory location, resulting in a data race. This has been observed to cause memory corruption.</text:p>
            <text:p/>
            <text:p>Note that the race only occurs when both halves of the channel are used after the Receiver half has called close. Code where close is not used, or where the Receiver is not awaited and try_recv is not called after calling close, is not affected.</text:p>
            <text:p/>
            <text:p>See tokio#4225 for more details.</text:p>
          </table:table-cell>
          <table:table-cell table:style-name="ce10" office:value-type="string" calcext:value-type="string">
            <text:p>race-condition </text:p>
          </table:table-cell>
        </table:table-row>
        <table:table-row table:style-name="ro30">
          <table:table-cell table:style-name="ce10" office:value-type="string" calcext:value-type="string">
            <text:p>RUSTSEC-2021-0113 </text:p>
          </table:table-cell>
          <table:table-cell table:style-name="ce10" office:value-type="string" calcext:value-type="string">
            <text:p>CVE-2021-45704</text:p>
          </table:table-cell>
          <table:table-cell table:style-name="ce5" office:value-type="string" calcext:value-type="string">
            <text:p>AtomicBucket unconditionally implements Send/Sync</text:p>
          </table:table-cell>
          <table:table-cell table:style-name="ce5" office:value-type="string" calcext:value-type="string">
            <text:p>In the affected versions of the crate, AtomicBucket&lt;T&gt; unconditionally implements Send/Sync traits. Therefore, users can create a data race to the inner T: !Sync by using the AtomicBucket::data_with() API. Such data races can potentially cause memory corruption or other undefined behavior.</text:p>
            <text:p/>
            <text:p>The flaw was fixed in commit 8e6daab by adding appropriate Send/Sync bounds to the Send/Sync impl of struct Block&lt;T&gt; (which is a data type contained inside AtomicBucket&lt;T&gt;).</text:p>
          </table:table-cell>
          <table:table-cell table:style-name="ce10" office:value-type="string" calcext:value-type="string">
            <text:p>data-race</text:p>
          </table:table-cell>
        </table:table-row>
        <table:table-row table:style-name="ro22">
          <table:table-cell table:style-name="ce10" office:value-type="string" calcext:value-type="string">
            <text:p>CVE-2017-20004 </text:p>
          </table:table-cell>
          <table:table-cell table:style-name="ce10"/>
          <table:table-cell table:style-name="ce5" office:value-type="string" calcext:value-type="string">
            <text:p>MutexGuard&lt;Cell&lt;i32&gt;&gt; must not be Sync</text:p>
          </table:table-cell>
          <table:table-cell table:style-name="ce5" office:value-type="string" calcext:value-type="string">
            <text:p>In the standard library in Rust before 1.19.0, there is a synchronization problem in the MutexGuard object. MutexGuards can be used across threads with any types, allowing for memory safety issues through race conditions.</text:p>
          </table:table-cell>
          <table:table-cell table:style-name="ce10" office:value-type="string" calcext:value-type="string">
            <text:p>data-race</text:p>
          </table:table-cell>
        </table:table-row>
        <table:table-row table:style-name="ro2">
          <table:table-cell table:style-name="ce10" office:value-type="string" calcext:value-type="string">
            <text:p><text:s/>CVE-2018-25008 </text:p>
          </table:table-cell>
          <table:table-cell table:style-name="ce10"/>
          <table:table-cell table:style-name="ce5" office:value-type="string" calcext:value-type="string">
            <text:p>Insufficient synchronization in Arc::get_mut</text:p>
          </table:table-cell>
          <table:table-cell table:style-name="ce5" office:value-type="string" calcext:value-type="string">
            <text:p>In the standard library in Rust before 1.29.0, there is weak synchronization in the Arc::get_mut method. This synchronization issue can be lead to memory safety issues through race conditions.</text:p>
          </table:table-cell>
          <table:table-cell table:style-name="ce10" office:value-type="string" calcext:value-type="string">
            <text:p>data-race</text:p>
          </table:table-cell>
        </table:table-row>
        <table:table-row table:style-name="ro17">
          <table:table-cell table:style-name="ce10" office:value-type="string" calcext:value-type="string">
            <text:p>RUSTSEC-2020-0150</text:p>
          </table:table-cell>
          <table:table-cell table:style-name="ce10" office:value-type="string" calcext:value-type="string">
            <text:p>CVE-2020-36470</text:p>
          </table:table-cell>
          <table:table-cell table:style-name="ce5" office:value-type="string" calcext:value-type="string">
            <text:p>RingBuffer can create multiple mutable references and cause data races</text:p>
          </table:table-cell>
          <table:table-cell table:style-name="ce5" office:value-type="string" calcext:value-type="string">
            <text:p>The RingBuffer type retrieves mutable references from the DataProvider in a non-atomic manner, potentially allowing the creation of multiple mutable references. RingBuffer also implements the Send and Sync traits for all types T.</text:p>
            <text:p/>
            <text:p>This allows undefined behavior from the aliased mutable references as well as data races.</text:p>
          </table:table-cell>
          <table:table-cell table:style-name="ce10" office:value-type="string" calcext:value-type="string">
            <text:p>data-race</text:p>
          </table:table-cell>
        </table:table-row>
        <table:table-row table:style-name="ro16">
          <table:table-cell table:style-name="ce10" office:value-type="string" calcext:value-type="string">
            <text:p>RUSTSEC-2020-0149 </text:p>
          </table:table-cell>
          <table:table-cell table:style-name="ce10" office:value-type="string" calcext:value-type="string">
            <text:p>CVE-2020-36469</text:p>
          </table:table-cell>
          <table:table-cell table:style-name="ce5" office:value-type="string" calcext:value-type="string">
            <text:p>Data race and memory safety issue in Index</text:p>
          </table:table-cell>
          <table:table-cell table:style-name="ce5" office:value-type="string" calcext:value-type="string">
            <text:p>The appendix crate implements a key-value mapping data structure called Index&lt;K, V&gt; that is stored on disk. The crate allows for any type to inhabit the generic K and V type parameters and implements Send and Sync for them unconditionally.</text:p>
            <text:p/>
            <text:p>Using a type that is not marked as Send or Sync with Index can allow it to be used across multiple threads leading to data races. Additionally using reference types for the keys or values will lead to the segmentation faults in the crate's code.</text:p>
          </table:table-cell>
          <table:table-cell table:style-name="ce10" office:value-type="string" calcext:value-type="string">
            <text:p>data-race</text:p>
          </table:table-cell>
        </table:table-row>
        <table:table-row table:style-name="ro17">
          <table:table-cell table:style-name="ce10" office:value-type="string" calcext:value-type="string">
            <text:p>RUSTSEC-2021-0036 </text:p>
          </table:table-cell>
          <table:table-cell table:style-name="ce10" office:value-type="string" calcext:value-type="string">
            <text:p>CVE-2021-28037</text:p>
          </table:table-cell>
          <table:table-cell table:style-name="ce5" office:value-type="string" calcext:value-type="string">
            <text:p>Intern: Data race allowed on T</text:p>
          </table:table-cell>
          <table:table-cell table:style-name="ce5" office:value-type="string" calcext:value-type="string">
            <text:p>Affected versions of this crate unconditionally implements Sync for Intern&lt;T&gt;. This allows users to create data race on T: !Sync, which may lead to undefined behavior (for example, memory corruption).</text:p>
            <text:p/>
            <text:p>The flaw was corrected in commit 2928a87 by adding the trait bound T: Sync in the Sync impl of Intern&lt;T&gt;.</text:p>
          </table:table-cell>
          <table:table-cell table:style-name="ce10" office:value-type="string" calcext:value-type="string">
            <text:p>data-race</text:p>
          </table:table-cell>
        </table:table-row>
        <table:table-row table:style-name="ro15">
          <table:table-cell table:style-name="ce10" office:value-type="string" calcext:value-type="string">
            <text:p>RUSTSEC-2020-0143</text:p>
          </table:table-cell>
          <table:table-cell table:style-name="ce10" office:value-type="string" calcext:value-type="string">
            <text:p>CVE-2020-36463</text:p>
          </table:table-cell>
          <table:table-cell table:style-name="ce5" office:value-type="string" calcext:value-type="string">
            <text:p>Queues allow non-Send types to be sent to other threads, allowing data races</text:p>
          </table:table-cell>
          <table:table-cell table:style-name="ce5" office:value-type="string" calcext:value-type="string">
            <text:p>Affected versions of this crate unconditionally implemented Send for types used in queue implementations (InnerSend&lt;RW, T&gt;, InnerRecv&lt;RW, T&gt;, FutInnerSend&lt;RW, T&gt;, FutInnerRecv&lt;RW, T&gt;).</text:p>
            <text:p/>
            <text:p>This allows users to send non-Send types to other threads, which can lead to data race bugs or other undefined behavior.</text:p>
          </table:table-cell>
          <table:table-cell table:style-name="ce10" office:value-type="string" calcext:value-type="string">
            <text:p>data-race</text:p>
          </table:table-cell>
        </table:table-row>
        <table:table-row table:style-name="ro26">
          <table:table-cell table:style-name="ce10" office:value-type="string" calcext:value-type="string">
            <text:p>RUSTSEC-2020-0141</text:p>
          </table:table-cell>
          <table:table-cell table:style-name="ce10" office:value-type="string" calcext:value-type="string">
            <text:p>CVE-2020-36461</text:p>
          </table:table-cell>
          <table:table-cell table:style-name="ce5" office:value-type="string" calcext:value-type="string">
            <text:p>MvccRwLock allows data races &amp; aliasing violations</text:p>
          </table:table-cell>
          <table:table-cell table:style-name="ce5" office:value-type="string" calcext:value-type="string">
            <text:p>Affected versions of this crate unconditionally implement Send/Sync for MvccRwLock. This can lead to data races when types that are either !Send or !Sync (e.g. Rc&lt;T&gt;, Arc&lt;Cell&lt;_&gt;&gt;) are contained inside MvccRwLock and sent across thread boundaries. The data races can potentially lead to memory corruption (as demonstrated in the PoC from the original report issue).</text:p>
            <text:p/>
            <text:p>Also, safe APIs of MvccRwLock allow aliasing violations by allowing &amp;T and LockResult&lt;MutexGuard&lt;Box&lt;T&gt;&gt;&gt; to co-exist in conflicting lifetime regions. The APIs of MvccRwLock should either be marked as unsafe or MbccRwLock should be changed to private or pub(crate).</text:p>
          </table:table-cell>
          <table:table-cell table:style-name="ce10" office:value-type="string" calcext:value-type="string">
            <text:p>data-race</text:p>
          </table:table-cell>
        </table:table-row>
        <table:table-row table:style-name="ro30">
          <table:table-cell table:style-name="ce10" office:value-type="string" calcext:value-type="string">
            <text:p>RUSTSEC-2020-0126 </text:p>
          </table:table-cell>
          <table:table-cell table:style-name="ce10" office:value-type="string" calcext:value-type="string">
            <text:p>CVE-2020-36446 </text:p>
          </table:table-cell>
          <table:table-cell table:style-name="ce5" office:value-type="string" calcext:value-type="string">
            <text:p>SyncChannel can move 'T: !Send' to other threads</text:p>
          </table:table-cell>
          <table:table-cell table:style-name="ce5" office:value-type="string" calcext:value-type="string">
            <text:p>Affected versions of this crate unconditionally implement Send/Sync for SyncChannel&lt;T&gt;. SyncChannel&lt;T&gt; doesn't provide access to &amp;T but merely serves as a channel that consumes and returns owned T.</text:p>
            <text:p/>
            <text:p>Users can create UB in safe Rust by sending T: !Send to other threads with SyncChannel::send/recv APIs. Using T = Arc&lt;Cell&lt;_&gt; allows to create data races (which can lead to memory corruption), and using T = MutexGuard&lt;T&gt; allows to unlock a mutex from a thread that didn't lock the mutex.</text:p>
          </table:table-cell>
          <table:table-cell table:style-name="ce10" office:value-type="string" calcext:value-type="string">
            <text:p>data-race</text:p>
          </table:table-cell>
        </table:table-row>
        <table:table-row table:style-name="ro30">
          <table:table-cell table:style-name="ce10" office:value-type="string" calcext:value-type="string">
            <text:p>RUSTSEC-2020-0138 </text:p>
          </table:table-cell>
          <table:table-cell table:style-name="ce10" office:value-type="string" calcext:value-type="string">
            <text:p>CVE-2020-36458</text:p>
          </table:table-cell>
          <table:table-cell table:style-name="ce5" office:value-type="string" calcext:value-type="string">
            <text:p>ReaderResult should be bounded by Sync</text:p>
          </table:table-cell>
          <table:table-cell table:style-name="ce5" office:value-type="string" calcext:value-type="string">
            <text:p>Affected versions of this crate implements Sync for ReaderResult&lt;T, E&gt; with the trait bound T: Send, E: Send.</text:p>
            <text:p/>
            <text:p>Since matching on the public enum ReaderResult&lt;T, E&gt; provides access to &amp;T &amp; &amp;E, allowing data race to a non-Sync type T or E. This can result in a memory corruption when multiple threads concurrently access &amp;T or &amp;E.</text:p>
            <text:p/>
            <text:p>Suggested fix for the bug is change the trait bounds imposed on T &amp; E to be T: Sync, E: Sync</text:p>
          </table:table-cell>
          <table:table-cell table:style-name="ce10" office:value-type="string" calcext:value-type="string">
            <text:p>data-race</text:p>
          </table:table-cell>
        </table:table-row>
        <table:table-row table:style-name="ro22">
          <table:table-cell table:style-name="ce10" office:value-type="string" calcext:value-type="string">
            <text:p>RUSTSEC-2020-0129</text:p>
          </table:table-cell>
          <table:table-cell table:style-name="ce10" office:value-type="string" calcext:value-type="string">
            <text:p>CVE-2020-36449</text:p>
          </table:table-cell>
          <table:table-cell table:style-name="ce5" office:value-type="string" calcext:value-type="string">
            <text:p>ShmWriter allows sending non-Send type across threads</text:p>
          </table:table-cell>
          <table:table-cell table:style-name="ce5" office:value-type="string" calcext:value-type="string">
            <text:p>Affected versions of this crate implement Send for ShmWriter&lt;H&gt; without requiring H: Send. This allows users to send H: !Send to other threads, which can potentially lead to data races and undefined behavior.</text:p>
          </table:table-cell>
          <table:table-cell table:style-name="ce10" office:value-type="string" calcext:value-type="string">
            <text:p>data-race</text:p>
          </table:table-cell>
        </table:table-row>
        <table:table-row table:style-name="ro16">
          <table:table-cell table:style-name="ce10" office:value-type="string" calcext:value-type="string">
            <text:p>RUSTSEC-2020-0130 </text:p>
          </table:table-cell>
          <table:table-cell table:style-name="ce10" office:value-type="string" calcext:value-type="string">
            <text:p>CVE-2020-36450</text:p>
          </table:table-cell>
          <table:table-cell table:style-name="ce5" office:value-type="string" calcext:value-type="string">
            <text:p>Bunch unconditionally implements Send/Sync</text:p>
          </table:table-cell>
          <table:table-cell table:style-name="ce5" office:value-type="string" calcext:value-type="string">
            <text:p>Affected versions of this crate unconditionally implements Send/Sync for Bunch&lt;T&gt;. This allows users to insert T: !Sync to Bunch&lt;T&gt;. It is possible to create a data race to a T: !Sync by invoking the Bunch::get() API (which returns &amp;T) from multiple threads. It is also possible to send T: !Send to other threads by inserting T inside Bunch&lt;T&gt; and sending Bunch&lt;T&gt; to another thread, allowing to create a data race by inserting types like T = Rc&lt;_&gt;.</text:p>
            <text:p/>
            <text:p>Such data races can lead to memory corruption.</text:p>
          </table:table-cell>
          <table:table-cell table:style-name="ce10" office:value-type="string" calcext:value-type="string">
            <text:p>data-race</text:p>
          </table:table-cell>
        </table:table-row>
        <table:table-row table:style-name="ro9">
          <table:table-cell table:style-name="ce10" office:value-type="string" calcext:value-type="string">
            <text:p>RUSTSEC-2020-0125 </text:p>
          </table:table-cell>
          <table:table-cell table:style-name="ce10" office:value-type="string" calcext:value-type="string">
            <text:p>CVE-2020-36445</text:p>
          </table:table-cell>
          <table:table-cell table:style-name="ce5" office:value-type="string" calcext:value-type="string">
            <text:p>convec::ConVec unconditionally implements Send/Sync</text:p>
          </table:table-cell>
          <table:table-cell table:style-name="ce5" office:value-type="string" calcext:value-type="string">
            <text:p>Affected versions of this crate unconditionally implement Send/Sync for ConVec&lt;T&gt;. This allows users to insert T that is not Send or not Sync.</text:p>
            <text:p/>
            <text:p>This allows users to create data races by using non-Send types like Arc&lt;Cell&lt;_&gt;&gt; or Rc&lt;_&gt; as T in ConVec&lt;T&gt;. It is also possible to create data races by using types like Cell&lt;_&gt; or RefCell&lt;_&gt; as T (types that are Send but not Sync). Such data races can lead to memory corruption.</text:p>
          </table:table-cell>
          <table:table-cell table:style-name="ce10" office:value-type="string" calcext:value-type="string">
            <text:p>data-race</text:p>
          </table:table-cell>
        </table:table-row>
        <table:table-row table:style-name="ro17">
          <table:table-cell table:style-name="ce10" office:value-type="string" calcext:value-type="string">
            <text:p>RUSTSEC-2020-0137</text:p>
          </table:table-cell>
          <table:table-cell table:style-name="ce10" office:value-type="string" calcext:value-type="string">
            <text:p>CVE-2020-36457</text:p>
          </table:table-cell>
          <table:table-cell table:style-name="ce5" office:value-type="string" calcext:value-type="string">
            <text:p>AtomicBox lacks bound on its Send and Sync traits allowing data races</text:p>
          </table:table-cell>
          <table:table-cell table:style-name="ce5" office:value-type="string" calcext:value-type="string">
            <text:p>AtomicBox&lt;T&gt; is a Box type designed to be used across threads, however, it implements the Send and Sync traits for all types T.</text:p>
            <text:p/>
            <text:p>This allows non-Send types such as Rc and non-Sync types such as Cell to be used across thread boundaries which can trigger undefined behavior and memory corruption.</text:p>
          </table:table-cell>
          <table:table-cell table:style-name="ce10" office:value-type="string" calcext:value-type="string">
            <text:p>Concurrency</text:p>
          </table:table-cell>
        </table:table-row>
        <table:table-row table:style-name="ro20">
          <table:table-cell table:style-name="ce10" office:value-type="string" calcext:value-type="string">
            <text:p>RUSTSEC-2020-0139</text:p>
          </table:table-cell>
          <table:table-cell table:style-name="ce10" office:value-type="string" calcext:value-type="string">
            <text:p>CVE-2020-36459</text:p>
          </table:table-cell>
          <table:table-cell table:style-name="ce5" office:value-type="string" calcext:value-type="string">
            <text:p>dces' World type can cause data races</text:p>
          </table:table-cell>
          <table:table-cell table:style-name="ce5" office:value-type="string" calcext:value-type="string">
            <text:p>The World type in dces is marked as Send without bounds on its EntityStore and ComponentStore.</text:p>
            <text:p/>
            <text:p>This allows non-thread safe EntityStore and ComponentStores to be sent across threads and cause data races.</text:p>
          </table:table-cell>
          <table:table-cell table:style-name="ce10" office:value-type="string" calcext:value-type="string">
            <text:p>Concurrency</text:p>
          </table:table-cell>
        </table:table-row>
        <table:table-row table:style-name="ro22">
          <table:table-cell table:style-name="ce10" office:value-type="string" calcext:value-type="string">
            <text:p>RUSTSEC-2020-0135 </text:p>
          </table:table-cell>
          <table:table-cell table:style-name="ce10" office:value-type="string" calcext:value-type="string">
            <text:p>CVE-2020-36455</text:p>
          </table:table-cell>
          <table:table-cell table:style-name="ce5" office:value-type="string" calcext:value-type="string">
            <text:p>Slock allows sending non-Send types across thread boundaries</text:p>
          </table:table-cell>
          <table:table-cell table:style-name="ce5" office:value-type="string" calcext:value-type="string">
            <text:p>Slock&lt;T&gt; unconditionally implements Send/Sync.</text:p>
            <text:p/>
            <text:p>Affected versions of this crate allows sending non-Send types to other threads, which can lead to data races and memory corruption due to the data race.</text:p>
          </table:table-cell>
          <table:table-cell table:style-name="ce10" office:value-type="string" calcext:value-type="string">
            <text:p>data-race</text:p>
          </table:table-cell>
        </table:table-row>
        <table:table-row table:style-name="ro15">
          <table:table-cell table:style-name="ce10" office:value-type="string" calcext:value-type="string">
            <text:p>RUSTSEC-2020-0131 </text:p>
          </table:table-cell>
          <table:table-cell table:style-name="ce10" office:value-type="string" calcext:value-type="string">
            <text:p>CVE-2020-36451</text:p>
          </table:table-cell>
          <table:table-cell table:style-name="ce5" office:value-type="string" calcext:value-type="string">
            <text:p>Send/Sync bound needed on T for Send/Sync impl of RcuCell</text:p>
          </table:table-cell>
          <table:table-cell table:style-name="ce5" office:value-type="string" calcext:value-type="string">
            <text:p>Affected versions of this crate unconditionally implement Send/Sync for RcuCell&lt;T&gt;. This allows users to send T: !Send to other threads (while T enclosed within RcuCell&lt;T&gt;), and allows users to concurrently access T: !Sync by using the APIs of RcuCell&lt;T&gt; that provide access to &amp;T.</text:p>
            <text:p/>
            <text:p>This can result in memory corruption caused by data races.</text:p>
          </table:table-cell>
          <table:table-cell table:style-name="ce10" office:value-type="string" calcext:value-type="string">
            <text:p>data-race</text:p>
          </table:table-cell>
        </table:table-row>
        <table:table-row table:style-name="ro16">
          <table:table-cell table:style-name="ce10" office:value-type="string" calcext:value-type="string">
            <text:p>RUSTSEC-2020-0124 </text:p>
          </table:table-cell>
          <table:table-cell table:style-name="ce10" office:value-type="string" calcext:value-type="string">
            <text:p>CVE-2020-36444 </text:p>
          </table:table-cell>
          <table:table-cell table:style-name="ce5" office:value-type="string" calcext:value-type="string">
            <text:p>ArcGuard's Send and Sync should have bounds on RC</text:p>
          </table:table-cell>
          <table:table-cell table:style-name="ce5" office:value-type="string" calcext:value-type="string">
            <text:p>Affected versions of this crate implement Send/Sync for ArcGuard&lt;RC, T&gt; with no trait bounds on RC. This allows users to send RC: !Send to other threads and also allows users to concurrently access Rc: !Sync from multiple threads.</text:p>
            <text:p/>
            <text:p>This can result in memory corruption from data race or other undefined behavior caused by sending T: !Send to other threads (e.g. dropping MutexGuard&lt;T&gt; in another thread that didn't lock its mutex).</text:p>
          </table:table-cell>
          <table:table-cell table:style-name="ce10" office:value-type="string" calcext:value-type="string">
            <text:p>data-race</text:p>
          </table:table-cell>
        </table:table-row>
        <table:table-row table:style-name="ro9">
          <table:table-cell table:style-name="ce10" office:value-type="string" calcext:value-type="string">
            <text:p>RUSTSEC-2020-0128 </text:p>
          </table:table-cell>
          <table:table-cell table:style-name="ce10" office:value-type="string" calcext:value-type="string">
            <text:p>CVE-2020-36448 </text:p>
          </table:table-cell>
          <table:table-cell table:style-name="ce5" office:value-type="string" calcext:value-type="string">
            <text:p>Cache: Send/Sync impls needs trait bounds on K</text:p>
          </table:table-cell>
          <table:table-cell table:style-name="ce5" office:value-type="string" calcext:value-type="string">
            <text:p>Affected versions of this crate unconditionally implement Send/Sync for Cache&lt;K&gt;. This allows users to insert K that is not Send or not Sync.</text:p>
            <text:p/>
            <text:p>This allows users to create data races by using non-Send types like Arc&lt;Cell&lt;T&gt;&gt; or Rc&lt;T&gt; as K in Cache&lt;K&gt;. It is also possible to create data races by using types like Cell&lt;T&gt; or RefCell&lt;T&gt; (types that are Send but not Sync). Such data races can lead to memory corruption.</text:p>
          </table:table-cell>
          <table:table-cell table:style-name="ce10" office:value-type="string" calcext:value-type="string">
            <text:p>data-race</text:p>
          </table:table-cell>
        </table:table-row>
        <table:table-row table:style-name="ro15">
          <table:table-cell table:style-name="ce10" office:value-type="string" calcext:value-type="string">
            <text:p>RUSTSEC-2020-0136</text:p>
          </table:table-cell>
          <table:table-cell table:style-name="ce10" office:value-type="string" calcext:value-type="string">
            <text:p>CVE-2020-36456</text:p>
          </table:table-cell>
          <table:table-cell table:style-name="ce5" office:value-type="string" calcext:value-type="string">
            <text:p>CopyCell lacks bounds on its Send trait allowing for data races</text:p>
          </table:table-cell>
          <table:table-cell table:style-name="ce5" office:value-type="string" calcext:value-type="string">
            <text:p>CopyCell&lt;T&gt; is a Cell-like type that is implemented for any type T that is Copyable. It's Send trait has no bounds on the contained type.</text:p>
            <text:p/>
            <text:p>As not all Copyable types are thread safe, for example non-mutable references implement the Copy trait, it is possible to send references to types with interior mutability such as Cell across threads and cause data races.</text:p>
          </table:table-cell>
          <table:table-cell table:style-name="ce10" office:value-type="string" calcext:value-type="string">
            <text:p>Concurrency</text:p>
          </table:table-cell>
        </table:table-row>
        <table:table-row table:style-name="ro27">
          <table:table-cell table:style-name="ce10" office:value-type="string" calcext:value-type="string">
            <text:p>RUSTSEC-2020-0134</text:p>
          </table:table-cell>
          <table:table-cell table:style-name="ce10" office:value-type="string" calcext:value-type="string">
            <text:p>CVE-2020-36454</text:p>
          </table:table-cell>
          <table:table-cell table:style-name="ce5" office:value-type="string" calcext:value-type="string">
            <text:p>LockWeak&lt;T&gt; allows to create data race to T.</text:p>
          </table:table-cell>
          <table:table-cell table:style-name="ce5" office:value-type="string" calcext:value-type="string">
            <text:p>In the affected versions of this crate, LockWeak&lt;T&gt; unconditionally implemented Send with no trait bounds on T. LockWeak&lt;T&gt; doesn't own T and only provides &amp;T.</text:p>
            <text:p/>
            <text:p>This allows concurrent access to a non-Sync T, which can cause undefined behavior like data races.</text:p>
          </table:table-cell>
          <table:table-cell table:style-name="ce10" office:value-type="string" calcext:value-type="string">
            <text:p>data-race</text:p>
          </table:table-cell>
        </table:table-row>
        <table:table-row table:style-name="ro13">
          <table:table-cell table:style-name="ce10" office:value-type="string" calcext:value-type="string">
            <text:p>RUSTSEC-2020-0140 </text:p>
          </table:table-cell>
          <table:table-cell table:style-name="ce10" office:value-type="string" calcext:value-type="string">
            <text:p>CVE-2020-36460</text:p>
          </table:table-cell>
          <table:table-cell table:style-name="ce5" office:value-type="string" calcext:value-type="string">
            <text:p>Shared can cause a data race</text:p>
          </table:table-cell>
          <table:table-cell table:style-name="ce5" office:value-type="string" calcext:value-type="string">
            <text:p>Shared data structure in model crate implements Send and Sync traits regardless of the inner type. This allows safe Rust code to trigger a data race, which is undefined behavior in Rust.</text:p>
            <text:p/>
            <text:p>Users are advised to treat Shared as an unsafe type. It should not be used outside of the testing context, and care must be taken so that the testing code does not have a data race besides a race condition that is expected to be caught by the test.</text:p>
            <text:p/>
            <text:p>Check the Rustonomicon for the difference between a data race and a general race condition</text:p>
          </table:table-cell>
          <table:table-cell table:style-name="ce10" office:value-type="string" calcext:value-type="string">
            <text:p>data-race</text:p>
          </table:table-cell>
        </table:table-row>
        <table:table-row table:style-name="ro30">
          <table:table-cell table:style-name="ce10" office:value-type="string" calcext:value-type="string">
            <text:p>RUSTSEC-2020-0127 </text:p>
          </table:table-cell>
          <table:table-cell table:style-name="ce10" office:value-type="string" calcext:value-type="string">
            <text:p>CVE-2020-36447</text:p>
          </table:table-cell>
          <table:table-cell table:style-name="ce5" office:value-type="string" calcext:value-type="string">
            <text:p>SyncRef's clone() and debug() allow data races</text:p>
          </table:table-cell>
          <table:table-cell table:style-name="ce5" office:value-type="string" calcext:value-type="string">
            <text:p>Affected versions of this crate unconditionally implement Sync for SyncRef&lt;T&gt;. This definition allows data races if &amp;T is accessible through &amp;SyncRef.</text:p>
            <text:p/>
            <text:p>SyncRef&lt;T&gt; derives Clone and Debug, and the default implementations of those traits access &amp;T by invoking T::clone() &amp; T::fmt(). It is possible to create data races &amp; undefined behavior by concurrently invoking SyncRef&lt;T&gt;::clone() or SyncRef&lt;T&gt;::fmt() from multiple threads with T: !Sync.</text:p>
            <text:p/>
          </table:table-cell>
          <table:table-cell table:style-name="ce10" office:value-type="string" calcext:value-type="string">
            <text:p>data-race</text:p>
          </table:table-cell>
        </table:table-row>
        <table:table-row table:style-name="ro20">
          <table:table-cell table:style-name="ce10" office:value-type="string" calcext:value-type="string">
            <text:p>RUSTSEC-2020-0133 </text:p>
          </table:table-cell>
          <table:table-cell table:style-name="ce10" office:value-type="string" calcext:value-type="string">
            <text:p>CVE-2020-36453</text:p>
          </table:table-cell>
          <table:table-cell table:style-name="ce5" office:value-type="string" calcext:value-type="string">
            <text:p>Queue should have a Send bound on its Send/Sync traits</text:p>
          </table:table-cell>
          <table:table-cell table:style-name="ce5" office:value-type="string" calcext:value-type="string">
            <text:p>Affected versions of this crate unconditionally implements Send/Sync for Queue&lt;T&gt;.</text:p>
            <text:p/>
            <text:p>This allows (1) creating data races to a T: !Sync and (2) sending T: !Send to other threads, resulting in memory corruption or other undefined behavior.</text:p>
          </table:table-cell>
          <table:table-cell table:style-name="ce10" office:value-type="string" calcext:value-type="string">
            <text:p>data-race</text:p>
          </table:table-cell>
        </table:table-row>
        <table:table-row table:style-name="ro16">
          <table:table-cell table:style-name="ce10" office:value-type="string" calcext:value-type="string">
            <text:p>RUSTSEC-2020-0122 </text:p>
          </table:table-cell>
          <table:table-cell table:style-name="ce10" office:value-type="string" calcext:value-type="string">
            <text:p>CVE-2020-36442 </text:p>
          </table:table-cell>
          <table:table-cell table:style-name="ce5" office:value-type="string" calcext:value-type="string">
            <text:p>beef::Cow lacks a Sync bound on its Send trait allowing for data races</text:p>
          </table:table-cell>
          <table:table-cell table:style-name="ce5" office:value-type="string" calcext:value-type="string">
            <text:p>Affected versions of this crate did not have a T: Sync bound in the Send impl for Cow&lt;'_, T, U&gt;. This allows users to create data races by making Cow contain types that are (Send &amp;&amp; !Sync) like Cell&lt;_&gt; or RefCell&lt;_&gt;.</text:p>
            <text:p/>
            <text:p>Such data races can lead to memory corruption.</text:p>
            <text:p/>
            <text:p>The flaw was corrected in commit d1c7658 by adding trait bounds T: Sync and T::Owned: Send to the Send impl for Cow&lt;'_, T, U&gt;</text:p>
          </table:table-cell>
          <table:table-cell table:style-name="ce10" office:value-type="string" calcext:value-type="string">
            <text:p>data-race</text:p>
          </table:table-cell>
        </table:table-row>
        <table:table-row table:style-name="ro6">
          <table:table-cell table:style-name="ce10" office:value-type="string" calcext:value-type="string">
            <text:p>RUSTSEC-2020-0119 </text:p>
          </table:table-cell>
          <table:table-cell table:style-name="ce10" office:value-type="string" calcext:value-type="string">
            <text:p>CVE-2020-36439</text:p>
          </table:table-cell>
          <table:table-cell table:style-name="ce5" office:value-type="string" calcext:value-type="string">
            <text:p>ReadTicket and WriteTicket should only be sendable when T is Send</text:p>
          </table:table-cell>
          <table:table-cell table:style-name="ce5" office:value-type="string" calcext:value-type="string">
            <text:p>Affected versions of this crate unconditionally implemented Send for ReadTicket&lt;T&gt; &amp; WriteTicket&lt;T&gt;. This allows to send non-Send T to other threads.</text:p>
            <text:p/>
            <text:p>This can allows creating data races by cloning types with internal mutability and sending them to other threads (as T of ReadTicket&lt;T&gt;/WriteTicket&lt;T&gt;). Such data races can cause memory corruption or other undefined behavior.</text:p>
            <text:p/>
            <text:p>The flaw was corrected in commit a986a93 by adding T: Send bounds to Send impls of ReadTicket&lt;T&gt;/WriteTicket&lt;T&gt;.</text:p>
          </table:table-cell>
          <table:table-cell table:style-name="ce10" office:value-type="string" calcext:value-type="string">
            <text:p>data-race</text:p>
          </table:table-cell>
        </table:table-row>
        <table:table-row table:style-name="ro13">
          <table:table-cell table:style-name="ce10" office:value-type="string" calcext:value-type="string">
            <text:p>RUSTSEC-2020-0120 </text:p>
          </table:table-cell>
          <table:table-cell table:style-name="ce10" office:value-type="string" calcext:value-type="string">
            <text:p>CVE-2020-36440</text:p>
          </table:table-cell>
          <table:table-cell table:style-name="ce5" office:value-type="string" calcext:value-type="string">
            <text:p>Decoder&lt;R&gt; can carry R: !Send to other threads</text:p>
          </table:table-cell>
          <table:table-cell table:style-name="ce5" office:value-type="string" calcext:value-type="string">
            <text:p>Affected versions of this crate implements Send for Decoder&lt;R&gt; for any R: Read. This allows Decoder&lt;R&gt; to contain R: !Send and carry (move) it to another thread.</text:p>
            <text:p/>
            <text:p>This can result in undefined behavior such as memory corruption from data race on R, or dropping R = MutexGuard&lt;_&gt; from a thread that didn't lock the mutex.</text:p>
            <text:p/>
            <text:p>The flaw was corrected in commit a34d6e1 by adding trait bound R: Send to the Send impl for Decoder&lt;R&gt;.</text:p>
          </table:table-cell>
          <table:table-cell table:style-name="ce10" office:value-type="string" calcext:value-type="string">
            <text:p>data-race</text:p>
          </table:table-cell>
        </table:table-row>
        <table:table-row table:style-name="ro6">
          <table:table-cell table:style-name="ce10" office:value-type="string" calcext:value-type="string">
            <text:p>RUSTSEC-2020-0121 </text:p>
          </table:table-cell>
          <table:table-cell table:style-name="ce10" office:value-type="string" calcext:value-type="string">
            <text:p>CVE-2020-36441</text:p>
          </table:table-cell>
          <table:table-cell table:style-name="ce5" office:value-type="string" calcext:value-type="string">
            <text:p>AtomicBox implements Send/Sync for any T: Sized</text:p>
          </table:table-cell>
          <table:table-cell table:style-name="ce5" office:value-type="string" calcext:value-type="string">
            <text:p>Affected versions of this crate implements Send/Sync for AtomicBox&lt;T&gt; without requiring T: Send/T: Sync. This allows to create data races to T: !Sync and send T: !Send to another thread.</text:p>
            <text:p/>
            <text:p>Such behavior breaks the compile-time thread safety guarantees of Rust, and allows users to incur undefined behavior using safe Rust (e.g. memory corruption from data race).</text:p>
            <text:p/>
            <text:p>The flaw was corrected in commit 34c2b9e by adding trait bound T: Send to Send impl for AtomicBox&lt;T&gt; and trait bound T: Sync to Sync impl for AtomicBox&lt;T&gt;.</text:p>
          </table:table-cell>
          <table:table-cell table:style-name="ce10" office:value-type="string" calcext:value-type="string">
            <text:p>data-race</text:p>
          </table:table-cell>
        </table:table-row>
        <table:table-row table:style-name="ro21">
          <table:table-cell table:style-name="ce10" office:value-type="string" calcext:value-type="string">
            <text:p>RUSTSEC-2020-0116 </text:p>
          </table:table-cell>
          <table:table-cell table:style-name="ce10" office:value-type="string" calcext:value-type="string">
            <text:p>CVE-2020-36436</text:p>
          </table:table-cell>
          <table:table-cell table:style-name="ce5" office:value-type="string" calcext:value-type="string">
            <text:p>PinSlab and Unordered&lt;T, S&gt; need bounds on their Send/Sync traits</text:p>
          </table:table-cell>
          <table:table-cell table:style-name="ce5" office:value-type="string" calcext:value-type="string">
            <text:p>Affected versions of this crate unconditionally implemented Send &amp; Sync for types PinSlab&lt;T&gt; &amp; Unordered&lt;T, S&gt;. This allows sending non-Send types to other threads and concurrently accessing non-Sync types from multiple threads.</text:p>
            <text:p/>
            <text:p>This can result in a data race &amp; memory corruption when types that provide internal mutability without synchronization are contained within PinSlab&lt;T&gt; or Unordered&lt;T, S&gt; and accessed concurrently from multiple threads.</text:p>
            <text:p/>
            <text:p>The flaw was corrected in commits 92f40b4 &amp; 6a6c367 by adding trait bound T: Send to Send impls for PinSlab&lt;T&gt; &amp; Unordered&lt;T, S&gt; and adding T: Sync to Sync impls for PinSlab&lt;T&gt; &amp; Unordered&lt;T, S&gt;.</text:p>
          </table:table-cell>
          <table:table-cell table:style-name="ce10" office:value-type="string" calcext:value-type="string">
            <text:p>data-race</text:p>
          </table:table-cell>
        </table:table-row>
        <table:table-row table:style-name="ro9">
          <table:table-cell table:style-name="ce10" office:value-type="string" calcext:value-type="string">
            <text:p>RUSTSEC-2020-0118 </text:p>
          </table:table-cell>
          <table:table-cell table:style-name="ce10" office:value-type="string" calcext:value-type="string">
            <text:p>CVE-2020-36438</text:p>
          </table:table-cell>
          <table:table-cell table:style-name="ce5" office:value-type="string" calcext:value-type="string">
            <text:p>Future lacks bounds on Send and Sync.</text:p>
          </table:table-cell>
          <table:table-cell table:style-name="ce5" office:value-type="string" calcext:value-type="string">
            <text:p>tiny_future contains a light-weight implementation of Futures. The Future type it has lacked bound on its Send and Sync traits.</text:p>
            <text:p/>
            <text:p>This allows for a bug where non-thread safe types such as Cell can be used in Futures and cause data races in concurrent programs.</text:p>
            <text:p/>
            <text:p>The flaw was corrected in commit c791919 by adding trait bounds to Future's Send and Sync.</text:p>
          </table:table-cell>
          <table:table-cell table:style-name="ce10" office:value-type="string" calcext:value-type="string">
            <text:p>Concurrency</text:p>
          </table:table-cell>
        </table:table-row>
        <table:table-row table:style-name="ro30">
          <table:table-cell table:style-name="ce10" office:value-type="string" calcext:value-type="string">
            <text:p>RUSTSEC-2020-0117 </text:p>
          </table:table-cell>
          <table:table-cell table:style-name="ce10" office:value-type="string" calcext:value-type="string">
            <text:p>CVE-2020-36437</text:p>
          </table:table-cell>
          <table:table-cell table:style-name="ce5" office:value-type="string" calcext:value-type="string">
            <text:p>QueueSender/QueueReceiver: Send/Sync impls need T: Send</text:p>
          </table:table-cell>
          <table:table-cell table:style-name="ce5" office:value-type="string" calcext:value-type="string">
            <text:p>Affected versions of this crate unconditionally implemented Send/Sync for QueueSender&lt;T&gt;, allowing to send non-Send T to other threads by invoking (&amp;QueueSender&lt;T&gt;).send().</text:p>
            <text:p/>
            <text:p>This fails to prevent users from creating data races by sending types like Rc&lt;T&gt; or Arc&lt;Cell&lt;T&gt;&gt; to other threads, which can lead to memory corruption.</text:p>
            <text:p/>
            <text:p>The flaw was corrected in commit 1e462c3 by imposing T: Send to both Send/Sync impls for QueueSender&lt;T&gt;/QueueReceiver&lt;T&gt;.</text:p>
          </table:table-cell>
          <table:table-cell table:style-name="ce10"/>
        </table:table-row>
        <table:table-row table:style-name="ro13">
          <table:table-cell table:style-name="ce10" office:value-type="string" calcext:value-type="string">
            <text:p>RUSTSEC-2020-0115 </text:p>
          </table:table-cell>
          <table:table-cell table:style-name="ce10" office:value-type="string" calcext:value-type="string">
            <text:p>CVE-2020-36435</text:p>
          </table:table-cell>
          <table:table-cell table:style-name="ce5" office:value-type="string" calcext:value-type="string">
            <text:p>Singleton lacks bounds on Send and Sync.</text:p>
          </table:table-cell>
          <table:table-cell table:style-name="ce5" office:value-type="string" calcext:value-type="string">
            <text:p>Singleton&lt;T&gt; is meant to be a static object that can be initialized lazily. In order to satisfy the requirement that static items must implement Sync, Singleton implemented both Sync and Send unconditionally.</text:p>
            <text:p/>
            <text:p>This allows for a bug where non-Sync types such as Cell can be used in singletons and cause data races in concurrent programs.</text:p>
            <text:p/>
            <text:p>The flaw was corrected in commit b0d2bd20e by adding trait bounds, requiring the contaiend type to implement Sync.</text:p>
          </table:table-cell>
          <table:table-cell table:style-name="ce10" office:value-type="string" calcext:value-type="string">
            <text:p>Concurrency</text:p>
          </table:table-cell>
        </table:table-row>
        <table:table-row table:style-name="ro16">
          <table:table-cell table:style-name="ce10" office:value-type="string" calcext:value-type="string">
            <text:p>RUSTSEC-2020-0114 </text:p>
          </table:table-cell>
          <table:table-cell table:style-name="ce10" office:value-type="string" calcext:value-type="string">
            <text:p>CVE-2020-36220</text:p>
          </table:table-cell>
          <table:table-cell table:style-name="ce5" office:value-type="string" calcext:value-type="string">
            <text:p>Demuxer can carry non-Send types across thread boundaries</text:p>
          </table:table-cell>
          <table:table-cell table:style-name="ce5" office:value-type="string" calcext:value-type="string">
            <text:p>In the affected versions of this crate, Demuxer&lt;T&gt; unconditionally implemented Send with no trait bounds on T.</text:p>
            <text:p/>
            <text:p>This allows sending a non-Send type T across thread boundaries, which can cause undefined behavior like unlocking a mutex from a thread that didn't lock the mutex, or memory corruption from data race.</text:p>
            <text:p/>
            <text:p>The flaw was corrected in commit 0562cbf by adding a T: Send bound to the Send impl for Demuxer&lt;T&gt;.</text:p>
          </table:table-cell>
          <table:table-cell table:style-name="ce10" office:value-type="string" calcext:value-type="string">
            <text:p>data-race</text:p>
          </table:table-cell>
        </table:table-row>
        <table:table-row table:style-name="ro16">
          <table:table-cell table:style-name="ce10" office:value-type="string" calcext:value-type="string">
            <text:p>RUSTSEC-2020-0102</text:p>
          </table:table-cell>
          <table:table-cell table:style-name="ce10" office:value-type="string" calcext:value-type="string">
            <text:p>CVE-2020-36209</text:p>
          </table:table-cell>
          <table:table-cell table:style-name="ce5" office:value-type="string" calcext:value-type="string">
            <text:p>LateStatic has incorrect Sync bound</text:p>
          </table:table-cell>
          <table:table-cell table:style-name="ce5" office:value-type="string" calcext:value-type="string">
            <text:p>Affected versions of this crate implemented Sync for LateStatic with T: Send, so that it is possible to create a data race to a type T: Send + !Sync (e.g. Cell&lt;T&gt;).</text:p>
            <text:p/>
            <text:p>This can result in a memory corruption or other kinds of undefined behavior.</text:p>
            <text:p/>
            <text:p>The flaw was corrected in commit 11f396c by replacing the T: Send bound to T: Sync bound in the Sync impl for LateStatic&lt;T&gt;</text:p>
          </table:table-cell>
          <table:table-cell table:style-name="ce10" office:value-type="string" calcext:value-type="string">
            <text:p>data-race</text:p>
          </table:table-cell>
        </table:table-row>
        <table:table-row table:style-name="ro13">
          <table:table-cell table:style-name="ce10" office:value-type="string" calcext:value-type="string">
            <text:p>RUSTSEC-2020-0106</text:p>
          </table:table-cell>
          <table:table-cell table:style-name="ce10" office:value-type="string" calcext:value-type="string">
            <text:p>CVE-2020-36214</text:p>
          </table:table-cell>
          <table:table-cell table:style-name="ce5" office:value-type="string" calcext:value-type="string">
            <text:p>Queues allow non-Send types to be sent to other threads, allowing data races</text:p>
          </table:table-cell>
          <table:table-cell table:style-name="ce5" office:value-type="string" calcext:value-type="string">
            <text:p>Affected versions of this crate unconditionally implemented Send for types used in queue implementations (InnerSend&lt;RW, T&gt;, InnerRecv&lt;RW, T&gt;, FutInnerSend&lt;RW, T&gt;, FutInnerRecv&lt;RW, T&gt;).</text:p>
            <text:p/>
            <text:p>This allows users to send non-Send types to other threads, which can lead to data race bugs or other undefined behavior.</text:p>
            <text:p/>
            <text:p>The flaw was corrected in v0.1.7 by adding T: Send bound to to the Send impl of four data types explained above.</text:p>
          </table:table-cell>
          <table:table-cell table:style-name="ce10" office:value-type="string" calcext:value-type="string">
            <text:p>data-race</text:p>
          </table:table-cell>
        </table:table-row>
        <table:table-row table:style-name="ro9">
          <table:table-cell table:style-name="ce10" office:value-type="string" calcext:value-type="string">
            <text:p>RUSTSEC-2020-0108</text:p>
          </table:table-cell>
          <table:table-cell table:style-name="ce10" office:value-type="string" calcext:value-type="string">
            <text:p>CVE-2020-36216</text:p>
          </table:table-cell>
          <table:table-cell table:style-name="ce5" office:value-type="string" calcext:value-type="string">
            <text:p>Soundness issue: Input can be misused to create data race to an object</text:p>
          </table:table-cell>
          <table:table-cell table:style-name="ce5" office:value-type="string" calcext:value-type="string">
            <text:p>Input&lt;R&gt; implements Send without requiring R: Send.</text:p>
            <text:p/>
            <text:p>Affected versions of this crate allows users to send non-Send types to other threads, which can lead to undefined behavior such as data race and memory corruption.</text:p>
            <text:p/>
            <text:p>The flaw was corrected in version 0.5.1 by adding R: Send bound to the Send impl of Input&lt;R&gt;.</text:p>
          </table:table-cell>
          <table:table-cell table:style-name="ce10" office:value-type="string" calcext:value-type="string">
            <text:p>data-race</text:p>
          </table:table-cell>
        </table:table-row>
        <table:table-row table:style-name="ro16">
          <table:table-cell table:style-name="ce10" office:value-type="string" calcext:value-type="string">
            <text:p>RUSTSEC-2020-0104</text:p>
          </table:table-cell>
          <table:table-cell table:style-name="ce10" office:value-type="string" calcext:value-type="string">
            <text:p>CVE-2020-36211</text:p>
          </table:table-cell>
          <table:table-cell table:style-name="ce5" office:value-type="string" calcext:value-type="string">
            <text:p>ImageChunkMut needs bounds on its Send and Sync traits</text:p>
          </table:table-cell>
          <table:table-cell table:style-name="ce5" office:value-type="string" calcext:value-type="string">
            <text:p>In the affected versions of this crate, ImageChunkMut&lt;'_, T&gt; unconditionally implements Send and Sync, allowing to create data races.</text:p>
            <text:p/>
            <text:p>This can result in a memory corruption or undefined behavior when non thread-safe types are moved and referenced across thread boundaries.</text:p>
            <text:p/>
            <text:p>The flaw was corrected in commit e7fb2f5 by adding T: Send bound to the Send impl and adding T: Sync bound to the Sync impl.</text:p>
          </table:table-cell>
          <table:table-cell table:style-name="ce10" office:value-type="string" calcext:value-type="string">
            <text:p>data-race</text:p>
          </table:table-cell>
        </table:table-row>
        <table:table-row table:style-name="ro25">
          <table:table-cell table:style-name="ce10" office:value-type="string" calcext:value-type="string">
            <text:p>RUSTSEC-2020-0112 </text:p>
          </table:table-cell>
          <table:table-cell table:style-name="ce10" office:value-type="string" calcext:value-type="string">
            <text:p>CVE-2020-36218</text:p>
          </table:table-cell>
          <table:table-cell table:style-name="ce5" office:value-type="string" calcext:value-type="string">
            <text:p>ButtplugFutureStateShared allows data race to (!Send|!Sync) objects</text:p>
          </table:table-cell>
          <table:table-cell table:style-name="ce5" office:value-type="string" calcext:value-type="string">
            <text:p>ButtplugFutureStateShared&lt;T&gt; implements Send &amp; Sync regardless of T.</text:p>
            <text:p/>
            <text:p>If T: !Send for ButtplugFutureStateShared&lt;T&gt;, it is possible to move non-Send types across thread boundaries (e.g. T=Rc&lt;T&gt;) and lead to undefined behavior. If T: !Sync for ButtplugFutureStateShared&lt;T&gt;, it is possible to cause data race to T (e.g. T=Arc&lt;Cell&lt;_&gt;&gt;) and lead to undefined behavior.</text:p>
            <text:p/>
            <text:p>The flaw was corrected in version 1.0.4 by removing manual implementations of Send/Sync for ButtplugFutureStateShared&lt;T&gt; to let rustc generate auto trait implementations with correct trait bounds on T.</text:p>
          </table:table-cell>
          <table:table-cell table:style-name="ce10" office:value-type="string" calcext:value-type="string">
            <text:p>data-race</text:p>
          </table:table-cell>
        </table:table-row>
        <table:table-row table:style-name="ro16">
          <table:table-cell table:style-name="ce10" office:value-type="string" calcext:value-type="string">
            <text:p>RUSTSEC-2020-0101</text:p>
          </table:table-cell>
          <table:table-cell table:style-name="ce10" office:value-type="string" calcext:value-type="string">
            <text:p>CVE-2020-36208</text:p>
          </table:table-cell>
          <table:table-cell table:style-name="ce5" office:value-type="string" calcext:value-type="string">
            <text:p>conquer-once's OnceCell lacks Send bound for its Sync trait.</text:p>
          </table:table-cell>
          <table:table-cell table:style-name="ce5" office:value-type="string" calcext:value-type="string">
            <text:p>Affected versions of conquer-once implements Sync for its OnceCell type without restricting it to Sendable types.</text:p>
            <text:p/>
            <text:p>This allows non-Send but Sync types such as MutexGuard to be sent across threads leading to undefined behavior and memory corruption in concurrent programs.</text:p>
            <text:p/>
            <text:p>The issue was fixed by adding a Send constraint to OnceCell.</text:p>
          </table:table-cell>
          <table:table-cell table:style-name="ce10" office:value-type="string" calcext:value-type="string">
            <text:p>Concurrency</text:p>
          </table:table-cell>
        </table:table-row>
        <table:table-row table:style-name="ro27">
          <table:table-cell table:style-name="ce10" office:value-type="string" calcext:value-type="string">
            <text:p>RUSTSEC-2020-0111</text:p>
          </table:table-cell>
          <table:table-cell table:style-name="ce10" office:value-type="string" calcext:value-type="string">
            <text:p>CVE-2020-36217</text:p>
          </table:table-cell>
          <table:table-cell table:style-name="ce5" office:value-type="string" calcext:value-type="string">
            <text:p>may_queue's Queue lacks Send/Sync bound for its Send/Sync trait.</text:p>
          </table:table-cell>
          <table:table-cell table:style-name="ce5" office:value-type="string" calcext:value-type="string">
            <text:p>Affected versions of may_queue implements Send/Sync for its Queue type without restricting it to Sendable types and Syncable types.</text:p>
            <text:p/>
            <text:p>This allows non-Sync types such as Cell to be shared across threads leading to undefined behavior and memory corruption in concurrent programs.</text:p>
          </table:table-cell>
          <table:table-cell table:style-name="ce10" office:value-type="string" calcext:value-type="string">
            <text:p>Concurrency</text:p>
          </table:table-cell>
        </table:table-row>
        <table:table-row table:style-name="ro15">
          <table:table-cell table:style-name="ce10" office:value-type="string" calcext:value-type="string">
            <text:p>RUSTSEC-2020-0113</text:p>
          </table:table-cell>
          <table:table-cell table:style-name="ce10" office:value-type="string" calcext:value-type="string">
            <text:p>CVE-2020-36219</text:p>
          </table:table-cell>
          <table:table-cell table:style-name="ce5" office:value-type="string" calcext:value-type="string">
            <text:p>AtomicOption should have Send + Sync bound on its type argument</text:p>
          </table:table-cell>
          <table:table-cell table:style-name="ce5" office:value-type="string" calcext:value-type="string">
            <text:p>In the affected versions of this crate, AtomicOption&lt;T&gt; unconditionally implements Sync.</text:p>
            <text:p/>
            <text:p>This allows programmers to move non-Sync types across thread boundaries (e.g. Rc&lt;T&gt;, Arc&lt;Cell&lt;T&gt;&gt;), which can lead to data races and undefined behavior. It is also possible to send non-Send types like std::sync::MutexGuard to other threads, which can lead to undefined behavior.</text:p>
          </table:table-cell>
          <table:table-cell table:style-name="ce10" office:value-type="string" calcext:value-type="string">
            <text:p>data-race</text:p>
          </table:table-cell>
        </table:table-row>
        <table:table-row table:style-name="ro27">
          <table:table-cell table:style-name="ce10" office:value-type="string" calcext:value-type="string">
            <text:p>RUSTSEC-2020-0107</text:p>
          </table:table-cell>
          <table:table-cell table:style-name="ce10" office:value-type="string" calcext:value-type="string">
            <text:p>CVE-2020-36215</text:p>
          </table:table-cell>
          <table:table-cell table:style-name="ce5" office:value-type="string" calcext:value-type="string">
            <text:p>hashconsing's HConsed lacks Send/Sync bound for its Send/Sync trait.</text:p>
          </table:table-cell>
          <table:table-cell table:style-name="ce5" office:value-type="string" calcext:value-type="string">
            <text:p>Affected versions of hashconsing implements Send/Sync for its HConsed type without restricting it to Sendable types and Syncable types.</text:p>
            <text:p/>
            <text:p>This allows non-Sync types such as Cell to be shared across threads leading to undefined behavior and memory corruption in concurrent programs.</text:p>
          </table:table-cell>
          <table:table-cell table:style-name="ce10" office:value-type="string" calcext:value-type="string">
            <text:p>Concurrency</text:p>
          </table:table-cell>
        </table:table-row>
        <table:table-row table:style-name="ro27">
          <table:table-cell table:style-name="ce10" office:value-type="string" calcext:value-type="string">
            <text:p>RUSTSEC-2020-0099</text:p>
          </table:table-cell>
          <table:table-cell table:style-name="ce10" office:value-type="string" calcext:value-type="string">
            <text:p>CVE-2020-36207</text:p>
          </table:table-cell>
          <table:table-cell table:style-name="ce5" office:value-type="string" calcext:value-type="string">
            <text:p>Aovec lacks bound on its Send and Sync traits allowing data races</text:p>
          </table:table-cell>
          <table:table-cell table:style-name="ce5" office:value-type="string" calcext:value-type="string">
            <text:p>aovec::Aovec&lt;T&gt; is a vector type that implements Send and Sync for all types T.</text:p>
            <text:p/>
            <text:p>This allows non-Send types such as Rc and non-Sync types such as Cell to be used across thread boundaries which can trigger undefined behavior and memory corruption.</text:p>
          </table:table-cell>
          <table:table-cell table:style-name="ce10" office:value-type="string" calcext:value-type="string">
            <text:p>Concurrency</text:p>
          </table:table-cell>
        </table:table-row>
        <table:table-row table:style-name="ro15">
          <table:table-cell table:style-name="ce10" office:value-type="string" calcext:value-type="string">
            <text:p>RUSTSEC-2020-0097</text:p>
          </table:table-cell>
          <table:table-cell table:style-name="ce10" office:value-type="string" calcext:value-type="string">
            <text:p>CVE-2020-36205</text:p>
          </table:table-cell>
          <table:table-cell table:style-name="ce5" office:value-type="string" calcext:value-type="string">
            <text:p>Soundness issue with base::Error</text:p>
          </table:table-cell>
          <table:table-cell table:style-name="ce5" office:value-type="string" calcext:value-type="string">
            <text:p>base::Error type contains public field named ptr. With this definition, it is possible to create a base::Error with an invalid pointer and trigger memory safety errors such as use-after-free or double-free with safe Rust.</text:p>
            <text:p/>
            <text:p>The users of xcb crate are advised not to manipulate the field.</text:p>
            <text:p/>
          </table:table-cell>
          <table:table-cell table:style-name="ce10"/>
        </table:table-row>
        <table:table-row table:style-name="ro20">
          <table:table-cell table:style-name="ce10" office:value-type="string" calcext:value-type="string">
            <text:p>RUSTSEC-2020-0096</text:p>
          </table:table-cell>
          <table:table-cell table:style-name="ce10" office:value-type="string" calcext:value-type="string">
            <text:p>CVE-2020-36204</text:p>
          </table:table-cell>
          <table:table-cell table:style-name="ce5" office:value-type="string" calcext:value-type="string">
            <text:p>TreeFocus lacks bounds on its Send and Sync traits</text:p>
          </table:table-cell>
          <table:table-cell table:style-name="ce5" office:value-type="string" calcext:value-type="string">
            <text:p>Affected versions of im contains TreeFocus that unconditionally implements Send and Sync.</text:p>
            <text:p/>
            <text:p>This allows a data race in safe Rust code if TreeFocus is extracted from Focus type. Typical users that only use Focus type are not affected.</text:p>
          </table:table-cell>
          <table:table-cell table:style-name="ce10" office:value-type="string" calcext:value-type="string">
            <text:p>data-race</text:p>
          </table:table-cell>
        </table:table-row>
        <table:table-row table:style-name="ro16">
          <table:table-cell table:style-name="ce10" office:value-type="string" calcext:value-type="string">
            <text:p>RUSTSEC-2020-0098</text:p>
          </table:table-cell>
          <table:table-cell table:style-name="ce10" office:value-type="string" calcext:value-type="string">
            <text:p>CVE-2020-36206</text:p>
          </table:table-cell>
          <table:table-cell table:style-name="ce5" office:value-type="string" calcext:value-type="string">
            <text:p>UsbContext trait did not require implementers to be Send and Sync.</text:p>
          </table:table-cell>
          <table:table-cell table:style-name="ce5" office:value-type="string" calcext:value-type="string">
            <text:p>Affected versions of rusb did not require UsbContext to implement Send and Sync. However, through Device and DeviceHandle it is possible to use UsbContexts across threads.</text:p>
            <text:p/>
            <text:p>This issue allows non-thread safe UsbContext types to be used concurrently leading to data races and memory corruption.</text:p>
            <text:p/>
            <text:p>The issue was fixed by adding Send and Sync bounds to UsbContext.</text:p>
          </table:table-cell>
          <table:table-cell table:style-name="ce10" office:value-type="string" calcext:value-type="string">
            <text:p>Concurrency</text:p>
          </table:table-cell>
        </table:table-row>
        <table:table-row table:style-name="ro25">
          <table:table-cell table:style-name="ce10" office:value-type="string" calcext:value-type="string">
            <text:p>RUSTSEC-2020-0094</text:p>
          </table:table-cell>
          <table:table-cell table:style-name="ce10" office:value-type="string" calcext:value-type="string">
            <text:p>CVE-2020-36203</text:p>
          </table:table-cell>
          <table:table-cell table:style-name="ce5" office:value-type="string" calcext:value-type="string">
            <text:p>Unsound: can make ARefss contain a !Send, !Sync object.</text:p>
          </table:table-cell>
          <table:table-cell table:style-name="ce5" office:value-type="string" calcext:value-type="string">
            <text:p>ARefss&lt;'a, V&gt; is a type that is assumed to contain objects that are Send + Sync.</text:p>
            <text:p/>
            <text:p>In the affected versions of this crate, Send/Sync traits are unconditionally implemented for ARefss&lt;'a, V&gt;.</text:p>
            <text:p/>
            <text:p>By using the ARefss::map() API, we can insert a !Send or !Sync object into ARefss&lt;'a, V&gt;. After that, it is possible to create a data race to the inner object of ARefss&lt;'a, V&gt;, which can lead to undefined behavior &amp; memory corruption.</text:p>
            <text:p/>
            <text:p>The flaw was corrected in commit 6dd7ca0 (https://github.com/diwic/reffers-rs/commit/6dd7ca0d50f2464df708975cdafcfaeeb6d41c66) by adding trait bound V: Send + Sync to ARefss::map() API.</text:p>
          </table:table-cell>
          <table:table-cell table:style-name="ce10" office:value-type="string" calcext:value-type="string">
            <text:p>Concurrency</text:p>
          </table:table-cell>
        </table:table-row>
        <table:table-row table:style-name="ro16">
          <table:table-cell table:style-name="ce10" office:value-type="string" calcext:value-type="string">
            <text:p>RUSTSEC-2020-0092</text:p>
          </table:table-cell>
          <table:table-cell table:style-name="ce10" office:value-type="string" calcext:value-type="string">
            <text:p>CVE-2020-35928</text:p>
          </table:table-cell>
          <table:table-cell table:style-name="ce5" office:value-type="string" calcext:value-type="string">
            <text:p>Send/Sync bound needed on V in impl Send/Sync for ARCache&lt;K, V&gt;</text:p>
          </table:table-cell>
          <table:table-cell table:style-name="ce5" office:value-type="string" calcext:value-type="string">
            <text:p>Affected versions of this crate unconditionally implemented Send/Sync traits for ARCache&lt;K, V&gt; type.</text:p>
            <text:p/>
            <text:p>This allows users to send/access types that do not implement Send/Sync, which can cause a data race.</text:p>
            <text:p/>
            <text:p>The flaw was corrected in the 0.2.6 release by adding bounds K: Send + Sync &amp; V: Send + Sync to affected Send/Sync trait implementations.</text:p>
            <text:p/>
          </table:table-cell>
          <table:table-cell table:style-name="ce10" office:value-type="string" calcext:value-type="string">
            <text:p>data-race</text:p>
          </table:table-cell>
        </table:table-row>
        <table:table-row table:style-name="ro20">
          <table:table-cell table:style-name="ce10" office:value-type="string" calcext:value-type="string">
            <text:p>RUSTSEC-2020-0090</text:p>
          </table:table-cell>
          <table:table-cell table:style-name="ce10" office:value-type="string" calcext:value-type="string">
            <text:p>CVE-2020-35927</text:p>
          </table:table-cell>
          <table:table-cell table:style-name="ce5" office:value-type="string" calcext:value-type="string">
            <text:p>Thex allows data races of non-Send types across threads</text:p>
          </table:table-cell>
          <table:table-cell table:style-name="ce5" office:value-type="string" calcext:value-type="string">
            <text:p>thex::Thex&lt;T&gt; implements Sync for all types T. However, it is missing a bound for T: Send.</text:p>
            <text:p/>
            <text:p>This allows non-Send types such as Rc to be sent across thread boundaries which can trigger undefined behavior and memory corruption.</text:p>
          </table:table-cell>
          <table:table-cell table:style-name="ce10" office:value-type="string" calcext:value-type="string">
            <text:p>Concurrency</text:p>
          </table:table-cell>
        </table:table-row>
        <table:table-row table:style-name="ro15">
          <table:table-cell table:style-name="ce10" office:value-type="string" calcext:value-type="string">
            <text:p>RUSTSEC-2020-0087</text:p>
          </table:table-cell>
          <table:table-cell table:style-name="ce10" office:value-type="string" calcext:value-type="string">
            <text:p>CVE-2020-35924</text:p>
          </table:table-cell>
          <table:table-cell table:style-name="ce5" office:value-type="string" calcext:value-type="string">
            <text:p>TryMutex allows sending non-Send type across threads</text:p>
          </table:table-cell>
          <table:table-cell table:style-name="ce5" office:value-type="string" calcext:value-type="string">
            <text:p>Affected versions of this crate unconditionally implemented Sync trait for TryMutex&lt;T&gt; type.</text:p>
            <text:p/>
            <text:p>This allows users to put non-Send T type in TryMutex and send it to another thread, which can cause a data race.</text:p>
            <text:p/>
            <text:p>The flaw was corrected in the 0.3.0 release by adding T: Send bound for the Sync trait implementation.</text:p>
          </table:table-cell>
          <table:table-cell table:style-name="ce10" office:value-type="string" calcext:value-type="string">
            <text:p>data-race</text:p>
          </table:table-cell>
        </table:table-row>
        <table:table-row table:style-name="ro16">
          <table:table-cell table:style-name="ce10" office:value-type="string" calcext:value-type="string">
            <text:p>RUSTSEC-2020-0088</text:p>
          </table:table-cell>
          <table:table-cell table:style-name="ce10" office:value-type="string" calcext:value-type="string">
            <text:p>CVE-2020-35925</text:p>
          </table:table-cell>
          <table:table-cell table:style-name="ce5" office:value-type="string" calcext:value-type="string">
            <text:p>MPMCConsumer/Producer allows sending non-Send type across threads</text:p>
          </table:table-cell>
          <table:table-cell table:style-name="ce5" office:value-type="string" calcext:value-type="string">
            <text:p>Affected versions of this crate unconditionally implemented Sync and Send traits for MPMCConsumer and MPMCProducer types.</text:p>
            <text:p/>
            <text:p>This allows users to send types that do not implement Send trait across thread boundaries, which can cause a data race.</text:p>
            <text:p/>
            <text:p>The flaw was corrected in the 2.0.1 release by adding T: Send bound to affected Sync/Send trait implementations.</text:p>
          </table:table-cell>
          <table:table-cell table:style-name="ce10" office:value-type="string" calcext:value-type="string">
            <text:p>data-race</text:p>
          </table:table-cell>
        </table:table-row>
        <table:table-row table:style-name="ro21">
          <table:table-cell table:style-name="ce10" office:value-type="string" calcext:value-type="string">
            <text:p>RUSTSEC-2020-0070</text:p>
          </table:table-cell>
          <table:table-cell table:style-name="ce10" office:value-type="string" calcext:value-type="string">
            <text:p> CVE-2020-35910</text:p>
            <text:p>CVE-2020-35911</text:p>
            <text:p>CVE-2020-35912</text:p>
            <text:p>CVE-2020-35913</text:p>
            <text:p>CVE-2020-35914 </text:p>
          </table:table-cell>
          <table:table-cell table:style-name="ce5" office:value-type="string" calcext:value-type="string">
            <text:p>Some lock_api lock guard objects can cause data races</text:p>
          </table:table-cell>
          <table:table-cell table:style-name="ce5" office:value-type="string" calcext:value-type="string">
            <text:p>Affected versions of lock_api had unsound implementations of the Send or Sync traits for some guard objects, namely:</text:p>
            <text:p/>
            <text:p>    MappedMutexGuard</text:p>
            <text:p>    MappedRwLockReadGuard</text:p>
            <text:p>    MappedRwLockWriteGuard</text:p>
            <text:p>    RwLockReadGuard</text:p>
            <text:p>    RwLockWriteGuard</text:p>
            <text:p/>
            <text:p>These guards could allow data races through types that are not safe to Send across thread boundaries in safe Rust code.</text:p>
            <text:p/>
            <text:p>This issue was fixed by changing the trait bounds on the Mapped guard types and removing the Sync trait for the RwLock guards.</text:p>
          </table:table-cell>
          <table:table-cell table:style-name="ce10" office:value-type="string" calcext:value-type="string">
            <text:p>Concurrency</text:p>
          </table:table-cell>
        </table:table-row>
        <table:table-row table:style-name="ro26">
          <table:table-cell table:style-name="ce10" office:value-type="string" calcext:value-type="string">
            <text:p>RUSTSEC-2020-0072</text:p>
          </table:table-cell>
          <table:table-cell table:style-name="ce10" office:value-type="string" calcext:value-type="string">
            <text:p>CVE-2020-35915</text:p>
          </table:table-cell>
          <table:table-cell table:style-name="ce5" office:value-type="string" calcext:value-type="string">
            <text:p>GenericMutexGuard allows data races of non-Sync types across threads</text:p>
          </table:table-cell>
          <table:table-cell table:style-name="ce5" office:value-type="string" calcext:value-type="string">
            <text:p>GenericMutexGuard&lt;T&gt; was given the Sync auto trait as long as T is Send due to its contained members. However, since the guard is supposed to represent an acquired lock and allows concurrent access to the underlying data from different threads, it should only be Sync when the underlying data is.</text:p>
            <text:p/>
            <text:p>This is a soundness issue and allows data races, potentially leading to crashes and segfaults from safe Rust code.</text:p>
            <text:p/>
            <text:p>The flaw was corrected by adding a T: Send + Sync bound for GenericMutexGuard's Sync trait.</text:p>
            <text:p/>
            <text:p>This bug is similar to one in std::sync::Mutex.</text:p>
          </table:table-cell>
          <table:table-cell table:style-name="ce10" office:value-type="string" calcext:value-type="string">
            <text:p>Concurrency</text:p>
          </table:table-cell>
        </table:table-row>
        <table:table-row table:style-name="ro13">
          <table:table-cell table:style-name="ce10" office:value-type="string" calcext:value-type="string">
            <text:p>RUSTSEC-2020-0062</text:p>
          </table:table-cell>
          <table:table-cell table:style-name="ce10" office:value-type="string" calcext:value-type="string">
            <text:p>CVE-2020-35908</text:p>
          </table:table-cell>
          <table:table-cell table:style-name="ce5" office:value-type="string" calcext:value-type="string">
            <text:p>Improper Sync implementation on FuturesUnordered in futures-utils can cause data corruption</text:p>
          </table:table-cell>
          <table:table-cell table:style-name="ce5" office:value-type="string" calcext:value-type="string">
            <text:p>Affected versions of the crate had an unsound Sync implementation on the FuturesUnordered structure, which used a Cell for interior mutability without any code to handle synchronized access to the underlying task list's length and head safely.</text:p>
            <text:p/>
            <text:p>This could of lead to data corruption since two threads modifying the list at once could see incorrect values due to the lack of access synchronization.</text:p>
            <text:p/>
            <text:p>The issue was fixed by adding access synchronization code around insertion of tasks into the list</text:p>
          </table:table-cell>
          <table:table-cell table:style-name="ce10" office:value-type="string" calcext:value-type="string">
            <text:p>Concurrency</text:p>
          </table:table-cell>
        </table:table-row>
        <table:table-row table:style-name="ro13">
          <table:table-cell table:style-name="ce10" office:value-type="string" calcext:value-type="string">
            <text:p>RUSTSEC-2020-0059</text:p>
          </table:table-cell>
          <table:table-cell table:style-name="ce10" office:value-type="string" calcext:value-type="string">
            <text:p>CVE-2020-35905</text:p>
          </table:table-cell>
          <table:table-cell table:style-name="ce5" office:value-type="string" calcext:value-type="string">
            <text:p>MutexGuard::map can cause a data race in safe code</text:p>
          </table:table-cell>
          <table:table-cell table:style-name="ce5" office:value-type="string" calcext:value-type="string">
            <text:p>Affected versions of the crate had a Send/Sync implementation for MappedMutexGuard that only considered variance on T, while MappedMutexGuard dereferenced to U.</text:p>
            <text:p/>
            <text:p>This could of led to data races in safe Rust code when a closure used in MutexGuard::map() returns U that is unrelated to T.</text:p>
            <text:p/>
            <text:p>The issue was fixed by fixing Send and Sync implementations, and by adding a PhantomData&lt;&amp;'a mut U&gt; marker to the MappedMutexGuard type to tell the compiler that the guard is over U too.</text:p>
          </table:table-cell>
          <table:table-cell table:style-name="ce10" office:value-type="string" calcext:value-type="string">
            <text:p>Concurrency</text:p>
          </table:table-cell>
        </table:table-row>
        <table:table-row table:style-name="ro9">
          <table:table-cell table:style-name="ce10" office:value-type="string" calcext:value-type="string">
            <text:p>RUSTSEC-2020-0034</text:p>
          </table:table-cell>
          <table:table-cell table:style-name="ce10" office:value-type="string" calcext:value-type="string">
            <text:p>CVE-2020-35886</text:p>
            <text:p>CVE-2020-35887</text:p>
            <text:p>CVE-2020-35888 </text:p>
          </table:table-cell>
          <table:table-cell table:style-name="ce5" office:value-type="string" calcext:value-type="string">
            <text:p>Multiple security issues including data race, buffer overflow, and uninitialized memory drop</text:p>
          </table:table-cell>
          <table:table-cell table:style-name="ce5" office:value-type="string" calcext:value-type="string">
            <text:p>arr crate contains multiple security issues. Specifically,</text:p>
            <text:p/>
            <text:p>    It incorrectly implements Sync/Send bounds, which allows to smuggle non-Sync/Send types across the thread boundary.</text:p>
            <text:p>    Index and IndexMut implementation does not check the array bound.</text:p>
            <text:p>    Array::new_from_template() drops uninitialized memory.</text:p>
          </table:table-cell>
          <table:table-cell table:style-name="ce10"/>
        </table:table-row>
        <table:table-row table:style-name="ro22">
          <table:table-cell table:style-name="ce10" office:value-type="string" calcext:value-type="string">
            <text:p>RUSTSEC-2020-0044</text:p>
          </table:table-cell>
          <table:table-cell table:style-name="ce10" office:value-type="string" calcext:value-type="string">
            <text:p>CVE-2020-35897 </text:p>
          </table:table-cell>
          <table:table-cell table:style-name="ce5" office:value-type="string" calcext:value-type="string">
            <text:p>Unsafe Send implementation in Atom allows data races</text:p>
          </table:table-cell>
          <table:table-cell table:style-name="ce5" office:value-type="string" calcext:value-type="string">
            <text:p>The atom crate contains a security issue revolving around its implementation of the Send trait. It incorrectly allows any arbitrary type to be sent across threads potentially leading to use-after-free issues through memory races.</text:p>
          </table:table-cell>
          <table:table-cell table:style-name="ce10" office:value-type="string" calcext:value-type="string">
            <text:p>data-race</text:p>
          </table:table-cell>
        </table:table-row>
        <table:table-row table:style-name="ro34" table:number-rows-repeated="1048513">
          <table:table-cell table:number-columns-repeated="5"/>
        </table:table-row>
        <table:table-row table:style-name="ro34">
          <table:table-cell table:number-columns-repeated="5"/>
        </table:table-row>
      </table:table>
      <table:table table:name="RUSTSEC-keywords" table:style-name="ta1">
        <table:table-column table:style-name="co10" table:default-cell-style-name="Default"/>
        <table:table-column table:style-name="co11" table:default-cell-style-name="Default"/>
        <table:table-column table:style-name="co12" table:default-cell-style-name="Default"/>
        <table:table-column table:style-name="co13" table:default-cell-style-name="ce21"/>
        <table:table-column table:style-name="co14" table:default-cell-style-name="ce21"/>
        <table:table-row table:style-name="ro12">
          <table:table-cell table:style-name="ce12" office:value-type="string" calcext:value-type="string">
            <text:p>RUSTSEC-2019-0013 </text:p>
          </table:table-cell>
          <table:table-cell table:style-name="ce15" office:value-type="string" calcext:value-type="string">
            <text:p>CVE-2019-16137 </text:p>
          </table:table-cell>
          <table:table-cell table:style-name="ce15" office:value-type="string" calcext:value-type="string">
            <text:p><text:s text:c="5"/>#atomic #ordering #spin #lock #mutex #rwlock </text:p>
          </table:table-cell>
          <table:table-cell table:style-name="ce18" office:value-type="string" calcext:value-type="string">
            <text:p>Wrong memory orderings in RwLock potentially violates mutual exclusion</text:p>
          </table:table-cell>
          <table:table-cell table:style-name="ce18" office:value-type="string" calcext:value-type="string">
            <text:p>Wrong memory orderings inside the RwLock implementation allow for two writers to acquire the lock at the same time. The drop implementation used Ordering::Relaxed, which allows the compiler or CPU to reorder a mutable access on the locked data after the lock has been yielded.</text:p>
            <text:p/>
            <text:p>Only users of the RwLock implementation are affected. Users of Once (including users of lazy_static with the spin_no_std feature enabled) are NOT affected.</text:p>
            <text:p/>
            <text:p>On strongly ordered CPU architectures like x86, the only real way that this would lead to a memory corruption is if the compiler reorders an access after the lock is yielded, which is possible but in practice unlikely. It is a more serious issue on weakly ordered architectures such as ARM which, except in the presence of certain instructions, allow the hardware to decide which accesses are seen at what times. Therefore on an ARM system it is likely that using the wrong memory ordering would result in a memory corruption, even if the compiler itself doesn't reorder the memory accesses in a buggy way.</text:p>
            <text:p/>
            <text:p>The flaw was corrected by https://github.com/mvdnes/spin-rs/pull/66.</text:p>
          </table:table-cell>
        </table:table-row>
        <table:table-row table:style-name="ro35">
          <table:table-cell table:style-name="ce13" office:value-type="string" calcext:value-type="string">
            <text:p>RUSTSEC-2020-0151 </text:p>
          </table:table-cell>
          <table:table-cell table:style-name="ce16" office:value-type="string" calcext:value-type="string">
            <text:p>CVE-2020-36471</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52</text:p>
          </table:table-cell>
          <table:table-cell table:style-name="ce16" office:value-type="string" calcext:value-type="string">
            <text:p>CVE-2020-36472</text:p>
          </table:table-cell>
          <table:table-cell table:style-name="ce16" office:value-type="string" calcext:value-type="string">
            <text:p>Concurrency</text:p>
          </table:table-cell>
          <table:table-cell table:style-name="ce19" table:number-columns-repeated="2"/>
        </table:table-row>
        <table:table-row table:style-name="ro7">
          <table:table-cell table:style-name="ce13" office:value-type="string" calcext:value-type="string">
            <text:p>RUSTSEC-2020-0148</text:p>
          </table:table-cell>
          <table:table-cell table:style-name="ce16" office:value-type="string" calcext:value-type="string">
            <text:p> CVE-2020-36466</text:p>
            <text:p>CVE-2020-36467</text:p>
            <text:p>CVE-2020-36468 </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37</text:p>
          </table:table-cell>
          <table:table-cell table:style-name="ce16" office:value-type="string" calcext:value-type="string">
            <text:p>CVE-2020-36457</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39</text:p>
          </table:table-cell>
          <table:table-cell table:style-name="ce16" office:value-type="string" calcext:value-type="string">
            <text:p>CVE-2020-36459</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36</text:p>
          </table:table-cell>
          <table:table-cell table:style-name="ce16" office:value-type="string" calcext:value-type="string">
            <text:p>CVE-2020-36456</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18</text:p>
          </table:table-cell>
          <table:table-cell table:style-name="ce16" office:value-type="string" calcext:value-type="string">
            <text:p>CVE-2020-36438</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15</text:p>
          </table:table-cell>
          <table:table-cell table:style-name="ce16" office:value-type="string" calcext:value-type="string">
            <text:p>CVE-2020-36435</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01</text:p>
          </table:table-cell>
          <table:table-cell table:style-name="ce16" office:value-type="string" calcext:value-type="string">
            <text:p>CVE-2020-36208</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11</text:p>
          </table:table-cell>
          <table:table-cell table:style-name="ce16" office:value-type="string" calcext:value-type="string">
            <text:p>CVE-2020-36217</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107</text:p>
          </table:table-cell>
          <table:table-cell table:style-name="ce16" office:value-type="string" calcext:value-type="string">
            <text:p>CVE-2020-36215</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99</text:p>
          </table:table-cell>
          <table:table-cell table:style-name="ce16" office:value-type="string" calcext:value-type="string">
            <text:p>CVE-2020-36207</text:p>
          </table:table-cell>
          <table:table-cell table:style-name="ce16" office:value-type="string" calcext:value-type="string">
            <text:p>Concurrency</text:p>
          </table:table-cell>
          <table:table-cell table:style-name="ce19" table:number-columns-repeated="2"/>
        </table:table-row>
        <table:table-row table:style-name="ro15">
          <table:table-cell table:style-name="ce14" office:value-type="string" calcext:value-type="string">
            <text:p>RUSTSEC-2020-0100</text:p>
          </table:table-cell>
          <table:table-cell table:style-name="ce17" office:value-type="string" calcext:value-type="string">
            <text:p>CVE-2020-36434</text:p>
          </table:table-cell>
          <table:table-cell table:style-name="ce17" office:value-type="string" calcext:value-type="string">
            <text:p>Concurrency </text:p>
          </table:table-cell>
          <table:table-cell table:style-name="ce20" office:value-type="string" calcext:value-type="string">
            <text:p>Double free when calling sys_info::disk_info from multiple threads</text:p>
          </table:table-cell>
          <table:table-cell table:style-name="ce20" office:value-type="string" calcext:value-type="string">
            <text:p>Affected versions of sys-info use a static, global, list to store temporary disk information while running. The function that cleans up this list, DFCleanup, assumes a single threaded environment and will try to free the same memory twice in a multithreaded environment.</text:p>
            <text:p/>
            <text:p>This results in consistent double-frees and segfaults when calling sys_info::disk_info from multiple threads at once.</text:p>
            <text:p/>
            <text:p>The issue was fixed by moving the global variable into a local scope.</text:p>
          </table:table-cell>
        </table:table-row>
        <table:table-row table:style-name="ro35">
          <table:table-cell table:style-name="ce13" office:value-type="string" calcext:value-type="string">
            <text:p>RUSTSEC-2020-0098</text:p>
          </table:table-cell>
          <table:table-cell table:style-name="ce16" office:value-type="string" calcext:value-type="string">
            <text:p>CVE-2020-36206</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94</text:p>
          </table:table-cell>
          <table:table-cell table:style-name="ce16" office:value-type="string" calcext:value-type="string">
            <text:p>CVE-2020-36203</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90</text:p>
          </table:table-cell>
          <table:table-cell table:style-name="ce16" office:value-type="string" calcext:value-type="string">
            <text:p>CVE-2020-35927</text:p>
          </table:table-cell>
          <table:table-cell table:style-name="ce16" office:value-type="string" calcext:value-type="string">
            <text:p>Concurrency</text:p>
          </table:table-cell>
          <table:table-cell table:style-name="ce19" table:number-columns-repeated="2"/>
        </table:table-row>
        <table:table-row table:style-name="ro22">
          <table:table-cell table:style-name="ce13" office:value-type="string" calcext:value-type="string">
            <text:p>RUSTSEC-2020-0070</text:p>
          </table:table-cell>
          <table:table-cell table:style-name="ce16" office:value-type="string" calcext:value-type="string">
            <text:p> CVE-2020-35910</text:p>
            <text:p>CVE-2020-35911</text:p>
            <text:p>CVE-2020-35912</text:p>
            <text:p>CVE-2020-35913</text:p>
            <text:p>CVE-2020-35914 </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72</text:p>
          </table:table-cell>
          <table:table-cell table:style-name="ce16" office:value-type="string" calcext:value-type="string">
            <text:p>CVE-2020-35915</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62</text:p>
          </table:table-cell>
          <table:table-cell table:style-name="ce16" office:value-type="string" calcext:value-type="string">
            <text:p>CVE-2020-35908</text:p>
          </table:table-cell>
          <table:table-cell table:style-name="ce16" office:value-type="string" calcext:value-type="string">
            <text:p>Concurrency</text:p>
          </table:table-cell>
          <table:table-cell table:style-name="ce19" table:number-columns-repeated="2"/>
        </table:table-row>
        <table:table-row table:style-name="ro35">
          <table:table-cell table:style-name="ce13" office:value-type="string" calcext:value-type="string">
            <text:p>RUSTSEC-2020-0059</text:p>
          </table:table-cell>
          <table:table-cell table:style-name="ce16" office:value-type="string" calcext:value-type="string">
            <text:p>CVE-2020-35905</text:p>
          </table:table-cell>
          <table:table-cell table:style-name="ce16" office:value-type="string" calcext:value-type="string">
            <text:p>Concurrency</text:p>
          </table:table-cell>
          <table:table-cell table:style-name="ce19" table:number-columns-repeated="2"/>
        </table:table-row>
        <table:table-row table:style-name="ro20">
          <table:table-cell table:style-name="ce14" office:value-type="string" calcext:value-type="string">
            <text:p>RUSTSEC-2018-0009</text:p>
          </table:table-cell>
          <table:table-cell table:style-name="ce17" office:value-type="string" calcext:value-type="string">
            <text:p>CVE-2018-20996</text:p>
          </table:table-cell>
          <table:table-cell table:style-name="ce17" office:value-type="string" calcext:value-type="string">
            <text:p>Concurrency</text:p>
          </table:table-cell>
          <table:table-cell table:style-name="ce20" office:value-type="string" calcext:value-type="string">
            <text:p>MsQueue and SegQueue suffer from double-free</text:p>
          </table:table-cell>
          <table:table-cell table:style-name="ce20" office:value-type="string" calcext:value-type="string">
            <text:p>Even if an element is popped from a queue, crossbeam would run its destructor inside the epoch-based garbage collector. This is a source of double frees.</text:p>
            <text:p/>
            <text:p>The flaw was corrected by wrapping elements inside queues in a ManuallyDrop.</text:p>
            <text:p/>
            <text:p>Thanks to @c0gent for reporting the issue.</text:p>
          </table:table-cell>
        </table:table-row>
        <table:table-row table:style-name="ro20">
          <table:table-cell table:style-name="ce14" office:value-type="string" calcext:value-type="string">
            <text:p>RUSTSEC-2024-0366 </text:p>
          </table:table-cell>
          <table:table-cell table:style-name="ce17" office:value-type="string" calcext:value-type="string">
            <text:p>无</text:p>
          </table:table-cell>
          <table:table-cell table:style-name="ce17" office:value-type="string" calcext:value-type="string">
            <text:p>deadlock</text:p>
          </table:table-cell>
          <table:table-cell table:style-name="ce20" office:value-type="string" calcext:value-type="string">
            <text:p>CWA-2023-004: Excessive number of function parameters in compiled Wasm</text:p>
          </table:table-cell>
          <table:table-cell table:style-name="ce20" office:value-type="string" calcext:value-type="string">
            <text:p>A specifically crafted Wasm file can cause the VM to consume excessive amounts of memory when compiling a contract. This can lead to high memory usage, slowdowns, potentially a crash and can poison a lock in the VM, preventing any further interaction with contracts.</text:p>
            <text:p/>
            <text:p>For more information, see CWA-2023-004.</text:p>
          </table:table-cell>
        </table:table-row>
        <table:table-row table:style-name="ro13">
          <table:table-cell table:style-name="ce12" office:value-type="string" calcext:value-type="string">
            <text:p>RUSTSEC-2021-0124</text:p>
          </table:table-cell>
          <table:table-cell table:style-name="ce15" office:value-type="string" calcext:value-type="string">
            <text:p>CVE-2021-45710</text:p>
          </table:table-cell>
          <table:table-cell table:style-name="ce15" office:value-type="string" calcext:value-type="string">
            <text:p>race-condition</text:p>
          </table:table-cell>
          <table:table-cell table:style-name="ce18" office:value-type="string" calcext:value-type="string">
            <text:p>Data race when sending and receiving after closing a oneshot channel</text:p>
          </table:table-cell>
          <table:table-cell table:style-name="ce18" office:value-type="string" calcext:value-type="string">
            <text:p>If a tokio::sync::oneshot channel is closed (via the oneshot::Receiver::close method), a data race may occur if the oneshot::Sender::send method is called while the corresponding oneshot::Receiver is awaited or calling try_recv.</text:p>
            <text:p/>
            <text:p>When these methods are called concurrently on a closed channel, the two halves of the channel can concurrently access a shared memory location, resulting in a data race. This has been observed to cause memory corruption.</text:p>
            <text:p/>
            <text:p>Note that the race only occurs when both halves of the channel are used after the Receiver half has called close. Code where close is not used, or where the Receiver is not awaited and try_recv is not called after calling close, is not affected.</text:p>
            <text:p/>
            <text:p>See tokio#4225 for more details.</text:p>
          </table:table-cell>
        </table:table-row>
        <table:table-row table:style-name="ro17">
          <table:table-cell table:style-name="ce12" office:value-type="string" calcext:value-type="string">
            <text:p>RUSTSEC-2021-0072</text:p>
          </table:table-cell>
          <table:table-cell table:style-name="ce15" office:value-type="string" calcext:value-type="string">
            <text:p>CVE-2021-38191</text:p>
          </table:table-cell>
          <table:table-cell table:style-name="ce15" office:value-type="string" calcext:value-type="string">
            <text:p>race-condition</text:p>
          </table:table-cell>
          <table:table-cell table:style-name="ce18" office:value-type="string" calcext:value-type="string">
            <text:p>Task dropped in wrong thread when aborting LocalSet task</text:p>
          </table:table-cell>
          <table:table-cell table:style-name="ce18" office:value-type="string" calcext:value-type="string">
            <text:p>When aborting a task with JoinHandle::abort, the future is dropped in the thread calling abort if the task is not currently being executed. This is incorrect for tasks spawned on a LocalSet.</text:p>
            <text:p/>
            <text:p>This can easily result in race conditions as many projects use Rc or RefCell in their Tokio tasks for better performance.</text:p>
            <text:p/>
            <text:p>See tokio#3929 for more details.</text:p>
          </table:table-cell>
        </table:table-row>
        <table:table-row table:style-name="ro34" table:number-rows-repeated="1048550">
          <table:table-cell table:number-columns-repeated="5"/>
        </table:table-row>
        <table:table-row table:style-name="ro34">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µ认ß" svg:font-family="µ认ß"/>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1T19:33:58.349724500</meta:creation-date>
    <dc:date>2024-12-11T19:42:36.155772327</dc:date>
    <meta:editing-duration>PT8M38S</meta:editing-duration>
    <meta:editing-cycles>3</meta:editing-cycles>
    <meta:generator>LibreOffice/6.4.7.2$Linux_X86_64 LibreOffice_project/40$Build-2</meta:generator>
    <meta:document-statistic meta:table-count="3" meta:cell-count="1474" meta:object-count="0"/>
  </office:meta>
</office:document-meta>
</file>